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zonEmber-Regular" svg:font-family="AmazonEmber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27mm"/>
    </style:style>
    <style:style style:name="co2" style:family="table-column">
      <style:table-column-properties fo:break-before="auto" style:column-width="62.6mm"/>
    </style:style>
    <style:style style:name="co3" style:family="table-column">
      <style:table-column-properties fo:break-before="auto" style:column-width="28.4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9" number:automatic-order="true">
      <number:day/>
      <number:text>. </number:text>
      <number:month number:textual="true"/>
      <number:text> </number:text>
      <number:year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normal" style:font-weight-complex="normal"/>
    </style:style>
    <style:style style:name="ce5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6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7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9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normal" style:font-weight-asian="normal" style:font-weight-complex="normal"/>
    </style:style>
    <style:style style:name="ce10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100"/>
    <style:style style:name="ce15" style:family="table-cell" style:parent-style-name="Default" style:data-style-name="N10002"/>
    <style:style style:name="ce16" style:family="table-cell" style:parent-style-name="Default" style:data-style-name="N10100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 style:data-style-name="N10002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 style:data-style-name="N10002">
      <style:text-properties fo:font-weight="bold" style:font-weight-asian="bold" style:font-weight-complex="bold"/>
    </style:style>
    <style:style style:name="ce19" style:family="table-cell" style:parent-style-name="Default" style:data-style-name="N10000"/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hoto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1"/>
        <table:table-column table:style-name="co4" table:number-columns-repeated="1018" table:default-cell-style-name="ce2"/>
        <table:table-row table:style-name="ro1">
          <table:table-cell table:style-name="ce1" office:value-type="string" calcext:value-type="string">
            <text:p>Lag Measurements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HW Configuration</text:p>
          </table:table-cell>
          <table:table-cell table:style-name="ce1" office:value-type="string" calcext:value-type="string">
            <text:p>SW Configur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W version</text:p>
          </table:table-cell>
          <table:table-cell table:style-name="ce8" office:value-type="string" calcext:value-type="string">
            <text:p>TotalMin/ms</text:p>
          </table:table-cell>
          <table:table-cell table:style-name="ce8" office:value-type="string" calcext:value-type="string">
            <text:p>Total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SUM([.G5];[.I5];[.K5];[.M5];[.O5])/5" office:value-type="float" office:value="95.8" calcext:value-type="float">
            <text:p>96</text:p>
          </table:table-cell>
          <table:table-cell table:style-name="ce9" table:formula="of:=SUM([.H5];[.J5];[.L5];[.N5];[.P5])/5" office:value-type="float" office:value="153.2" calcext:value-type="float">
            <text:p>153</text:p>
          </table:table-cell>
          <table:table-cell office:value-type="float" office:value="98" calcext:value-type="float">
            <text:p>98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 (1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SUM([.G6];[.I6];[.K6];[.M6];[.O6])/5" office:value-type="float" office:value="66.2" calcext:value-type="float">
            <text:p>66</text:p>
          </table:table-cell>
          <table:table-cell table:style-name="ce9" table:formula="of:=SUM([.H6];[.J6];[.L6];[.N6];[.P6])/5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7];[.I7];[.K7];[.M7];[.O7])/5" office:value-type="float" office:value="67" calcext:value-type="float">
            <text:p>67</text:p>
          </table:table-cell>
          <table:table-cell table:style-name="ce9" table:formula="of:=SUM([.H7];[.J7];[.L7];[.N7];[.P7])/5" office:value-type="float" office:value="110.8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DVI (1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8];[.I8];[.K8];[.M8];[.O8])/5" office:value-type="float" office:value="73.8" calcext:value-type="float">
            <text:p>74</text:p>
          </table:table-cell>
          <table:table-cell table:style-name="ce9" table:formula="of:=SUM([.H8];[.J8];[.L8];[.N8];[.P8])/5" office:value-type="float" office:value="117.4" calcext:value-type="float">
            <text:p>117</text:p>
          </table:table-cell>
          <table:table-cell office:value-type="float" office:value="74" calcext:value-type="float">
            <text:p>74</text:p>
          </table:table-cell>
          <table:table-cell office:value-type="float" office:value="113" calcext:value-type="float">
            <text:p>113</text:p>
          </table:table-cell>
          <table:table-cell office:value-type="float" office:value="73" calcext:value-type="float">
            <text:p>73</text:p>
          </table:table-cell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DVI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9];[.I9];[.K9];[.M9];[.O9])/5" office:value-type="float" office:value="75" calcext:value-type="float">
            <text:p>75</text:p>
          </table:table-cell>
          <table:table-cell table:style-name="ce9" table:formula="of:=SUM([.H9];[.J9];[.L9];[.N9];[.P9])/5" office:value-type="float" office:value="118.2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BenQ-DVI (1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10];[.I10];[.K10];[.M10];[.O10])/5" office:value-type="float" office:value="41.8" calcext:value-type="float">
            <text:p>42</text:p>
          </table:table-cell>
          <table:table-cell table:style-name="ce9" table:formula="of:=SUM([.H10];[.J10];[.L10];[.N10];[.P10])/5" office:value-type="float" office:value="83.2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11];[.I11];[.K11];[.M11];[.O11])/5" office:value-type="float" office:value="45.8" calcext:value-type="float">
            <text:p>46</text:p>
          </table:table-cell>
          <table:table-cell table:style-name="ce9" table:formula="of:=SUM([.H11];[.J11];[.L11];[.N11];[.P11])/5" office:value-type="float" office:value="87.4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<text:span text:style-name="T3">NUC, Button, BenQ-DVI</text:span> (3, Mitte, Links)</text:p>
          </table:table-cell>
          <table:table-cell table:style-name="ce1"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6" office:value-type="date" office:date-value="2019-08-27" calcext:value-type="date">
            <text:p>27. Aug 19</text:p>
          </table:table-cell>
          <table:table-cell table:style-name="ce10" table:formula="of:=SUM([.G12];[.I12];[.K12];[.M12];[.O12])/5" office:value-type="float" office:value="37.4" calcext:value-type="float">
            <text:p>37</text:p>
          </table:table-cell>
          <table:table-cell table:style-name="ce10" table:formula="of:=SUM([.H12];[.J12];[.L12];[.N12];[.P12])/5" office:value-type="float" office:value="75" calcext:value-type="float">
            <text:p>7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 (3, Mitte, Recht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13];[.I13];[.K13];[.M13];[.O13])/5" office:value-type="float" office:value="37.2" calcext:value-type="float">
            <text:p>37</text:p>
          </table:table-cell>
          <table:table-cell table:style-name="ce9" table:formula="of:=SUM([.H13];[.J13];[.L13];[.N13];[.P13])/5" office:value-type="float" office:value="77.6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 (3, Unten, Link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14];[.I14];[.K14];[.M14];[.O14])/5" office:value-type="float" office:value="44.2" calcext:value-type="float">
            <text:p>44</text:p>
          </table:table-cell>
          <table:table-cell table:style-name="ce9" table:formula="of:=SUM([.H14];[.J14];[.L14];[.N14];[.P14])/5" office:value-type="float" office:value="79.8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 (3, Unten, Links, halb bedeckt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15];[.I15];[.K15];[.M15];[.O15])/5" office:value-type="float" office:value="43.6" calcext:value-type="float">
            <text:p>44</text:p>
          </table:table-cell>
          <table:table-cell table:style-name="ce9" table:formula="of:=SUM([.H15];[.J15];[.L15];[.N15];[.P15])/5" office:value-type="float" office:value="78.6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BenQ-SVGA (3, Mitte, Recht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9" calcext:value-type="date">
            <text:p>29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16];[.I16];[.K16];[.M16];[.O16])/5" office:value-type="float" office:value="37.6" calcext:value-type="float">
            <text:p>38</text:p>
          </table:table-cell>
          <table:table-cell table:style-name="ce9" table:formula="of:=SUM([.H16];[.J16];[.L16];[.N16];[.P16])/5" office:value-type="float" office:value="73.8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PC, Button</text:span><text:span text:style-name="T2">, BenQ</text:span></text:p>
          </table:table-cell>
          <table:table-cell office:value-type="string" calcext:value-type="string">
            <text:p>Windows, WinGcTest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SUM([.G17];[.I17];[.K17];[.M17];[.O17])/5" office:value-type="float" office:value="62.4" calcext:value-type="float">
            <text:p>62</text:p>
          </table:table-cell>
          <table:table-cell table:style-name="ce9" table:formula="of:=SUM([.H17];[.J17];[.L17];[.N17];[.P17])/5" office:value-type="float" office:value="133.2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63" calcext:value-type="float">
            <text:p>63</text:p>
          </table:table-cell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SUM([.G18];[.I18];[.K18];[.M18];[.O18])/5" office:value-type="float" office:value="52.6" calcext:value-type="float">
            <text:p>53</text:p>
          </table:table-cell>
          <table:table-cell table:style-name="ce9" table:formula="of:=SUM([.H18];[.J18];[.L18];[.N18];[.P18])/5" office:value-type="float" office:value="102.6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<text:span text:style-name="T3">NUC, Button, BenQ-DVI</text:span></text:p>
          </table:table-cell>
          <table:table-cell table:style-name="ce1" office:value-type="string" calcext:value-type="string">
            <text:p>Linux, MAME, fullscreen</text:p>
          </table:table-cell>
          <table:table-cell table:number-columns-repeated="2" table:style-name="ce6" office:value-type="date" office:date-value="2019-08-29" calcext:value-type="date">
            <text:p>29. Aug 19</text:p>
          </table:table-cell>
          <table:table-cell table:style-name="ce10" table:formula="of:=SUM([.G19];[.I19];[.K19];[.M19];[.O19])/5" office:value-type="float" office:value="52.8" calcext:value-type="float">
            <text:p>53</text:p>
          </table:table-cell>
          <table:table-cell table:style-name="ce10" table:formula="of:=SUM([.H19];[.J19];[.L19];[.N19];[.P19])/5" office:value-type="float" office:value="97.6" calcext:value-type="float">
            <text:p>9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SUM([.G20];[.I20];[.K20];[.M20];[.O20])/5" office:value-type="float" office:value="93.2" calcext:value-type="float">
            <text:p>93</text:p>
          </table:table-cell>
          <table:table-cell table:style-name="ce9" table:formula="of:=SUM([.H20];[.J20];[.L20];[.N20];[.P20])/5" office:value-type="float" office:value="141.6" calcext:value-type="float">
            <text:p>142</text:p>
          </table:table-cell>
          <table:table-cell office:value-type="float" office:value="91" calcext:value-type="float">
            <text:p>91</text:p>
          </table:table-cell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141" calcext:value-type="float">
            <text:p>141</text:p>
          </table:table-cell>
          <table:table-cell office:value-type="float" office:value="89" calcext:value-type="float">
            <text:p>89</text:p>
          </table:table-cell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</text:p>
          </table:table-cell>
          <table:table-cell office:value-type="string" calcext:value-type="string">
            <text:p>Shader:mameau , Linux, MAME, fullscreen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SUM([.G21];[.I21];[.K21];[.M21];[.O21])/5" office:value-type="float" office:value="63.2" calcext:value-type="float">
            <text:p>63</text:p>
          </table:table-cell>
          <table:table-cell table:style-name="ce9" table:formula="of:=SUM([.H21];[.J21];[.L21];[.N21];[.P21])/5"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<text:span text:style-name="T3">NUC, Button, BenQ-DVI</text:span></text:p>
          </table:table-cell>
          <table:table-cell table:style-name="ce3" office:value-type="string" calcext:value-type="string">
            <text:p>Linux, MAME, fullscreen, waitvsync=1</text:p>
          </table:table-cell>
          <table:table-cell table:number-columns-repeated="2" table:style-name="ce7" office:value-type="date" office:date-value="2019-08-29" calcext:value-type="date">
            <text:p>29. Aug 19</text:p>
          </table:table-cell>
          <table:table-cell table:style-name="ce9" table:formula="of:=SUM([.G22];[.I22];[.K22];[.M22];[.O22])/5" office:value-type="float" office:value="51.2" calcext:value-type="float">
            <text:p>51</text:p>
          </table:table-cell>
          <table:table-cell table:style-name="ce9" table:formula="of:=SUM([.H22];[.J22];[.L22];[.N22];[.P22])/5" office:value-type="float" office:value="96" calcext:value-type="float">
            <text:p>9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7" calcext:value-type="float">
            <text:p>97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</text:p>
          </table:table-cell>
          <table:table-cell office:value-type="string" calcext:value-type="string">
            <text:p>Linux, MAME, fullscreen, wo desktop</text:p>
          </table:table-cell>
          <table:table-cell table:number-columns-repeated="2" table:style-name="ce7" office:value-type="date" office:date-value="2019-08-29" calcext:value-type="date">
            <text:p>29. Aug 19</text:p>
          </table:table-cell>
          <table:table-cell table:style-name="ce9" table:formula="of:=SUM([.G23];[.I23];[.K23];[.M23];[.O23])/5" office:value-type="float" office:value="83.2" calcext:value-type="float">
            <text:p>83</text:p>
          </table:table-cell>
          <table:table-cell table:style-name="ce9" table:formula="of:=SUM([.H23];[.J23];[.L23];[.N23];[.P23])/5" office:value-type="float" office:value="136.6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140" calcext:value-type="float">
            <text:p>140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office:value-type="float" office:value="94" calcext:value-type="float">
            <text:p>94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-Buff</text:span>, BenQ-DVI (Mitte, Links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5" office:value-type="date" office:date-value="2019-08-31" calcext:value-type="date">
            <text:p>31. Aug 19</text:p>
          </table:table-cell>
          <table:table-cell table:style-name="ce9" table:formula="of:=SUM([.G24];[.I24];[.K24];[.M24];[.O24])/5" office:value-type="float" office:value="27.6" calcext:value-type="float">
            <text:p>28</text:p>
          </table:table-cell>
          <table:table-cell table:style-name="ce9" table:formula="of:=SUM([.H24];[.J24];[.L24];[.N24];[.P24])/5" office:value-type="float" office:value="63.8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NUC, Butt-Buff, BenQ-DVI</text:p>
          </table:table-cell>
          <table:table-cell table:style-name="ce1" office:value-type="string" calcext:value-type="string">
            <text:p>Linux, MAME, fullscreen</text:p>
          </table:table-cell>
          <table:table-cell table:number-columns-repeated="2" table:style-name="ce6" office:value-type="date" office:date-value="2019-08-29" calcext:value-type="date">
            <text:p>29. Aug 19</text:p>
          </table:table-cell>
          <table:table-cell table:style-name="ce10" table:formula="of:=SUM([.G25];[.I25];[.K25];[.M25];[.O25])/5" office:value-type="float" office:value="44.8" calcext:value-type="float">
            <text:p>45</text:p>
          </table:table-cell>
          <table:table-cell table:style-name="ce10" table:formula="of:=SUM([.H25];[.J25];[.L25];[.N25];[.P25])/5" office:value-type="float" office:value="79" calcext:value-type="float">
            <text:p>7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-buff</text:span>, EIZO-SVGA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SUM([.G26];[.I26];[.K26];[.M26];[.O26])/5" office:value-type="float" office:value="100.2" calcext:value-type="float">
            <text:p>100</text:p>
          </table:table-cell>
          <table:table-cell table:style-name="ce9" table:formula="of:=SUM([.H26];[.J26];[.L26];[.N26];[.P26])/5" office:value-type="float" office:value="154.8" calcext:value-type="float">
            <text:p>155</text:p>
          </table:table-cell>
          <table:table-cell office:value-type="float" office:value="102" calcext:value-type="float">
            <text:p>102</text:p>
          </table:table-cell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office:value-type="float" office:value="156" calcext:value-type="float">
            <text:p>156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</text:p>
          </table:table-cell>
          <table:table-cell office:value-type="string" calcext:value-type="string">
            <text:p>Linux, MAME, fullscreen</text:p>
          </table:table-cell>
          <table:table-cell table:style-name="ce5" office:value-type="date" office:date-value="2019-09-02" calcext:value-type="date">
            <text:p>2. Sep 19</text:p>
          </table:table-cell>
          <table:table-cell table:style-name="ce5" office:value-type="string" calcext:value-type="string">
            <text:p>0.2, 2-Sep-19 (inv range)</text:p>
          </table:table-cell>
          <table:table-cell table:style-name="ce9" table:formula="of:=SUM([.G27];[.I27];[.K27];[.M27];[.O27])/5" office:value-type="float" office:value="84.8" calcext:value-type="float">
            <text:p>85</text:p>
          </table:table-cell>
          <table:table-cell table:style-name="ce9" table:formula="of:=SUM([.H27];[.J27];[.L27];[.N27];[.P27])/5"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office:value-type="float" office:value="137" calcext:value-type="float">
            <text:p>137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-buff</text:span>, EIZO-SVGA</text:p>
          </table:table-cell>
          <table:table-cell office:value-type="string" calcext:value-type="string">
            <text:p>Linux, MAME, fullscreen</text:p>
          </table:table-cell>
          <table:table-cell table:style-name="ce5" office:value-type="date" office:date-value="2019-09-02" calcext:value-type="date">
            <text:p>2. Sep 19</text:p>
          </table:table-cell>
          <table:table-cell table:style-name="ce5" office:value-type="string" calcext:value-type="string">
            <text:p>0.2, 2-Sep-19 (inv range)</text:p>
          </table:table-cell>
          <table:table-cell table:style-name="ce9" table:formula="of:=SUM([.G28];[.I28];[.K28];[.M28];[.O28])/5" office:value-type="float" office:value="75.8" calcext:value-type="float">
            <text:p>76</text:p>
          </table:table-cell>
          <table:table-cell table:style-name="ce9" table:formula="of:=SUM([.H28];[.J28];[.L28];[.N28];[.P28])/5" office:value-type="float" office:value="123.4" calcext:value-type="float">
            <text:p>123</text:p>
          </table:table-cell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22" calcext:value-type="float">
            <text:p>122</text:p>
          </table:table-cell>
          <table:table-cell office:value-type="float" office:value="82" calcext:value-type="float">
            <text:p>82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NUC, Butt-Buff, BenQ-DVI</text:p>
          </table:table-cell>
          <table:table-cell table:style-name="ce1" office:value-type="string" calcext:value-type="string">
            <text:p>Linux, MAME, fullscreen</text:p>
          </table:table-cell>
          <table:table-cell table:style-name="ce5" office:value-type="date" office:date-value="2019-09-02" calcext:value-type="date">
            <text:p>2. Sep 19</text:p>
          </table:table-cell>
          <table:table-cell table:style-name="ce5" office:value-type="string" calcext:value-type="string">
            <text:p>0.2, 2-Sep-19 (inv range)</text:p>
          </table:table-cell>
          <table:table-cell table:style-name="ce10" table:formula="of:=SUM([.G29];[.I29];[.K29];[.M29];[.O29])/5" office:value-type="float" office:value="0" calcext:value-type="float">
            <text:p>0</text:p>
          </table:table-cell>
          <table:table-cell table:style-name="ce10" table:formula="of:=SUM([.H29];[.J29];[.L29];[.N29];[.P29])/5" office:value-type="float" office:value="0" calcext:value-type="float">
            <text:p>0</text:p>
          </table:table-cell>
          <table:table-cell table:style-name="ce1" table:number-columns-repeated="1018"/>
        </table:table-row>
        <table:table-row table:style-name="ro1">
          <table:table-cell table:style-name="ce4"/>
          <table:table-cell table:style-name="ce1"/>
          <table:table-cell table:style-name="ce6" table:number-columns-repeated="2"/>
          <table:table-cell table:style-name="ce10" table:number-columns-repeated="2"/>
          <table:table-cell table:style-name="ce1" table:number-columns-repeated="1018"/>
        </table:table-row>
        <table:table-row table:style-name="ro1">
          <table:table-cell table:number-columns-repeated="2"/>
          <table:table-cell table:style-name="ce5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H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C:</text:p>
          </table:table-cell>
          <table:table-cell office:value-type="string" calcext:value-type="string">
            <text:p>Intel NUC-Kit N3050 1.6GHz HD Graphics NUC5CPY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:</text:p>
          </table:table-cell>
          <table:table-cell office:value-type="string" calcext:value-type="string">
            <text:p>BenQ GW2760HS 68,5 cm (27 Zoll) Monitor (DVID, HDMI, 4ms Reaktionszeit, 16:9 Full HD). DVI/HDMI connect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SVGA:</text:p>
          </table:table-cell>
          <table:table-cell office:value-type="string" calcext:value-type="string">
            <text:p>EIZO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DVI:</text:p>
          </table:table-cell>
          <table:table-cell office:value-type="string" calcext:value-type="string">
            <text:p>EIZO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:</text:p>
          </table:table-cell>
          <table:table-cell office:value-type="string" calcext:value-type="string">
            <text:p>Flachbildschirm 1600 x 1200 8-16ms - Eizo FlexScan S2100 21 Zoll HD Display Moni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SVGA:</text:p>
          </table:table-cell>
          <table:table-cell office:value-type="string" calcext:value-type="string">
            <text:p>EIZO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DVI:</text:p>
          </table:table-cell>
          <table:table-cell office:value-type="string" calcext:value-type="string">
            <text:p>EIZO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on:</text:p>
          </table:table-cell>
          <table:table-cell office:value-type="string" calcext:value-type="string">
            <text:p>Zero Delay USB Encoder, Dragon Rise Inc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-Buff:</text:p>
          </table:table-cell>
          <table:table-cell office:value-type="string" calcext:value-type="string">
            <text:p>Buffalo USB Controller (1m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:</text:p>
          </table:table-cell>
          <table:table-cell office:value-type="string" calcext:value-type="string">
            <text:p>Intel Core i5-7400, 4 x 3.00GHz · Intel HD 530 · 16 GB DDR4 RAM · Gigabyte GA-B250M-D3H · Kabylake 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S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ux:</text:p>
          </table:table-cell>
          <table:table-cell office:value-type="string" calcext:value-type="string">
            <text:p>Kernel 4.15.0, Ubuntu 16.04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ows:</text:p>
          </table:table-cell>
          <table:table-cell office:value-type="string" calcext:value-type="string">
            <text:p>Windows 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ME:</text:p>
          </table:table-cell>
          <table:table-cell office:value-type="string" calcext:value-type="string">
            <text:p>V0.155, option: -video openg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test</text:p>
          </table:table-cell>
          <table:table-cell office:value-type="string" calcext:value-type="string">
            <text:p>Jstest-gtk. Joystick tester v0.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GcTest</text:p>
          </table:table-cell>
          <table:table-cell office:value-type="string" calcext:value-type="string">
            <text:p>Windows USB Game Controller tester (system)</text:p>
          </table:table-cell>
          <table:table-cell table:number-columns-repeated="102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blag" table:style-name="ta1">
        <table:table-column table:style-name="co4" table:number-columns-repeated="3" table:default-cell-style-name="Default"/>
        <table:table-column table:style-name="co4" table:default-cell-style-name="ce15"/>
        <table:table-column table:style-name="co4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"/>
          <table:table-cell office:value-type="string" calcext:value-type="string">
            <text:p>With relais</text:p>
          </table:table-cell>
          <table:table-cell/>
          <table:table-cell office:value-type="string" calcext:value-type="string">
            <text:p>With relais</text:p>
          </table:table-cell>
          <table:table-cell table:number-columns-repeated="1006"/>
        </table:table-row>
        <table:table-row table:style-name="ro1">
          <table:table-cell table:style-name="ce11" table:number-columns-repeated="2"/>
          <table:table-cell table:style-name="ce14" office:value-type="string" calcext:value-type="string">
            <text:p>Tries</text:p>
          </table:table-cell>
          <table:table-cell table:style-name="ce16" office:value-type="float" office:value="1000" calcext:value-type="float">
            <text:p>1000</text:p>
          </table:table-cell>
          <table:table-cell table:style-name="ce11" table:number-columns-repeated="3"/>
          <table:table-cell table:style-name="ce11" office:value-type="float" office:value="100" calcext:value-type="float">
            <text:p>100</text:p>
          </table:table-cell>
          <table:table-cell table:style-name="ce11" table:number-columns-repeated="3"/>
          <table:table-cell table:style-name="ce16" office:value-type="float" office:value="1000" calcext:value-type="float">
            <text:p>1000</text:p>
          </table:table-cell>
          <table:table-cell table:style-name="ce11" table:number-columns-repeated="1010"/>
          <table:table-cell table:style-name="ce12" table:number-columns-repeated="2"/>
        </table:table-row>
        <table:table-row table:style-name="ro1">
          <table:table-cell table:style-name="ce12" table:number-columns-repeated="2"/>
          <table:table-cell office:value-type="string" calcext:value-type="string">
            <text:p>Poll</text:p>
          </table:table-cell>
          <table:table-cell table:style-name="ce17" office:value-type="string" calcext:value-type="string">
            <text:p>10ms</text:p>
          </table:table-cell>
          <table:table-cell table:style-name="ce12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2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2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2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2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2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2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2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2" office:value-type="string" calcext:value-type="string">
            <text:p>1ms</text:p>
          </table:table-cell>
          <table:table-cell table:style-name="ce12" table:number-columns-repeated="1003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text:p>2-Tech NES controller</text:p>
          </table:table-cell>
          <table:table-cell table:style-name="ce13" table:number-columns-repeated="7"/>
          <table:table-cell table:style-name="ce13" office:value-type="string" calcext:value-type="string">
            <text:p>Buffalo Classic USB Gamepad</text:p>
          </table:table-cell>
          <table:table-cell table:style-name="ce13" table:number-columns-repeated="5"/>
          <table:table-cell table:style-name="ce13" office:value-type="string" calcext:value-type="string">
            <text:p>Dragonrise Inc.</text:p>
          </table:table-cell>
          <table:table-cell table:style-name="ce13"/>
          <table:table-cell table:style-name="ce13" office:value-type="string" calcext:value-type="string">
            <text:p>Mayflash MF Mega Drive Genesis Controller Adapter</text:p>
          </table:table-cell>
          <table:table-cell table:style-name="ce13" table:number-columns-repeated="1002"/>
          <table:table-cell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Average</text:p>
          </table:table-cell>
          <table:table-cell table:style-name="ce18" table:formula="of:=AVERAGE([.D10:.D2000])" office:value-type="float" office:value="25.9853" calcext:value-type="float">
            <text:p>25.99</text:p>
          </table:table-cell>
          <table:table-cell table:style-name="ce18" table:formula="of:=AVERAGE([.E10:.E2000])" office:value-type="float" office:value="21.29733" calcext:value-type="float">
            <text:p>21.30</text:p>
          </table:table-cell>
          <table:table-cell table:style-name="ce18" table:formula="of:=AVERAGE([.F10:.F2000])" office:value-type="float" office:value="25.53498" calcext:value-type="float">
            <text:p>25.53</text:p>
          </table:table-cell>
          <table:table-cell table:style-name="ce18" table:formula="of:=AVERAGE([.G10:.G2000])" office:value-type="float" office:value="20.7914099999999" calcext:value-type="float">
            <text:p>20.79</text:p>
          </table:table-cell>
          <table:table-cell table:style-name="ce18" table:formula="of:=AVERAGE([.H10:.H2000])" office:value-type="float" office:value="25.6829" calcext:value-type="float">
            <text:p>25.68</text:p>
          </table:table-cell>
          <table:table-cell table:style-name="ce18" table:formula="of:=AVERAGE([.I10:.I2000])" office:value-type="float" office:value="21.3581" calcext:value-type="float">
            <text:p>21.36</text:p>
          </table:table-cell>
          <table:table-cell table:style-name="ce18" table:formula="of:=AVERAGE([.J10:.J2000])" office:value-type="float" office:value="25.5319" calcext:value-type="float">
            <text:p>25.53</text:p>
          </table:table-cell>
          <table:table-cell table:style-name="ce18" table:formula="of:=AVERAGE([.K10:.K2000])" office:value-type="float" office:value="20.9179" calcext:value-type="float">
            <text:p>20.92</text:p>
          </table:table-cell>
          <table:table-cell table:style-name="ce18" table:formula="of:=AVERAGE([.L10:.L2000])" office:value-type="float" office:value="5.53728000000001" calcext:value-type="float">
            <text:p>5.54</text:p>
          </table:table-cell>
          <table:table-cell table:style-name="ce18" table:formula="of:=AVERAGE([.M10:.M2000])" office:value-type="float" office:value="0.929770000000003" calcext:value-type="float">
            <text:p>0.93</text:p>
          </table:table-cell>
          <table:table-cell table:style-name="ce18" table:formula="of:=AVERAGE([.N10:.N2000])" office:value-type="float" office:value="4.54956999999999" calcext:value-type="float">
            <text:p>4.55</text:p>
          </table:table-cell>
          <table:table-cell table:style-name="ce18" table:formula="of:=AVERAGE([.O10:.O2000])" office:value-type="float" office:value="0.912540000000002" calcext:value-type="float">
            <text:p>0.91</text:p>
          </table:table-cell>
          <table:table-cell table:style-name="ce18" table:formula="of:=AVERAGE([.P10:.P2000])" office:value-type="float" office:value="4.44271" calcext:value-type="float">
            <text:p>4.44</text:p>
          </table:table-cell>
          <table:table-cell table:style-name="ce18" table:formula="of:=AVERAGE([.Q10:.Q2000])" office:value-type="float" office:value="0.81256487025948" calcext:value-type="float">
            <text:p>0.81</text:p>
          </table:table-cell>
          <table:table-cell table:style-name="ce18" table:formula="of:=AVERAGE([.R10:.R2000])" office:value-type="string" office:string-value="" calcext:value-type="error">
            <text:p>#DIV/0!</text:p>
          </table:table-cell>
          <table:table-cell table:style-name="ce18" table:formula="of:=AVERAGE([.S10:.S2000])" office:value-type="string" office:string-value="" calcext:value-type="error">
            <text:p>#DIV/0!</text:p>
          </table:table-cell>
          <table:table-cell table:style-name="ce18" table:formula="of:=AVERAGE([.T10:.T2000])" office:value-type="float" office:value="17.60034" calcext:value-type="float">
            <text:p>17.60</text:p>
          </table:table-cell>
          <table:table-cell table:style-name="ce18" table:formula="of:=AVERAGE([.U10:.U2000])" office:value-type="float" office:value="7.05584" calcext:value-type="float">
            <text:p>7.06</text:p>
          </table:table-cell>
          <table:table-cell table:style-name="ce18" table:formula="of:=AVERAGE([.V10:.V2000])" office:value-type="string" office:string-value="" calcext:value-type="error">
            <text:p>#DIV/0!</text:p>
          </table:table-cell>
          <table:table-cell table:style-name="ce18" table:formula="of:=AVERAGE([.W10:.W2000])" office:value-type="string" office:string-value="" calcext:value-type="error">
            <text:p>#DIV/0!</text:p>
          </table:table-cell>
          <table:table-cell table:style-name="ce18" table:formula="of:=AVERAGE([.X10:.X2000])" office:value-type="string" office:string-value="" calcext:value-type="error">
            <text:p>#DIV/0!</text:p>
          </table:table-cell>
          <table:table-cell table:style-name="ce18" table:formula="of:=AVERAGE([.Y10:.Y2000])" office:value-type="string" office:string-value="" calcext:value-type="error">
            <text:p>#DIV/0!</text:p>
          </table:table-cell>
          <table:table-cell table:style-name="ce18" table:formula="of:=AVERAGE([.Z10:.Z2000])" office:value-type="string" office:string-value="" calcext:value-type="error">
            <text:p>#DIV/0!</text:p>
          </table:table-cell>
          <table:table-cell table:style-name="ce18" table:formula="of:=AVERAGE([.AA10:.AA2000])" office:value-type="string" office:string-value="" calcext:value-type="error">
            <text:p>#DIV/0!</text:p>
          </table:table-cell>
          <table:table-cell table:style-name="ce18" table:formula="of:=AVERAGE([.AB10:.AB2000])" office:value-type="string" office:string-value="" calcext:value-type="error">
            <text:p>#DIV/0!</text:p>
          </table:table-cell>
          <table:table-cell table:style-name="ce18" table:formula="of:=AVERAGE([.AC10:.AC2000])" office:value-type="string" office:string-value="" calcext:value-type="error">
            <text:p>#DIV/0!</text:p>
          </table:table-cell>
          <table:table-cell table:style-name="ce18" table:formula="of:=AVERAGE([.AD10:.AD2000])" office:value-type="string" office:string-value="" calcext:value-type="error">
            <text:p>#DIV/0!</text:p>
          </table:table-cell>
          <table:table-cell table:style-name="ce18" table:formula="of:=AVERAGE([.AE10:.AE2000])" office:value-type="string" office:string-value="" calcext:value-type="error">
            <text:p>#DIV/0!</text:p>
          </table:table-cell>
          <table:table-cell table:style-name="ce18" table:formula="of:=AVERAGE([.AF10:.AF2000])" office:value-type="string" office:string-value="" calcext:value-type="error">
            <text:p>#DIV/0!</text:p>
          </table:table-cell>
          <table:table-cell table:style-name="ce18" table:formula="of:=AVERAGE([.AG10:.AG2000])" office:value-type="string" office:string-value="" calcext:value-type="error">
            <text:p>#DIV/0!</text:p>
          </table:table-cell>
          <table:table-cell table:style-name="ce18" table:formula="of:=AVERAGE([.AH10:.AH2000])" office:value-type="string" office:string-value="" calcext:value-type="error">
            <text:p>#DIV/0!</text:p>
          </table:table-cell>
          <table:table-cell table:style-name="ce18" table:formula="of:=AVERAGE([.AI10:.AI2000])" office:value-type="string" office:string-value="" calcext:value-type="error">
            <text:p>#DIV/0!</text:p>
          </table:table-cell>
          <table:table-cell table:style-name="ce18" table:formula="of:=AVERAGE([.AJ10:.AJ2000])" office:value-type="string" office:string-value="" calcext:value-type="error">
            <text:p>#DIV/0!</text:p>
          </table:table-cell>
          <table:table-cell table:style-name="ce18" table:formula="of:=AVERAGE([.AK10:.AK2000])" office:value-type="string" office:string-value="" calcext:value-type="error">
            <text:p>#DIV/0!</text:p>
          </table:table-cell>
          <table:table-cell table:style-name="ce18" table:formula="of:=AVERAGE([.AL10:.AL2000])" office:value-type="string" office:string-value="" calcext:value-type="error">
            <text:p>#DIV/0!</text:p>
          </table:table-cell>
          <table:table-cell table:style-name="ce18" table:formula="of:=AVERAGE([.AM10:.AM2000])" office:value-type="string" office:string-value="" calcext:value-type="error">
            <text:p>#DIV/0!</text:p>
          </table:table-cell>
          <table:table-cell table:style-name="ce18" table:formula="of:=AVERAGE([.AN10:.AN2000])" office:value-type="string" office:string-value="" calcext:value-type="error">
            <text:p>#DIV/0!</text:p>
          </table:table-cell>
          <table:table-cell table:style-name="ce18" table:formula="of:=AVERAGE([.AO10:.AO2000])" office:value-type="string" office:string-value="" calcext:value-type="error">
            <text:p>#DIV/0!</text:p>
          </table:table-cell>
          <table:table-cell table:style-name="ce18" table:formula="of:=AVERAGE([.AP10:.AP2000])" office:value-type="string" office:string-value="" calcext:value-type="error">
            <text:p>#DIV/0!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3" office:value-type="string" calcext:value-type="string">
            <text:p>Min</text:p>
          </table:table-cell>
          <table:table-cell table:style-name="ce18" table:formula="of:=MIN([.D10:.D2000])" office:value-type="float" office:value="1.1" calcext:value-type="float">
            <text:p>1.10</text:p>
          </table:table-cell>
          <table:table-cell table:style-name="ce18" table:formula="of:=MIN([.E10:.E2000])" office:value-type="float" office:value="0.56" calcext:value-type="float">
            <text:p>0.56</text:p>
          </table:table-cell>
          <table:table-cell table:style-name="ce18" table:formula="of:=MIN([.F10:.F2000])" office:value-type="float" office:value="0.7" calcext:value-type="float">
            <text:p>0.70</text:p>
          </table:table-cell>
          <table:table-cell table:style-name="ce18" table:formula="of:=MIN([.G10:.G2000])" office:value-type="float" office:value="0.57" calcext:value-type="float">
            <text:p>0.57</text:p>
          </table:table-cell>
          <table:table-cell table:style-name="ce18" table:formula="of:=MIN([.H10:.H2000])" office:value-type="float" office:value="2.35" calcext:value-type="float">
            <text:p>2.35</text:p>
          </table:table-cell>
          <table:table-cell table:style-name="ce18" table:formula="of:=MIN([.I10:.I2000])" office:value-type="float" office:value="0.57" calcext:value-type="float">
            <text:p>0.57</text:p>
          </table:table-cell>
          <table:table-cell table:style-name="ce18" table:formula="of:=MIN([.J10:.J2000])" office:value-type="float" office:value="2.54" calcext:value-type="float">
            <text:p>2.54</text:p>
          </table:table-cell>
          <table:table-cell table:style-name="ce18" table:formula="of:=MIN([.K10:.K2000])" office:value-type="float" office:value="0.96" calcext:value-type="float">
            <text:p>0.96</text:p>
          </table:table-cell>
          <table:table-cell table:style-name="ce18" table:formula="of:=MIN([.L10:.L2000])" office:value-type="float" office:value="0.56" calcext:value-type="float">
            <text:p>0.56</text:p>
          </table:table-cell>
          <table:table-cell table:style-name="ce18" table:formula="of:=MIN([.M10:.M2000])" office:value-type="float" office:value="0.56" calcext:value-type="float">
            <text:p>0.56</text:p>
          </table:table-cell>
          <table:table-cell table:style-name="ce18" table:formula="of:=MIN([.N10:.N2000])" office:value-type="float" office:value="0.56" calcext:value-type="float">
            <text:p>0.56</text:p>
          </table:table-cell>
          <table:table-cell table:style-name="ce18" table:formula="of:=MIN([.O10:.O2000])" office:value-type="float" office:value="0.56" calcext:value-type="float">
            <text:p>0.56</text:p>
          </table:table-cell>
          <table:table-cell table:style-name="ce18" table:formula="of:=MIN([.P10:.P2000])" office:value-type="float" office:value="0.56" calcext:value-type="float">
            <text:p>0.56</text:p>
          </table:table-cell>
          <table:table-cell table:style-name="ce18" table:formula="of:=MIN([.Q10:.Q2000])" office:value-type="float" office:value="0.55" calcext:value-type="float">
            <text:p>0.55</text:p>
          </table:table-cell>
          <table:table-cell table:style-name="ce18" table:formula="of:=MIN([.R10:.R2000])" office:value-type="float" office:value="0" calcext:value-type="float">
            <text:p>0.00</text:p>
          </table:table-cell>
          <table:table-cell table:style-name="ce18" table:formula="of:=MIN([.S10:.S2000])" office:value-type="float" office:value="0" calcext:value-type="float">
            <text:p>0.00</text:p>
          </table:table-cell>
          <table:table-cell table:style-name="ce18" table:formula="of:=MIN([.T10:.T2000])" office:value-type="float" office:value="8.46" calcext:value-type="float">
            <text:p>8.46</text:p>
          </table:table-cell>
          <table:table-cell table:style-name="ce18" table:formula="of:=MIN([.U10:.U2000])" office:value-type="float" office:value="1.42" calcext:value-type="float">
            <text:p>1.42</text:p>
          </table:table-cell>
          <table:table-cell table:style-name="ce18" table:formula="of:=MIN([.V10:.V2000])" office:value-type="float" office:value="0" calcext:value-type="float">
            <text:p>0.00</text:p>
          </table:table-cell>
          <table:table-cell table:style-name="ce18" table:formula="of:=MIN([.W10:.W2000])" office:value-type="float" office:value="0" calcext:value-type="float">
            <text:p>0.00</text:p>
          </table:table-cell>
          <table:table-cell table:style-name="ce18" table:formula="of:=MIN([.X10:.X2000])" office:value-type="float" office:value="0" calcext:value-type="float">
            <text:p>0.00</text:p>
          </table:table-cell>
          <table:table-cell table:style-name="ce18" table:formula="of:=MIN([.Y10:.Y2000])" office:value-type="float" office:value="0" calcext:value-type="float">
            <text:p>0.00</text:p>
          </table:table-cell>
          <table:table-cell table:style-name="ce18" table:formula="of:=MIN([.Z10:.Z2000])" office:value-type="float" office:value="0" calcext:value-type="float">
            <text:p>0.00</text:p>
          </table:table-cell>
          <table:table-cell table:style-name="ce18" table:formula="of:=MIN([.AA10:.AA2000])" office:value-type="float" office:value="0" calcext:value-type="float">
            <text:p>0.00</text:p>
          </table:table-cell>
          <table:table-cell table:style-name="ce18" table:formula="of:=MIN([.AB10:.AB2000])" office:value-type="float" office:value="0" calcext:value-type="float">
            <text:p>0.00</text:p>
          </table:table-cell>
          <table:table-cell table:style-name="ce18" table:formula="of:=MIN([.AC10:.AC2000])" office:value-type="float" office:value="0" calcext:value-type="float">
            <text:p>0.00</text:p>
          </table:table-cell>
          <table:table-cell table:style-name="ce18" table:formula="of:=MIN([.AD10:.AD2000])" office:value-type="float" office:value="0" calcext:value-type="float">
            <text:p>0.00</text:p>
          </table:table-cell>
          <table:table-cell table:style-name="ce18" table:formula="of:=MIN([.AE10:.AE2000])" office:value-type="float" office:value="0" calcext:value-type="float">
            <text:p>0.00</text:p>
          </table:table-cell>
          <table:table-cell table:style-name="ce18" table:formula="of:=MIN([.AF10:.AF2000])" office:value-type="float" office:value="0" calcext:value-type="float">
            <text:p>0.00</text:p>
          </table:table-cell>
          <table:table-cell table:style-name="ce18" table:formula="of:=MIN([.AG10:.AG2000])" office:value-type="float" office:value="0" calcext:value-type="float">
            <text:p>0.00</text:p>
          </table:table-cell>
          <table:table-cell table:style-name="ce18" table:formula="of:=MIN([.AH10:.AH2000])" office:value-type="float" office:value="0" calcext:value-type="float">
            <text:p>0.00</text:p>
          </table:table-cell>
          <table:table-cell table:style-name="ce18" table:formula="of:=MIN([.AI10:.AI2000])" office:value-type="float" office:value="0" calcext:value-type="float">
            <text:p>0.00</text:p>
          </table:table-cell>
          <table:table-cell table:style-name="ce18" table:formula="of:=MIN([.AJ10:.AJ2000])" office:value-type="float" office:value="0" calcext:value-type="float">
            <text:p>0.00</text:p>
          </table:table-cell>
          <table:table-cell table:style-name="ce18" table:formula="of:=MIN([.AK10:.AK2000])" office:value-type="float" office:value="0" calcext:value-type="float">
            <text:p>0.00</text:p>
          </table:table-cell>
          <table:table-cell table:style-name="ce18" table:formula="of:=MIN([.AL10:.AL2000])" office:value-type="float" office:value="0" calcext:value-type="float">
            <text:p>0.00</text:p>
          </table:table-cell>
          <table:table-cell table:style-name="ce18" table:formula="of:=MIN([.AM10:.AM2000])" office:value-type="float" office:value="0" calcext:value-type="float">
            <text:p>0.00</text:p>
          </table:table-cell>
          <table:table-cell table:style-name="ce18" table:formula="of:=MIN([.AN10:.AN2000])" office:value-type="float" office:value="0" calcext:value-type="float">
            <text:p>0.00</text:p>
          </table:table-cell>
          <table:table-cell table:style-name="ce18" table:formula="of:=MIN([.AO10:.AO2000])" office:value-type="float" office:value="0" calcext:value-type="float">
            <text:p>0.00</text:p>
          </table:table-cell>
          <table:table-cell table:style-name="ce18" table:formula="of:=MIN([.AP10:.AP2000])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3" office:value-type="string" calcext:value-type="string">
            <text:p>Max</text:p>
          </table:table-cell>
          <table:table-cell table:style-name="ce18" table:formula="of:=MAX([.D10:.D2000])" office:value-type="float" office:value="50.14" calcext:value-type="float">
            <text:p>50.14</text:p>
          </table:table-cell>
          <table:table-cell table:style-name="ce18" table:formula="of:=MAX([.E10:.E2000])" office:value-type="float" office:value="42.09" calcext:value-type="float">
            <text:p>42.09</text:p>
          </table:table-cell>
          <table:table-cell table:style-name="ce18" table:formula="of:=MAX([.F10:.F2000])" office:value-type="float" office:value="50.22" calcext:value-type="float">
            <text:p>50.22</text:p>
          </table:table-cell>
          <table:table-cell table:style-name="ce18" table:formula="of:=MAX([.G10:.G2000])" office:value-type="float" office:value="41.96" calcext:value-type="float">
            <text:p>41.96</text:p>
          </table:table-cell>
          <table:table-cell table:style-name="ce18" table:formula="of:=MAX([.H10:.H2000])" office:value-type="float" office:value="48.73" calcext:value-type="float">
            <text:p>48.73</text:p>
          </table:table-cell>
          <table:table-cell table:style-name="ce18" table:formula="of:=MAX([.I10:.I2000])" office:value-type="float" office:value="41.96" calcext:value-type="float">
            <text:p>41.96</text:p>
          </table:table-cell>
          <table:table-cell table:style-name="ce18" table:formula="of:=MAX([.J10:.J2000])" office:value-type="float" office:value="47.35" calcext:value-type="float">
            <text:p>47.35</text:p>
          </table:table-cell>
          <table:table-cell table:style-name="ce18" table:formula="of:=MAX([.K10:.K2000])" office:value-type="float" office:value="41.32" calcext:value-type="float">
            <text:p>41.32</text:p>
          </table:table-cell>
          <table:table-cell table:style-name="ce18" table:formula="of:=MAX([.L10:.L2000])" office:value-type="float" office:value="10.92" calcext:value-type="float">
            <text:p>10.92</text:p>
          </table:table-cell>
          <table:table-cell table:style-name="ce18" table:formula="of:=MAX([.M10:.M2000])" office:value-type="float" office:value="1.85" calcext:value-type="float">
            <text:p>1.85</text:p>
          </table:table-cell>
          <table:table-cell table:style-name="ce18" table:formula="of:=MAX([.N10:.N2000])" office:value-type="float" office:value="8.96" calcext:value-type="float">
            <text:p>8.96</text:p>
          </table:table-cell>
          <table:table-cell table:style-name="ce18" table:formula="of:=MAX([.O10:.O2000])" office:value-type="float" office:value="1.69" calcext:value-type="float">
            <text:p>1.69</text:p>
          </table:table-cell>
          <table:table-cell table:style-name="ce18" table:formula="of:=MAX([.P10:.P2000])" office:value-type="float" office:value="8.37" calcext:value-type="float">
            <text:p>8.37</text:p>
          </table:table-cell>
          <table:table-cell table:style-name="ce18" table:formula="of:=MAX([.Q10:.Q2000])" office:value-type="float" office:value="1.24" calcext:value-type="float">
            <text:p>1.24</text:p>
          </table:table-cell>
          <table:table-cell table:style-name="ce18" table:formula="of:=MAX([.R10:.R2000])" office:value-type="float" office:value="0" calcext:value-type="float">
            <text:p>0.00</text:p>
          </table:table-cell>
          <table:table-cell table:style-name="ce18" table:formula="of:=MAX([.S10:.S2000])" office:value-type="float" office:value="0" calcext:value-type="float">
            <text:p>0.00</text:p>
          </table:table-cell>
          <table:table-cell table:style-name="ce18" table:formula="of:=MAX([.T10:.T2000])" office:value-type="float" office:value="26.51" calcext:value-type="float">
            <text:p>26.51</text:p>
          </table:table-cell>
          <table:table-cell table:style-name="ce18" table:formula="of:=MAX([.U10:.U2000])" office:value-type="float" office:value="12.24" calcext:value-type="float">
            <text:p>12.24</text:p>
          </table:table-cell>
          <table:table-cell table:style-name="ce18" table:formula="of:=MAX([.V10:.V2000])" office:value-type="float" office:value="0" calcext:value-type="float">
            <text:p>0.00</text:p>
          </table:table-cell>
          <table:table-cell table:style-name="ce18" table:formula="of:=MAX([.W10:.W2000])" office:value-type="float" office:value="0" calcext:value-type="float">
            <text:p>0.00</text:p>
          </table:table-cell>
          <table:table-cell table:style-name="ce18" table:formula="of:=MAX([.X10:.X2000])" office:value-type="float" office:value="0" calcext:value-type="float">
            <text:p>0.00</text:p>
          </table:table-cell>
          <table:table-cell table:style-name="ce18" table:formula="of:=MAX([.Y10:.Y2000])" office:value-type="float" office:value="0" calcext:value-type="float">
            <text:p>0.00</text:p>
          </table:table-cell>
          <table:table-cell table:style-name="ce18" table:formula="of:=MAX([.Z10:.Z2000])" office:value-type="float" office:value="0" calcext:value-type="float">
            <text:p>0.00</text:p>
          </table:table-cell>
          <table:table-cell table:style-name="ce18" table:formula="of:=MAX([.AA10:.AA2000])" office:value-type="float" office:value="0" calcext:value-type="float">
            <text:p>0.00</text:p>
          </table:table-cell>
          <table:table-cell table:style-name="ce18" table:formula="of:=MAX([.AB10:.AB2000])" office:value-type="float" office:value="0" calcext:value-type="float">
            <text:p>0.00</text:p>
          </table:table-cell>
          <table:table-cell table:style-name="ce18" table:formula="of:=MAX([.AC10:.AC2000])" office:value-type="float" office:value="0" calcext:value-type="float">
            <text:p>0.00</text:p>
          </table:table-cell>
          <table:table-cell table:style-name="ce18" table:formula="of:=MAX([.AD10:.AD2000])" office:value-type="float" office:value="0" calcext:value-type="float">
            <text:p>0.00</text:p>
          </table:table-cell>
          <table:table-cell table:style-name="ce18" table:formula="of:=MAX([.AE10:.AE2000])" office:value-type="float" office:value="0" calcext:value-type="float">
            <text:p>0.00</text:p>
          </table:table-cell>
          <table:table-cell table:style-name="ce18" table:formula="of:=MAX([.AF10:.AF2000])" office:value-type="float" office:value="0" calcext:value-type="float">
            <text:p>0.00</text:p>
          </table:table-cell>
          <table:table-cell table:style-name="ce18" table:formula="of:=MAX([.AG10:.AG2000])" office:value-type="float" office:value="0" calcext:value-type="float">
            <text:p>0.00</text:p>
          </table:table-cell>
          <table:table-cell table:style-name="ce18" table:formula="of:=MAX([.AH10:.AH2000])" office:value-type="float" office:value="0" calcext:value-type="float">
            <text:p>0.00</text:p>
          </table:table-cell>
          <table:table-cell table:style-name="ce18" table:formula="of:=MAX([.AI10:.AI2000])" office:value-type="float" office:value="0" calcext:value-type="float">
            <text:p>0.00</text:p>
          </table:table-cell>
          <table:table-cell table:style-name="ce18" table:formula="of:=MAX([.AJ10:.AJ2000])" office:value-type="float" office:value="0" calcext:value-type="float">
            <text:p>0.00</text:p>
          </table:table-cell>
          <table:table-cell table:style-name="ce18" table:formula="of:=MAX([.AK10:.AK2000])" office:value-type="float" office:value="0" calcext:value-type="float">
            <text:p>0.00</text:p>
          </table:table-cell>
          <table:table-cell table:style-name="ce18" table:formula="of:=MAX([.AL10:.AL2000])" office:value-type="float" office:value="0" calcext:value-type="float">
            <text:p>0.00</text:p>
          </table:table-cell>
          <table:table-cell table:style-name="ce18" table:formula="of:=MAX([.AM10:.AM2000])" office:value-type="float" office:value="0" calcext:value-type="float">
            <text:p>0.00</text:p>
          </table:table-cell>
          <table:table-cell table:style-name="ce18" table:formula="of:=MAX([.AN10:.AN2000])" office:value-type="float" office:value="0" calcext:value-type="float">
            <text:p>0.00</text:p>
          </table:table-cell>
          <table:table-cell table:style-name="ce18" table:formula="of:=MAX([.AO10:.AO2000])" office:value-type="float" office:value="0" calcext:value-type="float">
            <text:p>0.00</text:p>
          </table:table-cell>
          <table:table-cell table:style-name="ce18" table:formula="of:=MAX([.AP10:.AP2000])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3"/>
          <table:table-cell office:value-type="float" office:value="44.72" calcext:value-type="float">
            <text:p>44.72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41.1" calcext:value-type="float">
            <text:p>41.10</text:p>
          </table:table-cell>
          <table:table-cell table:style-name="ce15" office:value-type="float" office:value="29.67" calcext:value-type="float">
            <text:p>29.67</text:p>
          </table:table-cell>
          <table:table-cell table:style-name="ce19" office:value-type="float" office:value="37.94" calcext:value-type="float">
            <text:p>37.94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63" calcext:value-type="float">
            <text:p>16,63</text:p>
          </table:table-cell>
          <table:table-cell office:value-type="float" office:value="3.13" calcext:value-type="float">
            <text:p>3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24" calcext:value-type="float">
            <text:p>24.24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28.89" calcext:value-type="float">
            <text:p>28.89</text:p>
          </table:table-cell>
          <table:table-cell table:style-name="ce15" office:value-type="float" office:value="15" calcext:value-type="float">
            <text:p>15.00</text:p>
          </table:table-cell>
          <table:table-cell table:style-name="ce15" office:value-type="float" office:value="22.74" calcext:value-type="float">
            <text:p>22.7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27.36" calcext:value-type="float">
            <text:p>27.36</text:p>
          </table:table-cell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71" calcext:value-type="float">
            <text:p>3.71</text:p>
          </table:table-cell>
          <table:table-cell table:style-name="ce15" office:value-type="float" office:value="29.47" calcext:value-type="float">
            <text:p>29.47</text:p>
          </table:table-cell>
          <table:table-cell table:style-name="ce15" office:value-type="float" office:value="39.87" calcext:value-type="float">
            <text:p>39.87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38.35" calcext:value-type="float">
            <text:p>38.35</text:p>
          </table:table-cell>
          <table:table-cell table:style-name="ce15" office:value-type="float" office:value="28.46" calcext:value-type="float">
            <text:p>28.46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17.96" calcext:value-type="float">
            <text:p>17.9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7" calcext:value-type="float">
            <text:p>13,47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24" calcext:value-type="float">
            <text:p>16.24</text:p>
          </table:table-cell>
          <table:table-cell table:style-name="ce15" office:value-type="float" office:value="11.68" calcext:value-type="float">
            <text:p>11.68</text:p>
          </table:table-cell>
          <table:table-cell table:style-name="ce15" office:value-type="float" office:value="10.8" calcext:value-type="float">
            <text:p>10.80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48.73" calcext:value-type="float">
            <text:p>48.73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9.82" calcext:value-type="float">
            <text:p>9,8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3" calcext:value-type="float">
            <text:p>14.13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office:value-type="float" office:value="40.31" calcext:value-type="float">
            <text:p>40.31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office:value-type="float" office:value="28.88" calcext:value-type="float">
            <text:p>28.88</text:p>
          </table:table-cell>
          <table:table-cell table:style-name="ce15" office:value-type="float" office:value="16.22" calcext:value-type="float">
            <text:p>16.22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5.9" calcext:value-type="float">
            <text:p>5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6" calcext:value-type="float">
            <text:p>16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2" calcext:value-type="float">
            <text:p>37.12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20.25" calcext:value-type="float">
            <text:p>20.25</text:p>
          </table:table-cell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16.38" calcext:value-type="float">
            <text:p>16.38</text:p>
          </table:table-cell>
          <table:table-cell table:style-name="ce15" office:value-type="float" office:value="26.07" calcext:value-type="float">
            <text:p>26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9.96" calcext:value-type="float">
            <text:p>9,96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" calcext:value-type="float">
            <text:p>13.10</text:p>
          </table:table-cell>
          <table:table-cell table:style-name="ce15" office:value-type="float" office:value="25.57" calcext:value-type="float">
            <text:p>25.57</text:p>
          </table:table-cell>
          <table:table-cell table:style-name="ce15" office:value-type="float" office:value="38.6" calcext:value-type="float">
            <text:p>38.60</text:p>
          </table:table-cell>
          <table:table-cell table:style-name="ce15" office:value-type="float" office:value="29.82" calcext:value-type="float">
            <text:p>29.82</text:p>
          </table:table-cell>
          <table:table-cell table:style-name="ce15" office:value-type="float" office:value="22.08" calcext:value-type="float">
            <text:p>22.08</text:p>
          </table:table-cell>
          <table:table-cell table:style-name="ce15" office:value-type="float" office:value="24.35" calcext:value-type="float">
            <text:p>24.35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40.83" calcext:value-type="float">
            <text:p>40.83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88" calcext:value-type="float">
            <text:p>21,88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" calcext:value-type="float">
            <text:p>25.10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13.64" calcext:value-type="float">
            <text:p>13.64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8.59" calcext:value-type="float">
            <text:p>8.59</text:p>
          </table:table-cell>
          <table:table-cell table:style-name="ce15" office:value-type="float" office:value="28.72" calcext:value-type="float">
            <text:p>28.72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" calcext:value-type="float">
            <text:p>37.70</text:p>
          </table:table-cell>
          <table:table-cell table:style-name="ce15" office:value-type="float" office:value="38.51" calcext:value-type="float">
            <text:p>38.51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34.76" calcext:value-type="float">
            <text:p>34.76</text:p>
          </table:table-cell>
          <table:table-cell table:style-name="ce15" office:value-type="float" office:value="28.39" calcext:value-type="float">
            <text:p>28.39</text:p>
          </table:table-cell>
          <table:table-cell table:style-name="ce15" office:value-type="float" office:value="39.33" calcext:value-type="float">
            <text:p>39.33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26" calcext:value-type="float">
            <text:p>15,2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29.44" calcext:value-type="float">
            <text:p>29.44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5.9" calcext:value-type="float">
            <text:p>15.90</text:p>
          </table:table-cell>
          <table:table-cell table:style-name="ce15" office:value-type="float" office:value="19.39" calcext:value-type="float">
            <text:p>19.3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46" calcext:value-type="float">
            <text:p>11,4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3.85" calcext:value-type="float">
            <text:p>3.85</text:p>
          </table:table-cell>
          <table:table-cell table:style-name="ce15" office:value-type="float" office:value="17.08" calcext:value-type="float">
            <text:p>17.0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42.94" calcext:value-type="float">
            <text:p>42.94</text:p>
          </table:table-cell>
          <table:table-cell table:style-name="ce15" office:value-type="float" office:value="29.06" calcext:value-type="float">
            <text:p>29.06</text:p>
          </table:table-cell>
          <table:table-cell table:style-name="ce15" office:value-type="float" office:value="15.73" calcext:value-type="float">
            <text:p>15.73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" calcext:value-type="float">
            <text:p>14,6</text:p>
          </table:table-cell>
          <table:table-cell office:value-type="float" office:value="3.79" calcext:value-type="float">
            <text:p>3,7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" calcext:value-type="float">
            <text:p>11.60</text:p>
          </table:table-cell>
          <table:table-cell table:style-name="ce15" office:value-type="float" office:value="22.37" calcext:value-type="float">
            <text:p>22.37</text:p>
          </table:table-cell>
          <table:table-cell table:style-name="ce15" office:value-type="float" office:value="44.13" calcext:value-type="float">
            <text:p>44.13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32.04" calcext:value-type="float">
            <text:p>32.04</text:p>
          </table:table-cell>
          <table:table-cell table:style-name="ce15" office:value-type="float" office:value="15.21" calcext:value-type="float">
            <text:p>15.21</text:p>
          </table:table-cell>
          <table:table-cell table:style-name="ce15" office:value-type="float" office:value="7.59" calcext:value-type="float">
            <text:p>7.5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12.23" calcext:value-type="float">
            <text:p>12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1" calcext:value-type="float">
            <text:p>24.11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7.79" calcext:value-type="float">
            <text:p>7.79</text:p>
          </table:table-cell>
          <table:table-cell table:style-name="ce15" office:value-type="float" office:value="27.91" calcext:value-type="float">
            <text:p>27.91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43.1" calcext:value-type="float">
            <text:p>43.10</text:p>
          </table:table-cell>
          <table:table-cell table:style-name="ce15" office:value-type="float" office:value="35.61" calcext:value-type="float">
            <text:p>35.61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4.98" calcext:value-type="float">
            <text:p>4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04" calcext:value-type="float">
            <text:p>37.04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43.26" calcext:value-type="float">
            <text:p>43.26</text:p>
          </table:table-cell>
          <table:table-cell table:style-name="ce15" office:value-type="float" office:value="30.06" calcext:value-type="float">
            <text:p>30.06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16.5" calcext:value-type="float">
            <text:p>16.50</text:p>
          </table:table-cell>
          <table:table-cell table:style-name="ce15" office:value-type="float" office:value="15.78" calcext:value-type="float">
            <text:p>15.78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9.95" calcext:value-type="float">
            <text:p>9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4.72" calcext:value-type="float">
            <text:p>4.72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37.96" calcext:value-type="float">
            <text:p>37.96</text:p>
          </table:table-cell>
          <table:table-cell table:style-name="ce15" office:value-type="float" office:value="38.09" calcext:value-type="float">
            <text:p>38.09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02" calcext:value-type="float">
            <text:p>5.02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47.73" calcext:value-type="float">
            <text:p>47.73</text:p>
          </table:table-cell>
          <table:table-cell table:style-name="ce15" office:value-type="float" office:value="12.14" calcext:value-type="float">
            <text:p>12.14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4" calcext:value-type="float">
            <text:p>33.64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30.32" calcext:value-type="float">
            <text:p>30.32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36.12" calcext:value-type="float">
            <text:p>36.12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37.74" calcext:value-type="float">
            <text:p>37.74</text:p>
          </table:table-cell>
          <table:table-cell table:style-name="ce15" office:value-type="float" office:value="32.72" calcext:value-type="float">
            <text:p>32.7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8" calcext:value-type="float">
            <text:p>47.78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17.37" calcext:value-type="float">
            <text:p>17.37</text:p>
          </table:table-cell>
          <table:table-cell table:style-name="ce15" office:value-type="float" office:value="7.15" calcext:value-type="float">
            <text:p>7.15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23.99" calcext:value-type="float">
            <text:p>23.99</text:p>
          </table:table-cell>
          <table:table-cell table:style-name="ce15" office:value-type="float" office:value="19.51" calcext:value-type="float">
            <text:p>19.51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9.74" calcext:value-type="float">
            <text:p>9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7" calcext:value-type="float">
            <text:p>19.57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31.4" calcext:value-type="float">
            <text:p>31.40</text:p>
          </table:table-cell>
          <table:table-cell table:style-name="ce15" office:value-type="float" office:value="22.32" calcext:value-type="float">
            <text:p>22.32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office:value-type="float" office:value="41.44" calcext:value-type="float">
            <text:p>41.44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8.65" calcext:value-type="float">
            <text:p>8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6" calcext:value-type="float">
            <text:p>21,0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1" calcext:value-type="float">
            <text:p>39.51</text:p>
          </table:table-cell>
          <table:table-cell table:style-name="ce15" office:value-type="float" office:value="5.84" calcext:value-type="float">
            <text:p>5.84</text:p>
          </table:table-cell>
          <table:table-cell table:style-name="ce15" office:value-type="float" office:value="13.15" calcext:value-type="float">
            <text:p>13.1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6.13" calcext:value-type="float">
            <text:p>16.13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23.87" calcext:value-type="float">
            <text:p>23.87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2" calcext:value-type="float">
            <text:p>13.62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3.57" calcext:value-type="float">
            <text:p>33.57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office:value-type="float" office:value="35.18" calcext:value-type="float">
            <text:p>35.18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11.09" calcext:value-type="float">
            <text:p>11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65" calcext:value-type="float">
            <text:p>42.65</text:p>
          </table:table-cell>
          <table:table-cell table:style-name="ce15" office:value-type="float" office:value="37.77" calcext:value-type="float">
            <text:p>37.77</text:p>
          </table:table-cell>
          <table:table-cell table:style-name="ce15" office:value-type="float" office:value="17.73" calcext:value-type="float">
            <text:p>17.73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1.92" calcext:value-type="float">
            <text:p>31.92</text:p>
          </table:table-cell>
          <table:table-cell table:style-name="ce15" office:value-type="float" office:value="19.26" calcext:value-type="float">
            <text:p>19.2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48" calcext:value-type="float">
            <text:p>14,48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8" calcext:value-type="float">
            <text:p>24.8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39.82" calcext:value-type="float">
            <text:p>39.82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9.97" calcext:value-type="float">
            <text:p>19.97</text:p>
          </table:table-cell>
          <table:table-cell table:style-name="ce15" office:value-type="float" office:value="45.53" calcext:value-type="float">
            <text:p>45.53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57" calcext:value-type="float">
            <text:p>9,57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74" calcext:value-type="float">
            <text:p>5.74</text:p>
          </table:table-cell>
          <table:table-cell table:style-name="ce15" office:value-type="float" office:value="34.4" calcext:value-type="float">
            <text:p>34.40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3.68" calcext:value-type="float">
            <text:p>33.68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3" calcext:value-type="float">
            <text:p>18,9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6" calcext:value-type="float">
            <text:p>32.66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21.82" calcext:value-type="float">
            <text:p>21.82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32.13" calcext:value-type="float">
            <text:p>32.13</text:p>
          </table:table-cell>
          <table:table-cell table:style-name="ce15" office:value-type="float" office:value="37.69" calcext:value-type="float">
            <text:p>37.69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29.51" calcext:value-type="float">
            <text:p>29.51</text:p>
          </table:table-cell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7" calcext:value-type="float">
            <text:p>14.07</text:p>
          </table:table-cell>
          <table:table-cell table:style-name="ce15" office:value-type="float" office:value="35.54" calcext:value-type="float">
            <text:p>35.5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36.76" calcext:value-type="float">
            <text:p>36.76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15.42" calcext:value-type="float">
            <text:p>15.42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4.66" calcext:value-type="float">
            <text:p>4.66</text:p>
          </table:table-cell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6.46" calcext:value-type="float">
            <text:p>6.4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07" calcext:value-type="float">
            <text:p>2.07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23.14" calcext:value-type="float">
            <text:p>23.14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2.38" calcext:value-type="float">
            <text:p>32.38</text:p>
          </table:table-cell>
          <table:table-cell table:style-name="ce15" office:value-type="float" office:value="2.57" calcext:value-type="float">
            <text:p>2.57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21.28" calcext:value-type="float">
            <text:p>21.28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1" calcext:value-type="float">
            <text:p>29.41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10.41" calcext:value-type="float">
            <text:p>10.41</text:p>
          </table:table-cell>
          <table:table-cell table:style-name="ce15" office:value-type="float" office:value="38.43" calcext:value-type="float">
            <text:p>38.43</text:p>
          </table:table-cell>
          <table:table-cell table:style-name="ce15" office:value-type="float" office:value="46.43" calcext:value-type="float">
            <text:p>46.43</text:p>
          </table:table-cell>
          <table:table-cell table:style-name="ce15" office:value-type="float" office:value="27.88" calcext:value-type="float">
            <text:p>27.88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8.58" calcext:value-type="float">
            <text:p>8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82" calcext:value-type="float">
            <text:p>22,8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6" calcext:value-type="float">
            <text:p>10.86</text:p>
          </table:table-cell>
          <table:table-cell table:style-name="ce15" office:value-type="float" office:value="15.82" calcext:value-type="float">
            <text:p>15.82</text:p>
          </table:table-cell>
          <table:table-cell table:style-name="ce15" office:value-type="float" office:value="20.63" calcext:value-type="float">
            <text:p>20.63</text:p>
          </table:table-cell>
          <table:table-cell table:style-name="ce15" office:value-type="float" office:value="9.78" calcext:value-type="float">
            <text:p>9.78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3.78" calcext:value-type="float">
            <text:p>3.78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18" calcext:value-type="float">
            <text:p>28.18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42.76" calcext:value-type="float">
            <text:p>42.7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31.49" calcext:value-type="float">
            <text:p>31.49</text:p>
          </table:table-cell>
          <table:table-cell table:style-name="ce15" office:value-type="float" office:value="11.05" calcext:value-type="float">
            <text:p>11.0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65" calcext:value-type="float">
            <text:p>7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55" calcext:value-type="float">
            <text:p>23,5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office:value-type="float" office:value="28.32" calcext:value-type="float">
            <text:p>28.32</text:p>
          </table:table-cell>
          <table:table-cell table:style-name="ce15" office:value-type="float" office:value="17.3" calcext:value-type="float">
            <text:p>17.30</text:p>
          </table:table-cell>
          <table:table-cell table:style-name="ce15" office:value-type="float" office:value="36.5" calcext:value-type="float">
            <text:p>36.5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67" calcext:value-type="float">
            <text:p>19,67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1" calcext:value-type="float">
            <text:p>28.91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4.37" calcext:value-type="float">
            <text:p>4.37</text:p>
          </table:table-cell>
          <table:table-cell table:style-name="ce15" office:value-type="float" office:value="35.51" calcext:value-type="float">
            <text:p>35.51</text:p>
          </table:table-cell>
          <table:table-cell table:style-name="ce15" office:value-type="float" office:value="12.37" calcext:value-type="float">
            <text:p>12.37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8.6" calcext:value-type="float">
            <text:p>18.60</text:p>
          </table:table-cell>
          <table:table-cell table:style-name="ce15" office:value-type="float" office:value="2.83" calcext:value-type="float">
            <text:p>2.8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9.89" calcext:value-type="float">
            <text:p>9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4" calcext:value-type="float">
            <text:p>18.40</text:p>
          </table:table-cell>
          <table:table-cell table:style-name="ce15" office:value-type="float" office:value="29.4" calcext:value-type="float">
            <text:p>29.40</text:p>
          </table:table-cell>
          <table:table-cell table:style-name="ce15" office:value-type="float" office:value="19.4" calcext:value-type="float">
            <text:p>19.4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42.9" calcext:value-type="float">
            <text:p>42.90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7.34" calcext:value-type="float">
            <text:p>7.34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73" calcext:value-type="float">
            <text:p>18,73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6" calcext:value-type="float">
            <text:p>32.6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34.39" calcext:value-type="float">
            <text:p>34.39</text:p>
          </table:table-cell>
          <table:table-cell table:style-name="ce15" office:value-type="float" office:value="13.74" calcext:value-type="float">
            <text:p>13.74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47" calcext:value-type="float">
            <text:p>47.00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2.09" calcext:value-type="float">
            <text:p>2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38" calcext:value-type="float">
            <text:p>16,38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4" calcext:value-type="float">
            <text:p>11.54</text:p>
          </table:table-cell>
          <table:table-cell table:style-name="ce15" office:value-type="float" office:value="25.09" calcext:value-type="float">
            <text:p>25.09</text:p>
          </table:table-cell>
          <table:table-cell table:style-name="ce15" office:value-type="float" office:value="21.91" calcext:value-type="float">
            <text:p>21.91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43.88" calcext:value-type="float">
            <text:p>43.88</text:p>
          </table:table-cell>
          <table:table-cell table:style-name="ce15" office:value-type="float" office:value="16.12" calcext:value-type="float">
            <text:p>16.12</text:p>
          </table:table-cell>
          <table:table-cell table:style-name="ce15" office:value-type="float" office:value="32.49" calcext:value-type="float">
            <text:p>32.49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17" calcext:value-type="float">
            <text:p>1.17</text:p>
          </table:table-cell>
          <table:table-cell table:style-name="ce15"/>
          <table:table-cell/>
          <table:table-cell office:value-type="float" office:value="23.49" calcext:value-type="float">
            <text:p>23,49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6" calcext:value-type="float">
            <text:p>26.66</text:p>
          </table:table-cell>
          <table:table-cell table:style-name="ce15" office:value-type="float" office:value="8.53" calcext:value-type="float">
            <text:p>8.53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24.37" calcext:value-type="float">
            <text:p>24.37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7.44" calcext:value-type="float">
            <text:p>7.44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" calcext:value-type="float">
            <text:p>40.40</text:p>
          </table:table-cell>
          <table:table-cell table:style-name="ce15" office:value-type="float" office:value="38.36" calcext:value-type="float">
            <text:p>38.36</text:p>
          </table:table-cell>
          <table:table-cell table:style-name="ce15" office:value-type="float" office:value="19.56" calcext:value-type="float">
            <text:p>19.56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43.73" calcext:value-type="float">
            <text:p>43.73</text:p>
          </table:table-cell>
          <table:table-cell table:style-name="ce15" office:value-type="float" office:value="22.31" calcext:value-type="float">
            <text:p>22.31</text:p>
          </table:table-cell>
          <table:table-cell table:style-name="ce15" office:value-type="float" office:value="21.63" calcext:value-type="float">
            <text:p>21.63</text:p>
          </table:table-cell>
          <table:table-cell table:style-name="ce15" office:value-type="float" office:value="34.23" calcext:value-type="float">
            <text:p>34.2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5" calcext:value-type="float">
            <text:p>18,25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11" calcext:value-type="float">
            <text:p>36.11</text:p>
          </table:table-cell>
          <table:table-cell table:style-name="ce15" office:value-type="float" office:value="29.19" calcext:value-type="float">
            <text:p>29.19</text:p>
          </table:table-cell>
          <table:table-cell table:style-name="ce15" office:value-type="float" office:value="39.36" calcext:value-type="float">
            <text:p>39.36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28.76" calcext:value-type="float">
            <text:p>28.76</text:p>
          </table:table-cell>
          <table:table-cell table:style-name="ce15" office:value-type="float" office:value="34.55" calcext:value-type="float">
            <text:p>34.55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98" calcext:value-type="float">
            <text:p>14,98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65" calcext:value-type="float">
            <text:p>49.65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13.74" calcext:value-type="float">
            <text:p>13.74</text:p>
          </table:table-cell>
          <table:table-cell table:style-name="ce15" office:value-type="float" office:value="42.87" calcext:value-type="float">
            <text:p>42.87</text:p>
          </table:table-cell>
          <table:table-cell table:style-name="ce15" office:value-type="float" office:value="20.57" calcext:value-type="float">
            <text:p>20.57</text:p>
          </table:table-cell>
          <table:table-cell table:style-name="ce15" office:value-type="float" office:value="33.22" calcext:value-type="float">
            <text:p>33.22</text:p>
          </table:table-cell>
          <table:table-cell table:style-name="ce15" office:value-type="float" office:value="25.14" calcext:value-type="float">
            <text:p>25.14</text:p>
          </table:table-cell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2.18" calcext:value-type="float">
            <text:p>22,18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4" calcext:value-type="float">
            <text:p>28.94</text:p>
          </table:table-cell>
          <table:table-cell table:style-name="ce15" office:value-type="float" office:value="1.78" calcext:value-type="float">
            <text:p>1.78</text:p>
          </table:table-cell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office:value-type="float" office:value="29.35" calcext:value-type="float">
            <text:p>29.35</text:p>
          </table:table-cell>
          <table:table-cell table:style-name="ce15" office:value-type="float" office:value="34.96" calcext:value-type="float">
            <text:p>34.96</text:p>
          </table:table-cell>
          <table:table-cell table:style-name="ce15" office:value-type="float" office:value="16.69" calcext:value-type="float">
            <text:p>16.69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18.1" calcext:value-type="float">
            <text:p>18,1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1" calcext:value-type="float">
            <text:p>17.61</text:p>
          </table:table-cell>
          <table:table-cell table:style-name="ce15" office:value-type="float" office:value="16.27" calcext:value-type="float">
            <text:p>16.27</text:p>
          </table:table-cell>
          <table:table-cell table:style-name="ce15" office:value-type="float" office:value="30.87" calcext:value-type="float">
            <text:p>30.87</text:p>
          </table:table-cell>
          <table:table-cell table:style-name="ce15" office:value-type="float" office:value="18.84" calcext:value-type="float">
            <text:p>18.84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office:value-type="float" office:value="34.56" calcext:value-type="float">
            <text:p>3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35" calcext:value-type="float">
            <text:p>47.35</text:p>
          </table:table-cell>
          <table:table-cell table:style-name="ce15" office:value-type="float" office:value="33.35" calcext:value-type="float">
            <text:p>33.35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office:value-type="float" office:value="26.61" calcext:value-type="float">
            <text:p>26.61</text:p>
          </table:table-cell>
          <table:table-cell table:style-name="ce15" office:value-type="float" office:value="29.32" calcext:value-type="float">
            <text:p>29.32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office:value-type="float" office:value="3.4" calcext:value-type="float">
            <text:p>3.4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5.5" calcext:value-type="float">
            <text:p>25,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46" calcext:value-type="float">
            <text:p>32.46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34.82" calcext:value-type="float">
            <text:p>34.82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1.15" calcext:value-type="float">
            <text:p>11.15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8.64" calcext:value-type="float">
            <text:p>38.64</text:p>
          </table:table-cell>
          <table:table-cell table:style-name="ce15" office:value-type="float" office:value="28.88" calcext:value-type="float">
            <text:p>28.88</text:p>
          </table:table-cell>
          <table:table-cell table:style-name="ce15" office:value-type="float" office:value="30.6" calcext:value-type="float">
            <text:p>30.60</text:p>
          </table:table-cell>
          <table:table-cell table:style-name="ce15" office:value-type="float" office:value="37.3" calcext:value-type="float">
            <text:p>37.30</text:p>
          </table:table-cell>
          <table:table-cell table:style-name="ce15" office:value-type="float" office:value="25.98" calcext:value-type="float">
            <text:p>25.98</text:p>
          </table:table-cell>
          <table:table-cell table:style-name="ce15" office:value-type="float" office:value="5.29" calcext:value-type="float">
            <text:p>5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74" calcext:value-type="float">
            <text:p>4.74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31" calcext:value-type="float">
            <text:p>19,31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8" calcext:value-type="float">
            <text:p>18.98</text:p>
          </table:table-cell>
          <table:table-cell table:style-name="ce15" office:value-type="float" office:value="17.89" calcext:value-type="float">
            <text:p>17.89</text:p>
          </table:table-cell>
          <table:table-cell table:style-name="ce15" office:value-type="float" office:value="40.6" calcext:value-type="float">
            <text:p>40.60</text:p>
          </table:table-cell>
          <table:table-cell table:style-name="ce15" office:value-type="float" office:value="22.34" calcext:value-type="float">
            <text:p>22.34</text:p>
          </table:table-cell>
          <table:table-cell table:style-name="ce15" office:value-type="float" office:value="11.14" calcext:value-type="float">
            <text:p>11.14</text:p>
          </table:table-cell>
          <table:table-cell table:style-name="ce15" office:value-type="float" office:value="20.21" calcext:value-type="float">
            <text:p>20.21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1" calcext:value-type="float">
            <text:p>39.71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22.02" calcext:value-type="float">
            <text:p>22.02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4.73" calcext:value-type="float">
            <text:p>24.73</text:p>
          </table:table-cell>
          <table:table-cell table:style-name="ce15" office:value-type="float" office:value="5.37" calcext:value-type="float">
            <text:p>5.3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1" calcext:value-type="float">
            <text:p>14,91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46" calcext:value-type="float">
            <text:p>12.46</text:p>
          </table:table-cell>
          <table:table-cell table:style-name="ce15" office:value-type="float" office:value="22.65" calcext:value-type="float">
            <text:p>22.65</text:p>
          </table:table-cell>
          <table:table-cell table:style-name="ce15" office:value-type="float" office:value="32.39" calcext:value-type="float">
            <text:p>32.39</text:p>
          </table:table-cell>
          <table:table-cell table:style-name="ce15" office:value-type="float" office:value="14.95" calcext:value-type="float">
            <text:p>14.9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28.92" calcext:value-type="float">
            <text:p>28.92</text:p>
          </table:table-cell>
          <table:table-cell table:style-name="ce15" office:value-type="float" office:value="40.6" calcext:value-type="float">
            <text:p>40.60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38" calcext:value-type="float">
            <text:p>7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1" calcext:value-type="float">
            <text:p>37.11</text:p>
          </table:table-cell>
          <table:table-cell table:style-name="ce15" office:value-type="float" office:value="6.08" calcext:value-type="float">
            <text:p>6.0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45.32" calcext:value-type="float">
            <text:p>45.32</text:p>
          </table:table-cell>
          <table:table-cell table:style-name="ce15" office:value-type="float" office:value="15.86" calcext:value-type="float">
            <text:p>15.86</text:p>
          </table:table-cell>
          <table:table-cell table:style-name="ce15" office:value-type="float" office:value="17.08" calcext:value-type="float">
            <text:p>17.08</text:p>
          </table:table-cell>
          <table:table-cell table:style-name="ce15" office:value-type="float" office:value="27.26" calcext:value-type="float">
            <text:p>27.26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2" calcext:value-type="float">
            <text:p>25.12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33.49" calcext:value-type="float">
            <text:p>33.49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17.73" calcext:value-type="float">
            <text:p>17.73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46.3" calcext:value-type="float">
            <text:p>46.30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1.7" calcext:value-type="float">
            <text:p>1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7" calcext:value-type="float">
            <text:p>19,27</text:p>
          </table:table-cell>
          <table:table-cell office:value-type="float" office:value="7.82" calcext:value-type="float">
            <text:p>7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0" calcext:value-type="float">
            <text:p>50.00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45.06" calcext:value-type="float">
            <text:p>45.06</text:p>
          </table:table-cell>
          <table:table-cell table:style-name="ce15" office:value-type="float" office:value="31.21" calcext:value-type="float">
            <text:p>31.21</text:p>
          </table:table-cell>
          <table:table-cell table:style-name="ce15" office:value-type="float" office:value="42.64" calcext:value-type="float">
            <text:p>42.64</text:p>
          </table:table-cell>
          <table:table-cell table:style-name="ce15" office:value-type="float" office:value="27.39" calcext:value-type="float">
            <text:p>27.39</text:p>
          </table:table-cell>
          <table:table-cell table:style-name="ce15" office:value-type="float" office:value="23" calcext:value-type="float">
            <text:p>23.00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4" calcext:value-type="float">
            <text:p>38.94</text:p>
          </table:table-cell>
          <table:table-cell table:style-name="ce15" office:value-type="float" office:value="27.37" calcext:value-type="float">
            <text:p>27.37</text:p>
          </table:table-cell>
          <table:table-cell table:style-name="ce15" office:value-type="float" office:value="23" calcext:value-type="float">
            <text:p>23.00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office:value-type="float" office:value="30.09" calcext:value-type="float">
            <text:p>30.09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7" calcext:value-type="float">
            <text:p>2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84" calcext:value-type="float">
            <text:p>13.84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33.48" calcext:value-type="float">
            <text:p>33.48</text:p>
          </table:table-cell>
          <table:table-cell table:style-name="ce15" office:value-type="float" office:value="14.47" calcext:value-type="float">
            <text:p>14.47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8.89" calcext:value-type="float">
            <text:p>8.89</text:p>
          </table:table-cell>
          <table:table-cell table:style-name="ce15" office:value-type="float" office:value="27.12" calcext:value-type="float">
            <text:p>27.12</text:p>
          </table:table-cell>
          <table:table-cell table:style-name="ce15" office:value-type="float" office:value="2.08" calcext:value-type="float">
            <text:p>2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27.26" calcext:value-type="float">
            <text:p>27.26</text:p>
          </table:table-cell>
          <table:table-cell table:style-name="ce15" office:value-type="float" office:value="34.03" calcext:value-type="float">
            <text:p>34.03</text:p>
          </table:table-cell>
          <table:table-cell table:style-name="ce15" office:value-type="float" office:value="22.18" calcext:value-type="float">
            <text:p>22.18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15.18" calcext:value-type="float">
            <text:p>15.18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11.68" calcext:value-type="float">
            <text:p>11.68</text:p>
          </table:table-cell>
          <table:table-cell table:style-name="ce15" office:value-type="float" office:value="0.67" calcext:value-type="float">
            <text:p>0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74" calcext:value-type="float">
            <text:p>10,74</text:p>
          </table:table-cell>
          <table:table-cell office:value-type="float" office:value="3.86" calcext:value-type="float">
            <text:p>3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13.28" calcext:value-type="float">
            <text:p>13.28</text:p>
          </table:table-cell>
          <table:table-cell table:style-name="ce15" office:value-type="float" office:value="20.7" calcext:value-type="float">
            <text:p>20.70</text:p>
          </table:table-cell>
          <table:table-cell table:style-name="ce15" office:value-type="float" office:value="9.9" calcext:value-type="float">
            <text:p>9.90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office:value-type="float" office:value="34.6" calcext:value-type="float">
            <text:p>34.60</text:p>
          </table:table-cell>
          <table:table-cell table:style-name="ce15" office:value-type="float" office:value="19.25" calcext:value-type="float">
            <text:p>19.25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5" calcext:value-type="float">
            <text:p>13,95</text:p>
          </table:table-cell>
          <table:table-cell office:value-type="float" office:value="6.7" calcext:value-type="float">
            <text:p>6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table:style-name="ce15" office:value-type="float" office:value="26.44" calcext:value-type="float">
            <text:p>26.44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18.81" calcext:value-type="float">
            <text:p>18.81</text:p>
          </table:table-cell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2.38" calcext:value-type="float">
            <text:p>2.3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53" calcext:value-type="float">
            <text:p>22,53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14.85" calcext:value-type="float">
            <text:p>14.85</text:p>
          </table:table-cell>
          <table:table-cell table:style-name="ce15" office:value-type="float" office:value="19.4" calcext:value-type="float">
            <text:p>19.40</text:p>
          </table:table-cell>
          <table:table-cell table:style-name="ce15" office:value-type="float" office:value="9.82" calcext:value-type="float">
            <text:p>9.82</text:p>
          </table:table-cell>
          <table:table-cell table:style-name="ce15" office:value-type="float" office:value="33.36" calcext:value-type="float">
            <text:p>33.36</text:p>
          </table:table-cell>
          <table:table-cell table:style-name="ce15" office:value-type="float" office:value="32.44" calcext:value-type="float">
            <text:p>32.44</text:p>
          </table:table-cell>
          <table:table-cell table:style-name="ce15" office:value-type="float" office:value="25.02" calcext:value-type="float">
            <text:p>25.02</text:p>
          </table:table-cell>
          <table:table-cell table:style-name="ce15" office:value-type="float" office:value="14.15" calcext:value-type="float">
            <text:p>14.1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8.33" calcext:value-type="float">
            <text:p>18,33</text:p>
          </table:table-cell>
          <table:table-cell office:value-type="float" office:value="6.7" calcext:value-type="float">
            <text:p>6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6.22" calcext:value-type="float">
            <text:p>6.22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46.89" calcext:value-type="float">
            <text:p>46.8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95" calcext:value-type="float">
            <text:p>23,95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3" calcext:value-type="float">
            <text:p>26.13</text:p>
          </table:table-cell>
          <table:table-cell table:style-name="ce15" office:value-type="float" office:value="19.43" calcext:value-type="float">
            <text:p>19.43</text:p>
          </table:table-cell>
          <table:table-cell table:style-name="ce15" office:value-type="float" office:value="24.17" calcext:value-type="float">
            <text:p>24.1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34.07" calcext:value-type="float">
            <text:p>34.07</text:p>
          </table:table-cell>
          <table:table-cell table:style-name="ce15" office:value-type="float" office:value="40.5" calcext:value-type="float">
            <text:p>40.50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47" calcext:value-type="float">
            <text:p>2.47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12.06" calcext:value-type="float">
            <text:p>12.06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office:value-type="float" office:value="7.58" calcext:value-type="float">
            <text:p>7.58</text:p>
          </table:table-cell>
          <table:table-cell table:style-name="ce15" office:value-type="float" office:value="27" calcext:value-type="float">
            <text:p>27.00</text:p>
          </table:table-cell>
          <table:table-cell table:style-name="ce15" office:value-type="float" office:value="18.19" calcext:value-type="float">
            <text:p>18.19</text:p>
          </table:table-cell>
          <table:table-cell table:style-name="ce15" office:value-type="float" office:value="10.9" calcext:value-type="float">
            <text:p>10.90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5" calcext:value-type="float">
            <text:p>2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38" calcext:value-type="float">
            <text:p>22,3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" calcext:value-type="float">
            <text:p>16.00</text:p>
          </table:table-cell>
          <table:table-cell table:style-name="ce15" office:value-type="float" office:value="15.5" calcext:value-type="float">
            <text:p>15.50</text:p>
          </table:table-cell>
          <table:table-cell table:style-name="ce15" office:value-type="float" office:value="35.85" calcext:value-type="float">
            <text:p>35.85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38.19" calcext:value-type="float">
            <text:p>38.19</text:p>
          </table:table-cell>
          <table:table-cell table:style-name="ce15" office:value-type="float" office:value="12.13" calcext:value-type="float">
            <text:p>12.13</text:p>
          </table:table-cell>
          <table:table-cell table:style-name="ce15" office:value-type="float" office:value="33.84" calcext:value-type="float">
            <text:p>33.84</text:p>
          </table:table-cell>
          <table:table-cell table:style-name="ce15" office:value-type="float" office:value="41.32" calcext:value-type="float">
            <text:p>41.32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6" calcext:value-type="float">
            <text:p>39.86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22.46" calcext:value-type="float">
            <text:p>22.46</text:p>
          </table:table-cell>
          <table:table-cell table:style-name="ce15" office:value-type="float" office:value="26.18" calcext:value-type="float">
            <text:p>26.18</text:p>
          </table:table-cell>
          <table:table-cell table:style-name="ce15" office:value-type="float" office:value="13.31" calcext:value-type="float">
            <text:p>13.31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" calcext:value-type="float">
            <text:p>31.20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42.63" calcext:value-type="float">
            <text:p>42.63</text:p>
          </table:table-cell>
          <table:table-cell table:style-name="ce15" office:value-type="float" office:value="27.25" calcext:value-type="float">
            <text:p>27.25</text:p>
          </table:table-cell>
          <table:table-cell table:style-name="ce15" office:value-type="float" office:value="47.21" calcext:value-type="float">
            <text:p>47.21</text:p>
          </table:table-cell>
          <table:table-cell table:style-name="ce15" office:value-type="float" office:value="15.15" calcext:value-type="float">
            <text:p>15.15</text:p>
          </table:table-cell>
          <table:table-cell table:style-name="ce15" office:value-type="float" office:value="25.03" calcext:value-type="float">
            <text:p>25.03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8" calcext:value-type="float">
            <text:p>47.78</text:p>
          </table:table-cell>
          <table:table-cell table:style-name="ce15" office:value-type="float" office:value="41.7" calcext:value-type="float">
            <text:p>41.70</text:p>
          </table:table-cell>
          <table:table-cell table:style-name="ce15" office:value-type="float" office:value="18.79" calcext:value-type="float">
            <text:p>18.7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23.78" calcext:value-type="float">
            <text:p>23.7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office:value-type="float" office:value="42.68" calcext:value-type="float">
            <text:p>42.68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" calcext:value-type="float">
            <text:p>25.20</text:p>
          </table:table-cell>
          <table:table-cell table:style-name="ce15" office:value-type="float" office:value="24.98" calcext:value-type="float">
            <text:p>24.98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33.28" calcext:value-type="float">
            <text:p>33.28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20.29" calcext:value-type="float">
            <text:p>20.29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0.74" calcext:value-type="float">
            <text:p>10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4" calcext:value-type="float">
            <text:p>13.94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0.64" calcext:value-type="float">
            <text:p>30.64</text:p>
          </table:table-cell>
          <table:table-cell table:style-name="ce15" office:value-type="float" office:value="16.99" calcext:value-type="float">
            <text:p>16.99</text:p>
          </table:table-cell>
          <table:table-cell table:style-name="ce15" office:value-type="float" office:value="29.63" calcext:value-type="float">
            <text:p>29.63</text:p>
          </table:table-cell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39.47" calcext:value-type="float">
            <text:p>39.4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" calcext:value-type="float">
            <text:p>3.1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6" calcext:value-type="float">
            <text:p>42.16</text:p>
          </table:table-cell>
          <table:table-cell table:style-name="ce15" office:value-type="float" office:value="23.54" calcext:value-type="float">
            <text:p>23.54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31.6" calcext:value-type="float">
            <text:p>31.60</text:p>
          </table:table-cell>
          <table:table-cell table:style-name="ce15" office:value-type="float" office:value="5.55" calcext:value-type="float">
            <text:p>5.55</text:p>
          </table:table-cell>
          <table:table-cell table:style-name="ce15" office:value-type="float" office:value="19.36" calcext:value-type="float">
            <text:p>19.3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18.79" calcext:value-type="float">
            <text:p>18.79</text:p>
          </table:table-cell>
          <table:table-cell table:style-name="ce15" office:value-type="float" office:value="9.16" calcext:value-type="float">
            <text:p>9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3.76" calcext:value-type="float">
            <text:p>13,7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1" calcext:value-type="float">
            <text:p>29.61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16.04" calcext:value-type="float">
            <text:p>16.04</text:p>
          </table:table-cell>
          <table:table-cell table:style-name="ce15" office:value-type="float" office:value="4.97" calcext:value-type="float">
            <text:p>4.97</text:p>
          </table:table-cell>
          <table:table-cell table:style-name="ce15" office:value-type="float" office:value="27.09" calcext:value-type="float">
            <text:p>27.09</text:p>
          </table:table-cell>
          <table:table-cell table:style-name="ce15" office:value-type="float" office:value="38.9" calcext:value-type="float">
            <text:p>38.90</text:p>
          </table:table-cell>
          <table:table-cell table:style-name="ce15" office:value-type="float" office:value="35.74" calcext:value-type="float">
            <text:p>35.74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5" calcext:value-type="float">
            <text:p>5.15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62" calcext:value-type="float">
            <text:p>9,62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86" calcext:value-type="float">
            <text:p>11.86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49.48" calcext:value-type="float">
            <text:p>49.48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office:value-type="float" office:value="8.3" calcext:value-type="float">
            <text:p>8.3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22.92" calcext:value-type="float">
            <text:p>22.92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7" calcext:value-type="float">
            <text:p>38.87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28.3" calcext:value-type="float">
            <text:p>28.30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36.9" calcext:value-type="float">
            <text:p>36.90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41.71" calcext:value-type="float">
            <text:p>41.71</text:p>
          </table:table-cell>
          <table:table-cell table:style-name="ce15" office:value-type="float" office:value="40.83" calcext:value-type="float">
            <text:p>40.83</text:p>
          </table:table-cell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78" calcext:value-type="float">
            <text:p>21.78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46.27" calcext:value-type="float">
            <text:p>46.27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16" calcext:value-type="float">
            <text:p>16.00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13.38" calcext:value-type="float">
            <text:p>13.38</text:p>
          </table:table-cell>
          <table:table-cell table:style-name="ce15" office:value-type="float" office:value="26.72" calcext:value-type="float">
            <text:p>26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1" calcext:value-type="float">
            <text:p>35.01</text:p>
          </table:table-cell>
          <table:table-cell table:style-name="ce15" office:value-type="float" office:value="28.27" calcext:value-type="float">
            <text:p>28.27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2.35" calcext:value-type="float">
            <text:p>2.35</text:p>
          </table:table-cell>
          <table:table-cell table:style-name="ce15" office:value-type="float" office:value="24.32" calcext:value-type="float">
            <text:p>24.32</text:p>
          </table:table-cell>
          <table:table-cell table:style-name="ce15" office:value-type="float" office:value="35.18" calcext:value-type="float">
            <text:p>35.18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37" calcext:value-type="float">
            <text:p>21.37</text:p>
          </table:table-cell>
          <table:table-cell table:style-name="ce15" office:value-type="float" office:value="4.21" calcext:value-type="float">
            <text:p>4.21</text:p>
          </table:table-cell>
          <table:table-cell table:style-name="ce15" office:value-type="float" office:value="7.08" calcext:value-type="float">
            <text:p>7.08</text:p>
          </table:table-cell>
          <table:table-cell table:style-name="ce15" office:value-type="float" office:value="30.51" calcext:value-type="float">
            <text:p>30.51</text:p>
          </table:table-cell>
          <table:table-cell table:style-name="ce15" office:value-type="float" office:value="25.44" calcext:value-type="float">
            <text:p>25.44</text:p>
          </table:table-cell>
          <table:table-cell table:style-name="ce15" office:value-type="float" office:value="14.2" calcext:value-type="float">
            <text:p>14.2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17.51" calcext:value-type="float">
            <text:p>17.51</text:p>
          </table:table-cell>
          <table:table-cell table:style-name="ce15" office:value-type="float" office:value="30.22" calcext:value-type="float">
            <text:p>30.22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4.9" calcext:value-type="float">
            <text:p>24,9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8" calcext:value-type="float">
            <text:p>18.88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41.3" calcext:value-type="float">
            <text:p>41.30</text:p>
          </table:table-cell>
          <table:table-cell table:style-name="ce15" office:value-type="float" office:value="25.16" calcext:value-type="float">
            <text:p>25.16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office:value-type="float" office:value="25.49" calcext:value-type="float">
            <text:p>25.49</text:p>
          </table:table-cell>
          <table:table-cell table:style-name="ce15" office:value-type="float" office:value="20.43" calcext:value-type="float">
            <text:p>20.43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2" calcext:value-type="float">
            <text:p>18,22</text:p>
          </table:table-cell>
          <table:table-cell office:value-type="float" office:value="3.11" calcext:value-type="float">
            <text:p>3,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" calcext:value-type="float">
            <text:p>29.6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3.66" calcext:value-type="float">
            <text:p>33.66</text:p>
          </table:table-cell>
          <table:table-cell table:style-name="ce15" office:value-type="float" office:value="18.83" calcext:value-type="float">
            <text:p>18.83</text:p>
          </table:table-cell>
          <table:table-cell table:style-name="ce15" office:value-type="float" office:value="13.03" calcext:value-type="float">
            <text:p>13.0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43.34" calcext:value-type="float">
            <text:p>43.34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8" calcext:value-type="float">
            <text:p>14.48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office:value-type="float" office:value="28.83" calcext:value-type="float">
            <text:p>28.83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office:value-type="float" office:value="29.29" calcext:value-type="float">
            <text:p>29.29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9" calcext:value-type="float">
            <text:p>44.99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7.58" calcext:value-type="float">
            <text:p>37.5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43.56" calcext:value-type="float">
            <text:p>43.56</text:p>
          </table:table-cell>
          <table:table-cell table:style-name="ce15" office:value-type="float" office:value="8.34" calcext:value-type="float">
            <text:p>8.34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17.15" calcext:value-type="float">
            <text:p>17.15</text:p>
          </table:table-cell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35" calcext:value-type="float">
            <text:p>5.3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8" calcext:value-type="float">
            <text:p>26.28</text:p>
          </table:table-cell>
          <table:table-cell table:style-name="ce15" office:value-type="float" office:value="21.28" calcext:value-type="float">
            <text:p>21.28</text:p>
          </table:table-cell>
          <table:table-cell table:style-name="ce15" office:value-type="float" office:value="21.56" calcext:value-type="float">
            <text:p>21.56</text:p>
          </table:table-cell>
          <table:table-cell table:style-name="ce15" office:value-type="float" office:value="9.58" calcext:value-type="float">
            <text:p>9.58</text:p>
          </table:table-cell>
          <table:table-cell table:style-name="ce15" office:value-type="float" office:value="27.97" calcext:value-type="float">
            <text:p>27.97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4.28" calcext:value-type="float">
            <text:p>24,28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31.14" calcext:value-type="float">
            <text:p>31.14</text:p>
          </table:table-cell>
          <table:table-cell table:style-name="ce15" office:value-type="float" office:value="39.85" calcext:value-type="float">
            <text:p>39.85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0.42" calcext:value-type="float">
            <text:p>20.42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4" calcext:value-type="float">
            <text:p>39.84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8.69" calcext:value-type="float">
            <text:p>38.69</text:p>
          </table:table-cell>
          <table:table-cell table:style-name="ce15" office:value-type="float" office:value="17.41" calcext:value-type="float">
            <text:p>17.41</text:p>
          </table:table-cell>
          <table:table-cell table:style-name="ce15" office:value-type="float" office:value="27.54" calcext:value-type="float">
            <text:p>27.54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2.54" calcext:value-type="float">
            <text:p>2.54</text:p>
          </table:table-cell>
          <table:table-cell table:style-name="ce15" office:value-type="float" office:value="9.05" calcext:value-type="float">
            <text:p>9.05</text:p>
          </table:table-cell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2.82" calcext:value-type="float">
            <text:p>22,82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8" calcext:value-type="float">
            <text:p>10.68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office:value-type="float" office:value="15.06" calcext:value-type="float">
            <text:p>15.06</text:p>
          </table:table-cell>
          <table:table-cell table:style-name="ce15" office:value-type="float" office:value="34.82" calcext:value-type="float">
            <text:p>34.82</text:p>
          </table:table-cell>
          <table:table-cell table:style-name="ce15" office:value-type="float" office:value="14" calcext:value-type="float">
            <text:p>14.00</text:p>
          </table:table-cell>
          <table:table-cell table:style-name="ce15" office:value-type="float" office:value="12.88" calcext:value-type="float">
            <text:p>12.88</text:p>
          </table:table-cell>
          <table:table-cell table:style-name="ce15" office:value-type="float" office:value="27.96" calcext:value-type="float">
            <text:p>27.9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23" calcext:value-type="float">
            <text:p>20,23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14" calcext:value-type="float">
            <text:p>38.14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33.19" calcext:value-type="float">
            <text:p>33.19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41.05" calcext:value-type="float">
            <text:p>41.05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0.82" calcext:value-type="float">
            <text:p>10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" calcext:value-type="float">
            <text:p>24.00</text:p>
          </table:table-cell>
          <table:table-cell table:style-name="ce15" office:value-type="float" office:value="35.5" calcext:value-type="float">
            <text:p>35.50</text:p>
          </table:table-cell>
          <table:table-cell table:style-name="ce15" office:value-type="float" office:value="44.96" calcext:value-type="float">
            <text:p>44.9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3.33" calcext:value-type="float">
            <text:p>23.33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21.32" calcext:value-type="float">
            <text:p>21.3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19" calcext:value-type="float">
            <text:p>22,19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18.37" calcext:value-type="float">
            <text:p>18.37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45.32" calcext:value-type="float">
            <text:p>45.3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19.33" calcext:value-type="float">
            <text:p>19.33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44" calcext:value-type="float">
            <text:p>12,4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55" calcext:value-type="float">
            <text:p>37.55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office:value-type="float" office:value="39.57" calcext:value-type="float">
            <text:p>39.57</text:p>
          </table:table-cell>
          <table:table-cell table:style-name="ce15" office:value-type="float" office:value="23.11" calcext:value-type="float">
            <text:p>23.11</text:p>
          </table:table-cell>
          <table:table-cell table:style-name="ce15" office:value-type="float" office:value="33.7" calcext:value-type="float">
            <text:p>33.70</text:p>
          </table:table-cell>
          <table:table-cell table:style-name="ce15" office:value-type="float" office:value="14.94" calcext:value-type="float">
            <text:p>14.9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78" calcext:value-type="float">
            <text:p>14,78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73" calcext:value-type="float">
            <text:p>14.73</text:p>
          </table:table-cell>
          <table:table-cell table:style-name="ce15" office:value-type="float" office:value="12.01" calcext:value-type="float">
            <text:p>12.01</text:p>
          </table:table-cell>
          <table:table-cell table:style-name="ce15" office:value-type="float" office:value="22.74" calcext:value-type="float">
            <text:p>22.7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8.55" calcext:value-type="float">
            <text:p>8.55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18.52" calcext:value-type="float">
            <text:p>18.52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45" calcext:value-type="float">
            <text:p>22,45</text:p>
          </table:table-cell>
          <table:table-cell office:value-type="float" office:value="10.81" calcext:value-type="float">
            <text:p>10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6" calcext:value-type="float">
            <text:p>41.56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3.41" calcext:value-type="float">
            <text:p>33.41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3.46" calcext:value-type="float">
            <text:p>3.46</text:p>
          </table:table-cell>
          <table:table-cell table:style-name="ce15" office:value-type="float" office:value="42.07" calcext:value-type="float">
            <text:p>42.07</text:p>
          </table:table-cell>
          <table:table-cell table:style-name="ce15" office:value-type="float" office:value="40.7" calcext:value-type="float">
            <text:p>40.70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16" calcext:value-type="float">
            <text:p>16,16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7" calcext:value-type="float">
            <text:p>29.67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6.07" calcext:value-type="float">
            <text:p>6.07</text:p>
          </table:table-cell>
          <table:table-cell table:style-name="ce15" office:value-type="float" office:value="31.8" calcext:value-type="float">
            <text:p>31.80</text:p>
          </table:table-cell>
          <table:table-cell table:style-name="ce15" office:value-type="float" office:value="30.55" calcext:value-type="float">
            <text:p>30.55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8" calcext:value-type="float">
            <text:p>19.38</text:p>
          </table:table-cell>
          <table:table-cell table:style-name="ce15" office:value-type="float" office:value="40.56" calcext:value-type="float">
            <text:p>40.56</text:p>
          </table:table-cell>
          <table:table-cell table:style-name="ce15" office:value-type="float" office:value="14.74" calcext:value-type="float">
            <text:p>14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8.51" calcext:value-type="float">
            <text:p>28.51</text:p>
          </table:table-cell>
          <table:table-cell table:style-name="ce15" office:value-type="float" office:value="18.37" calcext:value-type="float">
            <text:p>18.37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6" calcext:value-type="float">
            <text:p>10,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35" calcext:value-type="float">
            <text:p>6.35</text:p>
          </table:table-cell>
          <table:table-cell table:style-name="ce15" office:value-type="float" office:value="16.9" calcext:value-type="float">
            <text:p>16.90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2.15" calcext:value-type="float">
            <text:p>2.15</text:p>
          </table:table-cell>
          <table:table-cell table:style-name="ce15" office:value-type="float" office:value="24.92" calcext:value-type="float">
            <text:p>24.92</text:p>
          </table:table-cell>
          <table:table-cell table:style-name="ce15" office:value-type="float" office:value="36.56" calcext:value-type="float">
            <text:p>36.5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31" calcext:value-type="float">
            <text:p>27.31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14.53" calcext:value-type="float">
            <text:p>14.53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office:value-type="float" office:value="24.45" calcext:value-type="float">
            <text:p>24.45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22.48" calcext:value-type="float">
            <text:p>22.48</text:p>
          </table:table-cell>
          <table:table-cell table:style-name="ce15" office:value-type="float" office:value="19.2" calcext:value-type="float">
            <text:p>19.20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43" calcext:value-type="float">
            <text:p>8.43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office:value-type="float" office:value="36.53" calcext:value-type="float">
            <text:p>36.53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47.35" calcext:value-type="float">
            <text:p>47.35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82" calcext:value-type="float">
            <text:p>37.82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1.33" calcext:value-type="float">
            <text:p>11.33</text:p>
          </table:table-cell>
          <table:table-cell table:style-name="ce15" office:value-type="float" office:value="31.22" calcext:value-type="float">
            <text:p>31.22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3.7" calcext:value-type="float">
            <text:p>33.70</text:p>
          </table:table-cell>
          <table:table-cell table:style-name="ce15" office:value-type="float" office:value="26.09" calcext:value-type="float">
            <text:p>26.09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7.7" calcext:value-type="float">
            <text:p>7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table:style-name="ce15" office:value-type="float" office:value="28.45" calcext:value-type="float">
            <text:p>28.45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office:value-type="float" office:value="19.64" calcext:value-type="float">
            <text:p>19.64</text:p>
          </table:table-cell>
          <table:table-cell table:style-name="ce15" office:value-type="float" office:value="43.4" calcext:value-type="float">
            <text:p>43.40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6" calcext:value-type="float">
            <text:p>16,6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8" calcext:value-type="float">
            <text:p>28.38</text:p>
          </table:table-cell>
          <table:table-cell table:style-name="ce15" office:value-type="float" office:value="40.71" calcext:value-type="float">
            <text:p>40.71</text:p>
          </table:table-cell>
          <table:table-cell table:style-name="ce15" office:value-type="float" office:value="12.23" calcext:value-type="float">
            <text:p>12.23</text:p>
          </table:table-cell>
          <table:table-cell table:style-name="ce15" office:value-type="float" office:value="33.66" calcext:value-type="float">
            <text:p>33.66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38.92" calcext:value-type="float">
            <text:p>38.92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2" calcext:value-type="float">
            <text:p>18,72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2" calcext:value-type="float">
            <text:p>38.92</text:p>
          </table:table-cell>
          <table:table-cell table:style-name="ce15" office:value-type="float" office:value="28.68" calcext:value-type="float">
            <text:p>28.68</text:p>
          </table:table-cell>
          <table:table-cell table:style-name="ce15" office:value-type="float" office:value="31.79" calcext:value-type="float">
            <text:p>31.79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39.41" calcext:value-type="float">
            <text:p>39.41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office:value-type="float" office:value="19.13" calcext:value-type="float">
            <text:p>19.13</text:p>
          </table:table-cell>
          <table:table-cell table:style-name="ce15" office:value-type="float" office:value="37.97" calcext:value-type="float">
            <text:p>37.97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6.95" calcext:value-type="float">
            <text:p>6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2" calcext:value-type="float">
            <text:p>31.22</text:p>
          </table:table-cell>
          <table:table-cell table:style-name="ce15" office:value-type="float" office:value="1.99" calcext:value-type="float">
            <text:p>1.99</text:p>
          </table:table-cell>
          <table:table-cell table:style-name="ce15" office:value-type="float" office:value="41.84" calcext:value-type="float">
            <text:p>41.84</text:p>
          </table:table-cell>
          <table:table-cell table:style-name="ce15" office:value-type="float" office:value="25.25" calcext:value-type="float">
            <text:p>25.25</text:p>
          </table:table-cell>
          <table:table-cell table:style-name="ce15" office:value-type="float" office:value="19.5" calcext:value-type="float">
            <text:p>19.5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37.44" calcext:value-type="float">
            <text:p>37.44</text:p>
          </table:table-cell>
          <table:table-cell table:style-name="ce15" office:value-type="float" office:value="11.23" calcext:value-type="float">
            <text:p>11.23</text:p>
          </table:table-cell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5.08" calcext:value-type="float">
            <text:p>5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7" calcext:value-type="float">
            <text:p>9.87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15.47" calcext:value-type="float">
            <text:p>15.47</text:p>
          </table:table-cell>
          <table:table-cell table:style-name="ce15" office:value-type="float" office:value="38.75" calcext:value-type="float">
            <text:p>38.75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office:value-type="float" office:value="13.13" calcext:value-type="float">
            <text:p>13.13</text:p>
          </table:table-cell>
          <table:table-cell table:style-name="ce15" office:value-type="float" office:value="16.62" calcext:value-type="float">
            <text:p>16.62</text:p>
          </table:table-cell>
          <table:table-cell table:style-name="ce15" office:value-type="float" office:value="24.31" calcext:value-type="float">
            <text:p>24.31</text:p>
          </table:table-cell>
          <table:table-cell table:style-name="ce15" office:value-type="float" office:value="8.97" calcext:value-type="float">
            <text:p>8.9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7" calcext:value-type="float">
            <text:p>5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04" calcext:value-type="float">
            <text:p>34.04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.65" calcext:value-type="float">
            <text:p>3.65</text:p>
          </table:table-cell>
          <table:table-cell table:style-name="ce15" office:value-type="float" office:value="28.2" calcext:value-type="float">
            <text:p>28.20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office:value-type="float" office:value="35.4" calcext:value-type="float">
            <text:p>35.40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54" calcext:value-type="float">
            <text:p>17,5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7" calcext:value-type="float">
            <text:p>14.87</text:p>
          </table:table-cell>
          <table:table-cell table:style-name="ce15" office:value-type="float" office:value="39.89" calcext:value-type="float">
            <text:p>39.89</text:p>
          </table:table-cell>
          <table:table-cell table:style-name="ce15" office:value-type="float" office:value="29.1" calcext:value-type="float">
            <text:p>29.10</text:p>
          </table:table-cell>
          <table:table-cell table:style-name="ce15" office:value-type="float" office:value="14.69" calcext:value-type="float">
            <text:p>14.69</text:p>
          </table:table-cell>
          <table:table-cell table:style-name="ce15" office:value-type="float" office:value="29.09" calcext:value-type="float">
            <text:p>29.09</text:p>
          </table:table-cell>
          <table:table-cell table:style-name="ce15" office:value-type="float" office:value="5.97" calcext:value-type="float">
            <text:p>5.97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9.12" calcext:value-type="float">
            <text:p>9,12</text:p>
          </table:table-cell>
          <table:table-cell office:value-type="float" office:value="3.5" calcext:value-type="float">
            <text:p>3,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" calcext:value-type="float">
            <text:p>41.30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2.01" calcext:value-type="float">
            <text:p>2.01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table:number-columns-repeated="4"/>
          <table:table-cell table:style-name="ce15" office:value-type="float" office:value="9.3" calcext:value-type="float">
            <text:p>9.3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21" calcext:value-type="float">
            <text:p>18,21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4" calcext:value-type="float">
            <text:p>27.54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27.06" calcext:value-type="float">
            <text:p>27.06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76" calcext:value-type="float">
            <text:p>12,76</text:p>
          </table:table-cell>
          <table:table-cell office:value-type="float" office:value="4.81" calcext:value-type="float">
            <text:p>4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5" calcext:value-type="float">
            <text:p>15,5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8" calcext:value-type="float">
            <text:p>40.80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8.72" calcext:value-type="float">
            <text:p>28.72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8" calcext:value-type="float">
            <text:p>24.38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9.02" calcext:value-type="float">
            <text:p>9.02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77" calcext:value-type="float">
            <text:p>17,77</text:p>
          </table:table-cell>
          <table:table-cell office:value-type="float" office:value="12.24" calcext:value-type="float">
            <text:p>12,2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97" calcext:value-type="float">
            <text:p>35.97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28.2" calcext:value-type="float">
            <text:p>28.20</text:p>
          </table:table-cell>
          <table:table-cell table:style-name="ce15" office:value-type="float" office:value="8.33" calcext:value-type="float">
            <text:p>8.33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1.98" calcext:value-type="float">
            <text:p>11,98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26" calcext:value-type="float">
            <text:p>11.26</text:p>
          </table:table-cell>
          <table:table-cell table:style-name="ce15" office:value-type="float" office:value="19.48" calcext:value-type="float">
            <text:p>19.48</text:p>
          </table:table-cell>
          <table:table-cell table:style-name="ce15" office:value-type="float" office:value="46.73" calcext:value-type="float">
            <text:p>46.73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03" calcext:value-type="float">
            <text:p>21,03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32.88" calcext:value-type="float">
            <text:p>32.88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6.9" calcext:value-type="float">
            <text:p>16.90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63" calcext:value-type="float">
            <text:p>16.63</text:p>
          </table:table-cell>
          <table:table-cell table:style-name="ce15" office:value-type="float" office:value="4.8" calcext:value-type="float">
            <text:p>4.80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24.34" calcext:value-type="float">
            <text:p>24,3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5" calcext:value-type="float">
            <text:p>42.15</text:p>
          </table:table-cell>
          <table:table-cell table:style-name="ce15" office:value-type="float" office:value="22.92" calcext:value-type="float">
            <text:p>22.92</text:p>
          </table:table-cell>
          <table:table-cell table:style-name="ce15" office:value-type="float" office:value="11.92" calcext:value-type="float">
            <text:p>11.92</text:p>
          </table:table-cell>
          <table:table-cell table:style-name="ce15" office:value-type="float" office:value="35.62" calcext:value-type="float">
            <text:p>35.62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24" calcext:value-type="float">
            <text:p>16,24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31" calcext:value-type="float">
            <text:p>27.31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25.62" calcext:value-type="float">
            <text:p>25.6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29.31" calcext:value-type="float">
            <text:p>29.31</text:p>
          </table:table-cell>
          <table:table-cell table:style-name="ce15" office:value-type="float" office:value="2.14" calcext:value-type="float">
            <text:p>2.14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" calcext:value-type="float">
            <text:p>22.40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29.48" calcext:value-type="float">
            <text:p>29.48</text:p>
          </table:table-cell>
          <table:table-cell table:style-name="ce15" office:value-type="float" office:value="15.08" calcext:value-type="float">
            <text:p>15.08</text:p>
          </table:table-cell>
          <table:table-cell table:style-name="ce15" table:number-columns-repeated="4"/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55" calcext:value-type="float">
            <text:p>20,55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3" calcext:value-type="float">
            <text:p>38.03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4" calcext:value-type="float">
            <text:p>14.14</text:p>
          </table:table-cell>
          <table:table-cell table:style-name="ce15" office:value-type="float" office:value="14.27" calcext:value-type="float">
            <text:p>14.27</text:p>
          </table:table-cell>
          <table:table-cell table:style-name="ce15" office:value-type="float" office:value="37.08" calcext:value-type="float">
            <text:p>37.08</text:p>
          </table:table-cell>
          <table:table-cell table:style-name="ce15" office:value-type="float" office:value="13.04" calcext:value-type="float">
            <text:p>13.04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" calcext:value-type="float">
            <text:p>16,1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25.56" calcext:value-type="float">
            <text:p>25.5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32" calcext:value-type="float">
            <text:p>19,32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8" calcext:value-type="float">
            <text:p>5.88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46.21" calcext:value-type="float">
            <text:p>46.21</text:p>
          </table:table-cell>
          <table:table-cell table:style-name="ce15" office:value-type="float" office:value="25.25" calcext:value-type="float">
            <text:p>25.25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12.97" calcext:value-type="float">
            <text:p>12.97</text:p>
          </table:table-cell>
          <table:table-cell table:style-name="ce15" office:value-type="float" office:value="20.31" calcext:value-type="float">
            <text:p>20.31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9" calcext:value-type="float">
            <text:p>2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2" calcext:value-type="float">
            <text:p>19,92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.1" calcext:value-type="float">
            <text:p>1.10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office:value-type="float" office:value="37.94" calcext:value-type="float">
            <text:p>37.94</text:p>
          </table:table-cell>
          <table:table-cell table:style-name="ce15" office:value-type="float" office:value="19.26" calcext:value-type="float">
            <text:p>19.2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63" calcext:value-type="float">
            <text:p>28.63</text:p>
          </table:table-cell>
          <table:table-cell table:style-name="ce15" office:value-type="float" office:value="11.01" calcext:value-type="float">
            <text:p>11.01</text:p>
          </table:table-cell>
          <table:table-cell table:style-name="ce15" office:value-type="float" office:value="23.12" calcext:value-type="float">
            <text:p>23.12</text:p>
          </table:table-cell>
          <table:table-cell table:style-name="ce15" office:value-type="float" office:value="5.05" calcext:value-type="float">
            <text:p>5.0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36" calcext:value-type="float">
            <text:p>13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5" calcext:value-type="float">
            <text:p>17.35</text:p>
          </table:table-cell>
          <table:table-cell table:style-name="ce15" office:value-type="float" office:value="39.44" calcext:value-type="float">
            <text:p>39.4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2.38" calcext:value-type="float">
            <text:p>2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94" calcext:value-type="float">
            <text:p>8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07" calcext:value-type="float">
            <text:p>31.07</text:p>
          </table:table-cell>
          <table:table-cell table:style-name="ce15" office:value-type="float" office:value="13.36" calcext:value-type="float">
            <text:p>13.36</text:p>
          </table:table-cell>
          <table:table-cell table:style-name="ce15" office:value-type="float" office:value="21.76" calcext:value-type="float">
            <text:p>21.76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4" calcext:value-type="float">
            <text:p>22,4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69" calcext:value-type="float">
            <text:p>16.69</text:p>
          </table:table-cell>
          <table:table-cell table:style-name="ce15" office:value-type="float" office:value="1.78" calcext:value-type="float">
            <text:p>1.78</text:p>
          </table:table-cell>
          <table:table-cell table:style-name="ce15" office:value-type="float" office:value="9.26" calcext:value-type="float">
            <text:p>9.26</text:p>
          </table:table-cell>
          <table:table-cell table:style-name="ce15" office:value-type="float" office:value="32.48" calcext:value-type="float">
            <text:p>32.48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88" calcext:value-type="float">
            <text:p>5.8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7" calcext:value-type="float">
            <text:p>21,8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6" calcext:value-type="float">
            <text:p>6.6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5.56" calcext:value-type="float">
            <text:p>35.56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8" calcext:value-type="float">
            <text:p>32.68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44.85" calcext:value-type="float">
            <text:p>44.85</text:p>
          </table:table-cell>
          <table:table-cell table:style-name="ce15" office:value-type="float" office:value="20.07" calcext:value-type="float">
            <text:p>20.07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56" calcext:value-type="float">
            <text:p>8.5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71" calcext:value-type="float">
            <text:p>19,71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20.22" calcext:value-type="float">
            <text:p>20.22</text:p>
          </table:table-cell>
          <table:table-cell table:style-name="ce15" office:value-type="float" office:value="32.96" calcext:value-type="float">
            <text:p>32.96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7.42" calcext:value-type="float">
            <text:p>17,42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1" calcext:value-type="float">
            <text:p>18.01</text:p>
          </table:table-cell>
          <table:table-cell table:style-name="ce15" office:value-type="float" office:value="5.05" calcext:value-type="float">
            <text:p>5.05</text:p>
          </table:table-cell>
          <table:table-cell table:style-name="ce15" office:value-type="float" office:value="16.56" calcext:value-type="float">
            <text:p>16.5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9.6" calcext:value-type="float">
            <text:p>9.60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" calcext:value-type="float">
            <text:p>1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71" calcext:value-type="float">
            <text:p>16,71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" calcext:value-type="float">
            <text:p>34.30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35.65" calcext:value-type="float">
            <text:p>35.65</text:p>
          </table:table-cell>
          <table:table-cell table:style-name="ce15" office:value-type="float" office:value="13.81" calcext:value-type="float">
            <text:p>13.81</text:p>
          </table:table-cell>
          <table:table-cell table:style-name="ce15" table:number-columns-repeated="4"/>
          <table:table-cell table:style-name="ce15" office:value-type="float" office:value="5.23" calcext:value-type="float">
            <text:p>5.2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5" calcext:value-type="float">
            <text:p>5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15" calcext:value-type="float">
            <text:p>24,15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18.13" calcext:value-type="float">
            <text:p>18.13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28.4" calcext:value-type="float">
            <text:p>28.40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36" calcext:value-type="float">
            <text:p>13.36</text:p>
          </table:table-cell>
          <table:table-cell table:style-name="ce15" office:value-type="float" office:value="33.41" calcext:value-type="float">
            <text:p>33.41</text:p>
          </table:table-cell>
          <table:table-cell table:style-name="ce15" office:value-type="float" office:value="20.72" calcext:value-type="float">
            <text:p>20.72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table:number-columns-repeated="4"/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63" calcext:value-type="float">
            <text:p>6.6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9.68" calcext:value-type="float">
            <text:p>9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28" calcext:value-type="float">
            <text:p>29.28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7.63" calcext:value-type="float">
            <text:p>37.63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2.55" calcext:value-type="float">
            <text:p>2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23.39" calcext:value-type="float">
            <text:p>23.39</text:p>
          </table:table-cell>
          <table:table-cell table:style-name="ce15" office:value-type="float" office:value="21.72" calcext:value-type="float">
            <text:p>21.72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7.21" calcext:value-type="float">
            <text:p>7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4" calcext:value-type="float">
            <text:p>39.64</text:p>
          </table:table-cell>
          <table:table-cell table:style-name="ce15" office:value-type="float" office:value="38.25" calcext:value-type="float">
            <text:p>38.25</text:p>
          </table:table-cell>
          <table:table-cell table:style-name="ce15" office:value-type="float" office:value="10.53" calcext:value-type="float">
            <text:p>10.53</text:p>
          </table:table-cell>
          <table:table-cell table:style-name="ce15" office:value-type="float" office:value="33.26" calcext:value-type="float">
            <text:p>33.26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65" calcext:value-type="float">
            <text:p>19,65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3" calcext:value-type="float">
            <text:p>16.83</text:p>
          </table:table-cell>
          <table:table-cell table:style-name="ce15" office:value-type="float" office:value="16.02" calcext:value-type="float">
            <text:p>16.02</text:p>
          </table:table-cell>
          <table:table-cell table:style-name="ce15" office:value-type="float" office:value="25.74" calcext:value-type="float">
            <text:p>25.74</text:p>
          </table:table-cell>
          <table:table-cell table:style-name="ce15" office:value-type="float" office:value="8.19" calcext:value-type="float">
            <text:p>8.19</text:p>
          </table:table-cell>
          <table:table-cell table:style-name="ce15" table:number-columns-repeated="4"/>
          <table:table-cell table:style-name="ce15" office:value-type="float" office:value="6.54" calcext:value-type="float">
            <text:p>6.5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3.48" calcext:value-type="float">
            <text:p>13,48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6" calcext:value-type="float">
            <text:p>36.76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table:number-columns-repeated="4"/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6" calcext:value-type="float">
            <text:p>23.46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office:value-type="float" office:value="29" calcext:value-type="float">
            <text:p>29.00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11.72" calcext:value-type="float">
            <text:p>11,7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46.54" calcext:value-type="float">
            <text:p>46.54</text:p>
          </table:table-cell>
          <table:table-cell table:style-name="ce15" office:value-type="float" office:value="20.46" calcext:value-type="float">
            <text:p>20.46</text:p>
          </table:table-cell>
          <table:table-cell table:style-name="ce15" table:number-columns-repeated="4"/>
          <table:table-cell table:style-name="ce15" office:value-type="float" office:value="5.07" calcext:value-type="float">
            <text:p>5.07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5" calcext:value-type="float">
            <text:p>37.15</text:p>
          </table:table-cell>
          <table:table-cell table:style-name="ce15" office:value-type="float" office:value="36.48" calcext:value-type="float">
            <text:p>36.48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12" calcext:value-type="float">
            <text:p>22,1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8" calcext:value-type="float">
            <text:p>11.98</text:p>
          </table:table-cell>
          <table:table-cell table:style-name="ce15" office:value-type="float" office:value="16.26" calcext:value-type="float">
            <text:p>16.26</text:p>
          </table:table-cell>
          <table:table-cell table:style-name="ce15" office:value-type="float" office:value="15.45" calcext:value-type="float">
            <text:p>15.45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table:number-columns-repeated="4"/>
          <table:table-cell table:style-name="ce15" office:value-type="float" office:value="6.94" calcext:value-type="float">
            <text:p>6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9.95" calcext:value-type="float">
            <text:p>9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42.96" calcext:value-type="float">
            <text:p>42.96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table:number-columns-repeated="4"/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84" calcext:value-type="float">
            <text:p>9,84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0.14" calcext:value-type="float">
            <text:p>50.14</text:p>
          </table:table-cell>
          <table:table-cell table:style-name="ce15" office:value-type="float" office:value="17.03" calcext:value-type="float">
            <text:p>17.03</text:p>
          </table:table-cell>
          <table:table-cell table:style-name="ce15" office:value-type="float" office:value="27.13" calcext:value-type="float">
            <text:p>27.1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3" calcext:value-type="float">
            <text:p>4.3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8" calcext:value-type="float">
            <text:p>13,8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2" calcext:value-type="float">
            <text:p>26.02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office:value-type="float" office:value="15.98" calcext:value-type="float">
            <text:p>15.98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17" calcext:value-type="float">
            <text:p>23,1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1" calcext:value-type="float">
            <text:p>37.21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32.17" calcext:value-type="float">
            <text:p>32.17</text:p>
          </table:table-cell>
          <table:table-cell table:style-name="ce15" office:value-type="float" office:value="12.16" calcext:value-type="float">
            <text:p>12.16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" calcext:value-type="float">
            <text:p>1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54" calcext:value-type="float">
            <text:p>23.54</text:p>
          </table:table-cell>
          <table:table-cell table:style-name="ce15" office:value-type="float" office:value="36.84" calcext:value-type="float">
            <text:p>36.84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office:value-type="float" office:value="37.67" calcext:value-type="float">
            <text:p>37.67</text:p>
          </table:table-cell>
          <table:table-cell table:style-name="ce15" table:number-columns-repeated="4"/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" calcext:value-type="float">
            <text:p>22</text:p>
          </table:table-cell>
          <table:table-cell office:value-type="float" office:value="1.99" calcext:value-type="float">
            <text:p>1,9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2" calcext:value-type="float">
            <text:p>36.32</text:p>
          </table:table-cell>
          <table:table-cell table:style-name="ce15" office:value-type="float" office:value="12.49" calcext:value-type="float">
            <text:p>12.49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table:number-columns-repeated="4"/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74" calcext:value-type="float">
            <text:p>13,7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8" calcext:value-type="float">
            <text:p>17.68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3.09" calcext:value-type="float">
            <text:p>23.09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3.31" calcext:value-type="float">
            <text:p>23,31</text:p>
          </table:table-cell>
          <table:table-cell office:value-type="float" office:value="9.71" calcext:value-type="float">
            <text:p>9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7" calcext:value-type="float">
            <text:p>39.77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12.11" calcext:value-type="float">
            <text:p>12.11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64" calcext:value-type="float">
            <text:p>16,64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08" calcext:value-type="float">
            <text:p>23.08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40.61" calcext:value-type="float">
            <text:p>40.61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9" calcext:value-type="float">
            <text:p>17,29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7" calcext:value-type="float">
            <text:p>8.37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22.61" calcext:value-type="float">
            <text:p>22.61</text:p>
          </table:table-cell>
          <table:table-cell table:style-name="ce15" office:value-type="float" office:value="35.8" calcext:value-type="float">
            <text:p>35.80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10.65" calcext:value-type="float">
            <text:p>10,6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" calcext:value-type="float">
            <text:p>33.90</text:p>
          </table:table-cell>
          <table:table-cell table:style-name="ce15" office:value-type="float" office:value="12.07" calcext:value-type="float">
            <text:p>12.07</text:p>
          </table:table-cell>
          <table:table-cell table:style-name="ce15" office:value-type="float" office:value="10.48" calcext:value-type="float">
            <text:p>10.48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78" calcext:value-type="float">
            <text:p>19.78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36.23" calcext:value-type="float">
            <text:p>36.23</text:p>
          </table:table-cell>
          <table:table-cell table:style-name="ce15" table:number-columns-repeated="4"/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04" calcext:value-type="float">
            <text:p>17,04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6" calcext:value-type="float">
            <text:p>36.46</text:p>
          </table:table-cell>
          <table:table-cell table:style-name="ce15" office:value-type="float" office:value="4.78" calcext:value-type="float">
            <text:p>4.78</text:p>
          </table:table-cell>
          <table:table-cell table:style-name="ce15" office:value-type="float" office:value="36.64" calcext:value-type="float">
            <text:p>36.64</text:p>
          </table:table-cell>
          <table:table-cell table:style-name="ce15" office:value-type="float" office:value="11.72" calcext:value-type="float">
            <text:p>11.72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04" calcext:value-type="float">
            <text:p>15,04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35" calcext:value-type="float">
            <text:p>31.35</text:p>
          </table:table-cell>
          <table:table-cell table:style-name="ce15" office:value-type="float" office:value="30.6" calcext:value-type="float">
            <text:p>30.60</text:p>
          </table:table-cell>
          <table:table-cell table:style-name="ce15" office:value-type="float" office:value="25.63" calcext:value-type="float">
            <text:p>25.63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38" calcext:value-type="float">
            <text:p>23,38</text:p>
          </table:table-cell>
          <table:table-cell office:value-type="float" office:value="11.2" calcext:value-type="float">
            <text:p>11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4" calcext:value-type="float">
            <text:p>15.14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5.81" calcext:value-type="float">
            <text:p>5.81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table:number-columns-repeated="4"/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33.42" calcext:value-type="float">
            <text:p>33.42</text:p>
          </table:table-cell>
          <table:table-cell table:style-name="ce15" office:value-type="float" office:value="25.53" calcext:value-type="float">
            <text:p>25.53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3.08" calcext:value-type="float">
            <text:p>3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6" calcext:value-type="float">
            <text:p>8.36</text:p>
          </table:table-cell>
          <table:table-cell table:style-name="ce15" office:value-type="float" office:value="7.81" calcext:value-type="float">
            <text:p>7.81</text:p>
          </table:table-cell>
          <table:table-cell table:style-name="ce15" office:value-type="float" office:value="14.99" calcext:value-type="float">
            <text:p>14.99</text:p>
          </table:table-cell>
          <table:table-cell table:style-name="ce15" office:value-type="float" office:value="33.25" calcext:value-type="float">
            <text:p>33.25</text:p>
          </table:table-cell>
          <table:table-cell table:style-name="ce15" table:number-columns-repeated="4"/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9.75" calcext:value-type="float">
            <text:p>9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" calcext:value-type="float">
            <text:p>26.10</text:p>
          </table:table-cell>
          <table:table-cell table:style-name="ce15" office:value-type="float" office:value="33.64" calcext:value-type="float">
            <text:p>33.64</text:p>
          </table:table-cell>
          <table:table-cell table:style-name="ce15" office:value-type="float" office:value="31.42" calcext:value-type="float">
            <text:p>31.42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54" calcext:value-type="float">
            <text:p>13,5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62" calcext:value-type="float">
            <text:p>8.62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5.43" calcext:value-type="float">
            <text:p>5.43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3.16" calcext:value-type="float">
            <text:p>3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17" calcext:value-type="float">
            <text:p>1.17</text:p>
          </table:table-cell>
          <table:table-cell table:style-name="ce15"/>
          <table:table-cell/>
          <table:table-cell office:value-type="float" office:value="17.22" calcext:value-type="float">
            <text:p>17,22</text:p>
          </table:table-cell>
          <table:table-cell office:value-type="float" office:value="11.36" calcext:value-type="float">
            <text:p>11,3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4" calcext:value-type="float">
            <text:p>36.74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40.57" calcext:value-type="float">
            <text:p>40.57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11.04" calcext:value-type="float">
            <text:p>11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28" calcext:value-type="float">
            <text:p>13.28</text:p>
          </table:table-cell>
          <table:table-cell table:style-name="ce15" office:value-type="float" office:value="7.79" calcext:value-type="float">
            <text:p>7.79</text:p>
          </table:table-cell>
          <table:table-cell table:style-name="ce15" office:value-type="float" office:value="16.45" calcext:value-type="float">
            <text:p>16.45</text:p>
          </table:table-cell>
          <table:table-cell table:style-name="ce15" office:value-type="float" office:value="28.44" calcext:value-type="float">
            <text:p>28.44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77" calcext:value-type="float">
            <text:p>9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06" calcext:value-type="float">
            <text:p>3.06</text:p>
          </table:table-cell>
          <table:table-cell table:style-name="ce15" office:value-type="float" office:value="33.28" calcext:value-type="float">
            <text:p>33.28</text:p>
          </table:table-cell>
          <table:table-cell table:style-name="ce15" office:value-type="float" office:value="37.22" calcext:value-type="float">
            <text:p>37.22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25" calcext:value-type="float">
            <text:p>24.25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71" calcext:value-type="float">
            <text:p>12,7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table:number-columns-repeated="4"/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7.61" calcext:value-type="float">
            <text:p>7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" calcext:value-type="float">
            <text:p>17.30</text:p>
          </table:table-cell>
          <table:table-cell table:style-name="ce15" office:value-type="float" office:value="12" calcext:value-type="float">
            <text:p>12.00</text:p>
          </table:table-cell>
          <table:table-cell table:style-name="ce15" office:value-type="float" office:value="27.13" calcext:value-type="float">
            <text:p>27.13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39" calcext:value-type="float">
            <text:p>16,39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5" calcext:value-type="float">
            <text:p>35.45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office:value-type="float" office:value="11.52" calcext:value-type="float">
            <text:p>11.52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8.63" calcext:value-type="float">
            <text:p>8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72" calcext:value-type="float">
            <text:p>45.72</text:p>
          </table:table-cell>
          <table:table-cell table:style-name="ce15" office:value-type="float" office:value="17.36" calcext:value-type="float">
            <text:p>17.36</text:p>
          </table:table-cell>
          <table:table-cell table:style-name="ce15" office:value-type="float" office:value="26.92" calcext:value-type="float">
            <text:p>26.92</text:p>
          </table:table-cell>
          <table:table-cell table:style-name="ce15" office:value-type="float" office:value="2.77" calcext:value-type="float">
            <text:p>2.77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63" calcext:value-type="float">
            <text:p>20,63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38.1" calcext:value-type="float">
            <text:p>38.10</text:p>
          </table:table-cell>
          <table:table-cell table:style-name="ce15" office:value-type="float" office:value="15.09" calcext:value-type="float">
            <text:p>15.09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31" calcext:value-type="float">
            <text:p>12,31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27.25" calcext:value-type="float">
            <text:p>27.2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5.1" calcext:value-type="float">
            <text:p>5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7" calcext:value-type="float">
            <text:p>21,47</text:p>
          </table:table-cell>
          <table:table-cell office:value-type="float" office:value="4.12" calcext:value-type="float">
            <text:p>4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8" calcext:value-type="float">
            <text:p>36.78</text:p>
          </table:table-cell>
          <table:table-cell table:style-name="ce15" office:value-type="float" office:value="9.75" calcext:value-type="float">
            <text:p>9.75</text:p>
          </table:table-cell>
          <table:table-cell table:style-name="ce15" office:value-type="float" office:value="16.55" calcext:value-type="float">
            <text:p>16.55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9" calcext:value-type="float">
            <text:p>12.90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5.22" calcext:value-type="float">
            <text:p>15.22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35" calcext:value-type="float">
            <text:p>5.3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8" calcext:value-type="float">
            <text:p>19,98</text:p>
          </table:table-cell>
          <table:table-cell office:value-type="float" office:value="11.76" calcext:value-type="float">
            <text:p>11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5" calcext:value-type="float">
            <text:p>40.55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7.2" calcext:value-type="float">
            <text:p>7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21" calcext:value-type="float">
            <text:p>17.21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office:value-type="float" office:value="19.24" calcext:value-type="float">
            <text:p>19.24</text:p>
          </table:table-cell>
          <table:table-cell table:style-name="ce15" office:value-type="float" office:value="30.25" calcext:value-type="float">
            <text:p>30.25</text:p>
          </table:table-cell>
          <table:table-cell table:style-name="ce15" table:number-columns-repeated="4"/>
          <table:table-cell table:style-name="ce15" office:value-type="float" office:value="0.81" calcext:value-type="float">
            <text:p>0.8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" calcext:value-type="float">
            <text:p>35.40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44.48" calcext:value-type="float">
            <text:p>44.48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36" calcext:value-type="float">
            <text:p>9.36</text:p>
          </table:table-cell>
          <table:table-cell table:style-name="ce15" office:value-type="float" office:value="27.22" calcext:value-type="float">
            <text:p>27.22</text:p>
          </table:table-cell>
          <table:table-cell table:style-name="ce15" office:value-type="float" office:value="29.02" calcext:value-type="float">
            <text:p>29.0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3" calcext:value-type="float">
            <text:p>0.93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2.18" calcext:value-type="float">
            <text:p>12.18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5" calcext:value-type="float">
            <text:p>19.55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61" calcext:value-type="float">
            <text:p>29.61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table:number-columns-repeated="4"/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6" calcext:value-type="float">
            <text:p>16,1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28" calcext:value-type="float">
            <text:p>45.2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52" calcext:value-type="float">
            <text:p>18.52</text:p>
          </table:table-cell>
          <table:table-cell table:style-name="ce15" office:value-type="float" office:value="40.51" calcext:value-type="float">
            <text:p>40.51</text:p>
          </table:table-cell>
          <table:table-cell table:style-name="ce15" office:value-type="float" office:value="24.27" calcext:value-type="float">
            <text:p>24.27</text:p>
          </table:table-cell>
          <table:table-cell table:style-name="ce15" office:value-type="float" office:value="40.37" calcext:value-type="float">
            <text:p>40.37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25" calcext:value-type="float">
            <text:p>22,25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21" calcext:value-type="float">
            <text:p>9.21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41.23" calcext:value-type="float">
            <text:p>41.23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2" calcext:value-type="float">
            <text:p>17,12</text:p>
          </table:table-cell>
          <table:table-cell office:value-type="float" office:value="3.74" calcext:value-type="float">
            <text:p>3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06" calcext:value-type="float">
            <text:p>31.06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76" calcext:value-type="float">
            <text:p>9,76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78" calcext:value-type="float">
            <text:p>20.78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4.3" calcext:value-type="float">
            <text:p>4.30</text:p>
          </table:table-cell>
          <table:table-cell table:style-name="ce15" office:value-type="float" office:value="22.52" calcext:value-type="float">
            <text:p>22.52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88" calcext:value-type="float">
            <text:p>18,8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21" calcext:value-type="float">
            <text:p>9.21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20.86" calcext:value-type="float">
            <text:p>20.86</text:p>
          </table:table-cell>
          <table:table-cell table:style-name="ce15" office:value-type="float" office:value="39.92" calcext:value-type="float">
            <text:p>39.9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96" calcext:value-type="float">
            <text:p>20.96</text:p>
          </table:table-cell>
          <table:table-cell table:style-name="ce15" office:value-type="float" office:value="37.59" calcext:value-type="float">
            <text:p>37.5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" calcext:value-type="float">
            <text:p>8.30</text:p>
          </table:table-cell>
          <table:table-cell table:style-name="ce15" office:value-type="float" office:value="21.3" calcext:value-type="float">
            <text:p>21.30</text:p>
          </table:table-cell>
          <table:table-cell table:style-name="ce15" office:value-type="float" office:value="35.14" calcext:value-type="float">
            <text:p>35.14</text:p>
          </table:table-cell>
          <table:table-cell table:style-name="ce15" office:value-type="float" office:value="4.72" calcext:value-type="float">
            <text:p>4.72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62" calcext:value-type="float">
            <text:p>9,62</text:p>
          </table:table-cell>
          <table:table-cell office:value-type="float" office:value="3.12" calcext:value-type="float">
            <text:p>3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3" calcext:value-type="float">
            <text:p>28.83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10.7" calcext:value-type="float">
            <text:p>10.70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" calcext:value-type="float">
            <text:p>13.10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table:number-columns-repeated="4"/>
          <table:table-cell table:style-name="ce15" office:value-type="float" office:value="4.31" calcext:value-type="float">
            <text:p>4.3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7.03" calcext:value-type="float">
            <text:p>17,0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04" calcext:value-type="float">
            <text:p>44.04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office:value-type="float" office:value="12.64" calcext:value-type="float">
            <text:p>12.64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table:number-columns-repeated="4"/>
          <table:table-cell table:style-name="ce15" office:value-type="float" office:value="10.72" calcext:value-type="float">
            <text:p>10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7.01" calcext:value-type="float">
            <text:p>7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4" calcext:value-type="float">
            <text:p>33.84</text:p>
          </table:table-cell>
          <table:table-cell table:style-name="ce15" office:value-type="float" office:value="17.2" calcext:value-type="float">
            <text:p>17.20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38.83" calcext:value-type="float">
            <text:p>38.83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8" calcext:value-type="float">
            <text:p>14.18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4.59" calcext:value-type="float">
            <text:p>4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8" calcext:value-type="float">
            <text:p>19,58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88" calcext:value-type="float">
            <text:p>41.88</text:p>
          </table:table-cell>
          <table:table-cell table:style-name="ce15" office:value-type="float" office:value="22.49" calcext:value-type="float">
            <text:p>22.49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8.52" calcext:value-type="float">
            <text:p>8.52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63" calcext:value-type="float">
            <text:p>12,63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49" calcext:value-type="float">
            <text:p>25.49</text:p>
          </table:table-cell>
          <table:table-cell table:style-name="ce15" office:value-type="float" office:value="4.84" calcext:value-type="float">
            <text:p>4.84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5.12" calcext:value-type="float">
            <text:p>5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8" calcext:value-type="float">
            <text:p>13.48</text:p>
          </table:table-cell>
          <table:table-cell table:style-name="ce15" office:value-type="float" office:value="22.57" calcext:value-type="float">
            <text:p>22.57</text:p>
          </table:table-cell>
          <table:table-cell table:style-name="ce15" office:value-type="float" office:value="30.42" calcext:value-type="float">
            <text:p>30.42</text:p>
          </table:table-cell>
          <table:table-cell table:style-name="ce15" office:value-type="float" office:value="6.21" calcext:value-type="float">
            <text:p>6.21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8" calcext:value-type="float">
            <text:p>17,18</text:p>
          </table:table-cell>
          <table:table-cell office:value-type="float" office:value="2.48" calcext:value-type="float">
            <text:p>2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36" calcext:value-type="float">
            <text:p>25.36</text:p>
          </table:table-cell>
          <table:table-cell table:style-name="ce15" office:value-type="float" office:value="12.4" calcext:value-type="float">
            <text:p>12.40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24.14" calcext:value-type="float">
            <text:p>24.14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" calcext:value-type="float">
            <text:p>9.80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32.45" calcext:value-type="float">
            <text:p>32.45</text:p>
          </table:table-cell>
          <table:table-cell table:style-name="ce15" office:value-type="float" office:value="41.66" calcext:value-type="float">
            <text:p>41.66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3" calcext:value-type="float">
            <text:p>1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19" calcext:value-type="float">
            <text:p>15,19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2" calcext:value-type="float">
            <text:p>35.12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48.91" calcext:value-type="float">
            <text:p>48.91</text:p>
          </table:table-cell>
          <table:table-cell table:style-name="ce15" office:value-type="float" office:value="18.23" calcext:value-type="float">
            <text:p>18.23</text:p>
          </table:table-cell>
          <table:table-cell table:style-name="ce15" table:number-columns-repeated="4"/>
          <table:table-cell table:style-name="ce15" office:value-type="float" office:value="8.41" calcext:value-type="float">
            <text:p>8.4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04" calcext:value-type="float">
            <text:p>24.04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office:value-type="float" office:value="32.84" calcext:value-type="float">
            <text:p>32.84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7.98" calcext:value-type="float">
            <text:p>7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" calcext:value-type="float">
            <text:p>8.30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21.98" calcext:value-type="float">
            <text:p>21.98</text:p>
          </table:table-cell>
          <table:table-cell table:style-name="ce15" table:number-columns-repeated="4"/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82" calcext:value-type="float">
            <text:p>12,8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95" calcext:value-type="float">
            <text:p>21.95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23.86" calcext:value-type="float">
            <text:p>23.86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7" calcext:value-type="float">
            <text:p>3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9.63" calcext:value-type="float">
            <text:p>9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22" calcext:value-type="float">
            <text:p>47.2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34.09" calcext:value-type="float">
            <text:p>34.09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4.91" calcext:value-type="float">
            <text:p>4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05" calcext:value-type="float">
            <text:p>12,05</text:p>
          </table:table-cell>
          <table:table-cell office:value-type="float" office:value="11.7" calcext:value-type="float">
            <text:p>11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14" calcext:value-type="float">
            <text:p>30.14</text:p>
          </table:table-cell>
          <table:table-cell table:style-name="ce15" office:value-type="float" office:value="19.01" calcext:value-type="float">
            <text:p>19.01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office:value-type="float" office:value="32.22" calcext:value-type="float">
            <text:p>32.22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71" calcext:value-type="float">
            <text:p>16,7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9" calcext:value-type="float">
            <text:p>41.59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office:value-type="float" office:value="35.02" calcext:value-type="float">
            <text:p>35.02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1" calcext:value-type="float">
            <text:p>23.91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8.89" calcext:value-type="float">
            <text:p>8.89</text:p>
          </table:table-cell>
          <table:table-cell table:style-name="ce15" office:value-type="float" office:value="23.91" calcext:value-type="float">
            <text:p>23.91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11" calcext:value-type="float">
            <text:p>24,1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01" calcext:value-type="float">
            <text:p>47.01</text:p>
          </table:table-cell>
          <table:table-cell table:style-name="ce15" office:value-type="float" office:value="35.3" calcext:value-type="float">
            <text:p>35.30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38.57" calcext:value-type="float">
            <text:p>38.57</text:p>
          </table:table-cell>
          <table:table-cell table:style-name="ce15" table:number-columns-repeated="4"/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2" calcext:value-type="float">
            <text:p>33.62</text:p>
          </table:table-cell>
          <table:table-cell table:style-name="ce15" office:value-type="float" office:value="25.31" calcext:value-type="float">
            <text:p>25.31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21.44" calcext:value-type="float">
            <text:p>21.44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1.59" calcext:value-type="float">
            <text:p>11,59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4" calcext:value-type="float">
            <text:p>44.84</text:p>
          </table:table-cell>
          <table:table-cell table:style-name="ce15" office:value-type="float" office:value="37.44" calcext:value-type="float">
            <text:p>37.44</text:p>
          </table:table-cell>
          <table:table-cell table:style-name="ce15" office:value-type="float" office:value="36.3" calcext:value-type="float">
            <text:p>36.30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14.49" calcext:value-type="float">
            <text:p>14.49</text:p>
          </table:table-cell>
          <table:table-cell table:style-name="ce15" office:value-type="float" office:value="49.32" calcext:value-type="float">
            <text:p>49.32</text:p>
          </table:table-cell>
          <table:table-cell table:style-name="ce15" office:value-type="float" office:value="17.77" calcext:value-type="float">
            <text:p>17.77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97" calcext:value-type="float">
            <text:p>16,9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8" calcext:value-type="float">
            <text:p>34.78</text:p>
          </table:table-cell>
          <table:table-cell table:style-name="ce15" office:value-type="float" office:value="3.13" calcext:value-type="float">
            <text:p>3.13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33.59" calcext:value-type="float">
            <text:p>33.59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74" calcext:value-type="float">
            <text:p>9.74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41.42" calcext:value-type="float">
            <text:p>41.4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37" calcext:value-type="float">
            <text:p>12,37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1" calcext:value-type="float">
            <text:p>30.41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16.1" calcext:value-type="float">
            <text:p>16.10</text:p>
          </table:table-cell>
          <table:table-cell table:style-name="ce15" office:value-type="float" office:value="26.43" calcext:value-type="float">
            <text:p>26.43</text:p>
          </table:table-cell>
          <table:table-cell table:style-name="ce15" table:number-columns-repeated="4"/>
          <table:table-cell table:style-name="ce15" office:value-type="float" office:value="8.59" calcext:value-type="float">
            <text:p>8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71" calcext:value-type="float">
            <text:p>15,71</text:p>
          </table:table-cell>
          <table:table-cell office:value-type="float" office:value="4.56" calcext:value-type="float">
            <text:p>4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39" calcext:value-type="float">
            <text:p>11.39</text:p>
          </table:table-cell>
          <table:table-cell table:style-name="ce15" office:value-type="float" office:value="28.44" calcext:value-type="float">
            <text:p>28.44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" calcext:value-type="float">
            <text:p>26.90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office:value-type="float" office:value="6.14" calcext:value-type="float">
            <text:p>6.14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16" calcext:value-type="float">
            <text:p>16.16</text:p>
          </table:table-cell>
          <table:table-cell table:style-name="ce15" office:value-type="float" office:value="27.4" calcext:value-type="float">
            <text:p>27.40</text:p>
          </table:table-cell>
          <table:table-cell table:style-name="ce15" office:value-type="float" office:value="36.63" calcext:value-type="float">
            <text:p>36.63</text:p>
          </table:table-cell>
          <table:table-cell table:style-name="ce15" office:value-type="float" office:value="8.8" calcext:value-type="float">
            <text:p>8.80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8" calcext:value-type="float">
            <text:p>39.68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36.69" calcext:value-type="float">
            <text:p>36.69</text:p>
          </table:table-cell>
          <table:table-cell table:style-name="ce15" table:number-columns-repeated="4"/>
          <table:table-cell table:style-name="ce15" office:value-type="float" office:value="3.34" calcext:value-type="float">
            <text:p>3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2" calcext:value-type="float">
            <text:p>24.32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9.28" calcext:value-type="float">
            <text:p>9.28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table:number-columns-repeated="4"/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24" calcext:value-type="float">
            <text:p>20,24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7" calcext:value-type="float">
            <text:p>41.37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08" calcext:value-type="float">
            <text:p>29.0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table:number-columns-repeated="4"/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/>
          <table:table-cell/>
          <table:table-cell office:value-type="float" office:value="21.28" calcext:value-type="float">
            <text:p>21,28</text:p>
          </table:table-cell>
          <table:table-cell office:value-type="float" office:value="7.13" calcext:value-type="float">
            <text:p>7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4" calcext:value-type="float">
            <text:p>18.34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50.07" calcext:value-type="float">
            <text:p>50.07</text:p>
          </table:table-cell>
          <table:table-cell table:style-name="ce15" office:value-type="float" office:value="15.84" calcext:value-type="float">
            <text:p>15.84</text:p>
          </table:table-cell>
          <table:table-cell table:style-name="ce15" table:number-columns-repeated="4"/>
          <table:table-cell table:style-name="ce15" office:value-type="float" office:value="3.36" calcext:value-type="float">
            <text:p>3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10.96" calcext:value-type="float">
            <text:p>10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4" calcext:value-type="float">
            <text:p>35.34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22.23" calcext:value-type="float">
            <text:p>22.23</text:p>
          </table:table-cell>
          <table:table-cell table:style-name="ce15" office:value-type="float" office:value="27.81" calcext:value-type="float">
            <text:p>27.81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2" calcext:value-type="float">
            <text:p>3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28" calcext:value-type="float">
            <text:p>25,2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33.9" calcext:value-type="float">
            <text:p>33.90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table:number-columns-repeated="4"/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26" calcext:value-type="float">
            <text:p>14,26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" calcext:value-type="float">
            <text:p>37.30</text:p>
          </table:table-cell>
          <table:table-cell table:style-name="ce15" office:value-type="float" office:value="13.24" calcext:value-type="float">
            <text:p>13.24</text:p>
          </table:table-cell>
          <table:table-cell table:style-name="ce15" office:value-type="float" office:value="33.88" calcext:value-type="float">
            <text:p>33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9" calcext:value-type="float">
            <text:p>8.89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office:value-type="float" office:value="20.9" calcext:value-type="float">
            <text:p>20.90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table:number-columns-repeated="4"/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1" calcext:value-type="float">
            <text:p>13,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23" calcext:value-type="float">
            <text:p>33.23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32.7" calcext:value-type="float">
            <text:p>32.7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4" calcext:value-type="float">
            <text:p>47.74</text:p>
          </table:table-cell>
          <table:table-cell table:style-name="ce15" office:value-type="float" office:value="39.89" calcext:value-type="float">
            <text:p>39.89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26.36" calcext:value-type="float">
            <text:p>26.36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54" calcext:value-type="float">
            <text:p>10,54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8" calcext:value-type="float">
            <text:p>27.18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office:value-type="float" office:value="31.37" calcext:value-type="float">
            <text:p>31.37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6.6" calcext:value-type="float">
            <text:p>6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2" calcext:value-type="float">
            <text:p>16.82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15.2" calcext:value-type="float">
            <text:p>15.20</text:p>
          </table:table-cell>
          <table:table-cell table:style-name="ce15" table:number-columns-repeated="4"/>
          <table:table-cell table:style-name="ce15" office:value-type="float" office:value="1.9" calcext:value-type="float">
            <text:p>1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17" calcext:value-type="float">
            <text:p>24,17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24" calcext:value-type="float">
            <text:p>29.24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23.61" calcext:value-type="float">
            <text:p>23.61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09" calcext:value-type="float">
            <text:p>17,09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1" calcext:value-type="float">
            <text:p>39.7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41.04" calcext:value-type="float">
            <text:p>41.04</text:p>
          </table:table-cell>
          <table:table-cell table:style-name="ce15" office:value-type="float" office:value="12.85" calcext:value-type="float">
            <text:p>12.85</text:p>
          </table:table-cell>
          <table:table-cell table:style-name="ce15" table:number-columns-repeated="4"/>
          <table:table-cell table:style-name="ce15" office:value-type="float" office:value="6.49" calcext:value-type="float">
            <text:p>6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59" calcext:value-type="float">
            <text:p>15,5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40.9" calcext:value-type="float">
            <text:p>40.90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10.72" calcext:value-type="float">
            <text:p>10.7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" calcext:value-type="float">
            <text:p>34.70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office:value-type="float" office:value="44.9" calcext:value-type="float">
            <text:p>44.90</text:p>
          </table:table-cell>
          <table:table-cell table:style-name="ce15" office:value-type="float" office:value="8.2" calcext:value-type="float">
            <text:p>8.20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4.16" calcext:value-type="float">
            <text:p>24,16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21.81" calcext:value-type="float">
            <text:p>21.81</text:p>
          </table:table-cell>
          <table:table-cell table:style-name="ce15" office:value-type="float" office:value="27.15" calcext:value-type="float">
            <text:p>27.15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3" calcext:value-type="float">
            <text:p>41.33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7.35" calcext:value-type="float">
            <text:p>37.35</text:p>
          </table:table-cell>
          <table:table-cell table:style-name="ce15" office:value-type="float" office:value="3.56" calcext:value-type="float">
            <text:p>3.56</text:p>
          </table:table-cell>
          <table:table-cell table:style-name="ce15" table:number-columns-repeated="4"/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9" calcext:value-type="float">
            <text:p>18,09</text:p>
          </table:table-cell>
          <table:table-cell office:value-type="float" office:value="2.41" calcext:value-type="float">
            <text:p>2,4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2" calcext:value-type="float">
            <text:p>11.92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14.76" calcext:value-type="float">
            <text:p>14.76</text:p>
          </table:table-cell>
          <table:table-cell table:style-name="ce15" table:number-columns-repeated="4"/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9.62" calcext:value-type="float">
            <text:p>9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7" calcext:value-type="float">
            <text:p>42.77</text:p>
          </table:table-cell>
          <table:table-cell table:style-name="ce15" office:value-type="float" office:value="42.09" calcext:value-type="float">
            <text:p>42.09</text:p>
          </table:table-cell>
          <table:table-cell table:style-name="ce15" office:value-type="float" office:value="28.92" calcext:value-type="float">
            <text:p>28.92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4" calcext:value-type="float">
            <text:p>14,3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4" calcext:value-type="float">
            <text:p>22.54</text:p>
          </table:table-cell>
          <table:table-cell table:style-name="ce15" office:value-type="float" office:value="21.91" calcext:value-type="float">
            <text:p>21.91</text:p>
          </table:table-cell>
          <table:table-cell table:style-name="ce15" office:value-type="float" office:value="8.41" calcext:value-type="float">
            <text:p>8.41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table:number-columns-repeated="4"/>
          <table:table-cell table:style-name="ce15" office:value-type="float" office:value="3.8" calcext:value-type="float">
            <text:p>3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5" calcext:value-type="float">
            <text:p>43.75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28.24" calcext:value-type="float">
            <text:p>28.24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1" calcext:value-type="float">
            <text:p>19.11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table:number-columns-repeated="4"/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10.01" calcext:value-type="float">
            <text:p>10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48" calcext:value-type="float">
            <text:p>42.48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17.68" calcext:value-type="float">
            <text:p>17.68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table:number-columns-repeated="4"/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93" calcext:value-type="float">
            <text:p>18,93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9" calcext:value-type="float">
            <text:p>24.79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44.47" calcext:value-type="float">
            <text:p>44.47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6" calcext:value-type="float">
            <text:p>39.66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office:value-type="float" office:value="27.64" calcext:value-type="float">
            <text:p>27.64</text:p>
          </table:table-cell>
          <table:table-cell table:style-name="ce15" table:number-columns-repeated="4"/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89" calcext:value-type="float">
            <text:p>6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5" calcext:value-type="float">
            <text:p>29.35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38.7" calcext:value-type="float">
            <text:p>38.7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46" calcext:value-type="float">
            <text:p>6.46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office:value-type="float" office:value="22.73" calcext:value-type="float">
            <text:p>22.73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table:number-columns-repeated="4"/>
          <table:table-cell table:style-name="ce15" office:value-type="float" office:value="7.14" calcext:value-type="float">
            <text:p>7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1" calcext:value-type="float">
            <text:p>30.41</text:p>
          </table:table-cell>
          <table:table-cell table:style-name="ce15" office:value-type="float" office:value="12.05" calcext:value-type="float">
            <text:p>12.05</text:p>
          </table:table-cell>
          <table:table-cell table:style-name="ce15" office:value-type="float" office:value="36.98" calcext:value-type="float">
            <text:p>3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74" calcext:value-type="float">
            <text:p>10.7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9.72" calcext:value-type="float">
            <text:p>19.72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0.54" calcext:value-type="float">
            <text:p>10,54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55" calcext:value-type="float">
            <text:p>29.5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38.67" calcext:value-type="float">
            <text:p>38.67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table:number-columns-repeated="4"/>
          <table:table-cell table:style-name="ce15" office:value-type="float" office:value="4.86" calcext:value-type="float">
            <text:p>4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01" calcext:value-type="float">
            <text:p>43.01</text:p>
          </table:table-cell>
          <table:table-cell table:style-name="ce15" office:value-type="float" office:value="11.08" calcext:value-type="float">
            <text:p>11.08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30.12" calcext:value-type="float">
            <text:p>30.12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3" calcext:value-type="float">
            <text:p>16.43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16.15" calcext:value-type="float">
            <text:p>16.15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7" calcext:value-type="float">
            <text:p>6.6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3.04" calcext:value-type="float">
            <text:p>13,0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21" calcext:value-type="float">
            <text:p>32.21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9.51" calcext:value-type="float">
            <text:p>19.51</text:p>
          </table:table-cell>
          <table:table-cell table:style-name="ce15" office:value-type="float" office:value="29.33" calcext:value-type="float">
            <text:p>29.33</text:p>
          </table:table-cell>
          <table:table-cell table:style-name="ce15" table:number-columns-repeated="4"/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76" calcext:value-type="float">
            <text:p>16,76</text:p>
          </table:table-cell>
          <table:table-cell office:value-type="float" office:value="6.81" calcext:value-type="float">
            <text:p>6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5" calcext:value-type="float">
            <text:p>9.15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office:value-type="float" office:value="2.74" calcext:value-type="float">
            <text:p>2.74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2" calcext:value-type="float">
            <text:p>18,2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" calcext:value-type="float">
            <text:p>19.50</text:p>
          </table:table-cell>
          <table:table-cell table:style-name="ce15" office:value-type="float" office:value="32.51" calcext:value-type="float">
            <text:p>32.51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7.46" calcext:value-type="float">
            <text:p>7.4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7" calcext:value-type="float">
            <text:p>39.37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8.92" calcext:value-type="float">
            <text:p>8,9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4" calcext:value-type="float">
            <text:p>13.94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35.52" calcext:value-type="float">
            <text:p>35.52</text:p>
          </table:table-cell>
          <table:table-cell table:style-name="ce15" office:value-type="float" office:value="36.68" calcext:value-type="float">
            <text:p>36.68</text:p>
          </table:table-cell>
          <table:table-cell table:style-name="ce15" table:number-columns-repeated="4"/>
          <table:table-cell table:style-name="ce15" office:value-type="float" office:value="2.22" calcext:value-type="float">
            <text:p>2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69" calcext:value-type="float">
            <text:p>3.69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7" calcext:value-type="float">
            <text:p>28.70</text:p>
          </table:table-cell>
          <table:table-cell table:style-name="ce15" office:value-type="float" office:value="19.02" calcext:value-type="float">
            <text:p>19.02</text:p>
          </table:table-cell>
          <table:table-cell table:style-name="ce15" office:value-type="float" office:value="22.16" calcext:value-type="float">
            <text:p>22.16</text:p>
          </table:table-cell>
          <table:table-cell table:style-name="ce15" office:value-type="float" office:value="24.25" calcext:value-type="float">
            <text:p>24.25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31" calcext:value-type="float">
            <text:p>23,31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2" calcext:value-type="float">
            <text:p>19.12</text:p>
          </table:table-cell>
          <table:table-cell table:style-name="ce15" office:value-type="float" office:value="31.14" calcext:value-type="float">
            <text:p>31.14</text:p>
          </table:table-cell>
          <table:table-cell table:style-name="ce15" office:value-type="float" office:value="42.75" calcext:value-type="float">
            <text:p>42.75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47" calcext:value-type="float">
            <text:p>2.47</text:p>
          </table:table-cell>
          <table:table-cell table:style-name="ce15" office:value-type="float" office:value="8.05" calcext:value-type="float">
            <text:p>8.05</text:p>
          </table:table-cell>
          <table:table-cell table:style-name="ce15" office:value-type="float" office:value="31.13" calcext:value-type="float">
            <text:p>31.13</text:p>
          </table:table-cell>
          <table:table-cell table:style-name="ce15" office:value-type="float" office:value="35.44" calcext:value-type="float">
            <text:p>35.44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57" calcext:value-type="float">
            <text:p>15,5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4" calcext:value-type="float">
            <text:p>40.94</text:p>
          </table:table-cell>
          <table:table-cell table:style-name="ce15" office:value-type="float" office:value="22.12" calcext:value-type="float">
            <text:p>22.12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office:value-type="float" office:value="18.32" calcext:value-type="float">
            <text:p>18.32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52" calcext:value-type="float">
            <text:p>18,5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3" calcext:value-type="float">
            <text:p>24.83</text:p>
          </table:table-cell>
          <table:table-cell table:style-name="ce15" office:value-type="float" office:value="35.56" calcext:value-type="float">
            <text:p>35.56</text:p>
          </table:table-cell>
          <table:table-cell table:style-name="ce15" office:value-type="float" office:value="42.41" calcext:value-type="float">
            <text:p>42.41</text:p>
          </table:table-cell>
          <table:table-cell table:style-name="ce15" office:value-type="float" office:value="8.67" calcext:value-type="float">
            <text:p>8.67</text:p>
          </table:table-cell>
          <table:table-cell table:style-name="ce15" table:number-columns-repeated="4"/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49" calcext:value-type="float">
            <text:p>23,49</text:p>
          </table:table-cell>
          <table:table-cell office:value-type="float" office:value="6.96" calcext:value-type="float">
            <text:p>6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3" calcext:value-type="float">
            <text:p>36.33</text:p>
          </table:table-cell>
          <table:table-cell table:style-name="ce15" office:value-type="float" office:value="12.96" calcext:value-type="float">
            <text:p>12.96</text:p>
          </table:table-cell>
          <table:table-cell table:style-name="ce15" office:value-type="float" office:value="17.6" calcext:value-type="float">
            <text:p>17.60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number-columns-repeated="2" table:style-name="ce15" office:value-type="float" office:value="0.63" calcext:value-type="float">
            <text:p>0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5" calcext:value-type="float">
            <text:p>16,35</text:p>
          </table:table-cell>
          <table:table-cell office:value-type="float" office:value="8.57" calcext:value-type="float">
            <text:p>8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31.57" calcext:value-type="float">
            <text:p>31.57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41" calcext:value-type="float">
            <text:p>25,41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5" calcext:value-type="float">
            <text:p>26.75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33.59" calcext:value-type="float">
            <text:p>33.59</text:p>
          </table:table-cell>
          <table:table-cell table:style-name="ce15" office:value-type="float" office:value="36" calcext:value-type="float">
            <text:p>36.00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2.18" calcext:value-type="float">
            <text:p>12,18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" calcext:value-type="float">
            <text:p>12.50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23.15" calcext:value-type="float">
            <text:p>23.15</text:p>
          </table:table-cell>
          <table:table-cell table:style-name="ce15" table:number-columns-repeated="4"/>
          <table:table-cell table:style-name="ce15" office:value-type="float" office:value="4.46" calcext:value-type="float">
            <text:p>4.4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2.23" calcext:value-type="float">
            <text:p>12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5" calcext:value-type="float">
            <text:p>33.75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30.55" calcext:value-type="float">
            <text:p>30.55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11" calcext:value-type="float">
            <text:p>12,11</text:p>
          </table:table-cell>
          <table:table-cell office:value-type="float" office:value="7.86" calcext:value-type="float">
            <text:p>7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8" calcext:value-type="float">
            <text:p>10.38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office:value-type="float" office:value="25.69" calcext:value-type="float">
            <text:p>25.69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2" calcext:value-type="float">
            <text:p>29.02</text:p>
          </table:table-cell>
          <table:table-cell table:style-name="ce15" office:value-type="float" office:value="17.28" calcext:value-type="float">
            <text:p>17.28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table:number-columns-repeated="4"/>
          <table:table-cell table:style-name="ce15" office:value-type="float" office:value="10.59" calcext:value-type="float">
            <text:p>10.59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91" calcext:value-type="float">
            <text:p>3.91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24.84" calcext:value-type="float">
            <text:p>24.84</text:p>
          </table:table-cell>
          <table:table-cell table:style-name="ce15" office:value-type="float" office:value="27.66" calcext:value-type="float">
            <text:p>27.66</text:p>
          </table:table-cell>
          <table:table-cell table:style-name="ce15" table:number-columns-repeated="4"/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51" calcext:value-type="float">
            <text:p>24,51</text:p>
          </table:table-cell>
          <table:table-cell office:value-type="float" office:value="2.86" calcext:value-type="float">
            <text:p>2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3" calcext:value-type="float">
            <text:p>26.93</text:p>
          </table:table-cell>
          <table:table-cell table:style-name="ce15" office:value-type="float" office:value="16.8" calcext:value-type="float">
            <text:p>16.80</text:p>
          </table:table-cell>
          <table:table-cell table:style-name="ce15" office:value-type="float" office:value="42.43" calcext:value-type="float">
            <text:p>42.43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table:number-columns-repeated="4"/>
          <table:table-cell table:style-name="ce15" office:value-type="float" office:value="4.13" calcext:value-type="float">
            <text:p>4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6" calcext:value-type="float">
            <text:p>45.16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30.24" calcext:value-type="float">
            <text:p>30.24</text:p>
          </table:table-cell>
          <table:table-cell table:style-name="ce15" office:value-type="float" office:value="33.83" calcext:value-type="float">
            <text:p>33.83</text:p>
          </table:table-cell>
          <table:table-cell table:style-name="ce15" table:number-columns-repeated="4"/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8" calcext:value-type="float">
            <text:p>14,8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4" calcext:value-type="float">
            <text:p>30.54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5" calcext:value-type="float">
            <text:p>43.85</text:p>
          </table:table-cell>
          <table:table-cell table:style-name="ce15" office:value-type="float" office:value="22.12" calcext:value-type="float">
            <text:p>22.12</text:p>
          </table:table-cell>
          <table:table-cell table:style-name="ce15" office:value-type="float" office:value="39.26" calcext:value-type="float">
            <text:p>39.26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6" calcext:value-type="float">
            <text:p>20,36</text:p>
          </table:table-cell>
          <table:table-cell office:value-type="float" office:value="6.58" calcext:value-type="float">
            <text:p>6,5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7" calcext:value-type="float">
            <text:p>23.47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office:value-type="float" office:value="11.93" calcext:value-type="float">
            <text:p>11.93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7.09" calcext:value-type="float">
            <text:p>17,09</text:p>
          </table:table-cell>
          <table:table-cell office:value-type="float" office:value="1.68" calcext:value-type="float">
            <text:p>1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19.03" calcext:value-type="float">
            <text:p>19.03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" calcext:value-type="float">
            <text:p>18,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36" calcext:value-type="float">
            <text:p>33.36</text:p>
          </table:table-cell>
          <table:table-cell table:style-name="ce15" office:value-type="float" office:value="35.46" calcext:value-type="float">
            <text:p>35.46</text:p>
          </table:table-cell>
          <table:table-cell table:style-name="ce15" office:value-type="float" office:value="10.47" calcext:value-type="float">
            <text:p>10.47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table:number-columns-repeated="4"/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4" calcext:value-type="float">
            <text:p>16.4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4.25" calcext:value-type="float">
            <text:p>4.2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7" calcext:value-type="float">
            <text:p>39.97</text:p>
          </table:table-cell>
          <table:table-cell table:style-name="ce15" office:value-type="float" office:value="33.67" calcext:value-type="float">
            <text:p>33.67</text:p>
          </table:table-cell>
          <table:table-cell table:style-name="ce15" office:value-type="float" office:value="34.35" calcext:value-type="float">
            <text:p>34.35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2.32" calcext:value-type="float">
            <text:p>22,32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2" calcext:value-type="float">
            <text:p>17.92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8.9" calcext:value-type="float">
            <text:p>8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1.64" calcext:value-type="float">
            <text:p>11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3" calcext:value-type="float">
            <text:p>4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9.51" calcext:value-type="float">
            <text:p>39.51</text:p>
          </table:table-cell>
          <table:table-cell table:style-name="ce15" office:value-type="float" office:value="40.77" calcext:value-type="float">
            <text:p>40.77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11.91" calcext:value-type="float">
            <text:p>11.91</text:p>
          </table:table-cell>
          <table:table-cell table:style-name="ce15" table:number-columns-repeated="4"/>
          <table:table-cell table:style-name="ce15" office:value-type="float" office:value="7.49" calcext:value-type="float">
            <text:p>7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89" calcext:value-type="float">
            <text:p>20,8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91" calcext:value-type="float">
            <text:p>47.91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9.68" calcext:value-type="float">
            <text:p>29.68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" calcext:value-type="float">
            <text:p>16,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85" calcext:value-type="float">
            <text:p>23.85</text:p>
          </table:table-cell>
          <table:table-cell table:style-name="ce15" office:value-type="float" office:value="17.89" calcext:value-type="float">
            <text:p>17.89</text:p>
          </table:table-cell>
          <table:table-cell table:style-name="ce15" office:value-type="float" office:value="6.46" calcext:value-type="float">
            <text:p>6.46</text:p>
          </table:table-cell>
          <table:table-cell table:style-name="ce15" office:value-type="float" office:value="10.14" calcext:value-type="float">
            <text:p>10.14</text:p>
          </table:table-cell>
          <table:table-cell table:style-name="ce15" table:number-columns-repeated="4"/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5.63" calcext:value-type="float">
            <text:p>5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03" calcext:value-type="float">
            <text:p>13.03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7.05" calcext:value-type="float">
            <text:p>27.05</text:p>
          </table:table-cell>
          <table:table-cell table:style-name="ce15" office:value-type="float" office:value="32.64" calcext:value-type="float">
            <text:p>32.64</text:p>
          </table:table-cell>
          <table:table-cell table:style-name="ce15" table:number-columns-repeated="4"/>
          <table:table-cell table:style-name="ce15" office:value-type="float" office:value="1.3" calcext:value-type="float">
            <text:p>1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69" calcext:value-type="float">
            <text:p>43.69</text:p>
          </table:table-cell>
          <table:table-cell table:style-name="ce15" office:value-type="float" office:value="16.43" calcext:value-type="float">
            <text:p>16.43</text:p>
          </table:table-cell>
          <table:table-cell table:style-name="ce15" office:value-type="float" office:value="14.6" calcext:value-type="float">
            <text:p>14.60</text:p>
          </table:table-cell>
          <table:table-cell table:style-name="ce15" office:value-type="float" office:value="21.24" calcext:value-type="float">
            <text:p>21.24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" calcext:value-type="float">
            <text:p>4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5.6" calcext:value-type="float">
            <text:p>5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52" calcext:value-type="float">
            <text:p>20.52</text:p>
          </table:table-cell>
          <table:table-cell table:style-name="ce15" office:value-type="float" office:value="32.69" calcext:value-type="float">
            <text:p>32.69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office:value-type="float" office:value="1.9" calcext:value-type="float">
            <text:p>1.90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88" calcext:value-type="float">
            <text:p>1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45" calcext:value-type="float">
            <text:p>44.45</text:p>
          </table:table-cell>
          <table:table-cell table:style-name="ce15" office:value-type="float" office:value="14.57" calcext:value-type="float">
            <text:p>14.57</text:p>
          </table:table-cell>
          <table:table-cell table:style-name="ce15" office:value-type="float" office:value="18.4" calcext:value-type="float">
            <text:p>18.40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96" calcext:value-type="float">
            <text:p>20.96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32.45" calcext:value-type="float">
            <text:p>32.45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3.66" calcext:value-type="float">
            <text:p>3,6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" calcext:value-type="float">
            <text:p>34.80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19.18" calcext:value-type="float">
            <text:p>19.18</text:p>
          </table:table-cell>
          <table:table-cell table:style-name="ce15" office:value-type="float" office:value="18.34" calcext:value-type="float">
            <text:p>18.34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8" calcext:value-type="float">
            <text:p>22.08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5.29" calcext:value-type="float">
            <text:p>25.29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table:number-columns-repeated="4"/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82" calcext:value-type="float">
            <text:p>2.82</text:p>
          </table:table-cell>
          <table:table-cell table:style-name="ce15" office:value-type="float" office:value="31.67" calcext:value-type="float">
            <text:p>31.67</text:p>
          </table:table-cell>
          <table:table-cell table:style-name="ce15" office:value-type="float" office:value="11.46" calcext:value-type="float">
            <text:p>11.46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35" calcext:value-type="float">
            <text:p>10,35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9" calcext:value-type="float">
            <text:p>21.89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31.79" calcext:value-type="float">
            <text:p>31.79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8" calcext:value-type="float">
            <text:p>8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18.83" calcext:value-type="float">
            <text:p>18.83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06" calcext:value-type="float">
            <text:p>15,0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1" calcext:value-type="float">
            <text:p>34.81</text:p>
          </table:table-cell>
          <table:table-cell table:style-name="ce15" office:value-type="float" office:value="17.2" calcext:value-type="float">
            <text:p>17.20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32.41" calcext:value-type="float">
            <text:p>32.41</text:p>
          </table:table-cell>
          <table:table-cell table:style-name="ce15" table:number-columns-repeated="4"/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1" calcext:value-type="float">
            <text:p>22.41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45.31" calcext:value-type="float">
            <text:p>45.31</text:p>
          </table:table-cell>
          <table:table-cell table:style-name="ce15" office:value-type="float" office:value="8.26" calcext:value-type="float">
            <text:p>8.26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2" calcext:value-type="float">
            <text:p>16,92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2" calcext:value-type="float">
            <text:p>37.42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7.05" calcext:value-type="float">
            <text:p>17.05</text:p>
          </table:table-cell>
          <table:table-cell table:style-name="ce15" office:value-type="float" office:value="21.81" calcext:value-type="float">
            <text:p>21.81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2" calcext:value-type="float">
            <text:p>11.52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office:value-type="float" office:value="36.77" calcext:value-type="float">
            <text:p>36.77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9.13" calcext:value-type="float">
            <text:p>9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84" calcext:value-type="float">
            <text:p>35.84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27.62" calcext:value-type="float">
            <text:p>27.62</text:p>
          </table:table-cell>
          <table:table-cell table:style-name="ce15" office:value-type="float" office:value="34.39" calcext:value-type="float">
            <text:p>34.39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2" calcext:value-type="float">
            <text:p>11.52</text:p>
          </table:table-cell>
          <table:table-cell table:style-name="ce15" office:value-type="float" office:value="20.64" calcext:value-type="float">
            <text:p>20.64</text:p>
          </table:table-cell>
          <table:table-cell table:style-name="ce15" office:value-type="float" office:value="11.71" calcext:value-type="float">
            <text:p>11.71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32" calcext:value-type="float">
            <text:p>33.32</text:p>
          </table:table-cell>
          <table:table-cell table:style-name="ce15" office:value-type="float" office:value="41.67" calcext:value-type="float">
            <text:p>41.67</text:p>
          </table:table-cell>
          <table:table-cell table:style-name="ce15" office:value-type="float" office:value="40.32" calcext:value-type="float">
            <text:p>40.3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table:number-columns-repeated="4"/>
          <table:table-cell table:style-name="ce15" office:value-type="float" office:value="3.08" calcext:value-type="float">
            <text:p>3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6" calcext:value-type="float">
            <text:p>14.46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office:value-type="float" office:value="21.74" calcext:value-type="float">
            <text:p>21.74</text:p>
          </table:table-cell>
          <table:table-cell table:style-name="ce15" office:value-type="float" office:value="21.22" calcext:value-type="float">
            <text:p>21.22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4" calcext:value-type="float">
            <text:p>2.5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9" calcext:value-type="float">
            <text:p>29.39</text:p>
          </table:table-cell>
          <table:table-cell table:style-name="ce15" office:value-type="float" office:value="38.43" calcext:value-type="float">
            <text:p>38.43</text:p>
          </table:table-cell>
          <table:table-cell table:style-name="ce15" office:value-type="float" office:value="40.59" calcext:value-type="float">
            <text:p>40.5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table:number-columns-repeated="4"/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87" calcext:value-type="float">
            <text:p>20,87</text:p>
          </table:table-cell>
          <table:table-cell office:value-type="float" office:value="11.37" calcext:value-type="float">
            <text:p>11,3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1" calcext:value-type="float">
            <text:p>19.31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29.68" calcext:value-type="float">
            <text:p>29.68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7" calcext:value-type="float">
            <text:p>0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7" calcext:value-type="float">
            <text:p>14,4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45" calcext:value-type="float">
            <text:p>49.45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office:value-type="float" office:value="42.82" calcext:value-type="float">
            <text:p>42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5" calcext:value-type="float">
            <text:p>18,65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" calcext:value-type="float">
            <text:p>36.30</text:p>
          </table:table-cell>
          <table:table-cell table:style-name="ce15" office:value-type="float" office:value="22.28" calcext:value-type="float">
            <text:p>22.28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3.68" calcext:value-type="float">
            <text:p>3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24" calcext:value-type="float">
            <text:p>25,24</text:p>
          </table:table-cell>
          <table:table-cell office:value-type="float" office:value="1.42" calcext:value-type="float">
            <text:p>1,4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4" calcext:value-type="float">
            <text:p>48.24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11.88" calcext:value-type="float">
            <text:p>11.88</text:p>
          </table:table-cell>
          <table:table-cell table:style-name="ce15" table:number-columns-repeated="4"/>
          <table:table-cell table:style-name="ce15" office:value-type="float" office:value="3.56" calcext:value-type="float">
            <text:p>3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7" calcext:value-type="float">
            <text:p>13,87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27" calcext:value-type="float">
            <text:p>18.27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38.15" calcext:value-type="float">
            <text:p>38.15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table:number-columns-repeated="4"/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" calcext:value-type="float">
            <text:p>18,1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8" calcext:value-type="float">
            <text:p>35.08</text:p>
          </table:table-cell>
          <table:table-cell table:style-name="ce15" office:value-type="float" office:value="10.59" calcext:value-type="float">
            <text:p>10.59</text:p>
          </table:table-cell>
          <table:table-cell table:style-name="ce15" office:value-type="float" office:value="26.3" calcext:value-type="float">
            <text:p>26.30</text:p>
          </table:table-cell>
          <table:table-cell table:style-name="ce15" office:value-type="float" office:value="30.74" calcext:value-type="float">
            <text:p>30.74</text:p>
          </table:table-cell>
          <table:table-cell table:style-name="ce15" table:number-columns-repeated="4"/>
          <table:table-cell table:style-name="ce15" office:value-type="float" office:value="1.39" calcext:value-type="float">
            <text:p>1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9.9" calcext:value-type="float">
            <text:p>9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88" calcext:value-type="float">
            <text:p>13.88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office:value-type="float" office:value="13.22" calcext:value-type="float">
            <text:p>13.22</text:p>
          </table:table-cell>
          <table:table-cell table:style-name="ce15" office:value-type="float" office:value="17.57" calcext:value-type="float">
            <text:p>17.57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71" calcext:value-type="float">
            <text:p>19,71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4" calcext:value-type="float">
            <text:p>42.74</text:p>
          </table:table-cell>
          <table:table-cell table:style-name="ce15" office:value-type="float" office:value="33.55" calcext:value-type="float">
            <text:p>33.55</text:p>
          </table:table-cell>
          <table:table-cell table:style-name="ce15" office:value-type="float" office:value="27.31" calcext:value-type="float">
            <text:p>27.31</text:p>
          </table:table-cell>
          <table:table-cell table:style-name="ce15" office:value-type="float" office:value="33.47" calcext:value-type="float">
            <text:p>33.47</text:p>
          </table:table-cell>
          <table:table-cell table:style-name="ce15" table:number-columns-repeated="4"/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48" calcext:value-type="float">
            <text:p>3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67" calcext:value-type="float">
            <text:p>30.67</text:p>
          </table:table-cell>
          <table:table-cell table:style-name="ce15" office:value-type="float" office:value="18.57" calcext:value-type="float">
            <text:p>18.57</text:p>
          </table:table-cell>
          <table:table-cell table:style-name="ce15" office:value-type="float" office:value="16.45" calcext:value-type="float">
            <text:p>16.45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22" calcext:value-type="float">
            <text:p>21,22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7" calcext:value-type="float">
            <text:p>11.07</text:p>
          </table:table-cell>
          <table:table-cell table:style-name="ce15" office:value-type="float" office:value="36.22" calcext:value-type="float">
            <text:p>36.22</text:p>
          </table:table-cell>
          <table:table-cell table:style-name="ce15" office:value-type="float" office:value="44.05" calcext:value-type="float">
            <text:p>44.05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35" calcext:value-type="float">
            <text:p>13,3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1" calcext:value-type="float">
            <text:p>30.10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2.61" calcext:value-type="float">
            <text:p>22.61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57" calcext:value-type="float">
            <text:p>16,5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40.88" calcext:value-type="float">
            <text:p>40.88</text:p>
          </table:table-cell>
          <table:table-cell table:style-name="ce15" office:value-type="float" office:value="40.58" calcext:value-type="float">
            <text:p>40.58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3" calcext:value-type="float">
            <text:p>6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89" calcext:value-type="float">
            <text:p>48.89</text:p>
          </table:table-cell>
          <table:table-cell table:style-name="ce15" office:value-type="float" office:value="39.69" calcext:value-type="float">
            <text:p>39.69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3.47" calcext:value-type="float">
            <text:p>23.47</text:p>
          </table:table-cell>
          <table:table-cell table:style-name="ce15" table:number-columns-repeated="4"/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49" calcext:value-type="float">
            <text:p>13,49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97" calcext:value-type="float">
            <text:p>32.97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office:value-type="float" office:value="43.96" calcext:value-type="float">
            <text:p>43.96</text:p>
          </table:table-cell>
          <table:table-cell table:style-name="ce15" office:value-type="float" office:value="3.85" calcext:value-type="float">
            <text:p>3.85</text:p>
          </table:table-cell>
          <table:table-cell table:style-name="ce15" table:number-columns-repeated="4"/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33.81" calcext:value-type="float">
            <text:p>33.81</text:p>
          </table:table-cell>
          <table:table-cell table:style-name="ce15" office:value-type="float" office:value="35.69" calcext:value-type="float">
            <text:p>35.69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7.82" calcext:value-type="float">
            <text:p>7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4" calcext:value-type="float">
            <text:p>34.74</text:p>
          </table:table-cell>
          <table:table-cell table:style-name="ce15" office:value-type="float" office:value="34.48" calcext:value-type="float">
            <text:p>34.48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office:value-type="float" office:value="16.34" calcext:value-type="float">
            <text:p>16.34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51" calcext:value-type="float">
            <text:p>16,5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32" calcext:value-type="float">
            <text:p>20.32</text:p>
          </table:table-cell>
          <table:table-cell table:style-name="ce15" office:value-type="float" office:value="19.19" calcext:value-type="float">
            <text:p>19.19</text:p>
          </table:table-cell>
          <table:table-cell table:style-name="ce15" office:value-type="float" office:value="26.66" calcext:value-type="float">
            <text:p>26.6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8.19" calcext:value-type="float">
            <text:p>8,1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7" calcext:value-type="float">
            <text:p>39.87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14.35" calcext:value-type="float">
            <text:p>14.35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1" calcext:value-type="float">
            <text:p>5.4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03" calcext:value-type="float">
            <text:p>23,03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6" calcext:value-type="float">
            <text:p>13.16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20.83" calcext:value-type="float">
            <text:p>20.83</text:p>
          </table:table-cell>
          <table:table-cell table:style-name="ce15" office:value-type="float" office:value="26.79" calcext:value-type="float">
            <text:p>26.79</text:p>
          </table:table-cell>
          <table:table-cell table:style-name="ce15" table:number-columns-repeated="4"/>
          <table:table-cell table:style-name="ce15" office:value-type="float" office:value="4.17" calcext:value-type="float">
            <text:p>4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38" calcext:value-type="float">
            <text:p>13,38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4" calcext:value-type="float">
            <text:p>39.34</text:p>
          </table:table-cell>
          <table:table-cell table:style-name="ce15" office:value-type="float" office:value="9.57" calcext:value-type="float">
            <text:p>9.57</text:p>
          </table:table-cell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number-columns-repeated="2" table:style-name="ce15" office:value-type="float" office:value="1.02" calcext:value-type="float">
            <text:p>1.0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24" calcext:value-type="float">
            <text:p>12,24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2" calcext:value-type="float">
            <text:p>13.42</text:p>
          </table:table-cell>
          <table:table-cell table:style-name="ce15" office:value-type="float" office:value="34.76" calcext:value-type="float">
            <text:p>34.76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36.27" calcext:value-type="float">
            <text:p>36.27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8" calcext:value-type="float">
            <text:p>27.80</text:p>
          </table:table-cell>
          <table:table-cell table:style-name="ce15" office:value-type="float" office:value="11.34" calcext:value-type="float">
            <text:p>11.34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table:number-columns-repeated="4"/>
          <table:table-cell table:style-name="ce15" office:value-type="float" office:value="4.64" calcext:value-type="float">
            <text:p>4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1.2" calcext:value-type="float">
            <text:p>11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8" calcext:value-type="float">
            <text:p>14.0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4.28" calcext:value-type="float">
            <text:p>34.28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44" calcext:value-type="float">
            <text:p>39.44</text:p>
          </table:table-cell>
          <table:table-cell table:style-name="ce15" office:value-type="float" office:value="7.86" calcext:value-type="float">
            <text:p>7.86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22.35" calcext:value-type="float">
            <text:p>22.35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number-columns-repeated="2" table:style-name="ce15" office:value-type="float" office:value="0.7" calcext:value-type="float">
            <text:p>0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36" calcext:value-type="float">
            <text:p>12,36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15" calcext:value-type="float">
            <text:p>11.15</text:p>
          </table:table-cell>
          <table:table-cell table:style-name="ce15" office:value-type="float" office:value="22.85" calcext:value-type="float">
            <text:p>22.85</text:p>
          </table:table-cell>
          <table:table-cell table:style-name="ce15" office:value-type="float" office:value="46.08" calcext:value-type="float">
            <text:p>46.08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45" calcext:value-type="float">
            <text:p>22,45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26.41" calcext:value-type="float">
            <text:p>26.41</text:p>
          </table:table-cell>
          <table:table-cell table:style-name="ce15" office:value-type="float" office:value="28.32" calcext:value-type="float">
            <text:p>28.32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6" calcext:value-type="float">
            <text:p>8.3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28" calcext:value-type="float">
            <text:p>27.28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38.72" calcext:value-type="float">
            <text:p>38.72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8.9" calcext:value-type="float">
            <text:p>8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24.6" calcext:value-type="float">
            <text:p>24.60</text:p>
          </table:table-cell>
          <table:table-cell table:style-name="ce15" office:value-type="float" office:value="21.24" calcext:value-type="float">
            <text:p>21.24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8" calcext:value-type="float">
            <text:p>20.68</text:p>
          </table:table-cell>
          <table:table-cell table:style-name="ce15" office:value-type="float" office:value="38.69" calcext:value-type="float">
            <text:p>38.69</text:p>
          </table:table-cell>
          <table:table-cell table:style-name="ce15" office:value-type="float" office:value="38.33" calcext:value-type="float">
            <text:p>38.33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string" calcext:value-type="string">
            <text:p>Cant poll device 2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" calcext:value-type="float">
            <text:p>44.80</text:p>
          </table:table-cell>
          <table:table-cell table:style-name="ce15" office:value-type="float" office:value="24.06" calcext:value-type="float">
            <text:p>24.0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table:number-columns-repeated="4"/>
          <table:table-cell table:style-name="ce15" office:value-type="float" office:value="8.36" calcext:value-type="float">
            <text:p>8.3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" calcext:value-type="float">
            <text:p>15,7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72" calcext:value-type="float">
            <text:p>23.72</text:p>
          </table:table-cell>
          <table:table-cell table:style-name="ce15" office:value-type="float" office:value="8.98" calcext:value-type="float">
            <text:p>8.98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table:number-columns-repeated="4"/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" calcext:value-type="float">
            <text:p>8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4.1" calcext:value-type="float">
            <text:p>24,1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07" calcext:value-type="float">
            <text:p>37.07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2" calcext:value-type="float">
            <text:p>12,2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48" calcext:value-type="float">
            <text:p>10.48</text:p>
          </table:table-cell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15.72" calcext:value-type="float">
            <text:p>15.72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4" calcext:value-type="float">
            <text:p>21.84</text:p>
          </table:table-cell>
          <table:table-cell table:style-name="ce15" office:value-type="float" office:value="26.21" calcext:value-type="float">
            <text:p>26.21</text:p>
          </table:table-cell>
          <table:table-cell table:style-name="ce15" office:value-type="float" office:value="49.89" calcext:value-type="float">
            <text:p>49.89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7.88" calcext:value-type="float">
            <text:p>7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9" calcext:value-type="float">
            <text:p>33.09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36.83" calcext:value-type="float">
            <text:p>36.83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table:number-columns-repeated="4"/>
          <table:table-cell table:style-name="ce15" office:value-type="float" office:value="8.78" calcext:value-type="float">
            <text:p>8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6" calcext:value-type="float">
            <text:p>6.60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0.22" calcext:value-type="float">
            <text:p>10.22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" calcext:value-type="float">
            <text:p>44.90</text:p>
          </table:table-cell>
          <table:table-cell table:style-name="ce15" office:value-type="float" office:value="36.55" calcext:value-type="float">
            <text:p>36.55</text:p>
          </table:table-cell>
          <table:table-cell table:style-name="ce15" office:value-type="float" office:value="25.56" calcext:value-type="float">
            <text:p>25.56</text:p>
          </table:table-cell>
          <table:table-cell table:style-name="ce15" office:value-type="float" office:value="25.35" calcext:value-type="float">
            <text:p>25.35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6" calcext:value-type="float">
            <text:p>1.0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" calcext:value-type="float">
            <text:p>31.60</text:p>
          </table:table-cell>
          <table:table-cell table:style-name="ce15" office:value-type="float" office:value="26.18" calcext:value-type="float">
            <text:p>26.18</text:p>
          </table:table-cell>
          <table:table-cell table:style-name="ce15" office:value-type="float" office:value="13.8" calcext:value-type="float">
            <text:p>13.80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table:number-columns-repeated="4"/>
          <table:table-cell table:style-name="ce15" office:value-type="float" office:value="8.2" calcext:value-type="float">
            <text:p>8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61" calcext:value-type="float">
            <text:p>43.61</text:p>
          </table:table-cell>
          <table:table-cell table:style-name="ce15" office:value-type="float" office:value="41.45" calcext:value-type="float">
            <text:p>41.45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table:number-columns-repeated="4"/>
          <table:table-cell table:style-name="ce15" office:value-type="float" office:value="5.88" calcext:value-type="float">
            <text:p>5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2" calcext:value-type="float">
            <text:p>19.32</text:p>
          </table:table-cell>
          <table:table-cell table:style-name="ce15" office:value-type="float" office:value="14.08" calcext:value-type="float">
            <text:p>14.08</text:p>
          </table:table-cell>
          <table:table-cell table:style-name="ce15" office:value-type="float" office:value="19.7" calcext:value-type="float">
            <text:p>19.70</text:p>
          </table:table-cell>
          <table:table-cell table:style-name="ce15" office:value-type="float" office:value="21.44" calcext:value-type="float">
            <text:p>21.44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6" calcext:value-type="float">
            <text:p>44.9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9.73" calcext:value-type="float">
            <text:p>9.73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32" calcext:value-type="float">
            <text:p>30.32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office:value-type="float" office:value="19.91" calcext:value-type="float">
            <text:p>19.91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81" calcext:value-type="float">
            <text:p>10,81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7" calcext:value-type="float">
            <text:p>21.17</text:p>
          </table:table-cell>
          <table:table-cell table:style-name="ce15" office:value-type="float" office:value="11.12" calcext:value-type="float">
            <text:p>11.12</text:p>
          </table:table-cell>
          <table:table-cell table:style-name="ce15" office:value-type="float" office:value="39.6" calcext:value-type="float">
            <text:p>39.60</text:p>
          </table:table-cell>
          <table:table-cell table:style-name="ce15" office:value-type="float" office:value="3.95" calcext:value-type="float">
            <text:p>3.95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9" calcext:value-type="float">
            <text:p>1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6" calcext:value-type="float">
            <text:p>21,46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" calcext:value-type="float">
            <text:p>39.60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8.01" calcext:value-type="float">
            <text:p>8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20.48" calcext:value-type="float">
            <text:p>20.48</text:p>
          </table:table-cell>
          <table:table-cell table:style-name="ce15" office:value-type="float" office:value="22.41" calcext:value-type="float">
            <text:p>22.41</text:p>
          </table:table-cell>
          <table:table-cell table:style-name="ce15" office:value-type="float" office:value="18.46" calcext:value-type="float">
            <text:p>18.46</text:p>
          </table:table-cell>
          <table:table-cell table:style-name="ce15" table:number-columns-repeated="4"/>
          <table:table-cell table:style-name="ce15" office:value-type="float" office:value="6.67" calcext:value-type="float">
            <text:p>6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2.39" calcext:value-type="float">
            <text:p>12,39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72" calcext:value-type="float">
            <text:p>3.72</text:p>
          </table:table-cell>
          <table:table-cell table:style-name="ce15" office:value-type="float" office:value="2.69" calcext:value-type="float">
            <text:p>2.69</text:p>
          </table:table-cell>
          <table:table-cell table:style-name="ce15" office:value-type="float" office:value="40.41" calcext:value-type="float">
            <text:p>40.41</text:p>
          </table:table-cell>
          <table:table-cell table:style-name="ce15" office:value-type="float" office:value="37.28" calcext:value-type="float">
            <text:p>37.28</text:p>
          </table:table-cell>
          <table:table-cell table:style-name="ce15" table:number-columns-repeated="4"/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17.99" calcext:value-type="float">
            <text:p>17.99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46" calcext:value-type="float">
            <text:p>16,46</text:p>
          </table:table-cell>
          <table:table-cell office:value-type="float" office:value="7.01" calcext:value-type="float">
            <text:p>7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84" calcext:value-type="float">
            <text:p>47.84</text:p>
          </table:table-cell>
          <table:table-cell table:style-name="ce15" office:value-type="float" office:value="36.6" calcext:value-type="float">
            <text:p>36.60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table:number-columns-repeated="4"/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/>
          <table:table-cell/>
          <table:table-cell office:value-type="float" office:value="13.62" calcext:value-type="float">
            <text:p>13,62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3" calcext:value-type="float">
            <text:p>32.30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9" calcext:value-type="float">
            <text:p>29.00</text:p>
          </table:table-cell>
          <table:table-cell table:style-name="ce15" office:value-type="float" office:value="27.42" calcext:value-type="float">
            <text:p>27.42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26" calcext:value-type="float">
            <text:p>14,26</text:p>
          </table:table-cell>
          <table:table-cell office:value-type="float" office:value="5.61" calcext:value-type="float">
            <text:p>5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05" calcext:value-type="float">
            <text:p>20.05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16.36" calcext:value-type="float">
            <text:p>16.36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table:number-columns-repeated="4"/>
          <table:table-cell table:style-name="ce15" office:value-type="float" office:value="1.93" calcext:value-type="float">
            <text:p>1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5.08" calcext:value-type="float">
            <text:p>5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4" calcext:value-type="float">
            <text:p>44.1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43.63" calcext:value-type="float">
            <text:p>43.63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7.03" calcext:value-type="float">
            <text:p>7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9" calcext:value-type="float">
            <text:p>20,89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46" calcext:value-type="float">
            <text:p>19.4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30" calcext:value-type="float">
            <text:p>30.00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4" calcext:value-type="float">
            <text:p>34.34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81" calcext:value-type="float">
            <text:p>10,81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39.62" calcext:value-type="float">
            <text:p>39.62</text:p>
          </table:table-cell>
          <table:table-cell table:style-name="ce15" office:value-type="float" office:value="26.1" calcext:value-type="float">
            <text:p>26.10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22" calcext:value-type="float">
            <text:p>20,22</text:p>
          </table:table-cell>
          <table:table-cell office:value-type="float" office:value="5.86" calcext:value-type="float">
            <text:p>5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6" calcext:value-type="float">
            <text:p>33.76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37.42" calcext:value-type="float">
            <text:p>37.42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8" calcext:value-type="float">
            <text:p>13.68</text:p>
          </table:table-cell>
          <table:table-cell table:style-name="ce15" office:value-type="float" office:value="8.04" calcext:value-type="float">
            <text:p>8.04</text:p>
          </table:table-cell>
          <table:table-cell table:style-name="ce15" office:value-type="float" office:value="22.56" calcext:value-type="float">
            <text:p>22.56</text:p>
          </table:table-cell>
          <table:table-cell table:style-name="ce15" office:value-type="float" office:value="27.07" calcext:value-type="float">
            <text:p>27.07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4.08" calcext:value-type="float">
            <text:p>4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64" calcext:value-type="float">
            <text:p>16,64</text:p>
          </table:table-cell>
          <table:table-cell office:value-type="float" office:value="8.76" calcext:value-type="float">
            <text:p>8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8" calcext:value-type="float">
            <text:p>31.68</text:p>
          </table:table-cell>
          <table:table-cell table:style-name="ce15" office:value-type="float" office:value="34.28" calcext:value-type="float">
            <text:p>34.2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94" calcext:value-type="float">
            <text:p>6.94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7" calcext:value-type="float">
            <text:p>18.07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1.13" calcext:value-type="float">
            <text:p>31.13</text:p>
          </table:table-cell>
          <table:table-cell table:style-name="ce15" office:value-type="float" office:value="26.32" calcext:value-type="float">
            <text:p>26.32</text:p>
          </table:table-cell>
          <table:table-cell table:style-name="ce15" table:number-columns-repeated="4"/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4" calcext:value-type="float">
            <text:p>6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5" calcext:value-type="float">
            <text:p>6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96" calcext:value-type="float">
            <text:p>48.96</text:p>
          </table:table-cell>
          <table:table-cell table:style-name="ce15" office:value-type="float" office:value="24.52" calcext:value-type="float">
            <text:p>24.52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table:number-columns-repeated="4"/>
          <table:table-cell table:style-name="ce15" office:value-type="float" office:value="7.52" calcext:value-type="float">
            <text:p>7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10.88" calcext:value-type="float">
            <text:p>10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8" calcext:value-type="float">
            <text:p>35.28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23.05" calcext:value-type="float">
            <text:p>23.05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06" calcext:value-type="float">
            <text:p>3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" calcext:value-type="float">
            <text:p>21,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32" calcext:value-type="float">
            <text:p>21.32</text:p>
          </table:table-cell>
          <table:table-cell table:style-name="ce15" office:value-type="float" office:value="14.21" calcext:value-type="float">
            <text:p>14.21</text:p>
          </table:table-cell>
          <table:table-cell table:style-name="ce15" office:value-type="float" office:value="40.54" calcext:value-type="float">
            <text:p>40.54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7" calcext:value-type="float">
            <text:p>0.70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5" calcext:value-type="float">
            <text:p>47.65</text:p>
          </table:table-cell>
          <table:table-cell table:style-name="ce15" office:value-type="float" office:value="31.52" calcext:value-type="float">
            <text:p>31.52</text:p>
          </table:table-cell>
          <table:table-cell table:style-name="ce15" office:value-type="float" office:value="29.81" calcext:value-type="float">
            <text:p>29.81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11.21" calcext:value-type="float">
            <text:p>11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14" calcext:value-type="float">
            <text:p>31.14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44.72" calcext:value-type="float">
            <text:p>44.72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22" calcext:value-type="float">
            <text:p>42.2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24.77" calcext:value-type="float">
            <text:p>24.77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8" calcext:value-type="float">
            <text:p>16,2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" calcext:value-type="float">
            <text:p>26.20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office:value-type="float" office:value="39.77" calcext:value-type="float">
            <text:p>39.77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9.24" calcext:value-type="float">
            <text:p>9,24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8" calcext:value-type="float">
            <text:p>6.2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22.77" calcext:value-type="float">
            <text:p>22.77</text:p>
          </table:table-cell>
          <table:table-cell table:style-name="ce15" office:value-type="float" office:value="24.5" calcext:value-type="float">
            <text:p>24.50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56" calcext:value-type="float">
            <text:p>16,5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1.84" calcext:value-type="float">
            <text:p>1.84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41.83" calcext:value-type="float">
            <text:p>41.83</text:p>
          </table:table-cell>
          <table:table-cell table:style-name="ce15" table:number-columns-repeated="4"/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24" calcext:value-type="float">
            <text:p>12,2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8" calcext:value-type="float">
            <text:p>41.18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27.16" calcext:value-type="float">
            <text:p>27.16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table:number-columns-repeated="4"/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5.12" calcext:value-type="float">
            <text:p>5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2" calcext:value-type="float">
            <text:p>20.42</text:p>
          </table:table-cell>
          <table:table-cell table:style-name="ce15" office:value-type="float" office:value="4.7" calcext:value-type="float">
            <text:p>4.70</text:p>
          </table:table-cell>
          <table:table-cell table:style-name="ce15" office:value-type="float" office:value="15.44" calcext:value-type="float">
            <text:p>15.44</text:p>
          </table:table-cell>
          <table:table-cell table:style-name="ce15" office:value-type="float" office:value="20.05" calcext:value-type="float">
            <text:p>20.05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24" calcext:value-type="float">
            <text:p>19,24</text:p>
          </table:table-cell>
          <table:table-cell office:value-type="float" office:value="3.74" calcext:value-type="float">
            <text:p>3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2" calcext:value-type="float">
            <text:p>39.32</text:p>
          </table:table-cell>
          <table:table-cell table:style-name="ce15" office:value-type="float" office:value="34.3" calcext:value-type="float">
            <text:p>34.30</text:p>
          </table:table-cell>
          <table:table-cell table:style-name="ce15" office:value-type="float" office:value="40.59" calcext:value-type="float">
            <text:p>40.59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97" calcext:value-type="float">
            <text:p>17,9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2" calcext:value-type="float">
            <text:p>28.32</text:p>
          </table:table-cell>
          <table:table-cell table:style-name="ce15" office:value-type="float" office:value="12.08" calcext:value-type="float">
            <text:p>12.08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29" calcext:value-type="float">
            <text:p>45.29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45.75" calcext:value-type="float">
            <text:p>45.75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10.14" calcext:value-type="float">
            <text:p>10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9" calcext:value-type="float">
            <text:p>24.89</text:p>
          </table:table-cell>
          <table:table-cell table:style-name="ce15" office:value-type="float" office:value="11.94" calcext:value-type="float">
            <text:p>11.94</text:p>
          </table:table-cell>
          <table:table-cell table:style-name="ce15" office:value-type="float" office:value="22.25" calcext:value-type="float">
            <text:p>22.25</text:p>
          </table:table-cell>
          <table:table-cell table:style-name="ce15" office:value-type="float" office:value="20.17" calcext:value-type="float">
            <text:p>20.17</text:p>
          </table:table-cell>
          <table:table-cell table:style-name="ce15" table:number-columns-repeated="4"/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16" calcext:value-type="float">
            <text:p>24,16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88" calcext:value-type="float">
            <text:p>46.88</text:p>
          </table:table-cell>
          <table:table-cell table:style-name="ce15" office:value-type="float" office:value="32.52" calcext:value-type="float">
            <text:p>32.52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04" calcext:value-type="float">
            <text:p>16,0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2" calcext:value-type="float">
            <text:p>26.72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31.46" calcext:value-type="float">
            <text:p>31.46</text:p>
          </table:table-cell>
          <table:table-cell table:style-name="ce15" office:value-type="float" office:value="30.2" calcext:value-type="float">
            <text:p>30.20</text:p>
          </table:table-cell>
          <table:table-cell table:style-name="ce15" table:number-columns-repeated="4"/>
          <table:table-cell table:style-name="ce15" office:value-type="float" office:value="8.75" calcext:value-type="float">
            <text:p>8.7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78" calcext:value-type="float">
            <text:p>12,78</text:p>
          </table:table-cell>
          <table:table-cell office:value-type="float" office:value="10.96" calcext:value-type="float">
            <text:p>10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83" calcext:value-type="float">
            <text:p>42.83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office:value-type="float" office:value="10.67" calcext:value-type="float">
            <text:p>10.67</text:p>
          </table:table-cell>
          <table:table-cell table:style-name="ce15" office:value-type="float" office:value="10.68" calcext:value-type="float">
            <text:p>10.68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21" calcext:value-type="float">
            <text:p>18,21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" calcext:value-type="float">
            <text:p>13,8</text:p>
          </table:table-cell>
          <table:table-cell office:value-type="float" office:value="6.74" calcext:value-type="float">
            <text:p>6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32" calcext:value-type="float">
            <text:p>11.32</text:p>
          </table:table-cell>
          <table:table-cell table:style-name="ce15" office:value-type="float" office:value="23.99" calcext:value-type="float">
            <text:p>23.99</text:p>
          </table:table-cell>
          <table:table-cell table:style-name="ce15" office:value-type="float" office:value="23.33" calcext:value-type="float">
            <text:p>23.33</text:p>
          </table:table-cell>
          <table:table-cell table:style-name="ce15" office:value-type="float" office:value="26.32" calcext:value-type="float">
            <text:p>26.32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88" calcext:value-type="float">
            <text:p>10,8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97" calcext:value-type="float">
            <text:p>37.97</text:p>
          </table:table-cell>
          <table:table-cell table:style-name="ce15" office:value-type="float" office:value="36.48" calcext:value-type="float">
            <text:p>36.48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10.98" calcext:value-type="float">
            <text:p>10.98</text:p>
          </table:table-cell>
          <table:table-cell table:style-name="ce15" table:number-columns-repeated="4"/>
          <table:table-cell table:style-name="ce15" office:value-type="float" office:value="1.44" calcext:value-type="float">
            <text:p>1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71" calcext:value-type="float">
            <text:p>12.71</text:p>
          </table:table-cell>
          <table:table-cell table:style-name="ce15" office:value-type="float" office:value="15.22" calcext:value-type="float">
            <text:p>15.22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3" calcext:value-type="float">
            <text:p>39.53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office:value-type="float" office:value="17.83" calcext:value-type="float">
            <text:p>17.8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82" calcext:value-type="float">
            <text:p>1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5.5" calcext:value-type="float">
            <text:p>15,5</text:p>
          </table:table-cell>
          <table:table-cell office:value-type="float" office:value="8.56" calcext:value-type="float">
            <text:p>8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1" calcext:value-type="float">
            <text:p>38.01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office:value-type="float" office:value="47.06" calcext:value-type="float">
            <text:p>47.06</text:p>
          </table:table-cell>
          <table:table-cell table:style-name="ce15" office:value-type="float" office:value="1.83" calcext:value-type="float">
            <text:p>1.83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5" calcext:value-type="float">
            <text:p>9,5</text:p>
          </table:table-cell>
          <table:table-cell office:value-type="float" office:value="9.01" calcext:value-type="float">
            <text:p>9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7" calcext:value-type="float">
            <text:p>28.37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76" calcext:value-type="float">
            <text:p>17,76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6" calcext:value-type="float">
            <text:p>48.26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4.78" calcext:value-type="float">
            <text:p>4.78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49" calcext:value-type="float">
            <text:p>20,49</text:p>
          </table:table-cell>
          <table:table-cell office:value-type="float" office:value="8.22" calcext:value-type="float">
            <text:p>8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54" calcext:value-type="float">
            <text:p>25.54</text:p>
          </table:table-cell>
          <table:table-cell table:style-name="ce15" office:value-type="float" office:value="12.82" calcext:value-type="float">
            <text:p>12.82</text:p>
          </table:table-cell>
          <table:table-cell table:style-name="ce15" office:value-type="float" office:value="23.19" calcext:value-type="float">
            <text:p>23.19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98" calcext:value-type="float">
            <text:p>16,98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61" calcext:value-type="float">
            <text:p>36.61</text:p>
          </table:table-cell>
          <table:table-cell table:style-name="ce15" office:value-type="float" office:value="36.52" calcext:value-type="float">
            <text:p>36.52</text:p>
          </table:table-cell>
          <table:table-cell table:style-name="ce15" office:value-type="float" office:value="36.17" calcext:value-type="float">
            <text:p>36.17</text:p>
          </table:table-cell>
          <table:table-cell table:style-name="ce15" office:value-type="float" office:value="34.75" calcext:value-type="float">
            <text:p>34.75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56" calcext:value-type="float">
            <text:p>17,56</text:p>
          </table:table-cell>
          <table:table-cell office:value-type="float" office:value="3.52" calcext:value-type="float">
            <text:p>3,5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7" calcext:value-type="float">
            <text:p>22.47</text:p>
          </table:table-cell>
          <table:table-cell table:style-name="ce15" office:value-type="float" office:value="21.37" calcext:value-type="float">
            <text:p>21.37</text:p>
          </table:table-cell>
          <table:table-cell table:style-name="ce15" office:value-type="float" office:value="11.38" calcext:value-type="float">
            <text:p>11.38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table:number-columns-repeated="4"/>
          <table:table-cell table:style-name="ce15" office:value-type="float" office:value="8.31" calcext:value-type="float">
            <text:p>8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7" calcext:value-type="float">
            <text:p>34.37</text:p>
          </table:table-cell>
          <table:table-cell table:style-name="ce15" office:value-type="float" office:value="35.36" calcext:value-type="float">
            <text:p>35.36</text:p>
          </table:table-cell>
          <table:table-cell table:style-name="ce15" office:value-type="float" office:value="24.64" calcext:value-type="float">
            <text:p>24.64</text:p>
          </table:table-cell>
          <table:table-cell table:style-name="ce15" office:value-type="float" office:value="26.44" calcext:value-type="float">
            <text:p>26.44</text:p>
          </table:table-cell>
          <table:table-cell table:style-name="ce15" table:number-columns-repeated="4"/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2.5" calcext:value-type="float">
            <text:p>12.50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" calcext:value-type="float">
            <text:p>2.8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6.85" calcext:value-type="float">
            <text:p>16,8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7" calcext:value-type="float">
            <text:p>41.37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table:number-columns-repeated="4"/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95" calcext:value-type="float">
            <text:p>20,9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8" calcext:value-type="float">
            <text:p>19.38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2.18" calcext:value-type="float">
            <text:p>12.18</text:p>
          </table:table-cell>
          <table:table-cell table:style-name="ce15" office:value-type="float" office:value="15.98" calcext:value-type="float">
            <text:p>15.98</text:p>
          </table:table-cell>
          <table:table-cell table:style-name="ce15" table:number-columns-repeated="4"/>
          <table:table-cell table:style-name="ce15" office:value-type="float" office:value="10.07" calcext:value-type="float">
            <text:p>10.0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5.16" calcext:value-type="float">
            <text:p>25,16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1" calcext:value-type="float">
            <text:p>38.81</text:p>
          </table:table-cell>
          <table:table-cell table:style-name="ce15" office:value-type="float" office:value="24.11" calcext:value-type="float">
            <text:p>24.11</text:p>
          </table:table-cell>
          <table:table-cell table:style-name="ce15" office:value-type="float" office:value="46.36" calcext:value-type="float">
            <text:p>46.36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77" calcext:value-type="float">
            <text:p>20.77</text:p>
          </table:table-cell>
          <table:table-cell table:style-name="ce15" office:value-type="float" office:value="1.83" calcext:value-type="float">
            <text:p>1.83</text:p>
          </table:table-cell>
          <table:table-cell table:style-name="ce15" office:value-type="float" office:value="31.29" calcext:value-type="float">
            <text:p>31.29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8.46" calcext:value-type="float">
            <text:p>8,4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" calcext:value-type="float">
            <text:p>40.30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office:value-type="float" office:value="47.97" calcext:value-type="float">
            <text:p>47.97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table:number-columns-repeated="4"/>
          <table:table-cell table:style-name="ce15" office:value-type="float" office:value="10.92" calcext:value-type="float">
            <text:p>10.9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85" calcext:value-type="float">
            <text:p>15.85</text:p>
          </table:table-cell>
          <table:table-cell table:style-name="ce15" office:value-type="float" office:value="34.56" calcext:value-type="float">
            <text:p>34.56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office:value-type="float" office:value="33.64" calcext:value-type="float">
            <text:p>33.6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0.09" calcext:value-type="float">
            <text:p>10,09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26" calcext:value-type="float">
            <text:p>28.26</text:p>
          </table:table-cell>
          <table:table-cell table:style-name="ce15" office:value-type="float" office:value="15.37" calcext:value-type="float">
            <text:p>15.37</text:p>
          </table:table-cell>
          <table:table-cell table:style-name="ce15" office:value-type="float" office:value="10.56" calcext:value-type="float">
            <text:p>10.5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25.35" calcext:value-type="float">
            <text:p>25.35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8.6" calcext:value-type="float">
            <text:p>8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8" calcext:value-type="float">
            <text:p>21.58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40.82" calcext:value-type="float">
            <text:p>40.82</text:p>
          </table:table-cell>
          <table:table-cell table:style-name="ce15" office:value-type="float" office:value="39.43" calcext:value-type="float">
            <text:p>39.43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9.97" calcext:value-type="float">
            <text:p>9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6.43" calcext:value-type="float">
            <text:p>26.43</text:p>
          </table:table-cell>
          <table:table-cell table:style-name="ce15" office:value-type="float" office:value="13.48" calcext:value-type="float">
            <text:p>13.48</text:p>
          </table:table-cell>
          <table:table-cell table:style-name="ce15" office:value-type="float" office:value="12.07" calcext:value-type="float">
            <text:p>12.07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8" calcext:value-type="float">
            <text:p>27.78</text:p>
          </table:table-cell>
          <table:table-cell table:style-name="ce15" office:value-type="float" office:value="13.76" calcext:value-type="float">
            <text:p>13.76</text:p>
          </table:table-cell>
          <table:table-cell table:style-name="ce15" office:value-type="float" office:value="29.16" calcext:value-type="float">
            <text:p>29.16</text:p>
          </table:table-cell>
          <table:table-cell table:style-name="ce15" office:value-type="float" office:value="28.6" calcext:value-type="float">
            <text:p>28.60</text:p>
          </table:table-cell>
          <table:table-cell table:style-name="ce15" table:number-columns-repeated="4"/>
          <table:table-cell table:style-name="ce15" office:value-type="float" office:value="2.76" calcext:value-type="float">
            <text:p>2.7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47" calcext:value-type="float">
            <text:p>21,4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" calcext:value-type="float">
            <text:p>16.40</text:p>
          </table:table-cell>
          <table:table-cell table:style-name="ce15" office:value-type="float" office:value="33.29" calcext:value-type="float">
            <text:p>33.29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office:value-type="float" office:value="15.27" calcext:value-type="float">
            <text:p>15.27</text:p>
          </table:table-cell>
          <table:table-cell table:style-name="ce15" table:number-columns-repeated="4"/>
          <table:table-cell table:style-name="ce15" office:value-type="float" office:value="7.82" calcext:value-type="float">
            <text:p>7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14" calcext:value-type="float">
            <text:p>34.14</text:p>
          </table:table-cell>
          <table:table-cell table:style-name="ce15" office:value-type="float" office:value="19.28" calcext:value-type="float">
            <text:p>19.28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3" calcext:value-type="float">
            <text:p>19,1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02" calcext:value-type="float">
            <text:p>9.0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89" calcext:value-type="float">
            <text:p>9,8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5" calcext:value-type="float">
            <text:p>32.50</text:p>
          </table:table-cell>
          <table:table-cell table:style-name="ce15" office:value-type="float" office:value="8.91" calcext:value-type="float">
            <text:p>8.91</text:p>
          </table:table-cell>
          <table:table-cell table:style-name="ce15" office:value-type="float" office:value="35.38" calcext:value-type="float">
            <text:p>35.38</text:p>
          </table:table-cell>
          <table:table-cell table:style-name="ce15" office:value-type="float" office:value="29.26" calcext:value-type="float">
            <text:p>29.26</text:p>
          </table:table-cell>
          <table:table-cell table:style-name="ce15" table:number-columns-repeated="4"/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1.99" calcext:value-type="float">
            <text:p>1,9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5" calcext:value-type="float">
            <text:p>19.05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36" calcext:value-type="float">
            <text:p>13,36</text:p>
          </table:table-cell>
          <table:table-cell office:value-type="float" office:value="8.61" calcext:value-type="float">
            <text:p>8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2" calcext:value-type="float">
            <text:p>35.12</text:p>
          </table:table-cell>
          <table:table-cell table:style-name="ce15" office:value-type="float" office:value="11.27" calcext:value-type="float">
            <text:p>11.27</text:p>
          </table:table-cell>
          <table:table-cell table:style-name="ce15" office:value-type="float" office:value="37.89" calcext:value-type="float">
            <text:p>37.89</text:p>
          </table:table-cell>
          <table:table-cell table:style-name="ce15" office:value-type="float" office:value="32.68" calcext:value-type="float">
            <text:p>32.68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2" calcext:value-type="float">
            <text:p>17.42</text:p>
          </table:table-cell>
          <table:table-cell table:style-name="ce15" office:value-type="float" office:value="30.68" calcext:value-type="float">
            <text:p>30.68</text:p>
          </table:table-cell>
          <table:table-cell table:style-name="ce15" office:value-type="float" office:value="16.18" calcext:value-type="float">
            <text:p>16.18</text:p>
          </table:table-cell>
          <table:table-cell table:style-name="ce15" office:value-type="float" office:value="12.09" calcext:value-type="float">
            <text:p>12.09</text:p>
          </table:table-cell>
          <table:table-cell table:style-name="ce15" table:number-columns-repeated="4"/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2" calcext:value-type="float">
            <text:p>6.20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9" calcext:value-type="float">
            <text:p>33.09</text:p>
          </table:table-cell>
          <table:table-cell table:style-name="ce15" office:value-type="float" office:value="11.15" calcext:value-type="float">
            <text:p>11.15</text:p>
          </table:table-cell>
          <table:table-cell table:style-name="ce15" office:value-type="float" office:value="34.42" calcext:value-type="float">
            <text:p>34.42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table:number-columns-repeated="4"/>
          <table:table-cell table:style-name="ce15" office:value-type="float" office:value="2.68" calcext:value-type="float">
            <text:p>2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11" calcext:value-type="float">
            <text:p>24,1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6" calcext:value-type="float">
            <text:p>14.66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23.92" calcext:value-type="float">
            <text:p>23.92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22" calcext:value-type="float">
            <text:p>20,22</text:p>
          </table:table-cell>
          <table:table-cell office:value-type="float" office:value="8.14" calcext:value-type="float">
            <text:p>8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8" calcext:value-type="float">
            <text:p>42.18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7" calcext:value-type="float">
            <text:p>32.70</text:p>
          </table:table-cell>
          <table:table-cell table:style-name="ce15" office:value-type="float" office:value="11.75" calcext:value-type="float">
            <text:p>11.75</text:p>
          </table:table-cell>
          <table:table-cell table:style-name="ce15" office:value-type="float" office:value="25.94" calcext:value-type="float">
            <text:p>25.94</text:p>
          </table:table-cell>
          <table:table-cell table:style-name="ce15" office:value-type="float" office:value="25.36" calcext:value-type="float">
            <text:p>25.3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2.47" calcext:value-type="float">
            <text:p>2,4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2" calcext:value-type="float">
            <text:p>19.92</text:p>
          </table:table-cell>
          <table:table-cell table:style-name="ce15" office:value-type="float" office:value="28.53" calcext:value-type="float">
            <text:p>28.53</text:p>
          </table:table-cell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8.21" calcext:value-type="float">
            <text:p>8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7" calcext:value-type="float">
            <text:p>42.77</text:p>
          </table:table-cell>
          <table:table-cell table:style-name="ce15" office:value-type="float" office:value="14.95" calcext:value-type="float">
            <text:p>14.95</text:p>
          </table:table-cell>
          <table:table-cell table:style-name="ce15" office:value-type="float" office:value="34.4" calcext:value-type="float">
            <text:p>34.40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72" calcext:value-type="float">
            <text:p>22,72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6" calcext:value-type="float">
            <text:p>19.96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table:number-columns-repeated="4"/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79" calcext:value-type="float">
            <text:p>2.79</text:p>
          </table:table-cell>
          <table:table-cell table:style-name="ce15" office:value-type="float" office:value="13.13" calcext:value-type="float">
            <text:p>13.13</text:p>
          </table:table-cell>
          <table:table-cell table:style-name="ce15" office:value-type="float" office:value="25.81" calcext:value-type="float">
            <text:p>25.81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table:number-columns-repeated="4"/>
          <table:table-cell table:style-name="ce15" office:value-type="float" office:value="2.1" calcext:value-type="float">
            <text:p>2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1.46" calcext:value-type="float">
            <text:p>11,46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4" calcext:value-type="float">
            <text:p>26.14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45.94" calcext:value-type="float">
            <text:p>45.94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67" calcext:value-type="float">
            <text:p>17,67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3" calcext:value-type="float">
            <text:p>38.93</text:p>
          </table:table-cell>
          <table:table-cell table:style-name="ce15" office:value-type="float" office:value="14.96" calcext:value-type="float">
            <text:p>14.96</text:p>
          </table:table-cell>
          <table:table-cell table:style-name="ce15" office:value-type="float" office:value="26.7" calcext:value-type="float">
            <text:p>26.70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9.21" calcext:value-type="float">
            <text:p>9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6.89" calcext:value-type="float">
            <text:p>6.89</text:p>
          </table:table-cell>
          <table:table-cell table:style-name="ce15" table:number-columns-repeated="4"/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1" calcext:value-type="float">
            <text:p>39.51</text:p>
          </table:table-cell>
          <table:table-cell table:style-name="ce15" office:value-type="float" office:value="26.74" calcext:value-type="float">
            <text:p>26.74</text:p>
          </table:table-cell>
          <table:table-cell table:style-name="ce15" office:value-type="float" office:value="38.59" calcext:value-type="float">
            <text:p>38.59</text:p>
          </table:table-cell>
          <table:table-cell table:style-name="ce15" office:value-type="float" office:value="33.56" calcext:value-type="float">
            <text:p>33.56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11.91" calcext:value-type="float">
            <text:p>11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36" calcext:value-type="float">
            <text:p>20.36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1.65" calcext:value-type="float">
            <text:p>21.65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7" calcext:value-type="float">
            <text:p>15,17</text:p>
          </table:table-cell>
          <table:table-cell office:value-type="float" office:value="5.13" calcext:value-type="float">
            <text:p>5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69" calcext:value-type="float">
            <text:p>8.69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35.66" calcext:value-type="float">
            <text:p>35.66</text:p>
          </table:table-cell>
          <table:table-cell table:style-name="ce15" table:number-columns-repeated="4"/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2.62" calcext:value-type="float">
            <text:p>2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1" calcext:value-type="float">
            <text:p>21.81</text:p>
          </table:table-cell>
          <table:table-cell table:style-name="ce15" office:value-type="float" office:value="32.2" calcext:value-type="float">
            <text:p>32.20</text:p>
          </table:table-cell>
          <table:table-cell table:style-name="ce15" office:value-type="float" office:value="17.37" calcext:value-type="float">
            <text:p>17.37</text:p>
          </table:table-cell>
          <table:table-cell table:style-name="ce15" office:value-type="float" office:value="15.15" calcext:value-type="float">
            <text:p>15.15</text:p>
          </table:table-cell>
          <table:table-cell table:style-name="ce15" table:number-columns-repeated="4"/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8.8" calcext:value-type="float">
            <text:p>8,8</text:p>
          </table:table-cell>
          <table:table-cell office:value-type="float" office:value="9.96" calcext:value-type="float">
            <text:p>9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69" calcext:value-type="float">
            <text:p>42.69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29.43" calcext:value-type="float">
            <text:p>29.43</text:p>
          </table:table-cell>
          <table:table-cell table:style-name="ce15" table:number-columns-repeated="4"/>
          <table:table-cell table:style-name="ce15" office:value-type="float" office:value="7.54" calcext:value-type="float">
            <text:p>7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" calcext:value-type="float">
            <text:p>15.90</text:p>
          </table:table-cell>
          <table:table-cell table:style-name="ce15" office:value-type="float" office:value="35.16" calcext:value-type="float">
            <text:p>35.16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office:value-type="float" office:value="41.9" calcext:value-type="float">
            <text:p>41.90</text:p>
          </table:table-cell>
          <table:table-cell table:style-name="ce15" table:number-columns-repeated="4"/>
          <table:table-cell table:style-name="ce15" office:value-type="float" office:value="5.96" calcext:value-type="float">
            <text:p>5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62" calcext:value-type="float">
            <text:p>25,6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27" calcext:value-type="float">
            <text:p>27.27</text:p>
          </table:table-cell>
          <table:table-cell table:style-name="ce15" office:value-type="float" office:value="12.14" calcext:value-type="float">
            <text:p>12.14</text:p>
          </table:table-cell>
          <table:table-cell table:style-name="ce15" office:value-type="float" office:value="23.13" calcext:value-type="float">
            <text:p>23.13</text:p>
          </table:table-cell>
          <table:table-cell table:style-name="ce15" office:value-type="float" office:value="22.27" calcext:value-type="float">
            <text:p>22.27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54" calcext:value-type="float">
            <text:p>13,54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4" calcext:value-type="float">
            <text:p>4.8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45" calcext:value-type="float">
            <text:p>41.45</text:p>
          </table:table-cell>
          <table:table-cell table:style-name="ce15" office:value-type="float" office:value="23.04" calcext:value-type="float">
            <text:p>23.04</text:p>
          </table:table-cell>
          <table:table-cell table:style-name="ce15" office:value-type="float" office:value="44.87" calcext:value-type="float">
            <text:p>44.87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4.85" calcext:value-type="float">
            <text:p>14,85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3" calcext:value-type="float">
            <text:p>15.33</text:p>
          </table:table-cell>
          <table:table-cell table:style-name="ce15" office:value-type="float" office:value="11.12" calcext:value-type="float">
            <text:p>11.12</text:p>
          </table:table-cell>
          <table:table-cell table:style-name="ce15" office:value-type="float" office:value="32.7" calcext:value-type="float">
            <text:p>32.70</text:p>
          </table:table-cell>
          <table:table-cell table:style-name="ce15" office:value-type="float" office:value="25.45" calcext:value-type="float">
            <text:p>25.45</text:p>
          </table:table-cell>
          <table:table-cell table:style-name="ce15" table:number-columns-repeated="4"/>
          <table:table-cell table:style-name="ce15" office:value-type="float" office:value="9.95" calcext:value-type="float">
            <text:p>9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1" calcext:value-type="float">
            <text:p>45.11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11.33" calcext:value-type="float">
            <text:p>11.33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6.64" calcext:value-type="float">
            <text:p>6.6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8.68" calcext:value-type="float">
            <text:p>8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8" calcext:value-type="float">
            <text:p>27.78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28.42" calcext:value-type="float">
            <text:p>28.42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78" calcext:value-type="float">
            <text:p>15,78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" calcext:value-type="float">
            <text:p>39.90</text:p>
          </table:table-cell>
          <table:table-cell table:style-name="ce15" office:value-type="float" office:value="33.48" calcext:value-type="float">
            <text:p>33.48</text:p>
          </table:table-cell>
          <table:table-cell table:style-name="ce15" office:value-type="float" office:value="41.84" calcext:value-type="float">
            <text:p>41.84</text:p>
          </table:table-cell>
          <table:table-cell table:style-name="ce15" office:value-type="float" office:value="35.77" calcext:value-type="float">
            <text:p>35.77</text:p>
          </table:table-cell>
          <table:table-cell table:style-name="ce15" table:number-columns-repeated="4"/>
          <table:table-cell table:style-name="ce15" office:value-type="float" office:value="9.8" calcext:value-type="float">
            <text:p>9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5.81" calcext:value-type="float">
            <text:p>5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8" calcext:value-type="float">
            <text:p>24.38</text:p>
          </table:table-cell>
          <table:table-cell table:style-name="ce15" office:value-type="float" office:value="6.27" calcext:value-type="float">
            <text:p>6.27</text:p>
          </table:table-cell>
          <table:table-cell table:style-name="ce15" office:value-type="float" office:value="12.73" calcext:value-type="float">
            <text:p>12.73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6.24" calcext:value-type="float">
            <text:p>36.24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78" calcext:value-type="float">
            <text:p>16,78</text:p>
          </table:table-cell>
          <table:table-cell office:value-type="float" office:value="8.22" calcext:value-type="float">
            <text:p>8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2" calcext:value-type="float">
            <text:p>27.92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4.65" calcext:value-type="float">
            <text:p>4.65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1" calcext:value-type="float">
            <text:p>0.91</text:p>
          </table:table-cell>
          <table:table-cell table:style-name="ce15"/>
          <table:table-cell/>
          <table:table-cell office:value-type="float" office:value="19" calcext:value-type="float">
            <text:p>19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53" calcext:value-type="float">
            <text:p>16.5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7.34" calcext:value-type="float">
            <text:p>37.34</text:p>
          </table:table-cell>
          <table:table-cell table:style-name="ce15" office:value-type="float" office:value="34.61" calcext:value-type="float">
            <text:p>34.61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5" calcext:value-type="float">
            <text:p>28.95</text:p>
          </table:table-cell>
          <table:table-cell table:style-name="ce15" office:value-type="float" office:value="8.93" calcext:value-type="float">
            <text:p>8.93</text:p>
          </table:table-cell>
          <table:table-cell table:style-name="ce15" office:value-type="float" office:value="22.34" calcext:value-type="float">
            <text:p>22.34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table:number-columns-repeated="4"/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9" calcext:value-type="float">
            <text:p>41.59</text:p>
          </table:table-cell>
          <table:table-cell table:style-name="ce15" office:value-type="float" office:value="30.46" calcext:value-type="float">
            <text:p>30.46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9" calcext:value-type="float">
            <text:p>15,9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" calcext:value-type="float">
            <text:p>18.00</text:p>
          </table:table-cell>
          <table:table-cell table:style-name="ce15" office:value-type="float" office:value="18.08" calcext:value-type="float">
            <text:p>18.08</text:p>
          </table:table-cell>
          <table:table-cell table:style-name="ce15" office:value-type="float" office:value="26.98" calcext:value-type="float">
            <text:p>26.98</text:p>
          </table:table-cell>
          <table:table-cell table:style-name="ce15" office:value-type="float" office:value="17.07" calcext:value-type="float">
            <text:p>17.07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11.98" calcext:value-type="float">
            <text:p>11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11" calcext:value-type="float">
            <text:p>49.11</text:p>
          </table:table-cell>
          <table:table-cell table:style-name="ce15" office:value-type="float" office:value="5.52" calcext:value-type="float">
            <text:p>5.52</text:p>
          </table:table-cell>
          <table:table-cell table:style-name="ce15" office:value-type="float" office:value="42.77" calcext:value-type="float">
            <text:p>42.77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7" calcext:value-type="float">
            <text:p>20.17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office:value-type="float" office:value="29.09" calcext:value-type="float">
            <text:p>29.09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table:number-columns-repeated="4"/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" calcext:value-type="float">
            <text:p>16,3</text:p>
          </table:table-cell>
          <table:table-cell office:value-type="float" office:value="4.86" calcext:value-type="float">
            <text:p>4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04" calcext:value-type="float">
            <text:p>41.04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9.87" calcext:value-type="float">
            <text:p>39.87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38" calcext:value-type="float">
            <text:p>22,3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03" calcext:value-type="float">
            <text:p>13.03</text:p>
          </table:table-cell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11.83" calcext:value-type="float">
            <text:p>11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" calcext:value-type="float">
            <text:p>43.00</text:p>
          </table:table-cell>
          <table:table-cell table:style-name="ce15" office:value-type="float" office:value="32.81" calcext:value-type="float">
            <text:p>32.81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9.26" calcext:value-type="float">
            <text:p>9.26</text:p>
          </table:table-cell>
          <table:table-cell table:style-name="ce15" table:number-columns-repeated="4"/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" calcext:value-type="float">
            <text:p>25.00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33.19" calcext:value-type="float">
            <text:p>33.19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48" calcext:value-type="float">
            <text:p>18,48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36" calcext:value-type="float">
            <text:p>45.3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9.56" calcext:value-type="float">
            <text:p>19.56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31.09" calcext:value-type="float">
            <text:p>31.09</text:p>
          </table:table-cell>
          <table:table-cell table:style-name="ce15" office:value-type="float" office:value="28.46" calcext:value-type="float">
            <text:p>28.46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" calcext:value-type="float">
            <text:p>29.6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4.7" calcext:value-type="float">
            <text:p>4.70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2" calcext:value-type="float">
            <text:p>15,3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office:value-type="float" office:value="35.67" calcext:value-type="float">
            <text:p>35.67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2.48" calcext:value-type="float">
            <text:p>2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" calcext:value-type="float">
            <text:p>31.00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3.27" calcext:value-type="float">
            <text:p>23.27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table:number-columns-repeated="4"/>
          <table:table-cell table:style-name="ce15" office:value-type="float" office:value="5.7" calcext:value-type="float">
            <text:p>5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86" calcext:value-type="float">
            <text:p>13,86</text:p>
          </table:table-cell>
          <table:table-cell office:value-type="float" office:value="9.27" calcext:value-type="float">
            <text:p>9,2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19.27" calcext:value-type="float">
            <text:p>19.27</text:p>
          </table:table-cell>
          <table:table-cell table:style-name="ce15" office:value-type="float" office:value="13.8" calcext:value-type="float">
            <text:p>13.80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4.54" calcext:value-type="float">
            <text:p>4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4" calcext:value-type="float">
            <text:p>47.74</text:p>
          </table:table-cell>
          <table:table-cell table:style-name="ce15" office:value-type="float" office:value="39.44" calcext:value-type="float">
            <text:p>39.44</text:p>
          </table:table-cell>
          <table:table-cell table:style-name="ce15" office:value-type="float" office:value="35.2" calcext:value-type="float">
            <text:p>35.20</text:p>
          </table:table-cell>
          <table:table-cell table:style-name="ce15" office:value-type="float" office:value="26.05" calcext:value-type="float">
            <text:p>26.05</text:p>
          </table:table-cell>
          <table:table-cell table:style-name="ce15" table:number-columns-repeated="4"/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96" calcext:value-type="float">
            <text:p>16,9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2" calcext:value-type="float">
            <text:p>22.20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14.53" calcext:value-type="float">
            <text:p>14.53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table:number-columns-repeated="4"/>
          <table:table-cell table:style-name="ce15" office:value-type="float" office:value="9.78" calcext:value-type="float">
            <text:p>9.7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47" calcext:value-type="float">
            <text:p>1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10.29" calcext:value-type="float">
            <text:p>10,2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5" calcext:value-type="float">
            <text:p>43.85</text:p>
          </table:table-cell>
          <table:table-cell table:style-name="ce15" office:value-type="float" office:value="25.31" calcext:value-type="float">
            <text:p>25.31</text:p>
          </table:table-cell>
          <table:table-cell table:style-name="ce15" office:value-type="float" office:value="39.24" calcext:value-type="float">
            <text:p>39.24</text:p>
          </table:table-cell>
          <table:table-cell table:style-name="ce15" office:value-type="float" office:value="32.21" calcext:value-type="float">
            <text:p>32.21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table:number-columns-repeated="4"/>
          <table:table-cell table:style-name="ce15" office:value-type="float" office:value="3.92" calcext:value-type="float">
            <text:p>3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48" calcext:value-type="float">
            <text:p>17,4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office:value-type="float" office:value="36.44" calcext:value-type="float">
            <text:p>36.44</text:p>
          </table:table-cell>
          <table:table-cell table:style-name="ce15" office:value-type="float" office:value="31.61" calcext:value-type="float">
            <text:p>31.61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/>
          <table:table-cell/>
          <table:table-cell office:value-type="float" office:value="24.1" calcext:value-type="float">
            <text:p>24,1</text:p>
          </table:table-cell>
          <table:table-cell office:value-type="float" office:value="5.81" calcext:value-type="float">
            <text:p>5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" calcext:value-type="float">
            <text:p>20.40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24.9" calcext:value-type="float">
            <text:p>24.90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table:number-columns-repeated="4"/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58" calcext:value-type="float">
            <text:p>22,5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1" calcext:value-type="float">
            <text:p>33.81</text:p>
          </table:table-cell>
          <table:table-cell table:style-name="ce15" office:value-type="float" office:value="36.51" calcext:value-type="float">
            <text:p>36.51</text:p>
          </table:table-cell>
          <table:table-cell table:style-name="ce15" office:value-type="float" office:value="40.57" calcext:value-type="float">
            <text:p>40.57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33" calcext:value-type="float">
            <text:p>11,33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84" calcext:value-type="float">
            <text:p>20.84</text:p>
          </table:table-cell>
          <table:table-cell table:style-name="ce15" office:value-type="float" office:value="19.29" calcext:value-type="float">
            <text:p>19.29</text:p>
          </table:table-cell>
          <table:table-cell table:style-name="ce15" office:value-type="float" office:value="23.84" calcext:value-type="float">
            <text:p>23.84</text:p>
          </table:table-cell>
          <table:table-cell table:style-name="ce15" office:value-type="float" office:value="21.04" calcext:value-type="float">
            <text:p>21.0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42" calcext:value-type="float">
            <text:p>17,42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85" calcext:value-type="float">
            <text:p>36.85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2.3" calcext:value-type="float">
            <text:p>2.30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09" calcext:value-type="float">
            <text:p>14,09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8" calcext:value-type="float">
            <text:p>11.98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16.44" calcext:value-type="float">
            <text:p>16.44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3" calcext:value-type="float">
            <text:p>44.83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office:value-type="float" office:value="43.43" calcext:value-type="float">
            <text:p>43.43</text:p>
          </table:table-cell>
          <table:table-cell table:style-name="ce15" office:value-type="float" office:value="33.14" calcext:value-type="float">
            <text:p>33.14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3" calcext:value-type="float">
            <text:p>15,13</text:p>
          </table:table-cell>
          <table:table-cell office:value-type="float" office:value="7.61" calcext:value-type="float">
            <text:p>7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43" calcext:value-type="float">
            <text:p>25.43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16.1" calcext:value-type="float">
            <text:p>16.10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05" calcext:value-type="float">
            <text:p>19,0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53" calcext:value-type="float">
            <text:p>48.53</text:p>
          </table:table-cell>
          <table:table-cell table:style-name="ce15" office:value-type="float" office:value="25.38" calcext:value-type="float">
            <text:p>25.38</text:p>
          </table:table-cell>
          <table:table-cell table:style-name="ce15" office:value-type="float" office:value="38.93" calcext:value-type="float">
            <text:p>38.93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7" calcext:value-type="float">
            <text:p>19,47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4" calcext:value-type="float">
            <text:p>28.94</text:p>
          </table:table-cell>
          <table:table-cell table:style-name="ce15" office:value-type="float" office:value="15.2" calcext:value-type="float">
            <text:p>15.20</text:p>
          </table:table-cell>
          <table:table-cell table:style-name="ce15" office:value-type="float" office:value="25.82" calcext:value-type="float">
            <text:p>25.82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0.88" calcext:value-type="float">
            <text:p>10,88</text:p>
          </table:table-cell>
          <table:table-cell office:value-type="float" office:value="4.81" calcext:value-type="float">
            <text:p>4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2" calcext:value-type="float">
            <text:p>16.42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24" calcext:value-type="float">
            <text:p>28.24</text:p>
          </table:table-cell>
          <table:table-cell table:style-name="ce15" office:value-type="float" office:value="8.05" calcext:value-type="float">
            <text:p>8.05</text:p>
          </table:table-cell>
          <table:table-cell table:style-name="ce15" office:value-type="float" office:value="14.4" calcext:value-type="float">
            <text:p>14.40</text:p>
          </table:table-cell>
          <table:table-cell table:style-name="ce15" office:value-type="float" office:value="7.78" calcext:value-type="float">
            <text:p>7.78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office:value-type="float" office:value="29.6" calcext:value-type="float">
            <text:p>29.60</text:p>
          </table:table-cell>
          <table:table-cell table:style-name="ce15" office:value-type="float" office:value="25.38" calcext:value-type="float">
            <text:p>25.3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04" calcext:value-type="float">
            <text:p>17,04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2" calcext:value-type="float">
            <text:p>17.42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office:value-type="float" office:value="7.44" calcext:value-type="float">
            <text:p>7.4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72" calcext:value-type="float">
            <text:p>6.72</text:p>
          </table:table-cell>
          <table:table-cell table:style-name="ce15" office:value-type="float" office:value="7.95" calcext:value-type="float">
            <text:p>7.95</text:p>
          </table:table-cell>
          <table:table-cell table:style-name="ce15" office:value-type="float" office:value="24.7" calcext:value-type="float">
            <text:p>24.70</text:p>
          </table:table-cell>
          <table:table-cell table:style-name="ce15" office:value-type="float" office:value="21.07" calcext:value-type="float">
            <text:p>21.07</text:p>
          </table:table-cell>
          <table:table-cell table:style-name="ce15" table:number-columns-repeated="4"/>
          <table:table-cell table:style-name="ce15" office:value-type="float" office:value="8.94" calcext:value-type="float">
            <text:p>8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6.13" calcext:value-type="float">
            <text:p>6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6" calcext:value-type="float">
            <text:p>18.86</text:p>
          </table:table-cell>
          <table:table-cell table:style-name="ce15" office:value-type="float" office:value="39.26" calcext:value-type="float">
            <text:p>39.2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41.77" calcext:value-type="float">
            <text:p>41.77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35" calcext:value-type="float">
            <text:p>5.35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office:value-type="float" office:value="30.74" calcext:value-type="float">
            <text:p>30.74</text:p>
          </table:table-cell>
          <table:table-cell table:style-name="ce15" office:value-type="float" office:value="29.27" calcext:value-type="float">
            <text:p>29.27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1" calcext:value-type="float">
            <text:p>27.51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7.32" calcext:value-type="float">
            <text:p>7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05" calcext:value-type="float">
            <text:p>19,0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9" calcext:value-type="float">
            <text:p>47.59</text:p>
          </table:table-cell>
          <table:table-cell table:style-name="ce15" office:value-type="float" office:value="31.17" calcext:value-type="float">
            <text:p>31.17</text:p>
          </table:table-cell>
          <table:table-cell table:style-name="ce15" office:value-type="float" office:value="30.34" calcext:value-type="float">
            <text:p>30.3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24.02" calcext:value-type="float">
            <text:p>24,02</text:p>
          </table:table-cell>
          <table:table-cell office:value-type="float" office:value="7.15" calcext:value-type="float">
            <text:p>7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" calcext:value-type="float">
            <text:p>24.3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44.18" calcext:value-type="float">
            <text:p>44.18</text:p>
          </table:table-cell>
          <table:table-cell table:style-name="ce15" office:value-type="float" office:value="35.15" calcext:value-type="float">
            <text:p>35.15</text:p>
          </table:table-cell>
          <table:table-cell table:style-name="ce15" table:number-columns-repeated="4"/>
          <table:table-cell table:style-name="ce15" office:value-type="float" office:value="5.62" calcext:value-type="float">
            <text:p>5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17" calcext:value-type="float">
            <text:p>20,17</text:p>
          </table:table-cell>
          <table:table-cell office:value-type="float" office:value="9.2" calcext:value-type="float">
            <text:p>9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1" calcext:value-type="float">
            <text:p>35.41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3.53" calcext:value-type="float">
            <text:p>23.53</text:p>
          </table:table-cell>
          <table:table-cell table:style-name="ce15" office:value-type="float" office:value="14.68" calcext:value-type="float">
            <text:p>14.68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" calcext:value-type="float">
            <text:p>15.00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27.07" calcext:value-type="float">
            <text:p>27.07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" calcext:value-type="float">
            <text:p>39.00</text:p>
          </table:table-cell>
          <table:table-cell table:style-name="ce15" office:value-type="float" office:value="22.51" calcext:value-type="float">
            <text:p>22.51</text:p>
          </table:table-cell>
          <table:table-cell table:style-name="ce15" office:value-type="float" office:value="22.54" calcext:value-type="float">
            <text:p>22.54</text:p>
          </table:table-cell>
          <table:table-cell table:style-name="ce15" office:value-type="float" office:value="15.8" calcext:value-type="float">
            <text:p>15.80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64" calcext:value-type="float">
            <text:p>24.64</text:p>
          </table:table-cell>
          <table:table-cell table:style-name="ce15" office:value-type="float" office:value="12.92" calcext:value-type="float">
            <text:p>12.92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43" calcext:value-type="float">
            <text:p>15,4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2" calcext:value-type="float">
            <text:p>38.02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office:value-type="float" office:value="20.96" calcext:value-type="float">
            <text:p>20.96</text:p>
          </table:table-cell>
          <table:table-cell table:style-name="ce15" office:value-type="float" office:value="16.09" calcext:value-type="float">
            <text:p>16.09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9.57" calcext:value-type="float">
            <text:p>9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5" calcext:value-type="float">
            <text:p>22.15</text:p>
          </table:table-cell>
          <table:table-cell table:style-name="ce15" office:value-type="float" office:value="19.49" calcext:value-type="float">
            <text:p>19.49</text:p>
          </table:table-cell>
          <table:table-cell table:style-name="ce15" office:value-type="float" office:value="31.91" calcext:value-type="float">
            <text:p>31.91</text:p>
          </table:table-cell>
          <table:table-cell table:style-name="ce15" office:value-type="float" office:value="29.22" calcext:value-type="float">
            <text:p>29.22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72" calcext:value-type="float">
            <text:p>14,7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58" calcext:value-type="float">
            <text:p>32.58</text:p>
          </table:table-cell>
          <table:table-cell table:style-name="ce15" office:value-type="float" office:value="7.93" calcext:value-type="float">
            <text:p>7.93</text:p>
          </table:table-cell>
          <table:table-cell table:style-name="ce15" office:value-type="float" office:value="21.16" calcext:value-type="float">
            <text:p>21.16</text:p>
          </table:table-cell>
          <table:table-cell table:style-name="ce15" office:value-type="float" office:value="19.58" calcext:value-type="float">
            <text:p>19.58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10.95" calcext:value-type="float">
            <text:p>10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24" calcext:value-type="float">
            <text:p>7.24</text:p>
          </table:table-cell>
          <table:table-cell table:style-name="ce15" office:value-type="float" office:value="26.48" calcext:value-type="float">
            <text:p>26.48</text:p>
          </table:table-cell>
          <table:table-cell table:style-name="ce15" office:value-type="float" office:value="33.46" calcext:value-type="float">
            <text:p>33.46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58" calcext:value-type="float">
            <text:p>16,5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6" calcext:value-type="float">
            <text:p>34.60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9.43" calcext:value-type="float">
            <text:p>19.43</text:p>
          </table:table-cell>
          <table:table-cell table:style-name="ce15" office:value-type="float" office:value="8.74" calcext:value-type="float">
            <text:p>8.74</text:p>
          </table:table-cell>
          <table:table-cell table:style-name="ce15" table:number-columns-repeated="4"/>
          <table:table-cell table:style-name="ce15" office:value-type="float" office:value="8.31" calcext:value-type="float">
            <text:p>8.3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99" calcext:value-type="float">
            <text:p>22,99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75" calcext:value-type="float">
            <text:p>13.75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46.1" calcext:value-type="float">
            <text:p>46.10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29" calcext:value-type="float">
            <text:p>17,29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1" calcext:value-type="float">
            <text:p>42.71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17.1" calcext:value-type="float">
            <text:p>17.10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3" calcext:value-type="float">
            <text:p>15.43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43.58" calcext:value-type="float">
            <text:p>43.58</text:p>
          </table:table-cell>
          <table:table-cell table:style-name="ce15" office:value-type="float" office:value="35.48" calcext:value-type="float">
            <text:p>35.48</text:p>
          </table:table-cell>
          <table:table-cell table:style-name="ce15" table:number-columns-repeated="4"/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68" calcext:value-type="float">
            <text:p>23,68</text:p>
          </table:table-cell>
          <table:table-cell office:value-type="float" office:value="11.75" calcext:value-type="float">
            <text:p>11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38" calcext:value-type="float">
            <text:p>38.38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42.4" calcext:value-type="float">
            <text:p>42.40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6" calcext:value-type="float">
            <text:p>19,96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84" calcext:value-type="float">
            <text:p>32.84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6.66" calcext:value-type="float">
            <text:p>26.66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35" calcext:value-type="float">
            <text:p>14,35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72" calcext:value-type="float">
            <text:p>18.72</text:p>
          </table:table-cell>
          <table:table-cell table:style-name="ce15" office:value-type="float" office:value="40.58" calcext:value-type="float">
            <text:p>40.58</text:p>
          </table:table-cell>
          <table:table-cell table:style-name="ce15" office:value-type="float" office:value="14.47" calcext:value-type="float">
            <text:p>14.47</text:p>
          </table:table-cell>
          <table:table-cell table:style-name="ce15" office:value-type="float" office:value="9.05" calcext:value-type="float">
            <text:p>9.05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82" calcext:value-type="float">
            <text:p>20,82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1" calcext:value-type="float">
            <text:p>36.10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25.61" calcext:value-type="float">
            <text:p>25.61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1.73" calcext:value-type="float">
            <text:p>11,73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6" calcext:value-type="float">
            <text:p>9.86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3" calcext:value-type="float">
            <text:p>29.03</text:p>
          </table:table-cell>
          <table:table-cell table:style-name="ce15" office:value-type="float" office:value="31.29" calcext:value-type="float">
            <text:p>31.29</text:p>
          </table:table-cell>
          <table:table-cell table:style-name="ce15" office:value-type="float" office:value="32.52" calcext:value-type="float">
            <text:p>32.52</text:p>
          </table:table-cell>
          <table:table-cell table:style-name="ce15" office:value-type="float" office:value="28.81" calcext:value-type="float">
            <text:p>28.81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95" calcext:value-type="float">
            <text:p>17,95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8" calcext:value-type="float">
            <text:p>22.88</text:p>
          </table:table-cell>
          <table:table-cell table:style-name="ce15" office:value-type="float" office:value="10.02" calcext:value-type="float">
            <text:p>10.02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4.27" calcext:value-type="float">
            <text:p>4.27</text:p>
          </table:table-cell>
          <table:table-cell table:style-name="ce15" table:number-columns-repeated="4"/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1.85" calcext:value-type="float">
            <text:p>1.8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34" calcext:value-type="float">
            <text:p>24,34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" calcext:value-type="float">
            <text:p>35.2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36.37" calcext:value-type="float">
            <text:p>36.37</text:p>
          </table:table-cell>
          <table:table-cell table:style-name="ce15" office:value-type="float" office:value="24.18" calcext:value-type="float">
            <text:p>24.18</text:p>
          </table:table-cell>
          <table:table-cell table:style-name="ce15" table:number-columns-repeated="4"/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22" calcext:value-type="float">
            <text:p>22.22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46.96" calcext:value-type="float">
            <text:p>46.96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77" calcext:value-type="float">
            <text:p>32.77</text:p>
          </table:table-cell>
          <table:table-cell table:style-name="ce15" office:value-type="float" office:value="33.63" calcext:value-type="float">
            <text:p>33.63</text:p>
          </table:table-cell>
          <table:table-cell table:style-name="ce15" office:value-type="float" office:value="34.34" calcext:value-type="float">
            <text:p>34.34</text:p>
          </table:table-cell>
          <table:table-cell table:style-name="ce15" office:value-type="float" office:value="25.11" calcext:value-type="float">
            <text:p>25.11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2.53" calcext:value-type="float">
            <text:p>22.53</text:p>
          </table:table-cell>
          <table:table-cell table:style-name="ce15" office:value-type="float" office:value="13.21" calcext:value-type="float">
            <text:p>13.21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06" calcext:value-type="float">
            <text:p>7.06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11.93" calcext:value-type="float">
            <text:p>11.93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8" calcext:value-type="float">
            <text:p>33.88</text:p>
          </table:table-cell>
          <table:table-cell table:style-name="ce15" office:value-type="float" office:value="19.15" calcext:value-type="float">
            <text:p>19.15</text:p>
          </table:table-cell>
          <table:table-cell table:style-name="ce15" office:value-type="float" office:value="41.26" calcext:value-type="float">
            <text:p>41.26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2" calcext:value-type="float">
            <text:p>19.52</text:p>
          </table:table-cell>
          <table:table-cell table:style-name="ce15" office:value-type="float" office:value="37.22" calcext:value-type="float">
            <text:p>37.22</text:p>
          </table:table-cell>
          <table:table-cell table:style-name="ce15" office:value-type="float" office:value="19.44" calcext:value-type="float">
            <text:p>19.44</text:p>
          </table:table-cell>
          <table:table-cell table:style-name="ce15" office:value-type="float" office:value="13.19" calcext:value-type="float">
            <text:p>13.19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1.01" calcext:value-type="float">
            <text:p>11,01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2" calcext:value-type="float">
            <text:p>4.8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8.17" calcext:value-type="float">
            <text:p>8.1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" calcext:value-type="float">
            <text:p>22.80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2" calcext:value-type="float">
            <text:p>34.82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4.87" calcext:value-type="float">
            <text:p>34.87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24" calcext:value-type="float">
            <text:p>24,24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85" calcext:value-type="float">
            <text:p>15.85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5.66" calcext:value-type="float">
            <text:p>15.66</text:p>
          </table:table-cell>
          <table:table-cell table:style-name="ce15" office:value-type="float" office:value="11.34" calcext:value-type="float">
            <text:p>11.34</text:p>
          </table:table-cell>
          <table:table-cell table:style-name="ce15" table:number-columns-repeated="4"/>
          <table:table-cell table:style-name="ce15" office:value-type="float" office:value="4.72" calcext:value-type="float">
            <text:p>4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5.8" calcext:value-type="float">
            <text:p>5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91" calcext:value-type="float">
            <text:p>47.91</text:p>
          </table:table-cell>
          <table:table-cell table:style-name="ce15" office:value-type="float" office:value="18.57" calcext:value-type="float">
            <text:p>18.57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38.71" calcext:value-type="float">
            <text:p>38.71</text:p>
          </table:table-cell>
          <table:table-cell table:style-name="ce15" table:number-columns-repeated="4"/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18" calcext:value-type="float">
            <text:p>20,1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5" calcext:value-type="float">
            <text:p>26.50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33.52" calcext:value-type="float">
            <text:p>33.52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1.98" calcext:value-type="float">
            <text:p>11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3" calcext:value-type="float">
            <text:p>43.53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23.6" calcext:value-type="float">
            <text:p>23.60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85" calcext:value-type="float">
            <text:p>1.85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1.6" calcext:value-type="float">
            <text:p>1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8" calcext:value-type="float">
            <text:p>31.68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43.75" calcext:value-type="float">
            <text:p>43.75</text:p>
          </table:table-cell>
          <table:table-cell table:style-name="ce15" office:value-type="float" office:value="32.44" calcext:value-type="float">
            <text:p>32.44</text:p>
          </table:table-cell>
          <table:table-cell table:style-name="ce15" table:number-columns-repeated="4"/>
          <table:table-cell table:style-name="ce15" office:value-type="float" office:value="7.09" calcext:value-type="float">
            <text:p>7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2" calcext:value-type="float">
            <text:p>15.72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office:value-type="float" office:value="19.37" calcext:value-type="float">
            <text:p>19.37</text:p>
          </table:table-cell>
          <table:table-cell table:style-name="ce15" office:value-type="float" office:value="8.99" calcext:value-type="float">
            <text:p>8.99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99" calcext:value-type="float">
            <text:p>43.99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3.28" calcext:value-type="float">
            <text:p>43.28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96" calcext:value-type="float">
            <text:p>19,96</text:p>
          </table:table-cell>
          <table:table-cell office:value-type="float" office:value="3.93" calcext:value-type="float">
            <text:p>3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66" calcext:value-type="float">
            <text:p>24.66</text:p>
          </table:table-cell>
          <table:table-cell table:style-name="ce15" office:value-type="float" office:value="18.35" calcext:value-type="float">
            <text:p>18.35</text:p>
          </table:table-cell>
          <table:table-cell table:style-name="ce15" office:value-type="float" office:value="25.75" calcext:value-type="float">
            <text:p>25.75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table:number-columns-repeated="4"/>
          <table:table-cell table:style-name="ce15" office:value-type="float" office:value="0.67" calcext:value-type="float">
            <text:p>0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08" calcext:value-type="float">
            <text:p>43.08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39.11" calcext:value-type="float">
            <text:p>39.11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2.36" calcext:value-type="float">
            <text:p>12,36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9" calcext:value-type="float">
            <text:p>27.19</text:p>
          </table:table-cell>
          <table:table-cell table:style-name="ce15" office:value-type="float" office:value="29.6" calcext:value-type="float">
            <text:p>29.60</text:p>
          </table:table-cell>
          <table:table-cell table:style-name="ce15" office:value-type="float" office:value="27.06" calcext:value-type="float">
            <text:p>27.06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9.82" calcext:value-type="float">
            <text:p>9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16.99" calcext:value-type="float">
            <text:p>16.99</text:p>
          </table:table-cell>
          <table:table-cell table:style-name="ce15" office:value-type="float" office:value="15.91" calcext:value-type="float">
            <text:p>15.91</text:p>
          </table:table-cell>
          <table:table-cell table:style-name="ce15" office:value-type="float" office:value="10.04" calcext:value-type="float">
            <text:p>10.04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5.92" calcext:value-type="float">
            <text:p>25,9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27" calcext:value-type="float">
            <text:p>38.27</text:p>
          </table:table-cell>
          <table:table-cell table:style-name="ce15" office:value-type="float" office:value="32.61" calcext:value-type="float">
            <text:p>32.61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9.07" calcext:value-type="float">
            <text:p>9.0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1" calcext:value-type="float">
            <text:p>14.01</text:p>
          </table:table-cell>
          <table:table-cell table:style-name="ce15" office:value-type="float" office:value="6.97" calcext:value-type="float">
            <text:p>6.97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08" calcext:value-type="float">
            <text:p>42.08</text:p>
          </table:table-cell>
          <table:table-cell table:style-name="ce15" office:value-type="float" office:value="33.82" calcext:value-type="float">
            <text:p>33.82</text:p>
          </table:table-cell>
          <table:table-cell table:style-name="ce15" office:value-type="float" office:value="38.79" calcext:value-type="float">
            <text:p>38.79</text:p>
          </table:table-cell>
          <table:table-cell table:style-name="ce15" office:value-type="float" office:value="24.72" calcext:value-type="float">
            <text:p>24.72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44" calcext:value-type="float">
            <text:p>24.44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10.6" calcext:value-type="float">
            <text:p>10.60</text:p>
          </table:table-cell>
          <table:table-cell table:style-name="ce15" office:value-type="float" office:value="37.34" calcext:value-type="float">
            <text:p>37.34</text:p>
          </table:table-cell>
          <table:table-cell table:style-name="ce15" table:number-columns-repeated="4"/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11.94" calcext:value-type="float">
            <text:p>11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93" calcext:value-type="float">
            <text:p>46.93</text:p>
          </table:table-cell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26.98" calcext:value-type="float">
            <text:p>26.98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8" calcext:value-type="float">
            <text:p>16,28</text:p>
          </table:table-cell>
          <table:table-cell office:value-type="float" office:value="1.67" calcext:value-type="float">
            <text:p>1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5" calcext:value-type="float">
            <text:p>27.0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8.56" calcext:value-type="float">
            <text:p>8.56</text:p>
          </table:table-cell>
          <table:table-cell table:style-name="ce15" office:value-type="float" office:value="37.29" calcext:value-type="float">
            <text:p>37.29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8" calcext:value-type="float">
            <text:p>18,48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" calcext:value-type="float">
            <text:p>17.90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26.16" calcext:value-type="float">
            <text:p>26.16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8.16" calcext:value-type="float">
            <text:p>8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6" calcext:value-type="float">
            <text:p>43.2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13.28" calcext:value-type="float">
            <text:p>13.28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10.95" calcext:value-type="float">
            <text:p>10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6" calcext:value-type="float">
            <text:p>18.86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7.42" calcext:value-type="float">
            <text:p>37.42</text:p>
          </table:table-cell>
          <table:table-cell table:style-name="ce15" office:value-type="float" office:value="29.27" calcext:value-type="float">
            <text:p>29.27</text:p>
          </table:table-cell>
          <table:table-cell table:style-name="ce15" table:number-columns-repeated="4"/>
          <table:table-cell table:style-name="ce15" office:value-type="float" office:value="3" calcext:value-type="float">
            <text:p>3.0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1" calcext:value-type="float">
            <text:p>4.6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51" calcext:value-type="float">
            <text:p>16,51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2" calcext:value-type="float">
            <text:p>34.92</text:p>
          </table:table-cell>
          <table:table-cell table:style-name="ce15" office:value-type="float" office:value="22.95" calcext:value-type="float">
            <text:p>22.95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7" calcext:value-type="float">
            <text:p>7.57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1.23" calcext:value-type="float">
            <text:p>21.23</text:p>
          </table:table-cell>
          <table:table-cell table:style-name="ce15" office:value-type="float" office:value="13.99" calcext:value-type="float">
            <text:p>13.99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6" calcext:value-type="float">
            <text:p>3.0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4" calcext:value-type="float">
            <text:p>34.94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table:number-columns-repeated="4"/>
          <table:table-cell table:style-name="ce15" office:value-type="float" office:value="7.14" calcext:value-type="float">
            <text:p>7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38" calcext:value-type="float">
            <text:p>7.3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67" calcext:value-type="float">
            <text:p>40.67</text:p>
          </table:table-cell>
          <table:table-cell table:style-name="ce15" office:value-type="float" office:value="8.97" calcext:value-type="float">
            <text:p>8.97</text:p>
          </table:table-cell>
          <table:table-cell table:style-name="ce15" office:value-type="float" office:value="12.51" calcext:value-type="float">
            <text:p>12.51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32" calcext:value-type="float">
            <text:p>22,3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7" calcext:value-type="float">
            <text:p>26.47</text:p>
          </table:table-cell>
          <table:table-cell table:style-name="ce15" office:value-type="float" office:value="20.56" calcext:value-type="float">
            <text:p>20.56</text:p>
          </table:table-cell>
          <table:table-cell table:style-name="ce15" office:value-type="float" office:value="41.3" calcext:value-type="float">
            <text:p>41.30</text:p>
          </table:table-cell>
          <table:table-cell table:style-name="ce15" office:value-type="float" office:value="27.6" calcext:value-type="float">
            <text:p>27.60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5.68" calcext:value-type="float">
            <text:p>5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27" calcext:value-type="float">
            <text:p>14,27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1" calcext:value-type="float">
            <text:p>10.61</text:p>
          </table:table-cell>
          <table:table-cell table:style-name="ce15" office:value-type="float" office:value="35.38" calcext:value-type="float">
            <text:p>35.38</text:p>
          </table:table-cell>
          <table:table-cell table:style-name="ce15" office:value-type="float" office:value="26.46" calcext:value-type="float">
            <text:p>26.46</text:p>
          </table:table-cell>
          <table:table-cell table:style-name="ce15" office:value-type="float" office:value="12.48" calcext:value-type="float">
            <text:p>12.48</text:p>
          </table:table-cell>
          <table:table-cell table:style-name="ce15" table:number-columns-repeated="4"/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8" calcext:value-type="float">
            <text:p>38.88</text:p>
          </table:table-cell>
          <table:table-cell table:style-name="ce15" office:value-type="float" office:value="8.6" calcext:value-type="float">
            <text:p>8.60</text:p>
          </table:table-cell>
          <table:table-cell table:style-name="ce15" office:value-type="float" office:value="38.73" calcext:value-type="float">
            <text:p>38.73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18" calcext:value-type="float">
            <text:p>12,18</text:p>
          </table:table-cell>
          <table:table-cell office:value-type="float" office:value="6.95" calcext:value-type="float">
            <text:p>6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30.32" calcext:value-type="float">
            <text:p>30.32</text:p>
          </table:table-cell>
          <table:table-cell table:style-name="ce15" office:value-type="float" office:value="21.68" calcext:value-type="float">
            <text:p>21.68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table:number-columns-repeated="4"/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86" calcext:value-type="float">
            <text:p>15,86</text:p>
          </table:table-cell>
          <table:table-cell office:value-type="float" office:value="7.15" calcext:value-type="float">
            <text:p>7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6" calcext:value-type="float">
            <text:p>14.86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3.12" calcext:value-type="float">
            <text:p>33.12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8" calcext:value-type="float">
            <text:p>25.28</text:p>
          </table:table-cell>
          <table:table-cell table:style-name="ce15" office:value-type="float" office:value="36.88" calcext:value-type="float">
            <text:p>36.88</text:p>
          </table:table-cell>
          <table:table-cell table:style-name="ce15" office:value-type="float" office:value="19.31" calcext:value-type="float">
            <text:p>19.31</text:p>
          </table:table-cell>
          <table:table-cell table:style-name="ce15" office:value-type="float" office:value="7.6" calcext:value-type="float">
            <text:p>7.60</text:p>
          </table:table-cell>
          <table:table-cell table:style-name="ce15" table:number-columns-repeated="4"/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1" calcext:value-type="float">
            <text:p>40.91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33.82" calcext:value-type="float">
            <text:p>33.82</text:p>
          </table:table-cell>
          <table:table-cell table:style-name="ce15" office:value-type="float" office:value="23.34" calcext:value-type="float">
            <text:p>23.34</text:p>
          </table:table-cell>
          <table:table-cell table:style-name="ce15" table:number-columns-repeated="4"/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95" calcext:value-type="float">
            <text:p>14.95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12.63" calcext:value-type="float">
            <text:p>12.63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54" calcext:value-type="float">
            <text:p>24,54</text:p>
          </table:table-cell>
          <table:table-cell office:value-type="float" office:value="10.13" calcext:value-type="float">
            <text:p>10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6" calcext:value-type="float">
            <text:p>36.96</text:p>
          </table:table-cell>
          <table:table-cell table:style-name="ce15" office:value-type="float" office:value="30.47" calcext:value-type="float">
            <text:p>30.47</text:p>
          </table:table-cell>
          <table:table-cell table:style-name="ce15" office:value-type="float" office:value="41.43" calcext:value-type="float">
            <text:p>41.43</text:p>
          </table:table-cell>
          <table:table-cell table:style-name="ce15" office:value-type="float" office:value="32.74" calcext:value-type="float">
            <text:p>32.74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77" calcext:value-type="float">
            <text:p>16,77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23" calcext:value-type="float">
            <text:p>21.23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office:value-type="float" office:value="27.39" calcext:value-type="float">
            <text:p>27.39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.94" calcext:value-type="float">
            <text:p>1.94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11.07" calcext:value-type="float">
            <text:p>11.07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7" calcext:value-type="float">
            <text:p>4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3" calcext:value-type="float">
            <text:p>19,53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5" calcext:value-type="float">
            <text:p>40.45</text:p>
          </table:table-cell>
          <table:table-cell table:style-name="ce15" office:value-type="float" office:value="13.26" calcext:value-type="float">
            <text:p>13.26</text:p>
          </table:table-cell>
          <table:table-cell table:style-name="ce15" office:value-type="float" office:value="33.57" calcext:value-type="float">
            <text:p>33.57</text:p>
          </table:table-cell>
          <table:table-cell table:style-name="ce15" office:value-type="float" office:value="18.35" calcext:value-type="float">
            <text:p>18.35</text:p>
          </table:table-cell>
          <table:table-cell table:style-name="ce15" table:number-columns-repeated="4"/>
          <table:table-cell table:style-name="ce15" office:value-type="float" office:value="4.5" calcext:value-type="float">
            <text:p>4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9" calcext:value-type="float">
            <text:p>14,99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1" calcext:value-type="float">
            <text:p>10.81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18.99" calcext:value-type="float">
            <text:p>18.99</text:p>
          </table:table-cell>
          <table:table-cell table:style-name="ce15" office:value-type="float" office:value="2.83" calcext:value-type="float">
            <text:p>2.83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83" calcext:value-type="float">
            <text:p>8.8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69" calcext:value-type="float">
            <text:p>13,69</text:p>
          </table:table-cell>
          <table:table-cell office:value-type="float" office:value="12.14" calcext:value-type="float">
            <text:p>12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2" calcext:value-type="float">
            <text:p>35.72</text:p>
          </table:table-cell>
          <table:table-cell table:style-name="ce15" office:value-type="float" office:value="22.65" calcext:value-type="float">
            <text:p>22.65</text:p>
          </table:table-cell>
          <table:table-cell table:style-name="ce15" office:value-type="float" office:value="44.11" calcext:value-type="float">
            <text:p>44.11</text:p>
          </table:table-cell>
          <table:table-cell table:style-name="ce15" office:value-type="float" office:value="29.88" calcext:value-type="float">
            <text:p>29.88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4.26" calcext:value-type="float">
            <text:p>4.26</text:p>
          </table:table-cell>
          <table:table-cell table:style-name="ce15" office:value-type="float" office:value="18.13" calcext:value-type="float">
            <text:p>18.13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table:number-columns-repeated="4"/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74" calcext:value-type="float">
            <text:p>13,7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4" calcext:value-type="float">
            <text:p>31.54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34.04" calcext:value-type="float">
            <text:p>34.0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6.74" calcext:value-type="float">
            <text:p>6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74" calcext:value-type="float">
            <text:p>5.74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18.47" calcext:value-type="float">
            <text:p>18.47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table:number-columns-repeated="4"/>
          <table:table-cell table:style-name="ce15" office:value-type="float" office:value="2.17" calcext:value-type="float">
            <text:p>2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6" calcext:value-type="float">
            <text:p>29.66</text:p>
          </table:table-cell>
          <table:table-cell table:style-name="ce15" office:value-type="float" office:value="35.49" calcext:value-type="float">
            <text:p>35.49</text:p>
          </table:table-cell>
          <table:table-cell table:style-name="ce15" office:value-type="float" office:value="35.25" calcext:value-type="float">
            <text:p>35.25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33" calcext:value-type="float">
            <text:p>21,33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75" calcext:value-type="float">
            <text:p>10.75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office:value-type="float" office:value="25.17" calcext:value-type="float">
            <text:p>25.17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3" calcext:value-type="float">
            <text:p>1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5" calcext:value-type="float">
            <text:p>2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51" calcext:value-type="float">
            <text:p>25.51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39.59" calcext:value-type="float">
            <text:p>39.59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6.57" calcext:value-type="float">
            <text:p>6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6.69" calcext:value-type="float">
            <text:p>6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66" calcext:value-type="float">
            <text:p>9.66</text:p>
          </table:table-cell>
          <table:table-cell table:style-name="ce15" office:value-type="float" office:value="14.82" calcext:value-type="float">
            <text:p>14.82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17.07" calcext:value-type="float">
            <text:p>17.07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83" calcext:value-type="float">
            <text:p>19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8.94" calcext:value-type="float">
            <text:p>38.9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table:number-columns-repeated="4"/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93" calcext:value-type="float">
            <text:p>2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3.16" calcext:value-type="float">
            <text:p>13,16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83" calcext:value-type="float">
            <text:p>12.83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21.82" calcext:value-type="float">
            <text:p>21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1" calcext:value-type="float">
            <text:p>34.81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1" calcext:value-type="float">
            <text:p>21.11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3.94" calcext:value-type="float">
            <text:p>23.94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33" calcext:value-type="float">
            <text:p>11,33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61" calcext:value-type="float">
            <text:p>37.61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office:value-type="float" office:value="26.67" calcext:value-type="float">
            <text:p>26.67</text:p>
          </table:table-cell>
          <table:table-cell table:style-name="ce15" table:number-columns-repeated="4"/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2" calcext:value-type="float">
            <text:p>13.42</text:p>
          </table:table-cell>
          <table:table-cell table:style-name="ce15" office:value-type="float" office:value="27.6" calcext:value-type="float">
            <text:p>27.60</text:p>
          </table:table-cell>
          <table:table-cell table:style-name="ce15" office:value-type="float" office:value="11.81" calcext:value-type="float">
            <text:p>11.81</text:p>
          </table:table-cell>
          <table:table-cell table:style-name="ce15" office:value-type="float" office:value="38.67" calcext:value-type="float">
            <text:p>38.67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48" calcext:value-type="float">
            <text:p>24,48</text:p>
          </table:table-cell>
          <table:table-cell office:value-type="float" office:value="4.46" calcext:value-type="float">
            <text:p>4,4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7" calcext:value-type="float">
            <text:p>26.07</text:p>
          </table:table-cell>
          <table:table-cell table:style-name="ce15" office:value-type="float" office:value="3.27" calcext:value-type="float">
            <text:p>3.27</text:p>
          </table:table-cell>
          <table:table-cell table:style-name="ce15" office:value-type="float" office:value="24.76" calcext:value-type="float">
            <text:p>24.76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office:value-type="float" office:value="42.32" calcext:value-type="float">
            <text:p>42.32</text:p>
          </table:table-cell>
          <table:table-cell table:style-name="ce15" office:value-type="float" office:value="30.3" calcext:value-type="float">
            <text:p>30.30</text:p>
          </table:table-cell>
          <table:table-cell table:style-name="ce15" table:number-columns-repeated="4"/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7" calcext:value-type="float">
            <text:p>13,6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88" calcext:value-type="float">
            <text:p>17.88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33" calcext:value-type="float">
            <text:p>21,33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7" calcext:value-type="float">
            <text:p>31.27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25.02" calcext:value-type="float">
            <text:p>25.02</text:p>
          </table:table-cell>
          <table:table-cell table:style-name="ce15" table:number-columns-repeated="4"/>
          <table:table-cell table:style-name="ce15" office:value-type="float" office:value="0.6" calcext:value-type="float">
            <text:p>0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7" calcext:value-type="float">
            <text:p>8.70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2" calcext:value-type="float">
            <text:p>31.72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table:number-columns-repeated="4"/>
          <table:table-cell table:style-name="ce15" office:value-type="float" office:value="5.1" calcext:value-type="float">
            <text:p>5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36" calcext:value-type="float">
            <text:p>1.36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1" calcext:value-type="float">
            <text:p>17,11</text:p>
          </table:table-cell>
          <table:table-cell office:value-type="float" office:value="11.04" calcext:value-type="float">
            <text:p>11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53" calcext:value-type="float">
            <text:p>14.53</text:p>
          </table:table-cell>
          <table:table-cell table:style-name="ce15" office:value-type="float" office:value="23.12" calcext:value-type="float">
            <text:p>23.12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6" calcext:value-type="float">
            <text:p>40.96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8" calcext:value-type="float">
            <text:p>20.68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27.02" calcext:value-type="float">
            <text:p>27.02</text:p>
          </table:table-cell>
          <table:table-cell table:style-name="ce15" office:value-type="float" office:value="10.6" calcext:value-type="float">
            <text:p>10.60</text:p>
          </table:table-cell>
          <table:table-cell table:style-name="ce15" table:number-columns-repeated="4"/>
          <table:table-cell table:style-name="ce15" office:value-type="float" office:value="2.09" calcext:value-type="float">
            <text:p>2.0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96" calcext:value-type="float">
            <text:p>17,96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95" calcext:value-type="float">
            <text:p>45.95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table:number-columns-repeated="4"/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04" calcext:value-type="float">
            <text:p>23,0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5" calcext:value-type="float">
            <text:p>25.95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37.24" calcext:value-type="float">
            <text:p>37.24</text:p>
          </table:table-cell>
          <table:table-cell table:style-name="ce15" office:value-type="float" office:value="23.06" calcext:value-type="float">
            <text:p>23.06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84" calcext:value-type="float">
            <text:p>12,84</text:p>
          </table:table-cell>
          <table:table-cell office:value-type="float" office:value="11.85" calcext:value-type="float">
            <text:p>11,8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8" calcext:value-type="float">
            <text:p>35.78</text:p>
          </table:table-cell>
          <table:table-cell table:style-name="ce15" office:value-type="float" office:value="37.9" calcext:value-type="float">
            <text:p>37.90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7.34" calcext:value-type="float">
            <text:p>7.34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89" calcext:value-type="float">
            <text:p>17,89</text:p>
          </table:table-cell>
          <table:table-cell office:value-type="float" office:value="7.2" calcext:value-type="float">
            <text:p>7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1" calcext:value-type="float">
            <text:p>24.31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office:value-type="float" office:value="40.45" calcext:value-type="float">
            <text:p>40.45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8" calcext:value-type="float">
            <text:p>0.80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" calcext:value-type="float">
            <text:p>14.8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5.99" calcext:value-type="float">
            <text:p>25,99</text:p>
          </table:table-cell>
          <table:table-cell office:value-type="float" office:value="9.96" calcext:value-type="float">
            <text:p>9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4" calcext:value-type="float">
            <text:p>32.64</text:p>
          </table:table-cell>
          <table:table-cell table:style-name="ce15" office:value-type="float" office:value="29.51" calcext:value-type="float">
            <text:p>29.51</text:p>
          </table:table-cell>
          <table:table-cell table:style-name="ce15" office:value-type="float" office:value="39.05" calcext:value-type="float">
            <text:p>39.05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12" calcext:value-type="float">
            <text:p>20,12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7" calcext:value-type="float">
            <text:p>20.17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15.65" calcext:value-type="float">
            <text:p>15.65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table:number-columns-repeated="4"/>
          <table:table-cell table:style-name="ce15" office:value-type="float" office:value="5.17" calcext:value-type="float">
            <text:p>5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5" calcext:value-type="float">
            <text:p>31.55</text:p>
          </table:table-cell>
          <table:table-cell table:style-name="ce15" office:value-type="float" office:value="23.29" calcext:value-type="float">
            <text:p>23.29</text:p>
          </table:table-cell>
          <table:table-cell table:style-name="ce15" office:value-type="float" office:value="36.72" calcext:value-type="float">
            <text:p>36.72</text:p>
          </table:table-cell>
          <table:table-cell table:style-name="ce15" office:value-type="float" office:value="28.38" calcext:value-type="float">
            <text:p>28.38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3.8" calcext:value-type="float">
            <text:p>3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" calcext:value-type="float">
            <text:p>10.6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19.31" calcext:value-type="float">
            <text:p>19.31</text:p>
          </table:table-cell>
          <table:table-cell table:style-name="ce15" office:value-type="float" office:value="1.51" calcext:value-type="float">
            <text:p>1.51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07" calcext:value-type="float">
            <text:p>6.0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35" calcext:value-type="float">
            <text:p>20,35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65" calcext:value-type="float">
            <text:p>37.65</text:p>
          </table:table-cell>
          <table:table-cell table:style-name="ce15" office:value-type="float" office:value="20.2" calcext:value-type="float">
            <text:p>20.20</text:p>
          </table:table-cell>
          <table:table-cell table:style-name="ce15" office:value-type="float" office:value="33.25" calcext:value-type="float">
            <text:p>33.25</text:p>
          </table:table-cell>
          <table:table-cell table:style-name="ce15" office:value-type="float" office:value="15.13" calcext:value-type="float">
            <text:p>15.13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8" calcext:value-type="float">
            <text:p>14,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" calcext:value-type="float">
            <text:p>14.00</text:p>
          </table:table-cell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48.36" calcext:value-type="float">
            <text:p>48.36</text:p>
          </table:table-cell>
          <table:table-cell table:style-name="ce15" office:value-type="float" office:value="32.35" calcext:value-type="float">
            <text:p>32.35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7.2" calcext:value-type="float">
            <text:p>7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4.85" calcext:value-type="float">
            <text:p>24.85</text:p>
          </table:table-cell>
          <table:table-cell table:style-name="ce15" office:value-type="float" office:value="9.77" calcext:value-type="float">
            <text:p>9.77</text:p>
          </table:table-cell>
          <table:table-cell table:style-name="ce15" table:number-columns-repeated="4"/>
          <table:table-cell table:style-name="ce15" office:value-type="float" office:value="0.73" calcext:value-type="float">
            <text:p>0.7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52" calcext:value-type="float">
            <text:p>22,52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06" calcext:value-type="float">
            <text:p>15.06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45.83" calcext:value-type="float">
            <text:p>45.83</text:p>
          </table:table-cell>
          <table:table-cell table:style-name="ce15" office:value-type="float" office:value="29.73" calcext:value-type="float">
            <text:p>29.73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48" calcext:value-type="float">
            <text:p>10,48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37.64" calcext:value-type="float">
            <text:p>37.64</text:p>
          </table:table-cell>
          <table:table-cell table:style-name="ce15" office:value-type="float" office:value="19.25" calcext:value-type="float">
            <text:p>19.25</text:p>
          </table:table-cell>
          <table:table-cell table:style-name="ce15" office:value-type="float" office:value="4.21" calcext:value-type="float">
            <text:p>4.21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9" calcext:value-type="float">
            <text:p>16,19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8" calcext:value-type="float">
            <text:p>8.88</text:p>
          </table:table-cell>
          <table:table-cell table:style-name="ce15" office:value-type="float" office:value="15.49" calcext:value-type="float">
            <text:p>15.49</text:p>
          </table:table-cell>
          <table:table-cell table:style-name="ce15" office:value-type="float" office:value="32.31" calcext:value-type="float">
            <text:p>32.31</text:p>
          </table:table-cell>
          <table:table-cell table:style-name="ce15" office:value-type="float" office:value="19.38" calcext:value-type="float">
            <text:p>19.38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1" calcext:value-type="float">
            <text:p>36.91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32.58" calcext:value-type="float">
            <text:p>32.58</text:p>
          </table:table-cell>
          <table:table-cell table:style-name="ce15" table:number-columns-repeated="4"/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30.07" calcext:value-type="float">
            <text:p>30.07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table:number-columns-repeated="4"/>
          <table:table-cell table:style-name="ce15" office:value-type="float" office:value="10.6" calcext:value-type="float">
            <text:p>10.6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27" calcext:value-type="float">
            <text:p>14,27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4" calcext:value-type="float">
            <text:p>9.40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17.34" calcext:value-type="float">
            <text:p>17.3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86" calcext:value-type="float">
            <text:p>31.8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table:number-columns-repeated="4"/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03" calcext:value-type="float">
            <text:p>14,0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17" calcext:value-type="float">
            <text:p>17.17</text:p>
          </table:table-cell>
          <table:table-cell table:style-name="ce15" office:value-type="float" office:value="8.61" calcext:value-type="float">
            <text:p>8.61</text:p>
          </table:table-cell>
          <table:table-cell table:style-name="ce15" office:value-type="float" office:value="20.45" calcext:value-type="float">
            <text:p>20.45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6" calcext:value-type="float">
            <text:p>43.26</text:p>
          </table:table-cell>
          <table:table-cell table:style-name="ce15" office:value-type="float" office:value="29.14" calcext:value-type="float">
            <text:p>29.14</text:p>
          </table:table-cell>
          <table:table-cell table:style-name="ce15" office:value-type="float" office:value="14.98" calcext:value-type="float">
            <text:p>14.98</text:p>
          </table:table-cell>
          <table:table-cell table:style-name="ce15" office:value-type="float" office:value="37.23" calcext:value-type="float">
            <text:p>37.23</text:p>
          </table:table-cell>
          <table:table-cell table:style-name="ce15" table:number-columns-repeated="4"/>
          <table:table-cell table:style-name="ce15" office:value-type="float" office:value="1.18" calcext:value-type="float">
            <text:p>1.1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7" calcext:value-type="float">
            <text:p>31.6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39.34" calcext:value-type="float">
            <text:p>39.34</text:p>
          </table:table-cell>
          <table:table-cell table:style-name="ce15" office:value-type="float" office:value="21.9" calcext:value-type="float">
            <text:p>21.90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4" calcext:value-type="float">
            <text:p>6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/>
          <table:table-cell/>
          <table:table-cell office:value-type="float" office:value="14.71" calcext:value-type="float">
            <text:p>14,7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95" calcext:value-type="float">
            <text:p>9.95</text:p>
          </table:table-cell>
          <table:table-cell table:style-name="ce15" office:value-type="float" office:value="28.45" calcext:value-type="float">
            <text:p>28.45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12" calcext:value-type="float">
            <text:p>17,12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24" calcext:value-type="float">
            <text:p>39.24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office:value-type="float" office:value="11.96" calcext:value-type="float">
            <text:p>11.96</text:p>
          </table:table-cell>
          <table:table-cell table:style-name="ce15" table:number-columns-repeated="4"/>
          <table:table-cell table:style-name="ce15" office:value-type="float" office:value="2.68" calcext:value-type="float">
            <text:p>2.6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6" calcext:value-type="float">
            <text:p>25.96</text:p>
          </table:table-cell>
          <table:table-cell table:style-name="ce15" office:value-type="float" office:value="28.6" calcext:value-type="float">
            <text:p>28.60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11.82" calcext:value-type="float">
            <text:p>11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2" calcext:value-type="float">
            <text:p>15.32</text:p>
          </table:table-cell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30.41" calcext:value-type="float">
            <text:p>30.41</text:p>
          </table:table-cell>
          <table:table-cell table:style-name="ce15" office:value-type="float" office:value="16.49" calcext:value-type="float">
            <text:p>16.49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" calcext:value-type="float">
            <text:p>5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1" calcext:value-type="float">
            <text:p>44.11</text:p>
          </table:table-cell>
          <table:table-cell table:style-name="ce15" office:value-type="float" office:value="20.32" calcext:value-type="float">
            <text:p>20.32</text:p>
          </table:table-cell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table:number-columns-repeated="4"/>
          <table:table-cell table:style-name="ce15" office:value-type="float" office:value="4.84" calcext:value-type="float">
            <text:p>4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6" calcext:value-type="float">
            <text:p>1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97" calcext:value-type="float">
            <text:p>16,9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4" calcext:value-type="float">
            <text:p>22.54</text:p>
          </table:table-cell>
          <table:table-cell table:style-name="ce15" office:value-type="float" office:value="9.08" calcext:value-type="float">
            <text:p>9.08</text:p>
          </table:table-cell>
          <table:table-cell table:style-name="ce15" office:value-type="float" office:value="24.63" calcext:value-type="float">
            <text:p>24.63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58" calcext:value-type="float">
            <text:p>35.58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office:value-type="float" office:value="3.34" calcext:value-type="float">
            <text:p>3.34</text:p>
          </table:table-cell>
          <table:table-cell table:style-name="ce15" office:value-type="float" office:value="31.38" calcext:value-type="float">
            <text:p>31.38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3.66" calcext:value-type="float">
            <text:p>3,6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58" calcext:value-type="float">
            <text:p>23.58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21.83" calcext:value-type="float">
            <text:p>21.83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2" calcext:value-type="float">
            <text:p>36.32</text:p>
          </table:table-cell>
          <table:table-cell table:style-name="ce15" office:value-type="float" office:value="22.18" calcext:value-type="float">
            <text:p>22.18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36.88" calcext:value-type="float">
            <text:p>36.8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8.07" calcext:value-type="float">
            <text:p>8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" calcext:value-type="float">
            <text:p>19.30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6.62" calcext:value-type="float">
            <text:p>6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32" calcext:value-type="float">
            <text:p>12.32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table:number-columns-repeated="4"/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63" calcext:value-type="float">
            <text:p>15,63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15" calcext:value-type="float">
            <text:p>43.15</text:p>
          </table:table-cell>
          <table:table-cell table:style-name="ce15" office:value-type="float" office:value="13.01" calcext:value-type="float">
            <text:p>13.01</text:p>
          </table:table-cell>
          <table:table-cell table:style-name="ce15" office:value-type="float" office:value="42.65" calcext:value-type="float">
            <text:p>42.65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34" calcext:value-type="float">
            <text:p>19,3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83" calcext:value-type="float">
            <text:p>20.83</text:p>
          </table:table-cell>
          <table:table-cell table:style-name="ce15" office:value-type="float" office:value="41.38" calcext:value-type="float">
            <text:p>41.38</text:p>
          </table:table-cell>
          <table:table-cell table:style-name="ce15" office:value-type="float" office:value="32.38" calcext:value-type="float">
            <text:p>32.38</text:p>
          </table:table-cell>
          <table:table-cell table:style-name="ce15" office:value-type="float" office:value="16.06" calcext:value-type="float">
            <text:p>16.06</text:p>
          </table:table-cell>
          <table:table-cell table:style-name="ce15" table:number-columns-repeated="4"/>
          <table:table-cell table:style-name="ce15" office:value-type="float" office:value="5.84" calcext:value-type="float">
            <text:p>5.8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1" calcext:value-type="float">
            <text:p>23,1</text:p>
          </table:table-cell>
          <table:table-cell office:value-type="float" office:value="3.11" calcext:value-type="float">
            <text:p>3,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3" calcext:value-type="float">
            <text:p>33.03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72" calcext:value-type="float">
            <text:p>19,72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8" calcext:value-type="float">
            <text:p>10.38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37" calcext:value-type="float">
            <text:p>29.37</text:p>
          </table:table-cell>
          <table:table-cell table:style-name="ce15" office:value-type="float" office:value="13.89" calcext:value-type="float">
            <text:p>13.89</text:p>
          </table:table-cell>
          <table:table-cell table:style-name="ce15" table:number-columns-repeated="4"/>
          <table:table-cell table:style-name="ce15" office:value-type="float" office:value="7.91" calcext:value-type="float">
            <text:p>7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office:value-type="float" office:value="9.6" calcext:value-type="float">
            <text:p>9.60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35" calcext:value-type="float">
            <text:p>21,35</text:p>
          </table:table-cell>
          <table:table-cell office:value-type="float" office:value="9.28" calcext:value-type="float">
            <text:p>9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6" calcext:value-type="float">
            <text:p>11.6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29.35" calcext:value-type="float">
            <text:p>29.35</text:p>
          </table:table-cell>
          <table:table-cell table:style-name="ce15" office:value-type="float" office:value="14.48" calcext:value-type="float">
            <text:p>14.48</text:p>
          </table:table-cell>
          <table:table-cell table:style-name="ce15" table:number-columns-repeated="4"/>
          <table:table-cell table:style-name="ce15" office:value-type="float" office:value="3.66" calcext:value-type="float">
            <text:p>3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1" calcext:value-type="float">
            <text:p>17,81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2" calcext:value-type="float">
            <text:p>25.82</text:p>
          </table:table-cell>
          <table:table-cell table:style-name="ce15" office:value-type="float" office:value="23.47" calcext:value-type="float">
            <text:p>23.47</text:p>
          </table:table-cell>
          <table:table-cell table:style-name="ce15" office:value-type="float" office:value="42.48" calcext:value-type="float">
            <text:p>42.48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63" calcext:value-type="float">
            <text:p>41.63</text:p>
          </table:table-cell>
          <table:table-cell table:style-name="ce15" office:value-type="float" office:value="5.33" calcext:value-type="float">
            <text:p>5.33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4.76" calcext:value-type="float">
            <text:p>14.76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5" calcext:value-type="float">
            <text:p>17,35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33.13" calcext:value-type="float">
            <text:p>33.13</text:p>
          </table:table-cell>
          <table:table-cell table:style-name="ce15" office:value-type="float" office:value="40.99" calcext:value-type="float">
            <text:p>40.99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6" calcext:value-type="float">
            <text:p>37.26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29.86" calcext:value-type="float">
            <text:p>29.86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57" calcext:value-type="float">
            <text:p>16,57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4" calcext:value-type="float">
            <text:p>22.14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16.05" calcext:value-type="float">
            <text:p>16.05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1" calcext:value-type="float">
            <text:p>18.01</text:p>
          </table:table-cell>
          <table:table-cell table:style-name="ce15" office:value-type="float" office:value="29.37" calcext:value-type="float">
            <text:p>29.37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11.14" calcext:value-type="float">
            <text:p>11.14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2" calcext:value-type="float">
            <text:p>2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59" calcext:value-type="float">
            <text:p>22,59</text:p>
          </table:table-cell>
          <table:table-cell office:value-type="float" office:value="6.94" calcext:value-type="float">
            <text:p>6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1" calcext:value-type="float">
            <text:p>29.01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2.91" calcext:value-type="float">
            <text:p>22.91</text:p>
          </table:table-cell>
          <table:table-cell table:style-name="ce15" table:number-columns-repeated="4"/>
          <table:table-cell table:style-name="ce15" office:value-type="float" office:value="5.18" calcext:value-type="float">
            <text:p>5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25.41" calcext:value-type="float">
            <text:p>25,41</text:p>
          </table:table-cell>
          <table:table-cell office:value-type="float" office:value="10.65" calcext:value-type="float">
            <text:p>10,6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4" calcext:value-type="float">
            <text:p>44.14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1" calcext:value-type="float">
            <text:p>17,1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57" calcext:value-type="float">
            <text:p>33.57</text:p>
          </table:table-cell>
          <table:table-cell table:style-name="ce15" office:value-type="float" office:value="10.93" calcext:value-type="float">
            <text:p>10.93</text:p>
          </table:table-cell>
          <table:table-cell table:style-name="ce15" office:value-type="float" office:value="33.17" calcext:value-type="float">
            <text:p>33.17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table:number-columns-repeated="4"/>
          <table:table-cell table:style-name="ce15" office:value-type="float" office:value="2.48" calcext:value-type="float">
            <text:p>2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11.62" calcext:value-type="float">
            <text:p>11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6" calcext:value-type="float">
            <text:p>23.4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0.23" calcext:value-type="float">
            <text:p>20.2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83" calcext:value-type="float">
            <text:p>0.83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1" calcext:value-type="float">
            <text:p>23,1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6" calcext:value-type="float">
            <text:p>11.06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35.83" calcext:value-type="float">
            <text:p>35.83</text:p>
          </table:table-cell>
          <table:table-cell table:style-name="ce15" table:number-columns-repeated="4"/>
          <table:table-cell table:style-name="ce15" office:value-type="float" office:value="8.5" calcext:value-type="float">
            <text:p>8.5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41" calcext:value-type="float">
            <text:p>18,4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7" calcext:value-type="float">
            <text:p>36.57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office:value-type="float" office:value="14.22" calcext:value-type="float">
            <text:p>14.22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6" calcext:value-type="float">
            <text:p>11.66</text:p>
          </table:table-cell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13.94" calcext:value-type="float">
            <text:p>13.9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4.4" calcext:value-type="float">
            <text:p>4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49" calcext:value-type="float">
            <text:p>17,4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8" calcext:value-type="float">
            <text:p>37.78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37.52" calcext:value-type="float">
            <text:p>37.52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10.74" calcext:value-type="float">
            <text:p>10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18" calcext:value-type="float">
            <text:p>12.18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12.69" calcext:value-type="float">
            <text:p>12.6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table:number-columns-repeated="4"/>
          <table:table-cell table:style-name="ce15" office:value-type="float" office:value="9.57" calcext:value-type="float">
            <text:p>9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" calcext:value-type="float">
            <text:p>21,4</text:p>
          </table:table-cell>
          <table:table-cell office:value-type="float" office:value="9.08" calcext:value-type="float">
            <text:p>9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8" calcext:value-type="float">
            <text:p>47.68</text:p>
          </table:table-cell>
          <table:table-cell table:style-name="ce15" office:value-type="float" office:value="31.58" calcext:value-type="float">
            <text:p>31.58</text:p>
          </table:table-cell>
          <table:table-cell table:style-name="ce15" office:value-type="float" office:value="35.28" calcext:value-type="float">
            <text:p>35.28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15" calcext:value-type="float">
            <text:p>4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9" calcext:value-type="float">
            <text:p>27.19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13.7" calcext:value-type="float">
            <text:p>13.70</text:p>
          </table:table-cell>
          <table:table-cell table:style-name="ce15" office:value-type="float" office:value="34.15" calcext:value-type="float">
            <text:p>34.15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75" calcext:value-type="float">
            <text:p>8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1.08" calcext:value-type="float">
            <text:p>21.08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6.33" calcext:value-type="float">
            <text:p>26,33</text:p>
          </table:table-cell>
          <table:table-cell office:value-type="float" office:value="6.75" calcext:value-type="float">
            <text:p>6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6" calcext:value-type="float">
            <text:p>33.66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28.3" calcext:value-type="float">
            <text:p>28.30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table:number-columns-repeated="4"/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44" calcext:value-type="float">
            <text:p>23,44</text:p>
          </table:table-cell>
          <table:table-cell office:value-type="float" office:value="7.57" calcext:value-type="float">
            <text:p>7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85" calcext:value-type="float">
            <text:p>47.85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12.77" calcext:value-type="float">
            <text:p>12.77</text:p>
          </table:table-cell>
          <table:table-cell table:style-name="ce15" office:value-type="float" office:value="35.3" calcext:value-type="float">
            <text:p>35.30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95" calcext:value-type="float">
            <text:p>7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22" calcext:value-type="float">
            <text:p>34.22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14" calcext:value-type="float">
            <text:p>16,14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9" calcext:value-type="float">
            <text:p>22.19</text:p>
          </table:table-cell>
          <table:table-cell table:style-name="ce15" office:value-type="float" office:value="38.36" calcext:value-type="float">
            <text:p>38.36</text:p>
          </table:table-cell>
          <table:table-cell table:style-name="ce15" office:value-type="float" office:value="18.99" calcext:value-type="float">
            <text:p>18.99</text:p>
          </table:table-cell>
          <table:table-cell table:style-name="ce15" office:value-type="float" office:value="3.65" calcext:value-type="float">
            <text:p>3.6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56" calcext:value-type="float">
            <text:p>23,5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52" calcext:value-type="float">
            <text:p>6.52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16.21" calcext:value-type="float">
            <text:p>16.21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06" calcext:value-type="float">
            <text:p>15,0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3" calcext:value-type="float">
            <text:p>26.73</text:p>
          </table:table-cell>
          <table:table-cell table:style-name="ce15" office:value-type="float" office:value="6.9" calcext:value-type="float">
            <text:p>6.90</text:p>
          </table:table-cell>
          <table:table-cell table:style-name="ce15" office:value-type="float" office:value="15.38" calcext:value-type="float">
            <text:p>15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1.54" calcext:value-type="float">
            <text:p>1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04" calcext:value-type="float">
            <text:p>16.04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20.65" calcext:value-type="float">
            <text:p>20.65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4" calcext:value-type="float">
            <text:p>28.84</text:p>
          </table:table-cell>
          <table:table-cell table:style-name="ce15" office:value-type="float" office:value="24.72" calcext:value-type="float">
            <text:p>24.72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37.27" calcext:value-type="float">
            <text:p>37.27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14" calcext:value-type="float">
            <text:p>10,1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65" calcext:value-type="float">
            <text:p>15.65</text:p>
          </table:table-cell>
          <table:table-cell table:style-name="ce15" office:value-type="float" office:value="39.68" calcext:value-type="float">
            <text:p>39.68</text:p>
          </table:table-cell>
          <table:table-cell table:style-name="ce15" office:value-type="float" office:value="24.95" calcext:value-type="float">
            <text:p>24.95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table:number-columns-repeated="4"/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89" calcext:value-type="float">
            <text:p>41.89</text:p>
          </table:table-cell>
          <table:table-cell table:style-name="ce15" office:value-type="float" office:value="19.03" calcext:value-type="float">
            <text:p>19.0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2.01" calcext:value-type="float">
            <text:p>12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9" calcext:value-type="float">
            <text:p>27.79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41.26" calcext:value-type="float">
            <text:p>41.26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99" calcext:value-type="float">
            <text:p>15,99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2" calcext:value-type="float">
            <text:p>44.92</text:p>
          </table:table-cell>
          <table:table-cell table:style-name="ce15" office:value-type="float" office:value="31.5" calcext:value-type="float">
            <text:p>31.50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24" calcext:value-type="float">
            <text:p>21.24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7.08" calcext:value-type="float">
            <text:p>47.08</text:p>
          </table:table-cell>
          <table:table-cell table:style-name="ce15" office:value-type="float" office:value="29.39" calcext:value-type="float">
            <text:p>29.39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2" calcext:value-type="float">
            <text:p>39.72</text:p>
          </table:table-cell>
          <table:table-cell table:style-name="ce15" office:value-type="float" office:value="28.52" calcext:value-type="float">
            <text:p>28.52</text:p>
          </table:table-cell>
          <table:table-cell table:style-name="ce15" office:value-type="float" office:value="20.38" calcext:value-type="float">
            <text:p>20.38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table:number-columns-repeated="4"/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15" calcext:value-type="float">
            <text:p>5.15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37" calcext:value-type="float">
            <text:p>16.37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4" calcext:value-type="float">
            <text:p>43.5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0.46" calcext:value-type="float">
            <text:p>30.46</text:p>
          </table:table-cell>
          <table:table-cell table:style-name="ce15" office:value-type="float" office:value="14.05" calcext:value-type="float">
            <text:p>14.05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2" calcext:value-type="float">
            <text:p>12,2</text:p>
          </table:table-cell>
          <table:table-cell office:value-type="float" office:value="12.21" calcext:value-type="float">
            <text:p>12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3" calcext:value-type="float">
            <text:p>29.43</text:p>
          </table:table-cell>
          <table:table-cell table:style-name="ce15" office:value-type="float" office:value="15.12" calcext:value-type="float">
            <text:p>15.12</text:p>
          </table:table-cell>
          <table:table-cell table:style-name="ce15" office:value-type="float" office:value="11.92" calcext:value-type="float">
            <text:p>11.92</text:p>
          </table:table-cell>
          <table:table-cell table:style-name="ce15" office:value-type="float" office:value="37.56" calcext:value-type="float">
            <text:p>37.56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27" calcext:value-type="float">
            <text:p>21,2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" calcext:value-type="float">
            <text:p>43.50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41.1" calcext:value-type="float">
            <text:p>41.10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table:number-columns-repeated="4"/>
          <table:table-cell table:style-name="ce15" office:value-type="float" office:value="5.63" calcext:value-type="float">
            <text:p>5.63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69" calcext:value-type="float">
            <text:p>10,69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23" calcext:value-type="float">
            <text:p>33.23</text:p>
          </table:table-cell>
          <table:table-cell table:style-name="ce15" office:value-type="float" office:value="12.87" calcext:value-type="float">
            <text:p>12.87</text:p>
          </table:table-cell>
          <table:table-cell table:style-name="ce15" office:value-type="float" office:value="14.16" calcext:value-type="float">
            <text:p>14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95" calcext:value-type="float">
            <text:p>1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49" calcext:value-type="float">
            <text:p>21.49</text:p>
          </table:table-cell>
          <table:table-cell table:style-name="ce15" office:value-type="float" office:value="25.72" calcext:value-type="float">
            <text:p>25.72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28.74" calcext:value-type="float">
            <text:p>28.74</text:p>
          </table:table-cell>
          <table:table-cell table:style-name="ce15" table:number-columns-repeated="4"/>
          <table:table-cell table:style-name="ce15" office:value-type="float" office:value="7.45" calcext:value-type="float">
            <text:p>7.4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07" calcext:value-type="float">
            <text:p>16,07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10.42" calcext:value-type="float">
            <text:p>10.42</text:p>
          </table:table-cell>
          <table:table-cell table:style-name="ce15" office:value-type="float" office:value="39.74" calcext:value-type="float">
            <text:p>39.74</text:p>
          </table:table-cell>
          <table:table-cell table:style-name="ce15" office:value-type="float" office:value="19.1" calcext:value-type="float">
            <text:p>19.10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2" calcext:value-type="float">
            <text:p>18,92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" calcext:value-type="float">
            <text:p>22.40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office:value-type="float" office:value="29.95" calcext:value-type="float">
            <text:p>29.95</text:p>
          </table:table-cell>
          <table:table-cell table:style-name="ce15" office:value-type="float" office:value="9.13" calcext:value-type="float">
            <text:p>9.13</text:p>
          </table:table-cell>
          <table:table-cell table:style-name="ce15" table:number-columns-repeated="4"/>
          <table:table-cell table:style-name="ce15" office:value-type="float" office:value="7.39" calcext:value-type="float">
            <text:p>7.3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3" calcext:value-type="float">
            <text:p>16.83</text:p>
          </table:table-cell>
          <table:table-cell table:style-name="ce15" office:value-type="float" office:value="18.29" calcext:value-type="float">
            <text:p>18.29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1.38" calcext:value-type="float">
            <text:p>31.38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61" calcext:value-type="float">
            <text:p>10,61</text:p>
          </table:table-cell>
          <table:table-cell office:value-type="float" office:value="4.12" calcext:value-type="float">
            <text:p>4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" calcext:value-type="float">
            <text:p>41.50</text:p>
          </table:table-cell>
          <table:table-cell table:style-name="ce15" office:value-type="float" office:value="30.51" calcext:value-type="float">
            <text:p>30.51</text:p>
          </table:table-cell>
          <table:table-cell table:style-name="ce15" office:value-type="float" office:value="37.05" calcext:value-type="float">
            <text:p>37.05</text:p>
          </table:table-cell>
          <table:table-cell table:style-name="ce15" office:value-type="float" office:value="18.23" calcext:value-type="float">
            <text:p>18.23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/>
          <table:table-cell/>
          <table:table-cell office:value-type="float" office:value="20.37" calcext:value-type="float">
            <text:p>20,37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15.4" calcext:value-type="float">
            <text:p>15.40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28" calcext:value-type="float">
            <text:p>30.28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office:value-type="float" office:value="35.4" calcext:value-type="float">
            <text:p>35.40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14" calcext:value-type="float">
            <text:p>22,14</text:p>
          </table:table-cell>
          <table:table-cell office:value-type="float" office:value="9.94" calcext:value-type="float">
            <text:p>9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57" calcext:value-type="float">
            <text:p>15.57</text:p>
          </table:table-cell>
          <table:table-cell table:style-name="ce15" office:value-type="float" office:value="20.02" calcext:value-type="float">
            <text:p>20.02</text:p>
          </table:table-cell>
          <table:table-cell table:style-name="ce15" office:value-type="float" office:value="9.15" calcext:value-type="float">
            <text:p>9.15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11.91" calcext:value-type="float">
            <text:p>11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29.29" calcext:value-type="float">
            <text:p>29.29</text:p>
          </table:table-cell>
          <table:table-cell table:style-name="ce15" office:value-type="float" office:value="14" calcext:value-type="float">
            <text:p>14.00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8" calcext:value-type="float">
            <text:p>19.98</text:p>
          </table:table-cell>
          <table:table-cell table:style-name="ce15" office:value-type="float" office:value="19.83" calcext:value-type="float">
            <text:p>19.8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7" calcext:value-type="float">
            <text:p>7.7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36.37" calcext:value-type="float">
            <text:p>36.37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3" calcext:value-type="float">
            <text:p>24.83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38.96" calcext:value-type="float">
            <text:p>38.9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" calcext:value-type="float">
            <text:p>5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6" calcext:value-type="float">
            <text:p>36.56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25.27" calcext:value-type="float">
            <text:p>25.27</text:p>
          </table:table-cell>
          <table:table-cell table:style-name="ce15" table:number-columns-repeated="4"/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16" calcext:value-type="float">
            <text:p>23,16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7" calcext:value-type="float">
            <text:p>10.87</text:p>
          </table:table-cell>
          <table:table-cell table:style-name="ce15" office:value-type="float" office:value="38.77" calcext:value-type="float">
            <text:p>38.77</text:p>
          </table:table-cell>
          <table:table-cell table:style-name="ce15" office:value-type="float" office:value="31.26" calcext:value-type="float">
            <text:p>31.26</text:p>
          </table:table-cell>
          <table:table-cell table:style-name="ce15" office:value-type="float" office:value="9.08" calcext:value-type="float">
            <text:p>9.08</text:p>
          </table:table-cell>
          <table:table-cell table:style-name="ce15" table:number-columns-repeated="4"/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01" calcext:value-type="float">
            <text:p>16,01</text:p>
          </table:table-cell>
          <table:table-cell office:value-type="float" office:value="8.67" calcext:value-type="float">
            <text:p>8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96" calcext:value-type="float">
            <text:p>48.96</text:p>
          </table:table-cell>
          <table:table-cell table:style-name="ce15" office:value-type="float" office:value="20.72" calcext:value-type="float">
            <text:p>20.72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3.92" calcext:value-type="float">
            <text:p>43.92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table:number-columns-repeated="4"/>
          <table:table-cell table:style-name="ce15" office:value-type="float" office:value="8.43" calcext:value-type="float">
            <text:p>8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61" calcext:value-type="float">
            <text:p>25,61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03" calcext:value-type="float">
            <text:p>45.03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35" calcext:value-type="float">
            <text:p>20,3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9" calcext:value-type="float">
            <text:p>21.69</text:p>
          </table:table-cell>
          <table:table-cell table:style-name="ce15" office:value-type="float" office:value="4.66" calcext:value-type="float">
            <text:p>4.66</text:p>
          </table:table-cell>
          <table:table-cell table:style-name="ce15" office:value-type="float" office:value="14.68" calcext:value-type="float">
            <text:p>14.68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94" calcext:value-type="float">
            <text:p>10.9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8" calcext:value-type="float">
            <text:p>14,58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4" calcext:value-type="float">
            <text:p>31.4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30.67" calcext:value-type="float">
            <text:p>30.67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82" calcext:value-type="float">
            <text:p>10,82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58" calcext:value-type="float">
            <text:p>18.58</text:p>
          </table:table-cell>
          <table:table-cell table:style-name="ce15" office:value-type="float" office:value="24.52" calcext:value-type="float">
            <text:p>24.52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15.93" calcext:value-type="float">
            <text:p>15.93</text:p>
          </table:table-cell>
          <table:table-cell table:style-name="ce15" table:number-columns-repeated="4"/>
          <table:table-cell table:style-name="ce15" office:value-type="float" office:value="2.18" calcext:value-type="float">
            <text:p>2.1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2" calcext:value-type="float">
            <text:p>14,92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95" calcext:value-type="float">
            <text:p>6.95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8.33" calcext:value-type="float">
            <text:p>18.33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 table:number-columns-repeated="4"/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57" calcext:value-type="float">
            <text:p>15,57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4" calcext:value-type="float">
            <text:p>33.94</text:p>
          </table:table-cell>
          <table:table-cell table:style-name="ce15" office:value-type="float" office:value="22.49" calcext:value-type="float">
            <text:p>22.49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83" calcext:value-type="float">
            <text:p>22,83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3" calcext:value-type="float">
            <text:p>18.33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office:value-type="float" office:value="15.45" calcext:value-type="float">
            <text:p>15.45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09" calcext:value-type="float">
            <text:p>30.09</text:p>
          </table:table-cell>
          <table:table-cell table:style-name="ce15" office:value-type="float" office:value="18.97" calcext:value-type="float">
            <text:p>18.97</text:p>
          </table:table-cell>
          <table:table-cell table:style-name="ce15" office:value-type="float" office:value="39.86" calcext:value-type="float">
            <text:p>39.86</text:p>
          </table:table-cell>
          <table:table-cell table:style-name="ce15" office:value-type="float" office:value="25.66" calcext:value-type="float">
            <text:p>25.66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4" calcext:value-type="float">
            <text:p>19,44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" calcext:value-type="float">
            <text:p>0.80</text:p>
          </table:table-cell>
          <table:table-cell table:style-name="ce15"/>
          <table:table-cell/>
          <table:table-cell office:value-type="float" office:value="22" calcext:value-type="float">
            <text:p>22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office:value-type="float" office:value="16.43" calcext:value-type="float">
            <text:p>16.43</text:p>
          </table:table-cell>
          <table:table-cell table:style-name="ce15" office:value-type="float" office:value="34.64" calcext:value-type="float">
            <text:p>34.64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96" calcext:value-type="float">
            <text:p>18,96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1" calcext:value-type="float">
            <text:p>35.01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18.03" calcext:value-type="float">
            <text:p>18.03</text:p>
          </table:table-cell>
          <table:table-cell table:style-name="ce15" table:number-columns-repeated="4"/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67" calcext:value-type="float">
            <text:p>22.67</text:p>
          </table:table-cell>
          <table:table-cell table:style-name="ce15" office:value-type="float" office:value="32.58" calcext:value-type="float">
            <text:p>32.58</text:p>
          </table:table-cell>
          <table:table-cell table:style-name="ce15" office:value-type="float" office:value="14.26" calcext:value-type="float">
            <text:p>14.26</text:p>
          </table:table-cell>
          <table:table-cell table:style-name="ce15" office:value-type="float" office:value="33.32" calcext:value-type="float">
            <text:p>33.32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18" calcext:value-type="float">
            <text:p>16,1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31" calcext:value-type="float">
            <text:p>44.31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office:value-type="float" office:value="29.89" calcext:value-type="float">
            <text:p>29.89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04" calcext:value-type="float">
            <text:p>32.04</text:p>
          </table:table-cell>
          <table:table-cell table:style-name="ce15" office:value-type="float" office:value="27.24" calcext:value-type="float">
            <text:p>27.24</text:p>
          </table:table-cell>
          <table:table-cell table:style-name="ce15" office:value-type="float" office:value="16.36" calcext:value-type="float">
            <text:p>16.36</text:p>
          </table:table-cell>
          <table:table-cell table:style-name="ce15" office:value-type="float" office:value="36.42" calcext:value-type="float">
            <text:p>36.42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83" calcext:value-type="float">
            <text:p>12,83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45.63" calcext:value-type="float">
            <text:p>45.63</text:p>
          </table:table-cell>
          <table:table-cell table:style-name="ce15" office:value-type="float" office:value="25.28" calcext:value-type="float">
            <text:p>25.28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78" calcext:value-type="float">
            <text:p>22,78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37.75" calcext:value-type="float">
            <text:p>37.75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6" calcext:value-type="float">
            <text:p>17.36</text:p>
          </table:table-cell>
          <table:table-cell table:style-name="ce15" office:value-type="float" office:value="7.86" calcext:value-type="float">
            <text:p>7.86</text:p>
          </table:table-cell>
          <table:table-cell table:style-name="ce15" office:value-type="float" office:value="38.85" calcext:value-type="float">
            <text:p>38.85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86" calcext:value-type="float">
            <text:p>21,8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56" calcext:value-type="float">
            <text:p>42.56</text:p>
          </table:table-cell>
          <table:table-cell table:style-name="ce15" office:value-type="float" office:value="32.68" calcext:value-type="float">
            <text:p>32.68</text:p>
          </table:table-cell>
          <table:table-cell table:style-name="ce15" office:value-type="float" office:value="11.59" calcext:value-type="float">
            <text:p>11.59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table:number-columns-repeated="4"/>
          <table:table-cell table:style-name="ce15" office:value-type="float" office:value="6.88" calcext:value-type="float">
            <text:p>6.8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25" calcext:value-type="float">
            <text:p>15,25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12.04" calcext:value-type="float">
            <text:p>12.04</text:p>
          </table:table-cell>
          <table:table-cell table:style-name="ce15" office:value-type="float" office:value="24.11" calcext:value-type="float">
            <text:p>24.11</text:p>
          </table:table-cell>
          <table:table-cell table:style-name="ce15" office:value-type="float" office:value="8.78" calcext:value-type="float">
            <text:p>8.78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7" calcext:value-type="float">
            <text:p>5.70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48" calcext:value-type="float">
            <text:p>13,48</text:p>
          </table:table-cell>
          <table:table-cell office:value-type="float" office:value="10.76" calcext:value-type="float">
            <text:p>10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5" calcext:value-type="float">
            <text:p>39.65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23.4" calcext:value-type="float">
            <text:p>23.40</text:p>
          </table:table-cell>
          <table:table-cell table:style-name="ce15" office:value-type="float" office:value="38.96" calcext:value-type="float">
            <text:p>38.96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23" calcext:value-type="float">
            <text:p>23,23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05" calcext:value-type="float">
            <text:p>24.0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48.97" calcext:value-type="float">
            <text:p>48.97</text:p>
          </table:table-cell>
          <table:table-cell table:style-name="ce15" office:value-type="float" office:value="24.65" calcext:value-type="float">
            <text:p>24.65</text:p>
          </table:table-cell>
          <table:table-cell table:style-name="ce15" table:number-columns-repeated="4"/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04" calcext:value-type="float">
            <text:p>16,04</text:p>
          </table:table-cell>
          <table:table-cell office:value-type="float" office:value="9.01" calcext:value-type="float">
            <text:p>9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1" calcext:value-type="float">
            <text:p>19.11</text:p>
          </table:table-cell>
          <table:table-cell table:style-name="ce15" office:value-type="float" office:value="24.47" calcext:value-type="float">
            <text:p>24.47</text:p>
          </table:table-cell>
          <table:table-cell table:style-name="ce15" office:value-type="float" office:value="25.42" calcext:value-type="float">
            <text:p>25.42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24" calcext:value-type="float">
            <text:p>2.24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44" calcext:value-type="float">
            <text:p>12,4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12" calcext:value-type="float">
            <text:p>33.12</text:p>
          </table:table-cell>
          <table:table-cell table:style-name="ce15" office:value-type="float" office:value="38.46" calcext:value-type="float">
            <text:p>38.46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8" calcext:value-type="float">
            <text:p>28.00</text:p>
          </table:table-cell>
          <table:table-cell table:style-name="ce15" table:number-columns-repeated="4"/>
          <table:table-cell table:style-name="ce15" office:value-type="float" office:value="2.02" calcext:value-type="float">
            <text:p>2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4" calcext:value-type="float">
            <text:p>22,4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9" calcext:value-type="float">
            <text:p>21.69</text:p>
          </table:table-cell>
          <table:table-cell table:style-name="ce15" office:value-type="float" office:value="14.02" calcext:value-type="float">
            <text:p>14.02</text:p>
          </table:table-cell>
          <table:table-cell table:style-name="ce15" office:value-type="float" office:value="39" calcext:value-type="float">
            <text:p>39.00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4" calcext:value-type="float">
            <text:p>37.24</text:p>
          </table:table-cell>
          <table:table-cell table:style-name="ce15" office:value-type="float" office:value="38.57" calcext:value-type="float">
            <text:p>38.57</text:p>
          </table:table-cell>
          <table:table-cell table:style-name="ce15" office:value-type="float" office:value="19.87" calcext:value-type="float">
            <text:p>19.87</text:p>
          </table:table-cell>
          <table:table-cell table:style-name="ce15" office:value-type="float" office:value="38.89" calcext:value-type="float">
            <text:p>38.89</text:p>
          </table:table-cell>
          <table:table-cell table:style-name="ce15" table:number-columns-repeated="4"/>
          <table:table-cell table:style-name="ce15" office:value-type="float" office:value="8.45" calcext:value-type="float">
            <text:p>8.4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4" calcext:value-type="float">
            <text:p>26.94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office:value-type="float" office:value="29.81" calcext:value-type="float">
            <text:p>29.81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5.73" calcext:value-type="float">
            <text:p>5,7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3" calcext:value-type="float">
            <text:p>37.43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table:number-columns-repeated="4"/>
          <table:table-cell table:style-name="ce15" office:value-type="float" office:value="1.52" calcext:value-type="float">
            <text:p>1.5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8" calcext:value-type="float">
            <text:p>21,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1" calcext:value-type="float">
            <text:p>24.71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4.14" calcext:value-type="float">
            <text:p>34.14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4" calcext:value-type="float">
            <text:p>19,44</text:p>
          </table:table-cell>
          <table:table-cell office:value-type="float" office:value="6.96" calcext:value-type="float">
            <text:p>6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3" calcext:value-type="float">
            <text:p>13.30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office:value-type="float" office:value="23.91" calcext:value-type="float">
            <text:p>23.9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68" calcext:value-type="float">
            <text:p>30.68</text:p>
          </table:table-cell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table:number-columns-repeated="4"/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1" calcext:value-type="float">
            <text:p>15.31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26.14" calcext:value-type="float">
            <text:p>26.14</text:p>
          </table:table-cell>
          <table:table-cell table:style-name="ce15" office:value-type="float" office:value="10.04" calcext:value-type="float">
            <text:p>10.04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94" calcext:value-type="float">
            <text:p>21,94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" calcext:value-type="float">
            <text:p>41.10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14.74" calcext:value-type="float">
            <text:p>14.74</text:p>
          </table:table-cell>
          <table:table-cell table:style-name="ce15" office:value-type="float" office:value="39.63" calcext:value-type="float">
            <text:p>39.63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58" calcext:value-type="float">
            <text:p>19,5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6" calcext:value-type="float">
            <text:p>38.66</text:p>
          </table:table-cell>
          <table:table-cell table:style-name="ce15" office:value-type="float" office:value="40.72" calcext:value-type="float">
            <text:p>40.7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5.64" calcext:value-type="float">
            <text:p>25.64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3.35" calcext:value-type="float">
            <text:p>13,35</text:p>
          </table:table-cell>
          <table:table-cell office:value-type="float" office:value="12.22" calcext:value-type="float">
            <text:p>12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15.44" calcext:value-type="float">
            <text:p>15.44</text:p>
          </table:table-cell>
          <table:table-cell table:style-name="ce15" office:value-type="float" office:value="31.26" calcext:value-type="float">
            <text:p>31.26</text:p>
          </table:table-cell>
          <table:table-cell table:style-name="ce15" office:value-type="float" office:value="7.06" calcext:value-type="float">
            <text:p>7.06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89" calcext:value-type="float">
            <text:p>0.89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32" calcext:value-type="float">
            <text:p>19,32</text:p>
          </table:table-cell>
          <table:table-cell office:value-type="float" office:value="10.78" calcext:value-type="float">
            <text:p>10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5" calcext:value-type="float">
            <text:p>29.35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21.03" calcext:value-type="float">
            <text:p>21.03</text:p>
          </table:table-cell>
          <table:table-cell table:style-name="ce15" office:value-type="float" office:value="37.7" calcext:value-type="float">
            <text:p>37.70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98" calcext:value-type="float">
            <text:p>22,9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8" calcext:value-type="float">
            <text:p>40.98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3.75" calcext:value-type="float">
            <text:p>13.75</text:p>
          </table:table-cell>
          <table:table-cell table:style-name="ce15" table:number-columns-repeated="4"/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7" calcext:value-type="float">
            <text:p>27.97</text:p>
          </table:table-cell>
          <table:table-cell table:style-name="ce15" office:value-type="float" office:value="29.18" calcext:value-type="float">
            <text:p>29.18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28.58" calcext:value-type="float">
            <text:p>28.58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19" calcext:value-type="float">
            <text:p>43.19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office:value-type="float" office:value="39.83" calcext:value-type="float">
            <text:p>39.83</text:p>
          </table:table-cell>
          <table:table-cell table:style-name="ce15" table:number-columns-repeated="4"/>
          <table:table-cell table:style-name="ce15" office:value-type="float" office:value="4.11" calcext:value-type="float">
            <text:p>4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8" calcext:value-type="float">
            <text:p>7.3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6.45" calcext:value-type="float">
            <text:p>26,45</text:p>
          </table:table-cell>
          <table:table-cell office:value-type="float" office:value="9.13" calcext:value-type="float">
            <text:p>9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6" calcext:value-type="float">
            <text:p>14.66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28.17" calcext:value-type="float">
            <text:p>28.17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33" calcext:value-type="float">
            <text:p>32.33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6.9" calcext:value-type="float">
            <text:p>36.90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5.47" calcext:value-type="float">
            <text:p>25,47</text:p>
          </table:table-cell>
          <table:table-cell office:value-type="float" office:value="8.81" calcext:value-type="float">
            <text:p>8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32.48" calcext:value-type="float">
            <text:p>32.48</text:p>
          </table:table-cell>
          <table:table-cell table:style-name="ce15" office:value-type="float" office:value="11.06" calcext:value-type="float">
            <text:p>11.06</text:p>
          </table:table-cell>
          <table:table-cell table:style-name="ce15" office:value-type="float" office:value="33.54" calcext:value-type="float">
            <text:p>33.54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21.86" calcext:value-type="float">
            <text:p>21,86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4" calcext:value-type="float">
            <text:p>30.54</text:p>
          </table:table-cell>
          <table:table-cell table:style-name="ce15" office:value-type="float" office:value="13.86" calcext:value-type="float">
            <text:p>13.86</text:p>
          </table:table-cell>
          <table:table-cell table:style-name="ce15" office:value-type="float" office:value="41.88" calcext:value-type="float">
            <text:p>41.88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12.08" calcext:value-type="float">
            <text:p>12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4" calcext:value-type="float">
            <text:p>4.84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table:number-columns-repeated="4"/>
          <table:table-cell table:style-name="ce15" office:value-type="float" office:value="2.47" calcext:value-type="float">
            <text:p>2.47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6" calcext:value-type="float">
            <text:p>27.46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19.97" calcext:value-type="float">
            <text:p>19.97</text:p>
          </table:table-cell>
          <table:table-cell table:style-name="ce15" office:value-type="float" office:value="3.46" calcext:value-type="float">
            <text:p>3.46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8" calcext:value-type="float">
            <text:p>4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3.87" calcext:value-type="float">
            <text:p>3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38" calcext:value-type="float">
            <text:p>12.38</text:p>
          </table:table-cell>
          <table:table-cell table:style-name="ce15" office:value-type="float" office:value="25.46" calcext:value-type="float">
            <text:p>25.46</text:p>
          </table:table-cell>
          <table:table-cell table:style-name="ce15" office:value-type="float" office:value="14.4" calcext:value-type="float">
            <text:p>14.40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table:number-columns-repeated="4"/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3" calcext:value-type="float">
            <text:p>0.63</text:p>
          </table:table-cell>
          <table:table-cell table:number-columns-repeated="2"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9.7" calcext:value-type="float">
            <text:p>9,7</text:p>
          </table:table-cell>
          <table:table-cell office:value-type="float" office:value="5.75" calcext:value-type="float">
            <text:p>5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11" calcext:value-type="float">
            <text:p>32.11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39.48" calcext:value-type="float">
            <text:p>39.48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8" calcext:value-type="float">
            <text:p>15,38</text:p>
          </table:table-cell>
          <table:table-cell office:value-type="float" office:value="1.94" calcext:value-type="float">
            <text:p>1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3" calcext:value-type="float">
            <text:p>18.83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16.56" calcext:value-type="float">
            <text:p>16.56</text:p>
          </table:table-cell>
          <table:table-cell table:style-name="ce15" office:value-type="float" office:value="33.88" calcext:value-type="float">
            <text:p>33.88</text:p>
          </table:table-cell>
          <table:table-cell table:style-name="ce15" table:number-columns-repeated="4"/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6" calcext:value-type="float">
            <text:p>22,96</text:p>
          </table:table-cell>
          <table:table-cell office:value-type="float" office:value="12.08" calcext:value-type="float">
            <text:p>12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8" calcext:value-type="float">
            <text:p>39.18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office:value-type="float" office:value="15.5" calcext:value-type="float">
            <text:p>15.50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9" calcext:value-type="float">
            <text:p>22.09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6.51" calcext:value-type="float">
            <text:p>26,5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26" calcext:value-type="float">
            <text:p>11.26</text:p>
          </table:table-cell>
          <table:table-cell table:style-name="ce15" office:value-type="float" office:value="25.44" calcext:value-type="float">
            <text:p>25.44</text:p>
          </table:table-cell>
          <table:table-cell table:style-name="ce15" office:value-type="float" office:value="38.22" calcext:value-type="float">
            <text:p>38.22</text:p>
          </table:table-cell>
          <table:table-cell table:style-name="ce15" office:value-type="float" office:value="16.22" calcext:value-type="float">
            <text:p>16.22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2" calcext:value-type="float">
            <text:p>26.22</text:p>
          </table:table-cell>
          <table:table-cell table:style-name="ce15" office:value-type="float" office:value="15.02" calcext:value-type="float">
            <text:p>15.02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6" calcext:value-type="float">
            <text:p>19,7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59" calcext:value-type="float">
            <text:p>38.59</text:p>
          </table:table-cell>
          <table:table-cell table:style-name="ce15" office:value-type="float" office:value="25.93" calcext:value-type="float">
            <text:p>25.9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table:number-columns-repeated="4"/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5.54" calcext:value-type="float">
            <text:p>25,54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9.67" calcext:value-type="float">
            <text:p>9.67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table:number-columns-repeated="4"/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9" calcext:value-type="float">
            <text:p>38.69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15.71" calcext:value-type="float">
            <text:p>15.71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6" calcext:value-type="float">
            <text:p>14,6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2" calcext:value-type="float">
            <text:p>13.62</text:p>
          </table:table-cell>
          <table:table-cell table:style-name="ce15" office:value-type="float" office:value="13.05" calcext:value-type="float">
            <text:p>13.05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26.57" calcext:value-type="float">
            <text:p>26.57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24" calcext:value-type="float">
            <text:p>46.24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37.43" calcext:value-type="float">
            <text:p>37.43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6" calcext:value-type="float">
            <text:p>14,36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8" calcext:value-type="float">
            <text:p>33.88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office:value-type="float" office:value="42.87" calcext:value-type="float">
            <text:p>42.87</text:p>
          </table:table-cell>
          <table:table-cell table:style-name="ce15" office:value-type="float" office:value="17.02" calcext:value-type="float">
            <text:p>17.02</text:p>
          </table:table-cell>
          <table:table-cell table:style-name="ce15" table:number-columns-repeated="4"/>
          <table:table-cell table:style-name="ce15" office:value-type="float" office:value="7.59" calcext:value-type="float">
            <text:p>7.59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2.98" calcext:value-type="float">
            <text:p>2.98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4.6" calcext:value-type="float">
            <text:p>4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8" calcext:value-type="float">
            <text:p>10.08</text:p>
          </table:table-cell>
          <table:table-cell table:style-name="ce15" office:value-type="float" office:value="40.98" calcext:value-type="float">
            <text:p>40.98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table:number-columns-repeated="4"/>
          <table:table-cell table:style-name="ce15" office:value-type="float" office:value="9.67" calcext:value-type="float">
            <text:p>9.6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64" calcext:value-type="float">
            <text:p>22,64</text:p>
          </table:table-cell>
          <table:table-cell office:value-type="float" office:value="7.95" calcext:value-type="float">
            <text:p>7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" calcext:value-type="float">
            <text:p>31.60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28.57" calcext:value-type="float">
            <text:p>28.57</text:p>
          </table:table-cell>
          <table:table-cell table:style-name="ce15" office:value-type="float" office:value="2.89" calcext:value-type="float">
            <text:p>2.89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65" calcext:value-type="float">
            <text:p>16,65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35.27" calcext:value-type="float">
            <text:p>35.27</text:p>
          </table:table-cell>
          <table:table-cell table:style-name="ce15" office:value-type="float" office:value="44.73" calcext:value-type="float">
            <text:p>44.73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table:number-columns-repeated="4"/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34" calcext:value-type="float">
            <text:p>42.34</text:p>
          </table:table-cell>
          <table:table-cell table:style-name="ce15" office:value-type="float" office:value="8.8" calcext:value-type="float">
            <text:p>8.80</text:p>
          </table:table-cell>
          <table:table-cell table:style-name="ce15" office:value-type="float" office:value="31.33" calcext:value-type="float">
            <text:p>31.33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63" calcext:value-type="float">
            <text:p>19,6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64" calcext:value-type="float">
            <text:p>19.64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table:number-columns-repeated="4"/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" calcext:value-type="float">
            <text:p>7.90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table:number-columns-repeated="4"/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2.55" calcext:value-type="float">
            <text:p>2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8" calcext:value-type="float">
            <text:p>37.38</text:p>
          </table:table-cell>
          <table:table-cell table:style-name="ce15" office:value-type="float" office:value="22.35" calcext:value-type="float">
            <text:p>22.35</text:p>
          </table:table-cell>
          <table:table-cell table:style-name="ce15" office:value-type="float" office:value="12.5" calcext:value-type="float">
            <text:p>12.50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19" calcext:value-type="float">
            <text:p>18.19</text:p>
          </table:table-cell>
          <table:table-cell table:style-name="ce15" office:value-type="float" office:value="7.67" calcext:value-type="float">
            <text:p>7.67</text:p>
          </table:table-cell>
          <table:table-cell table:style-name="ce15" office:value-type="float" office:value="42.5" calcext:value-type="float">
            <text:p>42.50</text:p>
          </table:table-cell>
          <table:table-cell table:style-name="ce15" office:value-type="float" office:value="23.9" calcext:value-type="float">
            <text:p>23.90</text:p>
          </table:table-cell>
          <table:table-cell table:style-name="ce15" table:number-columns-repeated="4"/>
          <table:table-cell table:style-name="ce15" office:value-type="float" office:value="7.58" calcext:value-type="float">
            <text:p>7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8" calcext:value-type="float">
            <text:p>0.68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6.87" calcext:value-type="float">
            <text:p>6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61" calcext:value-type="float">
            <text:p>5.61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office:value-type="float" office:value="39.69" calcext:value-type="float">
            <text:p>39.69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6.88" calcext:value-type="float">
            <text:p>6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40.95" calcext:value-type="float">
            <text:p>40.95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18" calcext:value-type="float">
            <text:p>20,18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9" calcext:value-type="float">
            <text:p>13.69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2" calcext:value-type="float">
            <text:p>27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46.79" calcext:value-type="float">
            <text:p>46.79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79" calcext:value-type="float">
            <text:p>14.79</text:p>
          </table:table-cell>
          <table:table-cell table:style-name="ce15" office:value-type="float" office:value="30.41" calcext:value-type="float">
            <text:p>30.41</text:p>
          </table:table-cell>
          <table:table-cell table:style-name="ce15" office:value-type="float" office:value="17.09" calcext:value-type="float">
            <text:p>17.09</text:p>
          </table:table-cell>
          <table:table-cell table:style-name="ce15" office:value-type="float" office:value="33.35" calcext:value-type="float">
            <text:p>33.35</text:p>
          </table:table-cell>
          <table:table-cell table:style-name="ce15" table:number-columns-repeated="4"/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3" calcext:value-type="float">
            <text:p>39.53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27.32" calcext:value-type="float">
            <text:p>27.32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69" calcext:value-type="float">
            <text:p>23,69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5" calcext:value-type="float">
            <text:p>13.95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44.47" calcext:value-type="float">
            <text:p>44.47</text:p>
          </table:table-cell>
          <table:table-cell table:style-name="ce15" office:value-type="float" office:value="21.65" calcext:value-type="float">
            <text:p>21.65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2" calcext:value-type="float">
            <text:p>19,2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1" calcext:value-type="float">
            <text:p>40.51</text:p>
          </table:table-cell>
          <table:table-cell table:style-name="ce15" office:value-type="float" office:value="38.29" calcext:value-type="float">
            <text:p>38.29</text:p>
          </table:table-cell>
          <table:table-cell table:style-name="ce15" office:value-type="float" office:value="24.26" calcext:value-type="float">
            <text:p>24.2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09" calcext:value-type="float">
            <text:p>10,09</text:p>
          </table:table-cell>
          <table:table-cell office:value-type="float" office:value="10.63" calcext:value-type="float">
            <text:p>10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96" calcext:value-type="float">
            <text:p>16.96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29.26" calcext:value-type="float">
            <text:p>29.2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87" calcext:value-type="float">
            <text:p>17,8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8" calcext:value-type="float">
            <text:p>40.98</text:p>
          </table:table-cell>
          <table:table-cell table:style-name="ce15" office:value-type="float" office:value="31.35" calcext:value-type="float">
            <text:p>31.35</text:p>
          </table:table-cell>
          <table:table-cell table:style-name="ce15" office:value-type="float" office:value="39.93" calcext:value-type="float">
            <text:p>39.93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54" calcext:value-type="float">
            <text:p>17.54</text:p>
          </table:table-cell>
          <table:table-cell table:style-name="ce15" office:value-type="float" office:value="7.66" calcext:value-type="float">
            <text:p>7.66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65" calcext:value-type="float">
            <text:p>3.65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23.96" calcext:value-type="float">
            <text:p>23.96</text:p>
          </table:table-cell>
          <table:table-cell table:style-name="ce15" table:number-columns-repeated="4"/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48" calcext:value-type="float">
            <text:p>21,4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3" calcext:value-type="float">
            <text:p>25.93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26.21" calcext:value-type="float">
            <text:p>26.21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table:number-columns-repeated="4"/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33" calcext:value-type="float">
            <text:p>23.33</text:p>
          </table:table-cell>
          <table:table-cell table:style-name="ce15" office:value-type="float" office:value="39.56" calcext:value-type="float">
            <text:p>39.56</text:p>
          </table:table-cell>
          <table:table-cell table:style-name="ce15" office:value-type="float" office:value="47.58" calcext:value-type="float">
            <text:p>47.58</text:p>
          </table:table-cell>
          <table:table-cell table:style-name="ce15" office:value-type="float" office:value="19.88" calcext:value-type="float">
            <text:p>19.88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56" calcext:value-type="float">
            <text:p>42.56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9" calcext:value-type="float">
            <text:p>19,9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2" calcext:value-type="float">
            <text:p>15.12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13.22" calcext:value-type="float">
            <text:p>13.22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01" calcext:value-type="float">
            <text:p>2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4" calcext:value-type="float">
            <text:p>27.44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46" calcext:value-type="float">
            <text:p>43.46</text:p>
          </table:table-cell>
          <table:table-cell table:style-name="ce15" office:value-type="float" office:value="2.02" calcext:value-type="float">
            <text:p>2.02</text:p>
          </table:table-cell>
          <table:table-cell table:style-name="ce15" office:value-type="float" office:value="46.01" calcext:value-type="float">
            <text:p>46.01</text:p>
          </table:table-cell>
          <table:table-cell table:style-name="ce15" office:value-type="float" office:value="22.05" calcext:value-type="float">
            <text:p>22.05</text:p>
          </table:table-cell>
          <table:table-cell table:style-name="ce15" table:number-columns-repeated="4"/>
          <table:table-cell table:style-name="ce15" office:value-type="float" office:value="9.9" calcext:value-type="float">
            <text:p>9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38" calcext:value-type="float">
            <text:p>23,38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3" calcext:value-type="float">
            <text:p>28.83</text:p>
          </table:table-cell>
          <table:table-cell table:style-name="ce15" office:value-type="float" office:value="12.88" calcext:value-type="float">
            <text:p>12.88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2.9" calcext:value-type="float">
            <text:p>2.90</text:p>
          </table:table-cell>
          <table:table-cell table:style-name="ce15" table:number-columns-repeated="4"/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6" calcext:value-type="float">
            <text:p>13.16</text:p>
          </table:table-cell>
          <table:table-cell table:style-name="ce15" office:value-type="float" office:value="25.45" calcext:value-type="float">
            <text:p>25.45</text:p>
          </table:table-cell>
          <table:table-cell table:style-name="ce15" office:value-type="float" office:value="39.93" calcext:value-type="float">
            <text:p>39.93</text:p>
          </table:table-cell>
          <table:table-cell table:style-name="ce15" office:value-type="float" office:value="17.18" calcext:value-type="float">
            <text:p>17.18</text:p>
          </table:table-cell>
          <table:table-cell table:style-name="ce15" table:number-columns-repeated="4"/>
          <table:table-cell table:style-name="ce15" office:value-type="float" office:value="5.03" calcext:value-type="float">
            <text:p>5.03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7" calcext:value-type="float">
            <text:p>16,7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68" calcext:value-type="float">
            <text:p>25.68</text:p>
          </table:table-cell>
          <table:table-cell table:style-name="ce15" office:value-type="float" office:value="15.83" calcext:value-type="float">
            <text:p>15.83</text:p>
          </table:table-cell>
          <table:table-cell table:style-name="ce15" office:value-type="float" office:value="20.18" calcext:value-type="float">
            <text:p>20.18</text:p>
          </table:table-cell>
          <table:table-cell table:style-name="ce15" office:value-type="float" office:value="39.3" calcext:value-type="float">
            <text:p>39.30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6" calcext:value-type="float">
            <text:p>36.96</text:p>
          </table:table-cell>
          <table:table-cell table:style-name="ce15" office:value-type="float" office:value="38.49" calcext:value-type="float">
            <text:p>38.49</text:p>
          </table:table-cell>
          <table:table-cell table:style-name="ce15" office:value-type="float" office:value="31.35" calcext:value-type="float">
            <text:p>31.35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1.83" calcext:value-type="float">
            <text:p>1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71" calcext:value-type="float">
            <text:p>22,71</text:p>
          </table:table-cell>
          <table:table-cell office:value-type="float" office:value="6.58" calcext:value-type="float">
            <text:p>6,5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7" calcext:value-type="float">
            <text:p>11.07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4.39" calcext:value-type="float">
            <text:p>14.39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3" calcext:value-type="float">
            <text:p>3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66" calcext:value-type="float">
            <text:p>36.66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table:number-columns-repeated="4"/>
          <table:table-cell table:style-name="ce15" office:value-type="float" office:value="8" calcext:value-type="float">
            <text:p>8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7" calcext:value-type="float">
            <text:p>7.77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6.4" calcext:value-type="float">
            <text:p>26,4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76" calcext:value-type="float">
            <text:p>16.76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16.37" calcext:value-type="float">
            <text:p>16.37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77" calcext:value-type="float">
            <text:p>49.77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15.05" calcext:value-type="float">
            <text:p>15.05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table:number-columns-repeated="4"/>
          <table:table-cell table:style-name="ce15" office:value-type="float" office:value="3.54" calcext:value-type="float">
            <text:p>3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7" calcext:value-type="float">
            <text:p>3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99" calcext:value-type="float">
            <text:p>11,99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table:style-name="ce15" office:value-type="float" office:value="21.16" calcext:value-type="float">
            <text:p>21.16</text:p>
          </table:table-cell>
          <table:table-cell table:style-name="ce15" office:value-type="float" office:value="26.99" calcext:value-type="float">
            <text:p>26.99</text:p>
          </table:table-cell>
          <table:table-cell table:style-name="ce15" office:value-type="float" office:value="40.31" calcext:value-type="float">
            <text:p>40.31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2.91" calcext:value-type="float">
            <text:p>22,91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01" calcext:value-type="float">
            <text:p>44.01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office:value-type="float" office:value="46.56" calcext:value-type="float">
            <text:p>46.56</text:p>
          </table:table-cell>
          <table:table-cell table:style-name="ce15" office:value-type="float" office:value="19.9" calcext:value-type="float">
            <text:p>19.90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6.88" calcext:value-type="float">
            <text:p>6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6" calcext:value-type="float">
            <text:p>26.36</text:p>
          </table:table-cell>
          <table:table-cell table:style-name="ce15" office:value-type="float" office:value="14.42" calcext:value-type="float">
            <text:p>14.42</text:p>
          </table:table-cell>
          <table:table-cell table:style-name="ce15" office:value-type="float" office:value="22.94" calcext:value-type="float">
            <text:p>22.94</text:p>
          </table:table-cell>
          <table:table-cell table:style-name="ce15" office:value-type="float" office:value="38.3" calcext:value-type="float">
            <text:p>38.30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8.88" calcext:value-type="float">
            <text:p>8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28.1" calcext:value-type="float">
            <text:p>28.10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9.02" calcext:value-type="float">
            <text:p>9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9" calcext:value-type="float">
            <text:p>37.49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office:value-type="float" office:value="24.78" calcext:value-type="float">
            <text:p>24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25" calcext:value-type="float">
            <text:p>12,25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35" calcext:value-type="float">
            <text:p>22.35</text:p>
          </table:table-cell>
          <table:table-cell table:style-name="ce15" office:value-type="float" office:value="14.21" calcext:value-type="float">
            <text:p>14.21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22.14" calcext:value-type="float">
            <text:p>22.14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02" calcext:value-type="float">
            <text:p>9.02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16.52" calcext:value-type="float">
            <text:p>16.52</text:p>
          </table:table-cell>
          <table:table-cell table:style-name="ce15" office:value-type="float" office:value="34.59" calcext:value-type="float">
            <text:p>34.59</text:p>
          </table:table-cell>
          <table:table-cell table:style-name="ce15" table:number-columns-repeated="4"/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2.71" calcext:value-type="float">
            <text:p>22,71</text:p>
          </table:table-cell>
          <table:table-cell office:value-type="float" office:value="7.14" calcext:value-type="float">
            <text:p>7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4" calcext:value-type="float">
            <text:p>24.1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51" calcext:value-type="float">
            <text:p>4.51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3.91" calcext:value-type="float">
            <text:p>3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22.2" calcext:value-type="float">
            <text:p>22.2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6" calcext:value-type="float">
            <text:p>26.16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0.4" calcext:value-type="float">
            <text:p>10.40</text:p>
          </table:table-cell>
          <table:table-cell table:style-name="ce15" office:value-type="float" office:value="31.4" calcext:value-type="float">
            <text:p>31.40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5" calcext:value-type="float">
            <text:p>18,7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82" calcext:value-type="float">
            <text:p>37.82</text:p>
          </table:table-cell>
          <table:table-cell table:style-name="ce15" office:value-type="float" office:value="37.29" calcext:value-type="float">
            <text:p>37.29</text:p>
          </table:table-cell>
          <table:table-cell table:style-name="ce15" office:value-type="float" office:value="22.87" calcext:value-type="float">
            <text:p>22.87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25" calcext:value-type="float">
            <text:p>25.00</text:p>
          </table:table-cell>
          <table:table-cell table:style-name="ce15" office:value-type="float" office:value="11.77" calcext:value-type="float">
            <text:p>11.77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9.39" calcext:value-type="float">
            <text:p>19,3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2" calcext:value-type="float">
            <text:p>8.82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41.54" calcext:value-type="float">
            <text:p>41.54</text:p>
          </table:table-cell>
          <table:table-cell table:style-name="ce15" office:value-type="float" office:value="14.2" calcext:value-type="float">
            <text:p>14.20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63" calcext:value-type="float">
            <text:p>19.63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office:value-type="float" office:value="25.42" calcext:value-type="float">
            <text:p>25.42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13.9" calcext:value-type="float">
            <text:p>13.90</text:p>
          </table:table-cell>
          <table:table-cell table:style-name="ce15" office:value-type="float" office:value="11.46" calcext:value-type="float">
            <text:p>11.4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" calcext:value-type="float">
            <text:p>27.90</text:p>
          </table:table-cell>
          <table:table-cell table:style-name="ce15" office:value-type="float" office:value="25.41" calcext:value-type="float">
            <text:p>25.41</text:p>
          </table:table-cell>
          <table:table-cell table:style-name="ce15" office:value-type="float" office:value="24.87" calcext:value-type="float">
            <text:p>24.87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8" calcext:value-type="float">
            <text:p>2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25.2" calcext:value-type="float">
            <text:p>25.20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89" calcext:value-type="float">
            <text:p>19,8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23" calcext:value-type="float">
            <text:p>34.23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37.77" calcext:value-type="float">
            <text:p>37.77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12.16" calcext:value-type="float">
            <text:p>12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8" calcext:value-type="float">
            <text:p>8.88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27.61" calcext:value-type="float">
            <text:p>27.61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5" calcext:value-type="float">
            <text:p>31.55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22.86" calcext:value-type="float">
            <text:p>22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99" calcext:value-type="float">
            <text:p>14,99</text:p>
          </table:table-cell>
          <table:table-cell office:value-type="float" office:value="5.53" calcext:value-type="float">
            <text:p>5,5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65" calcext:value-type="float">
            <text:p>3.65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37.15" calcext:value-type="float">
            <text:p>37.15</text:p>
          </table:table-cell>
          <table:table-cell table:style-name="ce15" office:value-type="float" office:value="16.15" calcext:value-type="float">
            <text:p>16.15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06" calcext:value-type="float">
            <text:p>36.06</text:p>
          </table:table-cell>
          <table:table-cell table:style-name="ce15" office:value-type="float" office:value="17.96" calcext:value-type="float">
            <text:p>17.96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4.13" calcext:value-type="float">
            <text:p>4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8" calcext:value-type="float">
            <text:p>26.48</text:p>
          </table:table-cell>
          <table:table-cell table:style-name="ce15" office:value-type="float" office:value="34.73" calcext:value-type="float">
            <text:p>34.73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2.05" calcext:value-type="float">
            <text:p>2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2" calcext:value-type="float">
            <text:p>21,2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office:value-type="float" office:value="20.56" calcext:value-type="float">
            <text:p>20.5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table:number-columns-repeated="4"/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41" calcext:value-type="float">
            <text:p>10,41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6" calcext:value-type="float">
            <text:p>23.66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office:value-type="float" office:value="41.72" calcext:value-type="float">
            <text:p>41.72</text:p>
          </table:table-cell>
          <table:table-cell table:style-name="ce15" office:value-type="float" office:value="14.07" calcext:value-type="float">
            <text:p>14.07</text:p>
          </table:table-cell>
          <table:table-cell table:style-name="ce15" table:number-columns-repeated="4"/>
          <table:table-cell table:style-name="ce15" office:value-type="float" office:value="7.13" calcext:value-type="float">
            <text:p>7.1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76" calcext:value-type="float">
            <text:p>19,76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03" calcext:value-type="float">
            <text:p>46.03</text:p>
          </table:table-cell>
          <table:table-cell table:style-name="ce15" office:value-type="float" office:value="31.34" calcext:value-type="float">
            <text:p>31.34</text:p>
          </table:table-cell>
          <table:table-cell table:style-name="ce15" office:value-type="float" office:value="27.97" calcext:value-type="float">
            <text:p>27.97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" calcext:value-type="float">
            <text:p>24.00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4.37" calcext:value-type="float">
            <text:p>24.37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6.81" calcext:value-type="float">
            <text:p>6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01" calcext:value-type="float">
            <text:p>5.01</text:p>
          </table:table-cell>
          <table:table-cell table:style-name="ce15" office:value-type="float" office:value="3.56" calcext:value-type="float">
            <text:p>3.56</text:p>
          </table:table-cell>
          <table:table-cell table:style-name="ce15" office:value-type="float" office:value="23.15" calcext:value-type="float">
            <text:p>23.15</text:p>
          </table:table-cell>
          <table:table-cell table:style-name="ce15" office:value-type="float" office:value="37.37" calcext:value-type="float">
            <text:p>37.37</text:p>
          </table:table-cell>
          <table:table-cell table:style-name="ce15" table:number-columns-repeated="4"/>
          <table:table-cell table:style-name="ce15" office:value-type="float" office:value="4.97" calcext:value-type="float">
            <text:p>4.9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7" calcext:value-type="float">
            <text:p>21.70</text:p>
          </table:table-cell>
          <table:table-cell table:style-name="ce15" office:value-type="float" office:value="25.8" calcext:value-type="float">
            <text:p>25.80</text:p>
          </table:table-cell>
          <table:table-cell table:style-name="ce15" office:value-type="float" office:value="38.53" calcext:value-type="float">
            <text:p>38.53</text:p>
          </table:table-cell>
          <table:table-cell table:style-name="ce15" office:value-type="float" office:value="13.88" calcext:value-type="float">
            <text:p>13.88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94" calcext:value-type="float">
            <text:p>5.9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20.86" calcext:value-type="float">
            <text:p>20.86</text:p>
          </table:table-cell>
          <table:table-cell table:style-name="ce15" office:value-type="float" office:value="36.97" calcext:value-type="float">
            <text:p>36.97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41" calcext:value-type="float">
            <text:p>16,41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05" calcext:value-type="float">
            <text:p>28.05</text:p>
          </table:table-cell>
          <table:table-cell table:style-name="ce15" office:value-type="float" office:value="21.3" calcext:value-type="float">
            <text:p>21.30</text:p>
          </table:table-cell>
          <table:table-cell table:style-name="ce15" office:value-type="float" office:value="36.44" calcext:value-type="float">
            <text:p>36.44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76" calcext:value-type="float">
            <text:p>17,76</text:p>
          </table:table-cell>
          <table:table-cell office:value-type="float" office:value="12.1" calcext:value-type="float">
            <text:p>12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5" calcext:value-type="float">
            <text:p>38.95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2.51" calcext:value-type="float">
            <text:p>22.51</text:p>
          </table:table-cell>
          <table:table-cell table:style-name="ce15" office:value-type="float" office:value="41.32" calcext:value-type="float">
            <text:p>41.32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9.9" calcext:value-type="float">
            <text:p>9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94" calcext:value-type="float">
            <text:p>21,94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2" calcext:value-type="float">
            <text:p>11.92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number-columns-repeated="2"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6.49" calcext:value-type="float">
            <text:p>6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" calcext:value-type="float">
            <text:p>30.80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office:value-type="float" office:value="12.66" calcext:value-type="float">
            <text:p>12.66</text:p>
          </table:table-cell>
          <table:table-cell table:style-name="ce15" office:value-type="float" office:value="23.1" calcext:value-type="float">
            <text:p>23.10</text:p>
          </table:table-cell>
          <table:table-cell table:style-name="ce15" table:number-columns-repeated="4"/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6.07" calcext:value-type="float">
            <text:p>26,0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7" calcext:value-type="float">
            <text:p>46.70</text:p>
          </table:table-cell>
          <table:table-cell table:style-name="ce15" office:value-type="float" office:value="34.16" calcext:value-type="float">
            <text:p>34.16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table:number-columns-repeated="4"/>
          <table:table-cell table:style-name="ce15" office:value-type="float" office:value="10.25" calcext:value-type="float">
            <text:p>10.25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4" calcext:value-type="float">
            <text:p>35.14</text:p>
          </table:table-cell>
          <table:table-cell table:style-name="ce15" office:value-type="float" office:value="9.04" calcext:value-type="float">
            <text:p>9.04</text:p>
          </table:table-cell>
          <table:table-cell table:style-name="ce15" office:value-type="float" office:value="45.52" calcext:value-type="float">
            <text:p>45.52</text:p>
          </table:table-cell>
          <table:table-cell table:style-name="ce15" office:value-type="float" office:value="18.08" calcext:value-type="float">
            <text:p>18.08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9" calcext:value-type="float">
            <text:p>18.39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34.55" calcext:value-type="float">
            <text:p>34.55</text:p>
          </table:table-cell>
          <table:table-cell table:style-name="ce15" table:number-columns-repeated="4"/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19" calcext:value-type="float">
            <text:p>11,19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46" calcext:value-type="float">
            <text:p>6.46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39.58" calcext:value-type="float">
            <text:p>39.58</text:p>
          </table:table-cell>
          <table:table-cell table:style-name="ce15" office:value-type="float" office:value="14.17" calcext:value-type="float">
            <text:p>14.17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57" calcext:value-type="float">
            <text:p>28.57</text:p>
          </table:table-cell>
          <table:table-cell table:style-name="ce15" office:value-type="float" office:value="26.48" calcext:value-type="float">
            <text:p>26.48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office:value-type="float" office:value="29.08" calcext:value-type="float">
            <text:p>29.08</text:p>
          </table:table-cell>
          <table:table-cell table:style-name="ce15" table:number-columns-repeated="4"/>
          <table:table-cell table:style-name="ce15" office:value-type="float" office:value="1.39" calcext:value-type="float">
            <text:p>1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" calcext:value-type="float">
            <text:p>6.20</text:p>
          </table:table-cell>
          <table:table-cell table:style-name="ce15" office:value-type="float" office:value="15.31" calcext:value-type="float">
            <text:p>15.31</text:p>
          </table:table-cell>
          <table:table-cell table:style-name="ce15" office:value-type="float" office:value="31.41" calcext:value-type="float">
            <text:p>31.41</text:p>
          </table:table-cell>
          <table:table-cell table:style-name="ce15" office:value-type="float" office:value="5.95" calcext:value-type="float">
            <text:p>5.95</text:p>
          </table:table-cell>
          <table:table-cell table:style-name="ce15" table:number-columns-repeated="4"/>
          <table:table-cell table:style-name="ce15" office:value-type="float" office:value="9.26" calcext:value-type="float">
            <text:p>9.2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44" calcext:value-type="float">
            <text:p>24.44</text:p>
          </table:table-cell>
          <table:table-cell table:style-name="ce15" office:value-type="float" office:value="35.59" calcext:value-type="float">
            <text:p>35.59</text:p>
          </table:table-cell>
          <table:table-cell table:style-name="ce15" office:value-type="float" office:value="20.32" calcext:value-type="float">
            <text:p>20.32</text:p>
          </table:table-cell>
          <table:table-cell table:style-name="ce15" office:value-type="float" office:value="36.97" calcext:value-type="float">
            <text:p>36.97</text:p>
          </table:table-cell>
          <table:table-cell table:style-name="ce15" table:number-columns-repeated="4"/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75" calcext:value-type="float">
            <text:p>1.7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3.42" calcext:value-type="float">
            <text:p>23,4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12" calcext:value-type="float">
            <text:p>3.12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37.02" calcext:value-type="float">
            <text:p>37.02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table:number-columns-repeated="4"/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6" calcext:value-type="float">
            <text:p>19,2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2" calcext:value-type="float">
            <text:p>22.02</text:p>
          </table:table-cell>
          <table:table-cell table:style-name="ce15" office:value-type="float" office:value="35.74" calcext:value-type="float">
            <text:p>35.74</text:p>
          </table:table-cell>
          <table:table-cell table:style-name="ce15" office:value-type="float" office:value="14.62" calcext:value-type="float">
            <text:p>14.62</text:p>
          </table:table-cell>
          <table:table-cell table:style-name="ce15" office:value-type="float" office:value="31.6" calcext:value-type="float">
            <text:p>31.60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93" calcext:value-type="float">
            <text:p>21,93</text:p>
          </table:table-cell>
          <table:table-cell office:value-type="float" office:value="3.93" calcext:value-type="float">
            <text:p>3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5" calcext:value-type="float">
            <text:p>20.65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49.22" calcext:value-type="float">
            <text:p>49.22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30.5" calcext:value-type="float">
            <text:p>30.50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2" calcext:value-type="float">
            <text:p>40.42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2.96" calcext:value-type="float">
            <text:p>32.96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6.35" calcext:value-type="float">
            <text:p>6.35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76" calcext:value-type="float">
            <text:p>12,76</text:p>
          </table:table-cell>
          <table:table-cell office:value-type="float" office:value="12.16" calcext:value-type="float">
            <text:p>12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18" calcext:value-type="float">
            <text:p>12.18</text:p>
          </table:table-cell>
          <table:table-cell table:style-name="ce15" office:value-type="float" office:value="28.14" calcext:value-type="float">
            <text:p>28.14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43" calcext:value-type="float">
            <text:p>23,43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" calcext:value-type="float">
            <text:p>33.90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3.98" calcext:value-type="float">
            <text:p>33.98</text:p>
          </table:table-cell>
          <table:table-cell table:style-name="ce15" office:value-type="float" office:value="4.91" calcext:value-type="float">
            <text:p>4.91</text:p>
          </table:table-cell>
          <table:table-cell table:style-name="ce15" table:number-columns-repeated="4"/>
          <table:table-cell table:style-name="ce15" office:value-type="float" office:value="8.64" calcext:value-type="float">
            <text:p>8.6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08" calcext:value-type="float">
            <text:p>13,0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86" calcext:value-type="float">
            <text:p>6.86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29.2" calcext:value-type="float">
            <text:p>29.20</text:p>
          </table:table-cell>
          <table:table-cell table:style-name="ce15" table:number-columns-repeated="4"/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58" calcext:value-type="float">
            <text:p>20,58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8" calcext:value-type="float">
            <text:p>31.78</text:p>
          </table:table-cell>
          <table:table-cell table:style-name="ce15" office:value-type="float" office:value="13.34" calcext:value-type="float">
            <text:p>13.34</text:p>
          </table:table-cell>
          <table:table-cell table:style-name="ce15" office:value-type="float" office:value="41.57" calcext:value-type="float">
            <text:p>41.57</text:p>
          </table:table-cell>
          <table:table-cell table:style-name="ce15" office:value-type="float" office:value="14.05" calcext:value-type="float">
            <text:p>14.05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26" calcext:value-type="float">
            <text:p>4.26</text:p>
          </table:table-cell>
          <table:table-cell table:style-name="ce15" office:value-type="float" office:value="31.88" calcext:value-type="float">
            <text:p>31.88</text:p>
          </table:table-cell>
          <table:table-cell table:style-name="ce15" office:value-type="float" office:value="19.06" calcext:value-type="float">
            <text:p>19.06</text:p>
          </table:table-cell>
          <table:table-cell table:style-name="ce15" office:value-type="float" office:value="32.54" calcext:value-type="float">
            <text:p>32.54</text:p>
          </table:table-cell>
          <table:table-cell table:style-name="ce15" table:number-columns-repeated="4"/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7" calcext:value-type="float">
            <text:p>22.87</text:p>
          </table:table-cell>
          <table:table-cell table:style-name="ce15" office:value-type="float" office:value="13.16" calcext:value-type="float">
            <text:p>13.16</text:p>
          </table:table-cell>
          <table:table-cell table:style-name="ce15" office:value-type="float" office:value="39.38" calcext:value-type="float">
            <text:p>39.38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1" calcext:value-type="float">
            <text:p>40.91</text:p>
          </table:table-cell>
          <table:table-cell table:style-name="ce15" office:value-type="float" office:value="36.2" calcext:value-type="float">
            <text:p>36.20</text:p>
          </table:table-cell>
          <table:table-cell table:style-name="ce15" office:value-type="float" office:value="24.4" calcext:value-type="float">
            <text:p>24.40</text:p>
          </table:table-cell>
          <table:table-cell table:style-name="ce15" office:value-type="float" office:value="39.96" calcext:value-type="float">
            <text:p>39.96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9" calcext:value-type="float">
            <text:p>19,39</text:p>
          </table:table-cell>
          <table:table-cell office:value-type="float" office:value="9.7" calcext:value-type="float">
            <text:p>9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5" calcext:value-type="float">
            <text:p>23.65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37.8" calcext:value-type="float">
            <text:p>37.80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28.76" calcext:value-type="float">
            <text:p>28.76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4" calcext:value-type="float">
            <text:p>39.14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43.59" calcext:value-type="float">
            <text:p>43.59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5.18" calcext:value-type="float">
            <text:p>5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92" calcext:value-type="float">
            <text:p>18,9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35" calcext:value-type="float">
            <text:p>22.35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4.94" calcext:value-type="float">
            <text:p>14.94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85" calcext:value-type="float">
            <text:p>40.85</text:p>
          </table:table-cell>
          <table:table-cell table:style-name="ce15" office:value-type="float" office:value="24.24" calcext:value-type="float">
            <text:p>24.24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34.48" calcext:value-type="float">
            <text:p>34.48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6.83" calcext:value-type="float">
            <text:p>16,8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7" calcext:value-type="float">
            <text:p>25.70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36.11" calcext:value-type="float">
            <text:p>36.11</text:p>
          </table:table-cell>
          <table:table-cell table:style-name="ce15" office:value-type="float" office:value="4.46" calcext:value-type="float">
            <text:p>4.46</text:p>
          </table:table-cell>
          <table:table-cell table:style-name="ce15" table:number-columns-repeated="4"/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94" calcext:value-type="float">
            <text:p>10.94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1.88" calcext:value-type="float">
            <text:p>21.88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43" calcext:value-type="float">
            <text:p>34.43</text:p>
          </table:table-cell>
          <table:table-cell table:style-name="ce15" office:value-type="float" office:value="15.35" calcext:value-type="float">
            <text:p>15.35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4.53" calcext:value-type="float">
            <text:p>4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96" calcext:value-type="float">
            <text:p>12.96</text:p>
          </table:table-cell>
          <table:table-cell table:style-name="ce15" office:value-type="float" office:value="29.72" calcext:value-type="float">
            <text:p>29.72</text:p>
          </table:table-cell>
          <table:table-cell table:style-name="ce15" office:value-type="float" office:value="23.52" calcext:value-type="float">
            <text:p>23.52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1" calcext:value-type="float">
            <text:p>15,11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1" calcext:value-type="float">
            <text:p>34.10</text:p>
          </table:table-cell>
          <table:table-cell table:style-name="ce15" office:value-type="float" office:value="19.5" calcext:value-type="float">
            <text:p>19.50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13.01" calcext:value-type="float">
            <text:p>13.01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10.68" calcext:value-type="float">
            <text:p>10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7" calcext:value-type="float">
            <text:p>19.97</text:p>
          </table:table-cell>
          <table:table-cell table:style-name="ce15" office:value-type="float" office:value="8.2" calcext:value-type="float">
            <text:p>8.20</text:p>
          </table:table-cell>
          <table:table-cell table:style-name="ce15" office:value-type="float" office:value="20.57" calcext:value-type="float">
            <text:p>20.57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6" calcext:value-type="float">
            <text:p>30.86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4.65" calcext:value-type="float">
            <text:p>24.65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2" calcext:value-type="float">
            <text:p>14,9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36.89" calcext:value-type="float">
            <text:p>36.89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string" calcext:value-type="string">
            <text:p>Cant poll device 2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6" calcext:value-type="float">
            <text:p>35.06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18.46" calcext:value-type="float">
            <text:p>18.46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" calcext:value-type="float">
            <text:p>15.00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40.37" calcext:value-type="float">
            <text:p>40.37</text:p>
          </table:table-cell>
          <table:table-cell table:style-name="ce15" table:number-columns-repeated="4"/>
          <table:table-cell table:style-name="ce15" office:value-type="float" office:value="2.15" calcext:value-type="float">
            <text:p>2.1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5.55" calcext:value-type="float">
            <text:p>5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35" calcext:value-type="float">
            <text:p>30.35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office:value-type="float" office:value="15.64" calcext:value-type="float">
            <text:p>15.64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3" calcext:value-type="float">
            <text:p>45.1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41.04" calcext:value-type="float">
            <text:p>41.04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table:number-columns-repeated="4"/>
          <table:table-cell table:style-name="ce15" office:value-type="float" office:value="10.42" calcext:value-type="float">
            <text:p>10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8" calcext:value-type="float">
            <text:p>1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1" calcext:value-type="float">
            <text:p>13,1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8" calcext:value-type="float">
            <text:p>31.28</text:p>
          </table:table-cell>
          <table:table-cell table:style-name="ce15" office:value-type="float" office:value="24.27" calcext:value-type="float">
            <text:p>24.27</text:p>
          </table:table-cell>
          <table:table-cell table:style-name="ce15" office:value-type="float" office:value="12.52" calcext:value-type="float">
            <text:p>12.52</text:p>
          </table:table-cell>
          <table:table-cell table:style-name="ce15" office:value-type="float" office:value="22.28" calcext:value-type="float">
            <text:p>22.28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1" calcext:value-type="float">
            <text:p>19.31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35.8" calcext:value-type="float">
            <text:p>35.80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86" calcext:value-type="float">
            <text:p>32.86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44.19" calcext:value-type="float">
            <text:p>44.19</text:p>
          </table:table-cell>
          <table:table-cell table:style-name="ce15" office:value-type="float" office:value="15.06" calcext:value-type="float">
            <text:p>15.06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" calcext:value-type="float">
            <text:p>6.20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" calcext:value-type="float">
            <text:p>4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5" calcext:value-type="float">
            <text:p>34.95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office:value-type="float" office:value="12.05" calcext:value-type="float">
            <text:p>12.05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5.61" calcext:value-type="float">
            <text:p>25,61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26" calcext:value-type="float">
            <text:p>40.26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8.54" calcext:value-type="float">
            <text:p>18.54</text:p>
          </table:table-cell>
          <table:table-cell table:style-name="ce15" office:value-type="float" office:value="32.81" calcext:value-type="float">
            <text:p>32.81</text:p>
          </table:table-cell>
          <table:table-cell table:style-name="ce15" table:number-columns-repeated="4"/>
          <table:table-cell table:style-name="ce15" office:value-type="float" office:value="9.07" calcext:value-type="float">
            <text:p>9.0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7" calcext:value-type="float">
            <text:p>25.17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48.96" calcext:value-type="float">
            <text:p>48.96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56" calcext:value-type="float">
            <text:p>49.56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office:value-type="float" office:value="38.34" calcext:value-type="float">
            <text:p>38.34</text:p>
          </table:table-cell>
          <table:table-cell table:style-name="ce15" table:number-columns-repeated="4"/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11.69" calcext:value-type="float">
            <text:p>11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7" calcext:value-type="float">
            <text:p>38.67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17.74" calcext:value-type="float">
            <text:p>17.74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12" calcext:value-type="float">
            <text:p>23,12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3" calcext:value-type="float">
            <text:p>27.13</text:p>
          </table:table-cell>
          <table:table-cell table:style-name="ce15" office:value-type="float" office:value="29.43" calcext:value-type="float">
            <text:p>29.43</text:p>
          </table:table-cell>
          <table:table-cell table:style-name="ce15" office:value-type="float" office:value="44.44" calcext:value-type="float">
            <text:p>44.44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9.2" calcext:value-type="float">
            <text:p>9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2" calcext:value-type="float">
            <text:p>38.92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34.72" calcext:value-type="float">
            <text:p>34.72</text:p>
          </table:table-cell>
          <table:table-cell table:style-name="ce15" office:value-type="float" office:value="2.45" calcext:value-type="float">
            <text:p>2.45</text:p>
          </table:table-cell>
          <table:table-cell table:style-name="ce15" table:number-columns-repeated="4"/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2" calcext:value-type="float">
            <text:p>25.82</text:p>
          </table:table-cell>
          <table:table-cell table:style-name="ce15" office:value-type="float" office:value="31.47" calcext:value-type="float">
            <text:p>31.47</text:p>
          </table:table-cell>
          <table:table-cell table:style-name="ce15" office:value-type="float" office:value="14.26" calcext:value-type="float">
            <text:p>14.26</text:p>
          </table:table-cell>
          <table:table-cell table:style-name="ce15" office:value-type="float" office:value="22.9" calcext:value-type="float">
            <text:p>22.9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05" calcext:value-type="float">
            <text:p>22,05</text:p>
          </table:table-cell>
          <table:table-cell office:value-type="float" office:value="10.69" calcext:value-type="float">
            <text:p>10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7" calcext:value-type="float">
            <text:p>7.97</text:p>
          </table:table-cell>
          <table:table-cell table:style-name="ce15" office:value-type="float" office:value="21.46" calcext:value-type="float">
            <text:p>21.46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7" calcext:value-type="float">
            <text:p>8.7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2" calcext:value-type="float">
            <text:p>26.02</text:p>
          </table:table-cell>
          <table:table-cell table:style-name="ce15" office:value-type="float" office:value="40.77" calcext:value-type="float">
            <text:p>40.77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1.14" calcext:value-type="float">
            <text:p>21,14</text:p>
          </table:table-cell>
          <table:table-cell office:value-type="float" office:value="5.54" calcext:value-type="float">
            <text:p>5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1" calcext:value-type="float">
            <text:p>40.51</text:p>
          </table:table-cell>
          <table:table-cell table:style-name="ce15" office:value-type="float" office:value="14.04" calcext:value-type="float">
            <text:p>14.04</text:p>
          </table:table-cell>
          <table:table-cell table:style-name="ce15" office:value-type="float" office:value="7.71" calcext:value-type="float">
            <text:p>7.71</text:p>
          </table:table-cell>
          <table:table-cell table:style-name="ce15" office:value-type="float" office:value="16.81" calcext:value-type="float">
            <text:p>16.81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" calcext:value-type="float">
            <text:p>3.5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9" calcext:value-type="float">
            <text:p>18,29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9" calcext:value-type="float">
            <text:p>15.19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office:value-type="float" office:value="19.44" calcext:value-type="float">
            <text:p>19.44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73" calcext:value-type="float">
            <text:p>30.73</text:p>
          </table:table-cell>
          <table:table-cell table:style-name="ce15" office:value-type="float" office:value="19.49" calcext:value-type="float">
            <text:p>19.49</text:p>
          </table:table-cell>
          <table:table-cell table:style-name="ce15" office:value-type="float" office:value="37.08" calcext:value-type="float">
            <text:p>37.08</text:p>
          </table:table-cell>
          <table:table-cell table:style-name="ce15" office:value-type="float" office:value="9.04" calcext:value-type="float">
            <text:p>9.04</text:p>
          </table:table-cell>
          <table:table-cell table:style-name="ce15" table:number-columns-repeated="4"/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6.68" calcext:value-type="float">
            <text:p>6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6" calcext:value-type="float">
            <text:p>41.16</text:p>
          </table:table-cell>
          <table:table-cell table:style-name="ce15" office:value-type="float" office:value="32.56" calcext:value-type="float">
            <text:p>32.56</text:p>
          </table:table-cell>
          <table:table-cell table:style-name="ce15" office:value-type="float" office:value="29.94" calcext:value-type="float">
            <text:p>29.94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0.74" calcext:value-type="float">
            <text:p>10,7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2" calcext:value-type="float">
            <text:p>39.92</text:p>
          </table:table-cell>
          <table:table-cell table:style-name="ce15" office:value-type="float" office:value="18.39" calcext:value-type="float">
            <text:p>18.39</text:p>
          </table:table-cell>
          <table:table-cell table:style-name="ce15" office:value-type="float" office:value="42.8" calcext:value-type="float">
            <text:p>42.80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1.64" calcext:value-type="float">
            <text:p>1.64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7" calcext:value-type="float">
            <text:p>23.67</text:p>
          </table:table-cell>
          <table:table-cell table:style-name="ce15" office:value-type="float" office:value="35.6" calcext:value-type="float">
            <text:p>35.60</text:p>
          </table:table-cell>
          <table:table-cell table:style-name="ce15" office:value-type="float" office:value="30.67" calcext:value-type="float">
            <text:p>30.67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5.01" calcext:value-type="float">
            <text:p>25,01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59" calcext:value-type="float">
            <text:p>35.59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46.3" calcext:value-type="float">
            <text:p>46.30</text:p>
          </table:table-cell>
          <table:table-cell table:style-name="ce15" office:value-type="float" office:value="12.37" calcext:value-type="float">
            <text:p>12.37</text:p>
          </table:table-cell>
          <table:table-cell table:style-name="ce15" table:number-columns-repeated="4"/>
          <table:table-cell table:style-name="ce15" office:value-type="float" office:value="4.59" calcext:value-type="float">
            <text:p>4.5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5.68" calcext:value-type="float">
            <text:p>5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22" calcext:value-type="float">
            <text:p>17.22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19.96" calcext:value-type="float">
            <text:p>19.9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2.31" calcext:value-type="float">
            <text:p>22,31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9.7" calcext:value-type="float">
            <text:p>9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96" calcext:value-type="float">
            <text:p>16.9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30.43" calcext:value-type="float">
            <text:p>30.43</text:p>
          </table:table-cell>
          <table:table-cell table:style-name="ce15" table:number-columns-repeated="4"/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5" calcext:value-type="float">
            <text:p>16,5</text:p>
          </table:table-cell>
          <table:table-cell office:value-type="float" office:value="8.28" calcext:value-type="float">
            <text:p>8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2" calcext:value-type="float">
            <text:p>40.32</text:p>
          </table:table-cell>
          <table:table-cell table:style-name="ce15" office:value-type="float" office:value="34.41" calcext:value-type="float">
            <text:p>34.41</text:p>
          </table:table-cell>
          <table:table-cell table:style-name="ce15" office:value-type="float" office:value="43.06" calcext:value-type="float">
            <text:p>43.06</text:p>
          </table:table-cell>
          <table:table-cell table:style-name="ce15" office:value-type="float" office:value="11.07" calcext:value-type="float">
            <text:p>11.07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84" calcext:value-type="float">
            <text:p>12,84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1" calcext:value-type="float">
            <text:p>12.51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27.71" calcext:value-type="float">
            <text:p>27.71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table:number-columns-repeated="4"/>
          <table:table-cell table:style-name="ce15" office:value-type="float" office:value="6.9" calcext:value-type="float">
            <text:p>6.9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9.83" calcext:value-type="float">
            <text:p>9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" calcext:value-type="float">
            <text:p>31.20</text:p>
          </table:table-cell>
          <table:table-cell table:style-name="ce15" office:value-type="float" office:value="38.75" calcext:value-type="float">
            <text:p>38.75</text:p>
          </table:table-cell>
          <table:table-cell table:style-name="ce15" office:value-type="float" office:value="3" calcext:value-type="float">
            <text:p>3.00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79" calcext:value-type="float">
            <text:p>11,79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11.04" calcext:value-type="float">
            <text:p>11.0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85" calcext:value-type="float">
            <text:p>0.8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9.83" calcext:value-type="float">
            <text:p>9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" calcext:value-type="float">
            <text:p>23.90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19.35" calcext:value-type="float">
            <text:p>19.35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27" calcext:value-type="float">
            <text:p>2.2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62" calcext:value-type="float">
            <text:p>12,6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98" calcext:value-type="float">
            <text:p>45.98</text:p>
          </table:table-cell>
          <table:table-cell table:style-name="ce15" office:value-type="float" office:value="15.35" calcext:value-type="float">
            <text:p>15.35</text:p>
          </table:table-cell>
          <table:table-cell table:style-name="ce15" office:value-type="float" office:value="35.97" calcext:value-type="float">
            <text:p>35.97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2" calcext:value-type="float">
            <text:p>25.22</text:p>
          </table:table-cell>
          <table:table-cell table:style-name="ce15" office:value-type="float" office:value="32.57" calcext:value-type="float">
            <text:p>32.57</text:p>
          </table:table-cell>
          <table:table-cell table:style-name="ce15" office:value-type="float" office:value="50.22" calcext:value-type="float">
            <text:p>50.22</text:p>
          </table:table-cell>
          <table:table-cell table:style-name="ce15" office:value-type="float" office:value="12.08" calcext:value-type="float">
            <text:p>12.08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8" calcext:value-type="float">
            <text:p>17,28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02" calcext:value-type="float">
            <text:p>45.0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8.79" calcext:value-type="float">
            <text:p>38.79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16" calcext:value-type="float">
            <text:p>18,16</text:p>
          </table:table-cell>
          <table:table-cell office:value-type="float" office:value="7.52" calcext:value-type="float">
            <text:p>7,5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27" calcext:value-type="float">
            <text:p>23.27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29.89" calcext:value-type="float">
            <text:p>29.89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84" calcext:value-type="float">
            <text:p>15,84</text:p>
          </table:table-cell>
          <table:table-cell office:value-type="float" office:value="4.54" calcext:value-type="float">
            <text:p>4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75" calcext:value-type="float">
            <text:p>13.75</text:p>
          </table:table-cell>
          <table:table-cell table:style-name="ce15" office:value-type="float" office:value="25.06" calcext:value-type="float">
            <text:p>25.06</text:p>
          </table:table-cell>
          <table:table-cell table:style-name="ce15" office:value-type="float" office:value="43.33" calcext:value-type="float">
            <text:p>43.33</text:p>
          </table:table-cell>
          <table:table-cell table:style-name="ce15" office:value-type="float" office:value="9" calcext:value-type="float">
            <text:p>9.00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37" calcext:value-type="float">
            <text:p>20,3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" calcext:value-type="float">
            <text:p>30.40</text:p>
          </table:table-cell>
          <table:table-cell table:style-name="ce15" office:value-type="float" office:value="36.56" calcext:value-type="float">
            <text:p>36.56</text:p>
          </table:table-cell>
          <table:table-cell table:style-name="ce15" office:value-type="float" office:value="15.9" calcext:value-type="float">
            <text:p>15.90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table:number-columns-repeated="4"/>
          <table:table-cell table:style-name="ce15" office:value-type="float" office:value="9.5" calcext:value-type="float">
            <text:p>9.5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" calcext:value-type="float">
            <text:p>44.80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32.57" calcext:value-type="float">
            <text:p>32.57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5" calcext:value-type="float">
            <text:p>20,5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8.5" calcext:value-type="float">
            <text:p>8.50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3.8" calcext:value-type="float">
            <text:p>3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7" calcext:value-type="float">
            <text:p>33.97</text:p>
          </table:table-cell>
          <table:table-cell table:style-name="ce15" office:value-type="float" office:value="31.53" calcext:value-type="float">
            <text:p>31.53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table:number-columns-repeated="4"/>
          <table:table-cell table:style-name="ce15" office:value-type="float" office:value="6.47" calcext:value-type="float">
            <text:p>6.4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2" calcext:value-type="float">
            <text:p>21.62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office:value-type="float" office:value="16.04" calcext:value-type="float">
            <text:p>16.04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87" calcext:value-type="float">
            <text:p>13,87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9" calcext:value-type="float">
            <text:p>43.29</text:p>
          </table:table-cell>
          <table:table-cell table:style-name="ce15" office:value-type="float" office:value="41.64" calcext:value-type="float">
            <text:p>41.64</text:p>
          </table:table-cell>
          <table:table-cell table:style-name="ce15" office:value-type="float" office:value="38.42" calcext:value-type="float">
            <text:p>38.42</text:p>
          </table:table-cell>
          <table:table-cell table:style-name="ce15" office:value-type="float" office:value="8.6" calcext:value-type="float">
            <text:p>8.60</text:p>
          </table:table-cell>
          <table:table-cell table:style-name="ce15" table:number-columns-repeated="4"/>
          <table:table-cell table:style-name="ce15" office:value-type="float" office:value="5.76" calcext:value-type="float">
            <text:p>5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2" calcext:value-type="float">
            <text:p>23.20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27.72" calcext:value-type="float">
            <text:p>27.72</text:p>
          </table:table-cell>
          <table:table-cell table:style-name="ce15" office:value-type="float" office:value="29.59" calcext:value-type="float">
            <text:p>29.59</text:p>
          </table:table-cell>
          <table:table-cell table:style-name="ce15" table:number-columns-repeated="4"/>
          <table:table-cell table:style-name="ce15" office:value-type="float" office:value="2.48" calcext:value-type="float">
            <text:p>2.4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7.71" calcext:value-type="float">
            <text:p>7.71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7.37" calcext:value-type="float">
            <text:p>37.37</text:p>
          </table:table-cell>
          <table:table-cell table:style-name="ce15" office:value-type="float" office:value="46.67" calcext:value-type="float">
            <text:p>46.67</text:p>
          </table:table-cell>
          <table:table-cell table:style-name="ce15" office:value-type="float" office:value="8.58" calcext:value-type="float">
            <text:p>8.58</text:p>
          </table:table-cell>
          <table:table-cell table:style-name="ce15" table:number-columns-repeated="4"/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69" calcext:value-type="float">
            <text:p>25.69</text:p>
          </table:table-cell>
          <table:table-cell table:style-name="ce15" office:value-type="float" office:value="16.49" calcext:value-type="float">
            <text:p>16.49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office:value-type="float" office:value="36.36" calcext:value-type="float">
            <text:p>36.36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25" calcext:value-type="float">
            <text:p>7.2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3" calcext:value-type="float">
            <text:p>37.43</text:p>
          </table:table-cell>
          <table:table-cell table:style-name="ce15" office:value-type="float" office:value="34.96" calcext:value-type="float">
            <text:p>34.96</text:p>
          </table:table-cell>
          <table:table-cell table:style-name="ce15" office:value-type="float" office:value="21.42" calcext:value-type="float">
            <text:p>21.42</text:p>
          </table:table-cell>
          <table:table-cell table:style-name="ce15" office:value-type="float" office:value="26.47" calcext:value-type="float">
            <text:p>26.47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" calcext:value-type="float">
            <text:p>14.6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office:value-type="float" office:value="35.55" calcext:value-type="float">
            <text:p>35.55</text:p>
          </table:table-cell>
          <table:table-cell table:style-name="ce15" office:value-type="float" office:value="40.72" calcext:value-type="float">
            <text:p>40.72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97" calcext:value-type="float">
            <text:p>24.97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office:value-type="float" office:value="18.47" calcext:value-type="float">
            <text:p>18.47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1" calcext:value-type="float">
            <text:p>17,61</text:p>
          </table:table-cell>
          <table:table-cell office:value-type="float" office:value="11.84" calcext:value-type="float">
            <text:p>11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" calcext:value-type="float">
            <text:p>7.90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table:number-columns-repeated="4"/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3" calcext:value-type="float">
            <text:p>4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26" calcext:value-type="float">
            <text:p>11,2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" calcext:value-type="float">
            <text:p>34.8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21.64" calcext:value-type="float">
            <text:p>21.64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2.44" calcext:value-type="float">
            <text:p>22,44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47" calcext:value-type="float">
            <text:p>9.47</text:p>
          </table:table-cell>
          <table:table-cell table:style-name="ce15" office:value-type="float" office:value="25.61" calcext:value-type="float">
            <text:p>25.61</text:p>
          </table:table-cell>
          <table:table-cell table:style-name="ce15" office:value-type="float" office:value="36.95" calcext:value-type="float">
            <text:p>36.95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2" calcext:value-type="float">
            <text:p>16,2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3" calcext:value-type="float">
            <text:p>33.7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23.46" calcext:value-type="float">
            <text:p>23.46</text:p>
          </table:table-cell>
          <table:table-cell table:style-name="ce15" office:value-type="float" office:value="32.14" calcext:value-type="float">
            <text:p>32.14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6" calcext:value-type="float">
            <text:p>21.1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0.15" calcext:value-type="float">
            <text:p>20.15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4" calcext:value-type="float">
            <text:p>2.1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6" calcext:value-type="float">
            <text:p>16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64" calcext:value-type="float">
            <text:p>49.64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35.9" calcext:value-type="float">
            <text:p>35.90</text:p>
          </table:table-cell>
          <table:table-cell table:style-name="ce15" office:value-type="float" office:value="36.42" calcext:value-type="float">
            <text:p>36.42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41" calcext:value-type="float">
            <text:p>31.41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office:value-type="float" office:value="19.91" calcext:value-type="float">
            <text:p>19.91</text:p>
          </table:table-cell>
          <table:table-cell table:style-name="ce15" table:number-columns-repeated="4"/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69" calcext:value-type="float">
            <text:p>24,6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6" calcext:value-type="float">
            <text:p>11.06</text:p>
          </table:table-cell>
          <table:table-cell table:style-name="ce15" office:value-type="float" office:value="36.89" calcext:value-type="float">
            <text:p>36.89</text:p>
          </table:table-cell>
          <table:table-cell table:style-name="ce15" office:value-type="float" office:value="44.31" calcext:value-type="float">
            <text:p>44.3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9.06" calcext:value-type="float">
            <text:p>9,0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81" calcext:value-type="float">
            <text:p>26.81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office:value-type="float" office:value="15.91" calcext:value-type="float">
            <text:p>15.91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8.07" calcext:value-type="float">
            <text:p>8.07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office:value-type="float" office:value="31.81" calcext:value-type="float">
            <text:p>31.81</text:p>
          </table:table-cell>
          <table:table-cell table:style-name="ce15" table:number-columns-repeated="4"/>
          <table:table-cell table:style-name="ce15" office:value-type="float" office:value="5.49" calcext:value-type="float">
            <text:p>5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15" calcext:value-type="float">
            <text:p>10,15</text:p>
          </table:table-cell>
          <table:table-cell office:value-type="float" office:value="4.49" calcext:value-type="float">
            <text:p>4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" calcext:value-type="float">
            <text:p>24.70</text:p>
          </table:table-cell>
          <table:table-cell table:style-name="ce15" office:value-type="float" office:value="33.15" calcext:value-type="float">
            <text:p>33.15</text:p>
          </table:table-cell>
          <table:table-cell table:style-name="ce15" office:value-type="float" office:value="39.79" calcext:value-type="float">
            <text:p>39.79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20.49" calcext:value-type="float">
            <text:p>20.49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5.09" calcext:value-type="float">
            <text:p>25,09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94" calcext:value-type="float">
            <text:p>22.94</text:p>
          </table:table-cell>
          <table:table-cell table:style-name="ce15" office:value-type="float" office:value="32.51" calcext:value-type="float">
            <text:p>32.51</text:p>
          </table:table-cell>
          <table:table-cell table:style-name="ce15" office:value-type="float" office:value="41.95" calcext:value-type="float">
            <text:p>41.95</text:p>
          </table:table-cell>
          <table:table-cell table:style-name="ce15" office:value-type="float" office:value="7.67" calcext:value-type="float">
            <text:p>7.67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6.69" calcext:value-type="float">
            <text:p>6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76" calcext:value-type="float">
            <text:p>4.76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office:value-type="float" office:value="31.81" calcext:value-type="float">
            <text:p>31.81</text:p>
          </table:table-cell>
          <table:table-cell table:style-name="ce15" office:value-type="float" office:value="38.44" calcext:value-type="float">
            <text:p>38.4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4.69" calcext:value-type="float">
            <text:p>4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9" calcext:value-type="float">
            <text:p>17.09</text:p>
          </table:table-cell>
          <table:table-cell table:style-name="ce15" office:value-type="float" office:value="22.16" calcext:value-type="float">
            <text:p>22.16</text:p>
          </table:table-cell>
          <table:table-cell table:style-name="ce15" office:value-type="float" office:value="11.71" calcext:value-type="float">
            <text:p>11.71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52" calcext:value-type="float">
            <text:p>19,52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" calcext:value-type="float">
            <text:p>37.70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28" calcext:value-type="float">
            <text:p>21,28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" calcext:value-type="float">
            <text:p>11.00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9.16" calcext:value-type="float">
            <text:p>19.16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9.71" calcext:value-type="float">
            <text:p>9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9" calcext:value-type="float">
            <text:p>35.29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41.23" calcext:value-type="float">
            <text:p>41.23</text:p>
          </table:table-cell>
          <table:table-cell table:style-name="ce15" office:value-type="float" office:value="41.83" calcext:value-type="float">
            <text:p>41.83</text:p>
          </table:table-cell>
          <table:table-cell table:style-name="ce15" table:number-columns-repeated="4"/>
          <table:table-cell table:style-name="ce15" office:value-type="float" office:value="7.21" calcext:value-type="float">
            <text:p>7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11.84" calcext:value-type="float">
            <text:p>11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76" calcext:value-type="float">
            <text:p>8.7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5.3" calcext:value-type="float">
            <text:p>25.3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8" calcext:value-type="float">
            <text:p>21.58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15.31" calcext:value-type="float">
            <text:p>15.31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94" calcext:value-type="float">
            <text:p>20,94</text:p>
          </table:table-cell>
          <table:table-cell office:value-type="float" office:value="8.01" calcext:value-type="float">
            <text:p>8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57" calcext:value-type="float">
            <text:p>8.57</text:p>
          </table:table-cell>
          <table:table-cell table:style-name="ce15" office:value-type="float" office:value="31.8" calcext:value-type="float">
            <text:p>31.80</text:p>
          </table:table-cell>
          <table:table-cell table:style-name="ce15" office:value-type="float" office:value="33.95" calcext:value-type="float">
            <text:p>33.95</text:p>
          </table:table-cell>
          <table:table-cell table:style-name="ce15" office:value-type="float" office:value="36.69" calcext:value-type="float">
            <text:p>36.69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1.76" calcext:value-type="float">
            <text:p>1.76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4.96" calcext:value-type="float">
            <text:p>14.96</text:p>
          </table:table-cell>
          <table:table-cell table:style-name="ce15" table:number-columns-repeated="4"/>
          <table:table-cell table:style-name="ce15" office:value-type="float" office:value="3.72" calcext:value-type="float">
            <text:p>3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33" calcext:value-type="float">
            <text:p>18,33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55" calcext:value-type="float">
            <text:p>17.55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39.45" calcext:value-type="float">
            <text:p>39.45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82" calcext:value-type="float">
            <text:p>5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7" calcext:value-type="float">
            <text:p>43.87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table:number-columns-repeated="4"/>
          <table:table-cell table:style-name="ce15" office:value-type="float" office:value="10.25" calcext:value-type="float">
            <text:p>10.2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6" calcext:value-type="float">
            <text:p>7.4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2" calcext:value-type="float">
            <text:p>17.02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42.95" calcext:value-type="float">
            <text:p>42.95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table:number-columns-repeated="4"/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98" calcext:value-type="float">
            <text:p>0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06" calcext:value-type="float">
            <text:p>36.06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" calcext:value-type="float">
            <text:p>6.00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2" calcext:value-type="float">
            <text:p>22,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5" calcext:value-type="float">
            <text:p>34.50</text:p>
          </table:table-cell>
          <table:table-cell table:style-name="ce15" office:value-type="float" office:value="27.4" calcext:value-type="float">
            <text:p>27.40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office:value-type="float" office:value="30.37" calcext:value-type="float">
            <text:p>30.37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8.93" calcext:value-type="float">
            <text:p>8.93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1" calcext:value-type="float">
            <text:p>7.31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" calcext:value-type="float">
            <text:p>22.50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23.92" calcext:value-type="float">
            <text:p>23.92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3.61" calcext:value-type="float">
            <text:p>33.61</text:p>
          </table:table-cell>
          <table:table-cell table:style-name="ce15" office:value-type="float" office:value="11.38" calcext:value-type="float">
            <text:p>11.38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45" calcext:value-type="float">
            <text:p>12.45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35.49" calcext:value-type="float">
            <text:p>35.49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7.7" calcext:value-type="float">
            <text:p>7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7" calcext:value-type="float">
            <text:p>23.97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24.83" calcext:value-type="float">
            <text:p>24.83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17" calcext:value-type="float">
            <text:p>20,17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66" calcext:value-type="float">
            <text:p>35.66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44.3" calcext:value-type="float">
            <text:p>44.30</text:p>
          </table:table-cell>
          <table:table-cell table:style-name="ce15" office:value-type="float" office:value="5.97" calcext:value-type="float">
            <text:p>5.97</text:p>
          </table:table-cell>
          <table:table-cell table:style-name="ce15" table:number-columns-repeated="4"/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98" calcext:value-type="float">
            <text:p>22,98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94" calcext:value-type="float">
            <text:p>22.94</text:p>
          </table:table-cell>
          <table:table-cell table:style-name="ce15" office:value-type="float" office:value="14.02" calcext:value-type="float">
            <text:p>14.02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25.26" calcext:value-type="float">
            <text:p>25.26</text:p>
          </table:table-cell>
          <table:table-cell table:style-name="ce15" table:number-columns-repeated="4"/>
          <table:table-cell table:style-name="ce15" office:value-type="float" office:value="8.06" calcext:value-type="float">
            <text:p>8.0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6" calcext:value-type="float">
            <text:p>34.86</text:p>
          </table:table-cell>
          <table:table-cell table:style-name="ce15" office:value-type="float" office:value="32.46" calcext:value-type="float">
            <text:p>32.46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36.57" calcext:value-type="float">
            <text:p>36.57</text:p>
          </table:table-cell>
          <table:table-cell table:style-name="ce15" table:number-columns-repeated="4"/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" calcext:value-type="float">
            <text:p>6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28" calcext:value-type="float">
            <text:p>13,28</text:p>
          </table:table-cell>
          <table:table-cell office:value-type="float" office:value="8.8" calcext:value-type="float">
            <text:p>8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5" calcext:value-type="float">
            <text:p>21.85</text:p>
          </table:table-cell>
          <table:table-cell table:style-name="ce15" office:value-type="float" office:value="7.6" calcext:value-type="float">
            <text:p>7.6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0.1" calcext:value-type="float">
            <text:p>10.10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67" calcext:value-type="float">
            <text:p>2.67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21.49" calcext:value-type="float">
            <text:p>21.49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7" calcext:value-type="float">
            <text:p>34.87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4.49" calcext:value-type="float">
            <text:p>4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86" calcext:value-type="float">
            <text:p>11.86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6" calcext:value-type="float">
            <text:p>38.86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office:value-type="float" office:value="36.5" calcext:value-type="float">
            <text:p>36.50</text:p>
          </table:table-cell>
          <table:table-cell table:style-name="ce15" office:value-type="float" office:value="36.55" calcext:value-type="float">
            <text:p>36.55</text:p>
          </table:table-cell>
          <table:table-cell table:style-name="ce15" table:number-columns-repeated="4"/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87" calcext:value-type="float">
            <text:p>17,87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78" calcext:value-type="float">
            <text:p>12.78</text:p>
          </table:table-cell>
          <table:table-cell table:style-name="ce15" office:value-type="float" office:value="32.22" calcext:value-type="float">
            <text:p>32.22</text:p>
          </table:table-cell>
          <table:table-cell table:style-name="ce15" office:value-type="float" office:value="17.95" calcext:value-type="float">
            <text:p>17.95</text:p>
          </table:table-cell>
          <table:table-cell table:style-name="ce15" office:value-type="float" office:value="17.94" calcext:value-type="float">
            <text:p>17.9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45" calcext:value-type="float">
            <text:p>15,4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3" calcext:value-type="float">
            <text:p>39.33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41.56" calcext:value-type="float">
            <text:p>41.56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3" calcext:value-type="float">
            <text:p>2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4" calcext:value-type="float">
            <text:p>25.94</text:p>
          </table:table-cell>
          <table:table-cell table:style-name="ce15" office:value-type="float" office:value="6.97" calcext:value-type="float">
            <text:p>6.97</text:p>
          </table:table-cell>
          <table:table-cell table:style-name="ce15" office:value-type="float" office:value="13.95" calcext:value-type="float">
            <text:p>13.95</text:p>
          </table:table-cell>
          <table:table-cell table:style-name="ce15" office:value-type="float" office:value="16.11" calcext:value-type="float">
            <text:p>16.11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6" calcext:value-type="float">
            <text:p>8.16</text:p>
          </table:table-cell>
          <table:table-cell table:style-name="ce15" office:value-type="float" office:value="18.17" calcext:value-type="float">
            <text:p>18.17</text:p>
          </table:table-cell>
          <table:table-cell table:style-name="ce15" office:value-type="float" office:value="33.77" calcext:value-type="float">
            <text:p>33.77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3.43" calcext:value-type="float">
            <text:p>23,43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6" calcext:value-type="float">
            <text:p>28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41" calcext:value-type="float">
            <text:p>43.41</text:p>
          </table:table-cell>
          <table:table-cell table:style-name="ce15" office:value-type="float" office:value="35.97" calcext:value-type="float">
            <text:p>35.97</text:p>
          </table:table-cell>
          <table:table-cell table:style-name="ce15" office:value-type="float" office:value="23.52" calcext:value-type="float">
            <text:p>23.52</text:p>
          </table:table-cell>
          <table:table-cell table:style-name="ce15" office:value-type="float" office:value="27.46" calcext:value-type="float">
            <text:p>27.4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44" calcext:value-type="float">
            <text:p>28.44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34.36" calcext:value-type="float">
            <text:p>34.36</text:p>
          </table:table-cell>
          <table:table-cell table:style-name="ce15" office:value-type="float" office:value="38.72" calcext:value-type="float">
            <text:p>38.72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5" calcext:value-type="float">
            <text:p>39.35</text:p>
          </table:table-cell>
          <table:table-cell table:style-name="ce15" office:value-type="float" office:value="33.33" calcext:value-type="float">
            <text:p>33.33</text:p>
          </table:table-cell>
          <table:table-cell table:style-name="ce15" office:value-type="float" office:value="23.26" calcext:value-type="float">
            <text:p>23.26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07" calcext:value-type="float">
            <text:p>11,07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6" calcext:value-type="float">
            <text:p>1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4" calcext:value-type="float">
            <text:p>48.24</text:p>
          </table:table-cell>
          <table:table-cell table:style-name="ce15" office:value-type="float" office:value="35.69" calcext:value-type="float">
            <text:p>35.69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5.15" calcext:value-type="float">
            <text:p>35.15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" calcext:value-type="float">
            <text:p>20.10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48.32" calcext:value-type="float">
            <text:p>48.32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8" calcext:value-type="float">
            <text:p>35.78</text:p>
          </table:table-cell>
          <table:table-cell table:style-name="ce15" office:value-type="float" office:value="37.5" calcext:value-type="float">
            <text:p>37.50</text:p>
          </table:table-cell>
          <table:table-cell table:style-name="ce15" office:value-type="float" office:value="25.82" calcext:value-type="float">
            <text:p>25.82</text:p>
          </table:table-cell>
          <table:table-cell table:style-name="ce15" office:value-type="float" office:value="23.36" calcext:value-type="float">
            <text:p>23.36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22" calcext:value-type="float">
            <text:p>24,2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5" calcext:value-type="float">
            <text:p>24.1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14.73" calcext:value-type="float">
            <text:p>14.73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" calcext:value-type="float">
            <text:p>41.30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44.24" calcext:value-type="float">
            <text:p>44.24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9" calcext:value-type="float">
            <text:p>22,9</text:p>
          </table:table-cell>
          <table:table-cell office:value-type="float" office:value="4.86" calcext:value-type="float">
            <text:p>4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4" calcext:value-type="float">
            <text:p>26.94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29.61" calcext:value-type="float">
            <text:p>29.61</text:p>
          </table:table-cell>
          <table:table-cell table:style-name="ce15" office:value-type="float" office:value="30.34" calcext:value-type="float">
            <text:p>30.34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" calcext:value-type="float">
            <text:p>14.10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9.15" calcext:value-type="float">
            <text:p>9.15</text:p>
          </table:table-cell>
          <table:table-cell table:style-name="ce15" office:value-type="float" office:value="10.85" calcext:value-type="float">
            <text:p>10.85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49" calcext:value-type="float">
            <text:p>20,49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1" calcext:value-type="float">
            <text:p>39.11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22.76" calcext:value-type="float">
            <text:p>22.7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3" calcext:value-type="float">
            <text:p>15,3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6" calcext:value-type="float">
            <text:p>19.06</text:p>
          </table:table-cell>
          <table:table-cell table:style-name="ce15" office:value-type="float" office:value="30.49" calcext:value-type="float">
            <text:p>30.49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office:value-type="float" office:value="2.95" calcext:value-type="float">
            <text:p>2.95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96" calcext:value-type="float">
            <text:p>17,96</text:p>
          </table:table-cell>
          <table:table-cell office:value-type="float" office:value="9.28" calcext:value-type="float">
            <text:p>9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15.89" calcext:value-type="float">
            <text:p>15.89</text:p>
          </table:table-cell>
          <table:table-cell table:style-name="ce15" office:value-type="float" office:value="16.69" calcext:value-type="float">
            <text:p>16.69</text:p>
          </table:table-cell>
          <table:table-cell table:style-name="ce15" office:value-type="float" office:value="20.18" calcext:value-type="float">
            <text:p>20.18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9" calcext:value-type="float">
            <text:p>20.4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2.64" calcext:value-type="float">
            <text:p>32.64</text:p>
          </table:table-cell>
          <table:table-cell table:style-name="ce15" office:value-type="float" office:value="37.67" calcext:value-type="float">
            <text:p>37.67</text:p>
          </table:table-cell>
          <table:table-cell table:style-name="ce15" table:number-columns-repeated="4"/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3" calcext:value-type="float">
            <text:p>14,5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19" calcext:value-type="float">
            <text:p>47.19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13.17" calcext:value-type="float">
            <text:p>13.17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6" calcext:value-type="float">
            <text:p>26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8" calcext:value-type="float">
            <text:p>31.28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9.57" calcext:value-type="float">
            <text:p>39.57</text:p>
          </table:table-cell>
          <table:table-cell table:style-name="ce15" office:value-type="float" office:value="4.65" calcext:value-type="float">
            <text:p>4.65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5" calcext:value-type="float">
            <text:p>47.55</text:p>
          </table:table-cell>
          <table:table-cell table:style-name="ce15" office:value-type="float" office:value="17.36" calcext:value-type="float">
            <text:p>17.36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8.75" calcext:value-type="float">
            <text:p>8.7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" calcext:value-type="float">
            <text:p>35.20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office:value-type="float" office:value="12.92" calcext:value-type="float">
            <text:p>12.92</text:p>
          </table:table-cell>
          <table:table-cell table:style-name="ce15" office:value-type="float" office:value="10.8" calcext:value-type="float">
            <text:p>10.80</text:p>
          </table:table-cell>
          <table:table-cell table:style-name="ce15" table:number-columns-repeated="4"/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43" calcext:value-type="float">
            <text:p>20,4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4" calcext:value-type="float">
            <text:p>18.40</text:p>
          </table:table-cell>
          <table:table-cell table:style-name="ce15" office:value-type="float" office:value="15.01" calcext:value-type="float">
            <text:p>15.01</text:p>
          </table:table-cell>
          <table:table-cell table:style-name="ce15" office:value-type="float" office:value="42.74" calcext:value-type="float">
            <text:p>42.7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table:number-columns-repeated="4"/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40.9" calcext:value-type="float">
            <text:p>40.90</text:p>
          </table:table-cell>
          <table:table-cell table:number-columns-repeated="2"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2" calcext:value-type="float">
            <text:p>31.72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6.93" calcext:value-type="float">
            <text:p>36.93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table:number-columns-repeated="4"/>
          <table:table-cell table:style-name="ce15" office:value-type="float" office:value="5.56" calcext:value-type="float">
            <text:p>5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.78" calcext:value-type="float">
            <text:p>11,78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9" calcext:value-type="float">
            <text:p>5.90</text:p>
          </table:table-cell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6" calcext:value-type="float">
            <text:p>30.86</text:p>
          </table:table-cell>
          <table:table-cell table:style-name="ce15" office:value-type="float" office:value="21.38" calcext:value-type="float">
            <text:p>21.38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6.04" calcext:value-type="float">
            <text:p>6.04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72" calcext:value-type="float">
            <text:p>14,72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7" calcext:value-type="float">
            <text:p>19.37</text:p>
          </table:table-cell>
          <table:table-cell table:style-name="ce15" office:value-type="float" office:value="8.34" calcext:value-type="float">
            <text:p>8.34</text:p>
          </table:table-cell>
          <table:table-cell table:style-name="ce15" office:value-type="float" office:value="16.63" calcext:value-type="float">
            <text:p>16.63</text:p>
          </table:table-cell>
          <table:table-cell table:style-name="ce15" office:value-type="float" office:value="19.1" calcext:value-type="float">
            <text:p>19.10</text:p>
          </table:table-cell>
          <table:table-cell table:style-name="ce15" table:number-columns-repeated="4"/>
          <table:table-cell table:style-name="ce15" office:value-type="float" office:value="1.31" calcext:value-type="float">
            <text:p>1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05" calcext:value-type="float">
            <text:p>22,05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89" calcext:value-type="float">
            <text:p>35.89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office:value-type="float" office:value="3.95" calcext:value-type="float">
            <text:p>3.95</text:p>
          </table:table-cell>
          <table:table-cell table:style-name="ce15" table:number-columns-repeated="4"/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6.13" calcext:value-type="float">
            <text:p>6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8" calcext:value-type="float">
            <text:p>31.78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22.82" calcext:value-type="float">
            <text:p>22.82</text:p>
          </table:table-cell>
          <table:table-cell table:style-name="ce15" office:value-type="float" office:value="27.28" calcext:value-type="float">
            <text:p>27.28</text:p>
          </table:table-cell>
          <table:table-cell table:style-name="ce15" table:number-columns-repeated="4"/>
          <table:table-cell table:style-name="ce15" office:value-type="float" office:value="4.32" calcext:value-type="float">
            <text:p>4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68" calcext:value-type="float">
            <text:p>23,68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9" calcext:value-type="float">
            <text:p>15.19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39.8" calcext:value-type="float">
            <text:p>39.80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81" calcext:value-type="float">
            <text:p>14,81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3" calcext:value-type="float">
            <text:p>30.43</text:p>
          </table:table-cell>
          <table:table-cell table:style-name="ce15" office:value-type="float" office:value="31.7" calcext:value-type="float">
            <text:p>31.70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table:number-columns-repeated="4"/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8" calcext:value-type="float">
            <text:p>17.68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48.91" calcext:value-type="float">
            <text:p>48.91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67" calcext:value-type="float">
            <text:p>27.67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29.3" calcext:value-type="float">
            <text:p>29.30</text:p>
          </table:table-cell>
          <table:table-cell table:style-name="ce15" office:value-type="float" office:value="26.3" calcext:value-type="float">
            <text:p>26.3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34" calcext:value-type="float">
            <text:p>9.34</text:p>
          </table:table-cell>
          <table:table-cell table:style-name="ce15" office:value-type="float" office:value="21.27" calcext:value-type="float">
            <text:p>21.27</text:p>
          </table:table-cell>
          <table:table-cell table:style-name="ce15" office:value-type="float" office:value="11.52" calcext:value-type="float">
            <text:p>11.52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5" calcext:value-type="float">
            <text:p>30.55</text:p>
          </table:table-cell>
          <table:table-cell table:style-name="ce15" office:value-type="float" office:value="2.9" calcext:value-type="float">
            <text:p>2.90</text:p>
          </table:table-cell>
          <table:table-cell table:style-name="ce15" office:value-type="float" office:value="39.13" calcext:value-type="float">
            <text:p>39.13</text:p>
          </table:table-cell>
          <table:table-cell table:style-name="ce15" office:value-type="float" office:value="36.61" calcext:value-type="float">
            <text:p>36.61</text:p>
          </table:table-cell>
          <table:table-cell table:style-name="ce15" table:number-columns-repeated="4"/>
          <table:table-cell table:style-name="ce15" office:value-type="float" office:value="5.19" calcext:value-type="float">
            <text:p>5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4" calcext:value-type="float">
            <text:p>1.44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65" calcext:value-type="float">
            <text:p>16,65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6" calcext:value-type="float">
            <text:p>14.46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table:number-columns-repeated="4"/>
          <table:table-cell table:style-name="ce15" office:value-type="float" office:value="2.28" calcext:value-type="float">
            <text:p>2.28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7" calcext:value-type="float">
            <text:p>0.70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11.97" calcext:value-type="float">
            <text:p>11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2" calcext:value-type="float">
            <text:p>3.20</text:p>
          </table:table-cell>
          <table:table-cell table:style-name="ce15" office:value-type="float" office:value="24.99" calcext:value-type="float">
            <text:p>24.99</text:p>
          </table:table-cell>
          <table:table-cell table:style-name="ce15" office:value-type="float" office:value="29.48" calcext:value-type="float">
            <text:p>29.48</text:p>
          </table:table-cell>
          <table:table-cell table:style-name="ce15" office:value-type="float" office:value="31.53" calcext:value-type="float">
            <text:p>31.53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6.44" calcext:value-type="float">
            <text:p>16,4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7" calcext:value-type="float">
            <text:p>26.67</text:p>
          </table:table-cell>
          <table:table-cell table:style-name="ce15" office:value-type="float" office:value="2.69" calcext:value-type="float">
            <text:p>2.69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9.98" calcext:value-type="float">
            <text:p>9.98</text:p>
          </table:table-cell>
          <table:table-cell table:style-name="ce15" table:number-columns-repeated="4"/>
          <table:table-cell table:style-name="ce15" office:value-type="float" office:value="2.8" calcext:value-type="float">
            <text:p>2.8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5.74" calcext:value-type="float">
            <text:p>25.74</text:p>
          </table:table-cell>
          <table:table-cell table:style-name="ce15" office:value-type="float" office:value="19.86" calcext:value-type="float">
            <text:p>19.86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4" calcext:value-type="float">
            <text:p>34.34</text:p>
          </table:table-cell>
          <table:table-cell table:style-name="ce15" office:value-type="float" office:value="15.56" calcext:value-type="float">
            <text:p>15.56</text:p>
          </table:table-cell>
          <table:table-cell table:style-name="ce15" office:value-type="float" office:value="4.57" calcext:value-type="float">
            <text:p>4.57</text:p>
          </table:table-cell>
          <table:table-cell table:style-name="ce15" office:value-type="float" office:value="8.26" calcext:value-type="float">
            <text:p>8.26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46" calcext:value-type="float">
            <text:p>11.46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3.34" calcext:value-type="float">
            <text:p>23.34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0.62" calcext:value-type="float">
            <text:p>10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54" calcext:value-type="float">
            <text:p>29.54</text:p>
          </table:table-cell>
          <table:table-cell table:style-name="ce15" office:value-type="float" office:value="13.62" calcext:value-type="float">
            <text:p>13.62</text:p>
          </table:table-cell>
          <table:table-cell table:style-name="ce15" office:value-type="float" office:value="46.37" calcext:value-type="float">
            <text:p>46.37</text:p>
          </table:table-cell>
          <table:table-cell table:style-name="ce15" office:value-type="float" office:value="41.71" calcext:value-type="float">
            <text:p>41.71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9" calcext:value-type="float">
            <text:p>22,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" calcext:value-type="float">
            <text:p>41.50</text:p>
          </table:table-cell>
          <table:table-cell table:style-name="ce15" office:value-type="float" office:value="29.17" calcext:value-type="float">
            <text:p>29.17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25.99" calcext:value-type="float">
            <text:p>25.99</text:p>
          </table:table-cell>
          <table:table-cell table:style-name="ce15" table:number-columns-repeated="4"/>
          <table:table-cell table:style-name="ce15" office:value-type="float" office:value="10.36" calcext:value-type="float">
            <text:p>10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24" calcext:value-type="float">
            <text:p>8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5" calcext:value-type="float">
            <text:p>22.45</text:p>
          </table:table-cell>
          <table:table-cell table:style-name="ce15" office:value-type="float" office:value="8.53" calcext:value-type="float">
            <text:p>8.53</text:p>
          </table:table-cell>
          <table:table-cell table:style-name="ce15" office:value-type="float" office:value="18.85" calcext:value-type="float">
            <text:p>18.85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9.2" calcext:value-type="float">
            <text:p>19,2</text:p>
          </table:table-cell>
          <table:table-cell office:value-type="float" office:value="5.74" calcext:value-type="float">
            <text:p>5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97" calcext:value-type="float">
            <text:p>35.97</text:p>
          </table:table-cell>
          <table:table-cell table:style-name="ce15" office:value-type="float" office:value="23.14" calcext:value-type="float">
            <text:p>23.14</text:p>
          </table:table-cell>
          <table:table-cell table:style-name="ce15" office:value-type="float" office:value="31.12" calcext:value-type="float">
            <text:p>31.12</text:p>
          </table:table-cell>
          <table:table-cell table:style-name="ce15" office:value-type="float" office:value="29.36" calcext:value-type="float">
            <text:p>29.36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number-columns-repeated="2"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86" calcext:value-type="float">
            <text:p>15,8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2" calcext:value-type="float">
            <text:p>12.20</text:p>
          </table:table-cell>
          <table:table-cell table:style-name="ce15" office:value-type="float" office:value="38.62" calcext:value-type="float">
            <text:p>38.62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6" calcext:value-type="float">
            <text:p>3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5" calcext:value-type="float">
            <text:p>37.35</text:p>
          </table:table-cell>
          <table:table-cell table:style-name="ce15" office:value-type="float" office:value="20.11" calcext:value-type="float">
            <text:p>20.11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office:value-type="float" office:value="31.54" calcext:value-type="float">
            <text:p>31.54</text:p>
          </table:table-cell>
          <table:table-cell table:style-name="ce15" table:number-columns-repeated="4"/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4.68" calcext:value-type="float">
            <text:p>24,68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6" calcext:value-type="float">
            <text:p>19.06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table:number-columns-repeated="4"/>
          <table:table-cell table:style-name="ce15" office:value-type="float" office:value="0.99" calcext:value-type="float">
            <text:p>0.9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5" calcext:value-type="float">
            <text:p>0.55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17.88" calcext:value-type="float">
            <text:p>17.88</text:p>
          </table:table-cell>
          <table:table-cell table:style-name="ce15" office:value-type="float" office:value="19.04" calcext:value-type="float">
            <text:p>19.04</text:p>
          </table:table-cell>
          <table:table-cell table:style-name="ce15" table:number-columns-repeated="4"/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5" calcext:value-type="float">
            <text:p>27.45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office:value-type="float" office:value="37.75" calcext:value-type="float">
            <text:p>37.7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7" calcext:value-type="float">
            <text:p>2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85" calcext:value-type="float">
            <text:p>19,85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5" calcext:value-type="float">
            <text:p>27.15</text:p>
          </table:table-cell>
          <table:table-cell table:style-name="ce15" office:value-type="float" office:value="28.8" calcext:value-type="float">
            <text:p>28.80</text:p>
          </table:table-cell>
          <table:table-cell table:style-name="ce15" office:value-type="float" office:value="24.98" calcext:value-type="float">
            <text:p>24.98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72" calcext:value-type="float">
            <text:p>11,72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2" calcext:value-type="float">
            <text:p>10.32</text:p>
          </table:table-cell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14.15" calcext:value-type="float">
            <text:p>14.15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" calcext:value-type="float">
            <text:p>26.60</text:p>
          </table:table-cell>
          <table:table-cell table:style-name="ce15" office:value-type="float" office:value="30.08" calcext:value-type="float">
            <text:p>30.08</text:p>
          </table:table-cell>
          <table:table-cell table:style-name="ce15" office:value-type="float" office:value="40.78" calcext:value-type="float">
            <text:p>40.78</text:p>
          </table:table-cell>
          <table:table-cell table:style-name="ce15" office:value-type="float" office:value="34.9" calcext:value-type="float">
            <text:p>34.90</text:p>
          </table:table-cell>
          <table:table-cell table:style-name="ce15" table:number-columns-repeated="4"/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09" calcext:value-type="float">
            <text:p>13,09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2" calcext:value-type="float">
            <text:p>38.2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17.61" calcext:value-type="float">
            <text:p>17.61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6" calcext:value-type="float">
            <text:p>27.06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33.62" calcext:value-type="float">
            <text:p>33.62</text:p>
          </table:table-cell>
          <table:table-cell table:style-name="ce15" office:value-type="float" office:value="30.39" calcext:value-type="float">
            <text:p>30.39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66" calcext:value-type="float">
            <text:p>19,6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9" calcext:value-type="float">
            <text:p>13.49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office:value-type="float" office:value="44.94" calcext:value-type="float">
            <text:p>44.94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9.95" calcext:value-type="float">
            <text:p>9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6" calcext:value-type="float">
            <text:p>35.26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office:value-type="float" office:value="26.4" calcext:value-type="float">
            <text:p>26.40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" calcext:value-type="float">
            <text:p>12.50</text:p>
          </table:table-cell>
          <table:table-cell table:style-name="ce15" office:value-type="float" office:value="41.58" calcext:value-type="float">
            <text:p>41.58</text:p>
          </table:table-cell>
          <table:table-cell table:style-name="ce15" office:value-type="float" office:value="38.73" calcext:value-type="float">
            <text:p>38.73</text:p>
          </table:table-cell>
          <table:table-cell table:style-name="ce15" office:value-type="float" office:value="38.44" calcext:value-type="float">
            <text:p>38.44</text:p>
          </table:table-cell>
          <table:table-cell table:style-name="ce15" table:number-columns-repeated="4"/>
          <table:table-cell table:style-name="ce15" office:value-type="float" office:value="4.77" calcext:value-type="float">
            <text:p>4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" calcext:value-type="float">
            <text:p>16,1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8" calcext:value-type="float">
            <text:p>29.08</text:p>
          </table:table-cell>
          <table:table-cell table:style-name="ce15" office:value-type="float" office:value="20.23" calcext:value-type="float">
            <text:p>20.23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20.87" calcext:value-type="float">
            <text:p>20.87</text:p>
          </table:table-cell>
          <table:table-cell table:style-name="ce15" table:number-columns-repeated="4"/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46" calcext:value-type="float">
            <text:p>18,46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42.54" calcext:value-type="float">
            <text:p>42.54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11.69" calcext:value-type="float">
            <text:p>11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5" calcext:value-type="float">
            <text:p>39.9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20.22" calcext:value-type="float">
            <text:p>20.22</text:p>
          </table:table-cell>
          <table:table-cell table:style-name="ce15" table:number-columns-repeated="4"/>
          <table:table-cell table:style-name="ce15" office:value-type="float" office:value="6.15" calcext:value-type="float">
            <text:p>6.15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10.78" calcext:value-type="float">
            <text:p>10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7" calcext:value-type="float">
            <text:p>25.87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33.15" calcext:value-type="float">
            <text:p>33.15</text:p>
          </table:table-cell>
          <table:table-cell table:style-name="ce15" table:number-columns-repeated="4"/>
          <table:table-cell table:style-name="ce15" office:value-type="float" office:value="10.58" calcext:value-type="float">
            <text:p>10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53" calcext:value-type="float">
            <text:p>14,53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25.72" calcext:value-type="float">
            <text:p>25.72</text:p>
          </table:table-cell>
          <table:table-cell table:style-name="ce15" office:value-type="float" office:value="7.78" calcext:value-type="float">
            <text:p>7.7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49" calcext:value-type="float">
            <text:p>17,4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3" calcext:value-type="float">
            <text:p>47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34.66" calcext:value-type="float">
            <text:p>34.66</text:p>
          </table:table-cell>
          <table:table-cell table:style-name="ce15" office:value-type="float" office:value="28.8" calcext:value-type="float">
            <text:p>28.80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21" calcext:value-type="float">
            <text:p>13,2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1" calcext:value-type="float">
            <text:p>20.61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0.3" calcext:value-type="float">
            <text:p>20.30</text:p>
          </table:table-cell>
          <table:table-cell table:style-name="ce15" office:value-type="float" office:value="14.9" calcext:value-type="float">
            <text:p>14.90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8" calcext:value-type="float">
            <text:p>39.78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1.67" calcext:value-type="float">
            <text:p>31.67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96" calcext:value-type="float">
            <text:p>23,96</text:p>
          </table:table-cell>
          <table:table-cell office:value-type="float" office:value="6.8" calcext:value-type="float">
            <text:p>6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47.73" calcext:value-type="float">
            <text:p>47.73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9.62" calcext:value-type="float">
            <text:p>9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83" calcext:value-type="float">
            <text:p>45.83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office:value-type="float" office:value="27.86" calcext:value-type="float">
            <text:p>27.86</text:p>
          </table:table-cell>
          <table:table-cell table:style-name="ce15" office:value-type="float" office:value="25.24" calcext:value-type="float">
            <text:p>25.24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64" calcext:value-type="float">
            <text:p>27.64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42.74" calcext:value-type="float">
            <text:p>42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75" calcext:value-type="float">
            <text:p>18,75</text:p>
          </table:table-cell>
          <table:table-cell office:value-type="float" office:value="8.95" calcext:value-type="float">
            <text:p>8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4" calcext:value-type="float">
            <text:p>40.34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6.74" calcext:value-type="float">
            <text:p>6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33" calcext:value-type="float">
            <text:p>23.33</text:p>
          </table:table-cell>
          <table:table-cell table:style-name="ce15" office:value-type="float" office:value="17.26" calcext:value-type="float">
            <text:p>17.26</text:p>
          </table:table-cell>
          <table:table-cell table:style-name="ce15" office:value-type="float" office:value="40.8" calcext:value-type="float">
            <text:p>40.8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6" calcext:value-type="float">
            <text:p>17,56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23" calcext:value-type="float">
            <text:p>42.23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office:value-type="float" office:value="11.4" calcext:value-type="float">
            <text:p>11.40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11.64" calcext:value-type="float">
            <text:p>11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12" calcext:value-type="float">
            <text:p>16.12</text:p>
          </table:table-cell>
          <table:table-cell table:style-name="ce15" office:value-type="float" office:value="10.97" calcext:value-type="float">
            <text:p>10.97</text:p>
          </table:table-cell>
          <table:table-cell table:style-name="ce15" office:value-type="float" office:value="35.17" calcext:value-type="float">
            <text:p>35.17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67" calcext:value-type="float">
            <text:p>14,67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2" calcext:value-type="float">
            <text:p>47.52</text:p>
          </table:table-cell>
          <table:table-cell table:style-name="ce15" office:value-type="float" office:value="33.3" calcext:value-type="float">
            <text:p>33.30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17" calcext:value-type="float">
            <text:p>23,17</text:p>
          </table:table-cell>
          <table:table-cell office:value-type="float" office:value="10.82" calcext:value-type="float">
            <text:p>10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42" calcext:value-type="float">
            <text:p>33.42</text:p>
          </table:table-cell>
          <table:table-cell table:style-name="ce15" office:value-type="float" office:value="18.3" calcext:value-type="float">
            <text:p>18.30</text:p>
          </table:table-cell>
          <table:table-cell table:style-name="ce15" office:value-type="float" office:value="5.09" calcext:value-type="float">
            <text:p>5.09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5" calcext:value-type="float">
            <text:p>17.05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31.24" calcext:value-type="float">
            <text:p>31.24</text:p>
          </table:table-cell>
          <table:table-cell table:style-name="ce15" office:value-type="float" office:value="23.59" calcext:value-type="float">
            <text:p>23.59</text:p>
          </table:table-cell>
          <table:table-cell table:style-name="ce15" table:number-columns-repeated="4"/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64" calcext:value-type="float">
            <text:p>11,64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" calcext:value-type="float">
            <text:p>36.50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20.3" calcext:value-type="float">
            <text:p>20.30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8" calcext:value-type="float">
            <text:p>15.98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office:value-type="float" office:value="48.2" calcext:value-type="float">
            <text:p>48.20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table:number-columns-repeated="4"/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" calcext:value-type="float">
            <text:p>42.0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1" calcext:value-type="float">
            <text:p>15.91</text:p>
          </table:table-cell>
          <table:table-cell table:style-name="ce15" office:value-type="float" office:value="40.9" calcext:value-type="float">
            <text:p>40.90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4.11" calcext:value-type="float">
            <text:p>4.11</text:p>
          </table:table-cell>
          <table:table-cell table:style-name="ce15" table:number-columns-repeated="4"/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97" calcext:value-type="float">
            <text:p>29.97</text:p>
          </table:table-cell>
          <table:table-cell table:style-name="ce15" office:value-type="float" office:value="23.95" calcext:value-type="float">
            <text:p>23.95</text:p>
          </table:table-cell>
          <table:table-cell table:style-name="ce15" office:value-type="float" office:value="18.39" calcext:value-type="float">
            <text:p>18.39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3" calcext:value-type="float">
            <text:p>4.83</text:p>
          </table:table-cell>
          <table:table-cell table:style-name="ce15" office:value-type="float" office:value="40.51" calcext:value-type="float">
            <text:p>40.51</text:p>
          </table:table-cell>
          <table:table-cell table:style-name="ce15" office:value-type="float" office:value="5.49" calcext:value-type="float">
            <text:p>5.49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52" calcext:value-type="float">
            <text:p>28.52</text:p>
          </table:table-cell>
          <table:table-cell table:style-name="ce15" office:value-type="float" office:value="21.37" calcext:value-type="float">
            <text:p>21.37</text:p>
          </table:table-cell>
          <table:table-cell table:style-name="ce15" office:value-type="float" office:value="25.94" calcext:value-type="float">
            <text:p>25.94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.32" calcext:value-type="float">
            <text:p>11,32</text:p>
          </table:table-cell>
          <table:table-cell office:value-type="float" office:value="7.81" calcext:value-type="float">
            <text:p>7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71" calcext:value-type="float">
            <text:p>11.71</text:p>
          </table:table-cell>
          <table:table-cell table:style-name="ce15" office:value-type="float" office:value="37.55" calcext:value-type="float">
            <text:p>37.55</text:p>
          </table:table-cell>
          <table:table-cell table:style-name="ce15" office:value-type="float" office:value="38.53" calcext:value-type="float">
            <text:p>38.5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34" calcext:value-type="float">
            <text:p>47.34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21.36" calcext:value-type="float">
            <text:p>21.36</text:p>
          </table:table-cell>
          <table:table-cell table:style-name="ce15" office:value-type="float" office:value="21.49" calcext:value-type="float">
            <text:p>21.49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1" calcext:value-type="float">
            <text:p>16,3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8" calcext:value-type="float">
            <text:p>28.88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11.86" calcext:value-type="float">
            <text:p>11.8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47" calcext:value-type="float">
            <text:p>46.47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7.15" calcext:value-type="float">
            <text:p>37.15</text:p>
          </table:table-cell>
          <table:table-cell table:style-name="ce15" office:value-type="float" office:value="29.13" calcext:value-type="float">
            <text:p>29.13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4" calcext:value-type="float">
            <text:p>25,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52" calcext:value-type="float">
            <text:p>33.52</text:p>
          </table:table-cell>
          <table:table-cell table:style-name="ce15" office:value-type="float" office:value="26.22" calcext:value-type="float">
            <text:p>26.22</text:p>
          </table:table-cell>
          <table:table-cell table:style-name="ce15" office:value-type="float" office:value="21.64" calcext:value-type="float">
            <text:p>21.64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77" calcext:value-type="float">
            <text:p>20,77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1" calcext:value-type="float">
            <text:p>13.41</text:p>
          </table:table-cell>
          <table:table-cell table:style-name="ce15" office:value-type="float" office:value="1.88" calcext:value-type="float">
            <text:p>1.88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31.88" calcext:value-type="float">
            <text:p>31.88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0.35" calcext:value-type="float">
            <text:p>10,35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6" calcext:value-type="float">
            <text:p>42.76</text:p>
          </table:table-cell>
          <table:table-cell table:style-name="ce15" office:value-type="float" office:value="15.08" calcext:value-type="float">
            <text:p>15.08</text:p>
          </table:table-cell>
          <table:table-cell table:style-name="ce15" office:value-type="float" office:value="15.78" calcext:value-type="float">
            <text:p>15.78</text:p>
          </table:table-cell>
          <table:table-cell table:style-name="ce15" office:value-type="float" office:value="9.42" calcext:value-type="float">
            <text:p>9.42</text:p>
          </table:table-cell>
          <table:table-cell table:style-name="ce15" table:number-columns-repeated="4"/>
          <table:table-cell table:style-name="ce15" office:value-type="float" office:value="7.45" calcext:value-type="float">
            <text:p>7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56" calcext:value-type="float">
            <text:p>0.56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63" calcext:value-type="float">
            <text:p>0.63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76" calcext:value-type="float">
            <text:p>0.76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82" calcext:value-type="float">
            <text:p>0.82</text:p>
          </table:table-cell>
          <table:table-cell table:style-name="ce15"/>
          <table:table-cell table:number-columns-repeated="1006"/>
        </table:table-row>
        <table:table-row table:style-name="ro1" table:number-rows-repeated="37">
          <table:table-cell table:number-columns-repeated="4"/>
          <table:table-cell table:style-name="ce15" table:number-columns-repeated="14"/>
          <table:table-cell table:number-columns-repeated="1006"/>
        </table:table-row>
        <table:table-row table:style-name="ro1" table:number-rows-repeated="1047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zonEmber-Regular" svg:font-family="AmazonEmber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2">00.00.0000</text:date>, <text:time style:data-style-name="N2" text:time-value="14:47:02.709966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4:43:36.388152215</meta:creation-date>
    <meta:generator>LibreOffice/6.2.4.2$MacOSX_X86_64 LibreOffice_project/2412653d852ce75f65fbfa83fb7e7b669a126d64</meta:generator>
    <dc:date>2019-09-02T20:21:15.573984398</dc:date>
    <meta:editing-duration>PT22H42M2S</meta:editing-duration>
    <meta:editing-cycles>34</meta:editing-cycles>
    <meta:document-statistic meta:table-count="2" meta:cell-count="12992" meta:object-count="0"/>
    <meta:user-defined meta:name=""/>
  </office:meta>
</office:document-meta>
</file>